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OES THIS FIT A SINGLE SITE MODEL. IS THE MONFRAC DRIVEN BY L20?</text:p>
          </table:table-cell>
          <table:table-cell table:number-columns-repeated="19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k11-4_l20-300_k21-8_k22-2</text:p>
          </table:table-cell>
          <table:table-cell table:number-columns-repeated="19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Lbound</text:p>
          </table:table-cell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mon/dim (as 2 Ms)</text:p>
          </table:table-cell>
          <table:table-cell office:value-type="string" calcext:value-type="string">
            <text:p>mon/dim (as MM)</text:p>
          </table:table-cell>
          <table:table-cell office:value-type="string" calcext:value-type="string">
            <text:p>monfrac</text:p>
          </table:table-cell>
          <table:table-cell/>
          <table:table-cell office:value-type="string" calcext:value-type="string">
            <text:p>lt/mt</text:p>
          </table:table-cell>
          <table:table-cell/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0096291201783626" calcext:value-type="float">
            <text:p>0.0096291202</text:p>
          </table:table-cell>
          <table:table-cell office:value-type="float" office:value="0.00320970672612088" calcext:value-type="float">
            <text:p>0.0032097067</text:p>
          </table:table-cell>
          <table:table-cell office:value-type="float" office:value="0.00309066518031165" calcext:value-type="float">
            <text:p>0.0030906652</text:p>
          </table:table-cell>
          <table:table-cell office:value-type="float" office:value="0.000123626607212467" calcext:value-type="float">
            <text:p>0.0001236266</text:p>
          </table:table-cell>
          <table:table-cell office:value-type="float" office:value="0.000238083091618413" calcext:value-type="float">
            <text:p>0.0002380831</text:p>
          </table:table-cell>
          <table:table-cell table:style-name="ce2" office:value-type="float" office:value="0.00000458506140325963" calcext:value-type="float">
            <text:p>4.59E-06</text:p>
          </table:table-cell>
          <table:table-cell/>
          <table:table-cell table:formula="of:=[.D4]+[.E4]+(2*[.F4])" office:value-type="float" office:value="0.000370879821637399" calcext:value-type="float">
            <text:p>0.0003708798</text:p>
          </table:table-cell>
          <table:table-cell table:formula="of:=[.B4]+(2*[.C4])+[.D4]+(2*[.E4])+(2*[.F4])" office:value-type="float" office:value="0.01" calcext:value-type="float">
            <text:p>0.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([.B4]+[.D4])/((2*[.C4])+(2*[.E4])+(2*[.F4]))" office:value-type="float" office:value="0.500000000000004" calcext:value-type="float">
            <text:p>0.5</text:p>
          </table:table-cell>
          <table:table-cell table:formula="of:=([.B4]+[.D4])/([.C4]+[.E4]+[.F4])" office:value-type="float" office:value="1.00000000000001" calcext:value-type="float">
            <text:p>1</text:p>
          </table:table-cell>
          <table:table-cell table:formula="of:=([.B4]+[.D4])/([.B4]+(2*[.C4])+[.D4]+(2*[.E4])+(2*[.F4]))" office:value-type="float" office:value="0.333333333333335" calcext:value-type="float">
            <text:p>0.3333333333</text:p>
          </table:table-cell>
          <table:table-cell/>
          <table:table-cell table:formula="of:=[.J4]/[.I4]" office:value-type="float" office:value="1" calcext:value-type="float">
            <text:p>1</text:p>
          </table:table-cell>
          <table:table-cell/>
          <table:table-cell table:formula="of:=[.D4]/([.B4]+[.D4])" office:value-type="float" office:value="0.0370879821637399" calcext:value-type="float">
            <text:p>0.0370879822</text:p>
          </table:table-cell>
          <table:table-cell table:formula="of:=([.E4]+(2*[.F4]))/(2*([.C4]+[.E4]+[.F4]))" office:value-type="float" office:value="0.0370879821637399" calcext:value-type="float">
            <text:p>0.0370879822</text:p>
          </table:table-cell>
          <table:table-cell/>
          <table:table-cell table:formula="of:=([.M4]*[.Q4])+((1-[.M4])*[.R4])" office:value-type="float" office:value="0.0370879821637399" calcext:value-type="float">
            <text:p>0.0370879822</text:p>
          </table:table-cell>
          <table:table-cell table:formula="of:=[.T4]=([.H4]/[.I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92838827718412" calcext:value-type="float">
            <text:p>0.0192838828</text:p>
          </table:table-cell>
          <table:table-cell office:value-type="float" office:value="0.00309462759061374" calcext:value-type="float">
            <text:p>0.0030946276</text:p>
          </table:table-cell>
          <table:table-cell office:value-type="float" office:value="0.00287301597737632" calcext:value-type="float">
            <text:p>0.002873016</text:p>
          </table:table-cell>
          <table:table-cell office:value-type="float" office:value="0.000238705742719603" calcext:value-type="float">
            <text:p>0.0002387057</text:p>
          </table:table-cell>
          <table:table-cell office:value-type="float" office:value="0.000443223226474813" calcext:value-type="float">
            <text:p>0.0004432232</text:p>
          </table:table-cell>
          <table:table-cell office:value-type="float" office:value="0.000017094129482195" calcext:value-type="float">
            <text:p>1.7094129482195E-05</text:p>
          </table:table-cell>
          <table:table-cell/>
          <table:table-cell table:formula="of:=[.D5]+[.E5]+(2*[.F5])" office:value-type="float" office:value="0.000716117228158806" calcext:value-type="float">
            <text:p>0.0007161172</text:p>
          </table:table-cell>
          <table:table-cell table:formula="of:=[.B5]+(2*[.C5])+[.D5]+(2*[.E5])+(2*[.F5])" office:value-type="float" office:value="0.01" calcext:value-type="float">
            <text:p>0.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([.B5]+[.D5])/((2*[.C5])+(2*[.E5])+(2*[.F5]))" office:value-type="float" office:value="0.500000000000002" calcext:value-type="float">
            <text:p>0.5</text:p>
          </table:table-cell>
          <table:table-cell table:formula="of:=([.B5]+[.D5])/([.C5]+[.E5]+[.F5])" office:value-type="float" office:value="1" calcext:value-type="float">
            <text:p>1</text:p>
          </table:table-cell>
          <table:table-cell table:formula="of:=([.B5]+[.D5])/([.B5]+(2*[.C5])+[.D5]+(2*[.E5])+(2*[.F5]))" office:value-type="float" office:value="0.333333333333334" calcext:value-type="float">
            <text:p>0.3333333333</text:p>
          </table:table-cell>
          <table:table-cell/>
          <table:table-cell table:formula="of:=[.J5]/[.I5]" office:value-type="float" office:value="2" calcext:value-type="float">
            <text:p>2</text:p>
          </table:table-cell>
          <table:table-cell/>
          <table:table-cell table:formula="of:=[.D5]/([.B5]+[.D5])" office:value-type="float" office:value="0.0716117228158807" calcext:value-type="float">
            <text:p>0.0716117228</text:p>
          </table:table-cell>
          <table:table-cell table:formula="of:=([.E5]+(2*[.F5]))/(2*([.C5]+[.E5]+[.F5]))" office:value-type="float" office:value="0.0716117228158806" calcext:value-type="float">
            <text:p>0.0716117228</text:p>
          </table:table-cell>
          <table:table-cell/>
          <table:table-cell table:formula="of:=([.M5]*[.Q5])+((1-[.M5])*[.R5])" office:value-type="float" office:value="0.0716117228158806" calcext:value-type="float">
            <text:p>0.0716117228</text:p>
          </table:table-cell>
          <table:table-cell table:formula="of:=[.T5]=([.H5]/[.I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89618004888797" calcext:value-type="float">
            <text:p>0.0289618005</text:p>
          </table:table-cell>
          <table:table-cell office:value-type="float" office:value="0.00298726682962657" calcext:value-type="float">
            <text:p>0.0029872668</text:p>
          </table:table-cell>
          <table:table-cell office:value-type="float" office:value="0.00267712893341614" calcext:value-type="float">
            <text:p>0.0026771289</text:p>
          </table:table-cell>
          <table:table-cell office:value-type="float" office:value="0.000346066503706772" calcext:value-type="float">
            <text:p>0.0003460665</text:p>
          </table:table-cell>
          <table:table-cell office:value-type="float" office:value="0.000620275792420843" calcext:value-type="float">
            <text:p>0.0006202758</text:p>
          </table:table-cell>
          <table:table-cell office:value-type="float" office:value="0.0000359286074963484" calcext:value-type="float">
            <text:p>3.59286074963484E-05</text:p>
          </table:table-cell>
          <table:table-cell/>
          <table:table-cell table:formula="of:=[.D6]+[.E6]+(2*[.F6])" office:value-type="float" office:value="0.00103819951112031" calcext:value-type="float">
            <text:p>0.0010381995</text:p>
          </table:table-cell>
          <table:table-cell table:formula="of:=[.B6]+(2*[.C6])+[.D6]+(2*[.E6])+(2*[.F6])" office:value-type="float" office:value="0.01" calcext:value-type="float">
            <text:p>0.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([.B6]+[.D6])/((2*[.C6])+(2*[.E6])+(2*[.F6]))" office:value-type="float" office:value="0.500000000000002" calcext:value-type="float">
            <text:p>0.5</text:p>
          </table:table-cell>
          <table:table-cell table:formula="of:=([.B6]+[.D6])/([.C6]+[.E6]+[.F6])" office:value-type="float" office:value="1" calcext:value-type="float">
            <text:p>1</text:p>
          </table:table-cell>
          <table:table-cell table:formula="of:=([.B6]+[.D6])/([.B6]+(2*[.C6])+[.D6]+(2*[.E6])+(2*[.F6]))" office:value-type="float" office:value="0.333333333333334" calcext:value-type="float">
            <text:p>0.3333333333</text:p>
          </table:table-cell>
          <table:table-cell/>
          <table:table-cell table:formula="of:=[.J6]/[.I6]" office:value-type="float" office:value="3" calcext:value-type="float">
            <text:p>3</text:p>
          </table:table-cell>
          <table:table-cell/>
          <table:table-cell table:formula="of:=[.D6]/([.B6]+[.D6])" office:value-type="float" office:value="0.103819951112031" calcext:value-type="float">
            <text:p>0.1038199511</text:p>
          </table:table-cell>
          <table:table-cell table:formula="of:=([.E6]+(2*[.F6]))/(2*([.C6]+[.E6]+[.F6]))" office:value-type="float" office:value="0.103819951112031" calcext:value-type="float">
            <text:p>0.1038199511</text:p>
          </table:table-cell>
          <table:table-cell/>
          <table:table-cell table:formula="of:=([.M6]*[.Q6])+((1-[.M6])*[.R6])" office:value-type="float" office:value="0.103819951112031" calcext:value-type="float">
            <text:p>0.1038199511</text:p>
          </table:table-cell>
          <table:table-cell table:formula="of:=[.T6]=([.H6]/[.I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483786165017797" calcext:value-type="float">
            <text:p>0.0483786165</text:p>
          </table:table-cell>
          <table:table-cell office:value-type="float" office:value="0.0027928721672599" calcext:value-type="float">
            <text:p>0.0027928722</text:p>
          </table:table-cell>
          <table:table-cell office:value-type="float" office:value="0.00234004048279648" calcext:value-type="float">
            <text:p>0.0023400405</text:p>
          </table:table-cell>
          <table:table-cell office:value-type="float" office:value="0.000540461166073444" calcext:value-type="float">
            <text:p>0.0005404612</text:p>
          </table:table-cell>
          <table:table-cell office:value-type="float" office:value="0.000905663368926804" calcext:value-type="float">
            <text:p>0.0009056634</text:p>
          </table:table-cell>
          <table:table-cell office:value-type="float" office:value="0.0000876294816100393" calcext:value-type="float">
            <text:p>8.76294816100393E-05</text:p>
          </table:table-cell>
          <table:table-cell/>
          <table:table-cell table:formula="of:=[.D7]+[.E7]+(2*[.F7])" office:value-type="float" office:value="0.00162138349822033" calcext:value-type="float">
            <text:p>0.0016213835</text:p>
          </table:table-cell>
          <table:table-cell table:formula="of:=[.B7]+(2*[.C7])+[.D7]+(2*[.E7])+(2*[.F7])" office:value-type="float" office:value="0.00999999999999999" calcext:value-type="float">
            <text:p>0.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([.B7]+[.D7])/((2*[.C7])+(2*[.E7])+(2*[.F7]))" office:value-type="float" office:value="0.500000000000003" calcext:value-type="float">
            <text:p>0.5</text:p>
          </table:table-cell>
          <table:table-cell table:formula="of:=([.B7]+[.D7])/([.C7]+[.E7]+[.F7])" office:value-type="float" office:value="1.00000000000001" calcext:value-type="float">
            <text:p>1</text:p>
          </table:table-cell>
          <table:table-cell table:formula="of:=([.B7]+[.D7])/([.B7]+(2*[.C7])+[.D7]+(2*[.E7])+(2*[.F7]))" office:value-type="float" office:value="0.333333333333335" calcext:value-type="float">
            <text:p>0.3333333333</text:p>
          </table:table-cell>
          <table:table-cell/>
          <table:table-cell table:formula="of:=[.J7]/[.I7]" office:value-type="float" office:value="5.00000000000001" calcext:value-type="float">
            <text:p>5</text:p>
          </table:table-cell>
          <table:table-cell/>
          <table:table-cell table:formula="of:=[.D7]/([.B7]+[.D7])" office:value-type="float" office:value="0.162138349822033" calcext:value-type="float">
            <text:p>0.1621383498</text:p>
          </table:table-cell>
          <table:table-cell table:formula="of:=([.E7]+(2*[.F7]))/(2*([.C7]+[.E7]+[.F7]))" office:value-type="float" office:value="0.162138349822033" calcext:value-type="float">
            <text:p>0.1621383498</text:p>
          </table:table-cell>
          <table:table-cell/>
          <table:table-cell table:formula="of:=([.M7]*[.Q7])+((1-[.M7])*[.R7])" office:value-type="float" office:value="0.162138349822033" calcext:value-type="float">
            <text:p>0.1621383498</text:p>
          </table:table-cell>
          <table:table-cell table:formula="of:=[.T7]=([.H7]/[.I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76305461424021" calcext:value-type="float">
            <text:p>0.0776305461</text:p>
          </table:table-cell>
          <table:table-cell office:value-type="float" office:value="0.00254351538080071" calcext:value-type="float">
            <text:p>0.0025435154</text:p>
          </table:table-cell>
          <table:table-cell office:value-type="float" office:value="0.00194084114771092" calcext:value-type="float">
            <text:p>0.0019408411</text:p>
          </table:table-cell>
          <table:table-cell office:value-type="float" office:value="0.000789817952532635" calcext:value-type="float">
            <text:p>0.000789818</text:p>
          </table:table-cell>
          <table:table-cell office:value-type="float" office:value="0.00120534846617956" calcext:value-type="float">
            <text:p>0.0012053485</text:p>
          </table:table-cell>
          <table:table-cell office:value-type="float" office:value="0.000187143719442852" calcext:value-type="float">
            <text:p>0.0001871437</text:p>
          </table:table-cell>
          <table:table-cell/>
          <table:table-cell table:formula="of:=[.D8]+[.E8]+(2*[.F8])" office:value-type="float" office:value="0.0023694538575979" calcext:value-type="float">
            <text:p>0.0023694539</text:p>
          </table:table-cell>
          <table:table-cell table:formula="of:=[.B8]+(2*[.C8])+[.D8]+(2*[.E8])+(2*[.F8])" office:value-type="float" office:value="0.01" calcext:value-type="float">
            <text:p>0.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([.B8]+[.D8])/((2*[.C8])+(2*[.E8])+(2*[.F8]))" office:value-type="float" office:value="0.500000000000002" calcext:value-type="float">
            <text:p>0.5</text:p>
          </table:table-cell>
          <table:table-cell table:formula="of:=([.B8]+[.D8])/([.C8]+[.E8]+[.F8])" office:value-type="float" office:value="1" calcext:value-type="float">
            <text:p>1</text:p>
          </table:table-cell>
          <table:table-cell table:formula="of:=([.B8]+[.D8])/([.B8]+(2*[.C8])+[.D8]+(2*[.E8])+(2*[.F8]))" office:value-type="float" office:value="0.333333333333334" calcext:value-type="float">
            <text:p>0.3333333333</text:p>
          </table:table-cell>
          <table:table-cell/>
          <table:table-cell table:formula="of:=[.J8]/[.I8]" office:value-type="float" office:value="7.99999999999999" calcext:value-type="float">
            <text:p>8</text:p>
          </table:table-cell>
          <table:table-cell/>
          <table:table-cell table:formula="of:=[.D8]/([.B8]+[.D8])" office:value-type="float" office:value="0.23694538575979" calcext:value-type="float">
            <text:p>0.2369453858</text:p>
          </table:table-cell>
          <table:table-cell table:formula="of:=([.E8]+(2*[.F8]))/(2*([.C8]+[.E8]+[.F8]))" office:value-type="float" office:value="0.23694538575979" calcext:value-type="float">
            <text:p>0.2369453858</text:p>
          </table:table-cell>
          <table:table-cell/>
          <table:table-cell table:formula="of:=([.M8]*[.Q8])+((1-[.M8])*[.R8])" office:value-type="float" office:value="0.23694538575979" calcext:value-type="float">
            <text:p>0.2369453858</text:p>
          </table:table-cell>
          <table:table-cell table:formula="of:=[.T8]=([.H8]/[.I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972004514666935" calcext:value-type="float">
            <text:p>0.0972004515</text:p>
          </table:table-cell>
          <table:table-cell office:value-type="float" office:value="0.00240015048889784" calcext:value-type="float">
            <text:p>0.0024001505</text:p>
          </table:table-cell>
          <table:table-cell office:value-type="float" office:value="0.00172821671080695" calcext:value-type="float">
            <text:p>0.0017282167</text:p>
          </table:table-cell>
          <table:table-cell office:value-type="float" office:value="0.000933182844435501" calcext:value-type="float">
            <text:p>0.0009331828</text:p>
          </table:table-cell>
          <table:table-cell office:value-type="float" office:value="0.00134386755618176" calcext:value-type="float">
            <text:p>0.0013438676</text:p>
          </table:table-cell>
          <table:table-cell office:value-type="float" office:value="0.000261249066344618" calcext:value-type="float">
            <text:p>0.0002612491</text:p>
          </table:table-cell>
          <table:table-cell/>
          <table:table-cell table:formula="of:=[.D9]+[.E9]+(2*[.F9])" office:value-type="float" office:value="0.0027995485333065" calcext:value-type="float">
            <text:p>0.0027995485</text:p>
          </table:table-cell>
          <table:table-cell table:formula="of:=[.B9]+(2*[.C9])+[.D9]+(2*[.E9])+(2*[.F9])" office:value-type="float" office:value="0.01" calcext:value-type="float">
            <text:p>0.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([.B9]+[.D9])/((2*[.C9])+(2*[.E9])+(2*[.F9]))" office:value-type="float" office:value="0.500000000000002" calcext:value-type="float">
            <text:p>0.5</text:p>
          </table:table-cell>
          <table:table-cell table:formula="of:=([.B9]+[.D9])/([.C9]+[.E9]+[.F9])" office:value-type="float" office:value="1" calcext:value-type="float">
            <text:p>1</text:p>
          </table:table-cell>
          <table:table-cell table:formula="of:=([.B9]+[.D9])/([.B9]+(2*[.C9])+[.D9]+(2*[.E9])+(2*[.F9]))" office:value-type="float" office:value="0.333333333333334" calcext:value-type="float">
            <text:p>0.3333333333</text:p>
          </table:table-cell>
          <table:table-cell/>
          <table:table-cell table:formula="of:=[.J9]/[.I9]" office:value-type="float" office:value="10" calcext:value-type="float">
            <text:p>10</text:p>
          </table:table-cell>
          <table:table-cell/>
          <table:table-cell table:formula="of:=[.D9]/([.B9]+[.D9])" office:value-type="float" office:value="0.27995485333065" calcext:value-type="float">
            <text:p>0.2799548533</text:p>
          </table:table-cell>
          <table:table-cell table:formula="of:=([.E9]+(2*[.F9]))/(2*([.C9]+[.E9]+[.F9]))" office:value-type="float" office:value="0.27995485333065" calcext:value-type="float">
            <text:p>0.2799548533</text:p>
          </table:table-cell>
          <table:table-cell/>
          <table:table-cell table:formula="of:=([.M9]*[.Q9])+((1-[.M9])*[.R9])" office:value-type="float" office:value="0.27995485333065" calcext:value-type="float">
            <text:p>0.2799548533</text:p>
          </table:table-cell>
          <table:table-cell table:formula="of:=[.T9]=([.H9]/[.I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9561028345357" calcext:value-type="float">
            <text:p>0.1956102835</text:p>
          </table:table-cell>
          <table:table-cell office:value-type="float" office:value="0.00187009448452319" calcext:value-type="float">
            <text:p>0.0018700945</text:p>
          </table:table-cell>
          <table:table-cell office:value-type="float" office:value="0.00104917601431321" calcext:value-type="float">
            <text:p>0.001049176</text:p>
          </table:table-cell>
          <table:table-cell office:value-type="float" office:value="0.00146323884881015" calcext:value-type="float">
            <text:p>0.0014632388</text:p>
          </table:table-cell>
          <table:table-cell office:value-type="float" office:value="0.00164183694041995" calcext:value-type="float">
            <text:p>0.0016418369</text:p>
          </table:table-cell>
          <table:table-cell office:value-type="float" office:value="0.000642320378600174" calcext:value-type="float">
            <text:p>0.0006423204</text:p>
          </table:table-cell>
          <table:table-cell/>
          <table:table-cell table:formula="of:=[.D10]+[.E10]+(2*[.F10])" office:value-type="float" office:value="0.00438971654643045" calcext:value-type="float">
            <text:p>0.0043897165</text:p>
          </table:table-cell>
          <table:table-cell table:formula="of:=[.B10]+(2*[.C10])+[.D10]+(2*[.E10])+(2*[.F10])" office:value-type="float" office:value="0.01" calcext:value-type="float">
            <text:p>0.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([.B10]+[.D10])/((2*[.C10])+(2*[.E10])+(2*[.F10]))" office:value-type="float" office:value="0.500000000000001" calcext:value-type="float">
            <text:p>0.5</text:p>
          </table:table-cell>
          <table:table-cell table:formula="of:=([.B10]+[.D10])/([.C10]+[.E10]+[.F10])" office:value-type="float" office:value="1" calcext:value-type="float">
            <text:p>1</text:p>
          </table:table-cell>
          <table:table-cell table:formula="of:=([.B10]+[.D10])/([.B10]+(2*[.C10])+[.D10]+(2*[.E10])+(2*[.F10]))" office:value-type="float" office:value="0.333333333333334" calcext:value-type="float">
            <text:p>0.3333333333</text:p>
          </table:table-cell>
          <table:table-cell/>
          <table:table-cell table:formula="of:=[.J10]/[.I10]" office:value-type="float" office:value="20" calcext:value-type="float">
            <text:p>20</text:p>
          </table:table-cell>
          <table:table-cell/>
          <table:table-cell table:formula="of:=[.D10]/([.B10]+[.D10])" office:value-type="float" office:value="0.438971654643044" calcext:value-type="float">
            <text:p>0.4389716546</text:p>
          </table:table-cell>
          <table:table-cell table:formula="of:=([.E10]+(2*[.F10]))/(2*([.C10]+[.E10]+[.F10]))" office:value-type="float" office:value="0.438971654643045" calcext:value-type="float">
            <text:p>0.4389716546</text:p>
          </table:table-cell>
          <table:table-cell/>
          <table:table-cell table:formula="of:=([.M10]*[.Q10])+((1-[.M10])*[.R10])" office:value-type="float" office:value="0.438971654643045" calcext:value-type="float">
            <text:p>0.4389716546</text:p>
          </table:table-cell>
          <table:table-cell table:formula="of:=[.T10]=([.H10]/[.I1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9459060435492" calcext:value-type="float">
            <text:p>0.2945906044</text:p>
          </table:table-cell>
          <table:table-cell office:value-type="float" office:value="0.00153020145163987" calcext:value-type="float">
            <text:p>0.0015302015</text:p>
          </table:table-cell>
          <table:table-cell office:value-type="float" office:value="0.000702454944780232" calcext:value-type="float">
            <text:p>0.0007024549</text:p>
          </table:table-cell>
          <table:table-cell office:value-type="float" office:value="0.00180313188169346" calcext:value-type="float">
            <text:p>0.0018031319</text:p>
          </table:table-cell>
          <table:table-cell office:value-type="float" office:value="0.00165549301371928" calcext:value-type="float">
            <text:p>0.001655493</text:p>
          </table:table-cell>
          <table:table-cell office:value-type="float" office:value="0.00097538537483382" calcext:value-type="float">
            <text:p>0.0009753854</text:p>
          </table:table-cell>
          <table:table-cell/>
          <table:table-cell table:formula="of:=[.D11]+[.E11]+(2*[.F11])" office:value-type="float" office:value="0.00540939564508038" calcext:value-type="float">
            <text:p>0.0054093956</text:p>
          </table:table-cell>
          <table:table-cell table:formula="of:=[.B11]+(2*[.C11])+[.D11]+(2*[.E11])+(2*[.F11])" office:value-type="float" office:value="0.01" calcext:value-type="float">
            <text:p>0.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([.B11]+[.D11])/((2*[.C11])+(2*[.E11])+(2*[.F11]))" office:value-type="float" office:value="0.5" calcext:value-type="float">
            <text:p>0.5</text:p>
          </table:table-cell>
          <table:table-cell table:formula="of:=([.B11]+[.D11])/([.C11]+[.E11]+[.F11])" office:value-type="float" office:value="1" calcext:value-type="float">
            <text:p>1</text:p>
          </table:table-cell>
          <table:table-cell table:formula="of:=([.B11]+[.D11])/([.B11]+(2*[.C11])+[.D11]+(2*[.E11])+(2*[.F11]))" office:value-type="float" office:value="0.333333333333333" calcext:value-type="float">
            <text:p>0.3333333333</text:p>
          </table:table-cell>
          <table:table-cell/>
          <table:table-cell table:formula="of:=[.J11]/[.I11]" office:value-type="float" office:value="30.0000000000001" calcext:value-type="float">
            <text:p>30</text:p>
          </table:table-cell>
          <table:table-cell/>
          <table:table-cell table:formula="of:=[.D11]/([.B11]+[.D11])" office:value-type="float" office:value="0.540939564508038" calcext:value-type="float">
            <text:p>0.5409395645</text:p>
          </table:table-cell>
          <table:table-cell table:formula="of:=([.E11]+(2*[.F11]))/(2*([.C11]+[.E11]+[.F11]))" office:value-type="float" office:value="0.540939564508038" calcext:value-type="float">
            <text:p>0.5409395645</text:p>
          </table:table-cell>
          <table:table-cell/>
          <table:table-cell table:formula="of:=([.M11]*[.Q11])+((1-[.M11])*[.R11])" office:value-type="float" office:value="0.540939564508038" calcext:value-type="float">
            <text:p>0.5409395645</text:p>
          </table:table-cell>
          <table:table-cell table:formula="of:=[.T11]=([.H11]/[.I1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493363094051889" calcext:value-type="float">
            <text:p>0.4933630941</text:p>
          </table:table-cell>
          <table:table-cell office:value-type="float" office:value="0.0011210313506298" calcext:value-type="float">
            <text:p>0.0011210314</text:p>
          </table:table-cell>
          <table:table-cell office:value-type="float" office:value="0.000377013386728459" calcext:value-type="float">
            <text:p>0.0003770134</text:p>
          </table:table-cell>
          <table:table-cell office:value-type="float" office:value="0.00221230198270354" calcext:value-type="float">
            <text:p>0.002212302</text:p>
          </table:table-cell>
          <table:table-cell office:value-type="float" office:value="0.00148803592780267" calcext:value-type="float">
            <text:p>0.0014880359</text:p>
          </table:table-cell>
          <table:table-cell office:value-type="float" office:value="0.0014682840188022" calcext:value-type="float">
            <text:p>0.001468284</text:p>
          </table:table-cell>
          <table:table-cell/>
          <table:table-cell table:formula="of:=[.D12]+[.E12]+(2*[.F12])" office:value-type="float" office:value="0.00663690594811061" calcext:value-type="float">
            <text:p>0.0066369059</text:p>
          </table:table-cell>
          <table:table-cell table:formula="of:=[.B12]+(2*[.C12])+[.D12]+(2*[.E12])+(2*[.F12])" office:value-type="float" office:value="0.01" calcext:value-type="float">
            <text:p>0.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([.B12]+[.D12])/((2*[.C12])+(2*[.E12])+(2*[.F12]))" office:value-type="float" office:value="0.500000000000002" calcext:value-type="float">
            <text:p>0.5</text:p>
          </table:table-cell>
          <table:table-cell table:formula="of:=([.B12]+[.D12])/([.C12]+[.E12]+[.F12])" office:value-type="float" office:value="1" calcext:value-type="float">
            <text:p>1</text:p>
          </table:table-cell>
          <table:table-cell table:formula="of:=([.B12]+[.D12])/([.B12]+(2*[.C12])+[.D12]+(2*[.E12])+(2*[.F12]))" office:value-type="float" office:value="0.333333333333334" calcext:value-type="float">
            <text:p>0.3333333333</text:p>
          </table:table-cell>
          <table:table-cell/>
          <table:table-cell table:formula="of:=[.J12]/[.I12]" office:value-type="float" office:value="50" calcext:value-type="float">
            <text:p>50</text:p>
          </table:table-cell>
          <table:table-cell/>
          <table:table-cell table:formula="of:=[.D12]/([.B12]+[.D12])" office:value-type="float" office:value="0.663690594811061" calcext:value-type="float">
            <text:p>0.6636905948</text:p>
          </table:table-cell>
          <table:table-cell table:formula="of:=([.E12]+(2*[.F12]))/(2*([.C12]+[.E12]+[.F12]))" office:value-type="float" office:value="0.663690594811061" calcext:value-type="float">
            <text:p>0.6636905948</text:p>
          </table:table-cell>
          <table:table-cell/>
          <table:table-cell table:formula="of:=([.M12]*[.Q12])+((1-[.M12])*[.R12])" office:value-type="float" office:value="0.663690594811061" calcext:value-type="float">
            <text:p>0.6636905948</text:p>
          </table:table-cell>
          <table:table-cell table:formula="of:=[.T12]=([.H12]/[.I1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792398315464359" calcext:value-type="float">
            <text:p>0.7923983155</text:p>
          </table:table-cell>
          <table:table-cell office:value-type="float" office:value="0.000799438488119685" calcext:value-type="float">
            <text:p>0.0007994385</text:p>
          </table:table-cell>
          <table:table-cell office:value-type="float" office:value="0.000191730568886126" calcext:value-type="float">
            <text:p>0.0001917306</text:p>
          </table:table-cell>
          <table:table-cell office:value-type="float" office:value="0.00253389484521365" calcext:value-type="float">
            <text:p>0.0025338948</text:p>
          </table:table-cell>
          <table:table-cell office:value-type="float" office:value="0.00121541583846712" calcext:value-type="float">
            <text:p>0.0012154158</text:p>
          </table:table-cell>
          <table:table-cell office:value-type="float" office:value="0.00192618692598009" calcext:value-type="float">
            <text:p>0.0019261869</text:p>
          </table:table-cell>
          <table:table-cell/>
          <table:table-cell table:formula="of:=[.D13]+[.E13]+(2*[.F13])" office:value-type="float" office:value="0.00760168453564095" calcext:value-type="float">
            <text:p>0.0076016845</text:p>
          </table:table-cell>
          <table:table-cell table:formula="of:=[.B13]+(2*[.C13])+[.D13]+(2*[.E13])+(2*[.F13])" office:value-type="float" office:value="0.01" calcext:value-type="float">
            <text:p>0.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([.B13]+[.D13])/((2*[.C13])+(2*[.E13])+(2*[.F13]))" office:value-type="float" office:value="0.5" calcext:value-type="float">
            <text:p>0.5</text:p>
          </table:table-cell>
          <table:table-cell table:formula="of:=([.B13]+[.D13])/([.C13]+[.E13]+[.F13])" office:value-type="float" office:value="1" calcext:value-type="float">
            <text:p>1</text:p>
          </table:table-cell>
          <table:table-cell table:formula="of:=([.B13]+[.D13])/([.B13]+(2*[.C13])+[.D13]+(2*[.E13])+(2*[.F13]))" office:value-type="float" office:value="0.333333333333333" calcext:value-type="float">
            <text:p>0.3333333333</text:p>
          </table:table-cell>
          <table:table-cell/>
          <table:table-cell table:formula="of:=[.J13]/[.I13]" office:value-type="float" office:value="79.9999999999999" calcext:value-type="float">
            <text:p>80</text:p>
          </table:table-cell>
          <table:table-cell/>
          <table:table-cell table:formula="of:=[.D13]/([.B13]+[.D13])" office:value-type="float" office:value="0.760168453564095" calcext:value-type="float">
            <text:p>0.7601684536</text:p>
          </table:table-cell>
          <table:table-cell table:formula="of:=([.E13]+(2*[.F13]))/(2*([.C13]+[.E13]+[.F13]))" office:value-type="float" office:value="0.760168453564094" calcext:value-type="float">
            <text:p>0.7601684536</text:p>
          </table:table-cell>
          <table:table-cell/>
          <table:table-cell table:formula="of:=([.M13]*[.Q13])+((1-[.M13])*[.R13])" office:value-type="float" office:value="0.760168453564094" calcext:value-type="float">
            <text:p>0.7601684536</text:p>
          </table:table-cell>
          <table:table-cell table:formula="of:=[.T13]=([.H13]/[.I1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992012861603359" calcext:value-type="float">
            <text:p>0.9920128616</text:p>
          </table:table-cell>
          <table:table-cell office:value-type="float" office:value="0.000670953867786484" calcext:value-type="float">
            <text:p>0.0006709539</text:p>
          </table:table-cell>
          <table:table-cell office:value-type="float" office:value="0.000135053727809293" calcext:value-type="float">
            <text:p>0.0001350537</text:p>
          </table:table-cell>
          <table:table-cell office:value-type="float" office:value="0.00266237946554685" calcext:value-type="float">
            <text:p>0.0026623795</text:p>
          </table:table-cell>
          <table:table-cell office:value-type="float" office:value="0.00107180027995438" calcext:value-type="float">
            <text:p>0.0010718003</text:p>
          </table:table-cell>
          <table:table-cell office:value-type="float" office:value="0.00212647932556966" calcext:value-type="float">
            <text:p>0.0021264793</text:p>
          </table:table-cell>
          <table:table-cell/>
          <table:table-cell table:formula="of:=[.D14]+[.E14]+(2*[.F14])" office:value-type="float" office:value="0.00798713839664055" calcext:value-type="float">
            <text:p>0.0079871384</text:p>
          </table:table-cell>
          <table:table-cell table:formula="of:=[.B14]+(2*[.C14])+[.D14]+(2*[.E14])+(2*[.F14])" office:value-type="float" office:value="0.01" calcext:value-type="float">
            <text:p>0.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([.B14]+[.D14])/((2*[.C14])+(2*[.E14])+(2*[.F14]))" office:value-type="float" office:value="0.5" calcext:value-type="float">
            <text:p>0.5</text:p>
          </table:table-cell>
          <table:table-cell table:formula="of:=([.B14]+[.D14])/([.C14]+[.E14]+[.F14])" office:value-type="float" office:value="1" calcext:value-type="float">
            <text:p>1</text:p>
          </table:table-cell>
          <table:table-cell table:formula="of:=([.B14]+[.D14])/([.B14]+(2*[.C14])+[.D14]+(2*[.E14])+(2*[.F14]))" office:value-type="float" office:value="0.333333333333333" calcext:value-type="float">
            <text:p>0.3333333333</text:p>
          </table:table-cell>
          <table:table-cell/>
          <table:table-cell table:formula="of:=[.J14]/[.I14]" office:value-type="float" office:value="100" calcext:value-type="float">
            <text:p>100</text:p>
          </table:table-cell>
          <table:table-cell/>
          <table:table-cell table:formula="of:=[.D14]/([.B14]+[.D14])" office:value-type="float" office:value="0.798713839664055" calcext:value-type="float">
            <text:p>0.7987138397</text:p>
          </table:table-cell>
          <table:table-cell table:formula="of:=([.E14]+(2*[.F14]))/(2*([.C14]+[.E14]+[.F14]))" office:value-type="float" office:value="0.798713839664055" calcext:value-type="float">
            <text:p>0.7987138397</text:p>
          </table:table-cell>
          <table:table-cell/>
          <table:table-cell table:formula="of:=([.M14]*[.Q14])+((1-[.M14])*[.R14])" office:value-type="float" office:value="0.798713839664055" calcext:value-type="float">
            <text:p>0.7987138397</text:p>
          </table:table-cell>
          <table:table-cell table:formula="of:=[.T14]=([.H14]/[.I1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99111551590369" calcext:value-type="float">
            <text:p>1.9911155159</text:p>
          </table:table-cell>
          <table:table-cell office:value-type="float" office:value="0.000371838634563781" calcext:value-type="float">
            <text:p>0.0003718386</text:p>
          </table:table-cell>
          <table:table-cell office:value-type="float" office:value="0.0000414791910462772" calcext:value-type="float">
            <text:p>4.14791910462772E-05</text:p>
          </table:table-cell>
          <table:table-cell office:value-type="float" office:value="0.00296149469876955" calcext:value-type="float">
            <text:p>0.0029614947</text:p>
          </table:table-cell>
          <table:table-cell office:value-type="float" office:value="0.000660718887035008" calcext:value-type="float">
            <text:p>0.0006607189</text:p>
          </table:table-cell>
          <table:table-cell office:value-type="float" office:value="0.00263113525525205" calcext:value-type="float">
            <text:p>0.0026311353</text:p>
          </table:table-cell>
          <table:table-cell/>
          <table:table-cell table:formula="of:=[.D15]+[.E15]+(2*[.F15])" office:value-type="float" office:value="0.00888448409630866" calcext:value-type="float">
            <text:p>0.0088844841</text:p>
          </table:table-cell>
          <table:table-cell table:formula="of:=[.B15]+(2*[.C15])+[.D15]+(2*[.E15])+(2*[.F15])" office:value-type="float" office:value="0.01" calcext:value-type="float">
            <text:p>0.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([.B15]+[.D15])/((2*[.C15])+(2*[.E15])+(2*[.F15]))" office:value-type="float" office:value="0.5" calcext:value-type="float">
            <text:p>0.5</text:p>
          </table:table-cell>
          <table:table-cell table:formula="of:=([.B15]+[.D15])/([.C15]+[.E15]+[.F15])" office:value-type="float" office:value="0.999999999999999" calcext:value-type="float">
            <text:p>1</text:p>
          </table:table-cell>
          <table:table-cell table:formula="of:=([.B15]+[.D15])/([.B15]+(2*[.C15])+[.D15]+(2*[.E15])+(2*[.F15]))" office:value-type="float" office:value="0.333333333333333" calcext:value-type="float">
            <text:p>0.3333333333</text:p>
          </table:table-cell>
          <table:table-cell/>
          <table:table-cell table:formula="of:=[.J15]/[.I15]" office:value-type="float" office:value="200" calcext:value-type="float">
            <text:p>200</text:p>
          </table:table-cell>
          <table:table-cell/>
          <table:table-cell table:formula="of:=[.D15]/([.B15]+[.D15])" office:value-type="float" office:value="0.888448409630866" calcext:value-type="float">
            <text:p>0.8884484096</text:p>
          </table:table-cell>
          <table:table-cell table:formula="of:=([.E15]+(2*[.F15]))/(2*([.C15]+[.E15]+[.F15]))" office:value-type="float" office:value="0.888448409630866" calcext:value-type="float">
            <text:p>0.8884484096</text:p>
          </table:table-cell>
          <table:table-cell/>
          <table:table-cell table:formula="of:=([.M15]*[.Q15])+((1-[.M15])*[.R15])" office:value-type="float" office:value="0.888448409630866" calcext:value-type="float">
            <text:p>0.8884484096</text:p>
          </table:table-cell>
          <table:table-cell table:formula="of:=[.T15]=([.H15]/[.I1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99077142126828" calcext:value-type="float">
            <text:p>2.9907714213</text:p>
          </table:table-cell>
          <table:table-cell office:value-type="float" office:value="0.000257140422759964" calcext:value-type="float">
            <text:p>0.0002571404</text:p>
          </table:table-cell>
          <table:table-cell office:value-type="float" office:value="0.0000198363591051518" calcext:value-type="float">
            <text:p>1.98363591051518E-05</text:p>
          </table:table-cell>
          <table:table-cell office:value-type="float" office:value="0.00307619291057337" calcext:value-type="float">
            <text:p>0.0030761929</text:p>
          </table:table-cell>
          <table:table-cell office:value-type="float" office:value="0.000474608127309623" calcext:value-type="float">
            <text:p>0.0004746081</text:p>
          </table:table-cell>
          <table:table-cell office:value-type="float" office:value="0.00283888884691856" calcext:value-type="float">
            <text:p>0.0028388888</text:p>
          </table:table-cell>
          <table:table-cell/>
          <table:table-cell table:formula="of:=[.D16]+[.E16]+(2*[.F16])" office:value-type="float" office:value="0.00922857873172011" calcext:value-type="float">
            <text:p>0.0092285787</text:p>
          </table:table-cell>
          <table:table-cell table:formula="of:=[.B16]+(2*[.C16])+[.D16]+(2*[.E16])+(2*[.F16])" office:value-type="float" office:value="0.01" calcext:value-type="float">
            <text:p>0.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([.B16]+[.D16])/((2*[.C16])+(2*[.E16])+(2*[.F16]))" office:value-type="float" office:value="0.5" calcext:value-type="float">
            <text:p>0.5</text:p>
          </table:table-cell>
          <table:table-cell table:formula="of:=([.B16]+[.D16])/([.C16]+[.E16]+[.F16])" office:value-type="float" office:value="1" calcext:value-type="float">
            <text:p>1</text:p>
          </table:table-cell>
          <table:table-cell table:formula="of:=([.B16]+[.D16])/([.B16]+(2*[.C16])+[.D16]+(2*[.E16])+(2*[.F16]))" office:value-type="float" office:value="0.333333333333333" calcext:value-type="float">
            <text:p>0.3333333333</text:p>
          </table:table-cell>
          <table:table-cell/>
          <table:table-cell table:formula="of:=[.J16]/[.I16]" office:value-type="float" office:value="300" calcext:value-type="float">
            <text:p>300</text:p>
          </table:table-cell>
          <table:table-cell/>
          <table:table-cell table:formula="of:=[.D16]/([.B16]+[.D16])" office:value-type="float" office:value="0.922857873172011" calcext:value-type="float">
            <text:p>0.9228578732</text:p>
          </table:table-cell>
          <table:table-cell table:formula="of:=([.E16]+(2*[.F16]))/(2*([.C16]+[.E16]+[.F16]))" office:value-type="float" office:value="0.922857873172011" calcext:value-type="float">
            <text:p>0.9228578732</text:p>
          </table:table-cell>
          <table:table-cell/>
          <table:table-cell table:formula="of:=([.M16]*[.Q16])+((1-[.M16])*[.R16])" office:value-type="float" office:value="0.922857873172011" calcext:value-type="float">
            <text:p>0.9228578732</text:p>
          </table:table-cell>
          <table:table-cell table:formula="of:=[.T16]=([.H16]/[.I1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99047705580492" calcext:value-type="float">
            <text:p>4.9904770558</text:p>
          </table:table-cell>
          <table:table-cell office:value-type="float" office:value="0.000159018601639105" calcext:value-type="float">
            <text:p>0.0001590186</text:p>
          </table:table-cell>
          <table:table-cell table:style-name="ce2" office:value-type="float" office:value="0.00000758607470011822" calcext:value-type="float">
            <text:p>7.59E-06</text:p>
          </table:table-cell>
          <table:table-cell office:value-type="float" office:value="0.00317431473170455" calcext:value-type="float">
            <text:p>0.0031743147</text:p>
          </table:table-cell>
          <table:table-cell office:value-type="float" office:value="0.000302865053876497" calcext:value-type="float">
            <text:p>0.0003028651</text:p>
          </table:table-cell>
          <table:table-cell office:value-type="float" office:value="0.00302288220475156" calcext:value-type="float">
            <text:p>0.0030228822</text:p>
          </table:table-cell>
          <table:table-cell/>
          <table:table-cell table:formula="of:=[.D17]+[.E17]+(2*[.F17])" office:value-type="float" office:value="0.00952294419508417" calcext:value-type="float">
            <text:p>0.0095229442</text:p>
          </table:table-cell>
          <table:table-cell table:formula="of:=[.B17]+(2*[.C17])+[.D17]+(2*[.E17])+(2*[.F17])" office:value-type="float" office:value="0.01" calcext:value-type="float">
            <text:p>0.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([.B17]+[.D17])/((2*[.C17])+(2*[.E17])+(2*[.F17]))" office:value-type="float" office:value="0.500000000002322" calcext:value-type="float">
            <text:p>0.5</text:p>
          </table:table-cell>
          <table:table-cell table:formula="of:=([.B17]+[.D17])/([.C17]+[.E17]+[.F17])" office:value-type="float" office:value="1.00000000000464" calcext:value-type="float">
            <text:p>1</text:p>
          </table:table-cell>
          <table:table-cell table:formula="of:=([.B17]+[.D17])/([.B17]+(2*[.C17])+[.D17]+(2*[.E17])+(2*[.F17]))" office:value-type="float" office:value="0.333333333334365" calcext:value-type="float">
            <text:p>0.3333333333</text:p>
          </table:table-cell>
          <table:table-cell/>
          <table:table-cell table:formula="of:=[.J17]/[.I17]" office:value-type="float" office:value="500" calcext:value-type="float">
            <text:p>500</text:p>
          </table:table-cell>
          <table:table-cell/>
          <table:table-cell table:formula="of:=[.D17]/([.B17]+[.D17])" office:value-type="float" office:value="0.952294419508416" calcext:value-type="float">
            <text:p>0.9522944195</text:p>
          </table:table-cell>
          <table:table-cell table:formula="of:=([.E17]+(2*[.F17]))/(2*([.C17]+[.E17]+[.F17]))" office:value-type="float" office:value="0.952294419508416" calcext:value-type="float">
            <text:p>0.9522944195</text:p>
          </table:table-cell>
          <table:table-cell/>
          <table:table-cell table:formula="of:=([.M17]*[.Q17])+((1-[.M17])*[.R17])" office:value-type="float" office:value="0.952294419508416" calcext:value-type="float">
            <text:p>0.9522944195</text:p>
          </table:table-cell>
          <table:table-cell table:formula="of:=[.T17]=([.H17]/[.I1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99030338688791" calcext:value-type="float">
            <text:p>7.9903033869</text:p>
          </table:table-cell>
          <table:table-cell office:value-type="float" office:value="0.000101128962637389" calcext:value-type="float">
            <text:p>0.000101129</text:p>
          </table:table-cell>
          <table:table-cell table:style-name="ce2" office:value-type="float" office:value="0.00000306812012523429" calcext:value-type="float">
            <text:p>3.07E-06</text:p>
          </table:table-cell>
          <table:table-cell office:value-type="float" office:value="0.00323220437069595" calcext:value-type="float">
            <text:p>0.0032322044</text:p>
          </table:table-cell>
          <table:table-cell office:value-type="float" office:value="0.000196121685024308" calcext:value-type="float">
            <text:p>0.0001961217</text:p>
          </table:table-cell>
          <table:table-cell office:value-type="float" office:value="0.00313414352818379" calcext:value-type="float">
            <text:p>0.0031341435</text:p>
          </table:table-cell>
          <table:table-cell/>
          <table:table-cell table:formula="of:=[.D18]+[.E18]+(2*[.F18])" office:value-type="float" office:value="0.00969661311208784" calcext:value-type="float">
            <text:p>0.0096966131</text:p>
          </table:table-cell>
          <table:table-cell table:formula="of:=[.B18]+(2*[.C18])+[.D18]+(2*[.E18])+(2*[.F18])" office:value-type="float" office:value="0.01" calcext:value-type="float">
            <text:p>0.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([.B18]+[.D18])/((2*[.C18])+(2*[.E18])+(2*[.F18]))" office:value-type="float" office:value="0.500000000000001" calcext:value-type="float">
            <text:p>0.5</text:p>
          </table:table-cell>
          <table:table-cell table:formula="of:=([.B18]+[.D18])/([.C18]+[.E18]+[.F18])" office:value-type="float" office:value="1" calcext:value-type="float">
            <text:p>1</text:p>
          </table:table-cell>
          <table:table-cell table:formula="of:=([.B18]+[.D18])/([.B18]+(2*[.C18])+[.D18]+(2*[.E18])+(2*[.F18]))" office:value-type="float" office:value="0.333333333333334" calcext:value-type="float">
            <text:p>0.3333333333</text:p>
          </table:table-cell>
          <table:table-cell/>
          <table:table-cell table:formula="of:=[.J18]/[.I18]" office:value-type="float" office:value="800" calcext:value-type="float">
            <text:p>800</text:p>
          </table:table-cell>
          <table:table-cell/>
          <table:table-cell table:formula="of:=[.D18]/([.B18]+[.D18])" office:value-type="float" office:value="0.969661311208783" calcext:value-type="float">
            <text:p>0.9696613112</text:p>
          </table:table-cell>
          <table:table-cell table:formula="of:=([.E18]+(2*[.F18]))/(2*([.C18]+[.E18]+[.F18]))" office:value-type="float" office:value="0.969661311208783" calcext:value-type="float">
            <text:p>0.9696613112</text:p>
          </table:table-cell>
          <table:table-cell/>
          <table:table-cell table:formula="of:=([.M18]*[.Q18])+((1-[.M18])*[.R18])" office:value-type="float" office:value="0.969661311208784" calcext:value-type="float">
            <text:p>0.9696613112</text:p>
          </table:table-cell>
          <table:table-cell table:formula="of:=[.T18]=([.H18]/[.I1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99024413480451" calcext:value-type="float">
            <text:p>9.9902441348</text:p>
          </table:table-cell>
          <table:table-cell office:value-type="float" office:value="0.0000813782681704826" calcext:value-type="float">
            <text:p>8.13782681704826E-05</text:p>
          </table:table-cell>
          <table:table-cell table:style-name="ce2" office:value-type="float" office:value="0.0000019867267591281" calcext:value-type="float">
            <text:p>1.99E-06</text:p>
          </table:table-cell>
          <table:table-cell office:value-type="float" office:value="0.00325195506516285" calcext:value-type="float">
            <text:p>0.0032519551</text:p>
          </table:table-cell>
          <table:table-cell office:value-type="float" office:value="0.000158783082822709" calcext:value-type="float">
            <text:p>0.0001587831</text:p>
          </table:table-cell>
          <table:table-cell office:value-type="float" office:value="0.0031725635237515" calcext:value-type="float">
            <text:p>0.0031725635</text:p>
          </table:table-cell>
          <table:table-cell/>
          <table:table-cell table:formula="of:=[.D19]+[.E19]+(2*[.F19])" office:value-type="float" office:value="0.00975586519548856" calcext:value-type="float">
            <text:p>0.0097558652</text:p>
          </table:table-cell>
          <table:table-cell table:formula="of:=[.B19]+(2*[.C19])+[.D19]+(2*[.E19])+(2*[.F19])" office:value-type="float" office:value="0.01" calcext:value-type="float">
            <text:p>0.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([.B19]+[.D19])/((2*[.C19])+(2*[.E19])+(2*[.F19]))" office:value-type="float" office:value="0.5" calcext:value-type="float">
            <text:p>0.5</text:p>
          </table:table-cell>
          <table:table-cell table:formula="of:=([.B19]+[.D19])/([.C19]+[.E19]+[.F19])" office:value-type="float" office:value="0.999999999999999" calcext:value-type="float">
            <text:p>1</text:p>
          </table:table-cell>
          <table:table-cell table:formula="of:=([.B19]+[.D19])/([.B19]+(2*[.C19])+[.D19]+(2*[.E19])+(2*[.F19]))" office:value-type="float" office:value="0.333333333333333" calcext:value-type="float">
            <text:p>0.3333333333</text:p>
          </table:table-cell>
          <table:table-cell/>
          <table:table-cell table:formula="of:=[.J19]/[.I19]" office:value-type="float" office:value="999.999999999999" calcext:value-type="float">
            <text:p>1000</text:p>
          </table:table-cell>
          <table:table-cell/>
          <table:table-cell table:formula="of:=[.D19]/([.B19]+[.D19])" office:value-type="float" office:value="0.975586519548855" calcext:value-type="float">
            <text:p>0.9755865195</text:p>
          </table:table-cell>
          <table:table-cell table:formula="of:=([.E19]+(2*[.F19]))/(2*([.C19]+[.E19]+[.F19]))" office:value-type="float" office:value="0.975586519548855" calcext:value-type="float">
            <text:p>0.9755865195</text:p>
          </table:table-cell>
          <table:table-cell/>
          <table:table-cell table:formula="of:=([.M19]*[.Q19])+((1-[.M19])*[.R19])" office:value-type="float" office:value="0.975586519548855" calcext:value-type="float">
            <text:p>0.9755865195</text:p>
          </table:table-cell>
          <table:table-cell table:formula="of:=[.T19]=([.H19]/[.I1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20]+[.E20]+(2*[.F20])" office:value-type="float" office:value="0" calcext:value-type="float">
            <text:p>0</text:p>
          </table:table-cell>
          <table:table-cell table:formula="of:=[.B20]+(2*[.C20])+[.D20]+(2*[.E20])+(2*[.F20])" office:value-type="float" office:value="0" calcext:value-type="float">
            <text:p>0</text:p>
          </table:table-cell>
          <table:table-cell table:formula="of:=[.A20]+[.D20]+[.E20]+(2*[.F20])" office:value-type="float" office:value="0" calcext:value-type="float">
            <text:p>0</text:p>
          </table:table-cell>
          <table:table-cell table:formula="of:=([.B20]+[.D20])/((2*[.C20])+(2*[.E20])+(2*[.F20]))" office:value-type="string" office:string-value="" calcext:value-type="error">
            <text:p>#DIV/0!</text:p>
          </table:table-cell>
          <table:table-cell table:formula="of:=([.B20]+[.D20])/([.C20]+[.E20]+[.F20])" office:value-type="string" office:string-value="" calcext:value-type="error">
            <text:p>#DIV/0!</text:p>
          </table:table-cell>
          <table:table-cell table:formula="of:=([.B20]+[.D20])/([.B20]+(2*[.C20])+[.D20]+(2*[.E20])+(2*[.F20]))" office:value-type="string" office:string-value="" calcext:value-type="error">
            <text:p>#DIV/0!</text:p>
          </table:table-cell>
          <table:table-cell table:number-columns-repeated="3"/>
          <table:table-cell table:formula="of:=[.D20]/([.B20]+[.D20])" office:value-type="string" office:string-value="" calcext:value-type="error">
            <text:p>#DIV/0!</text:p>
          </table:table-cell>
          <table:table-cell table:formula="of:=([.E20]+(2*[.F20]))/(2*([.C20]+[.E20]+[.F20]))" office:value-type="string" office:string-value="" calcext:value-type="error">
            <text:p>#DIV/0!</text:p>
          </table:table-cell>
          <table:table-cell/>
          <table:table-cell table:formula="of:=([.M20]*[.Q20])+((1-[.M20])*[.R20])" office:value-type="string" office:string-value="" calcext:value-type="error">
            <text:p>#DIV/0!</text:p>
          </table:table-cell>
          <table:table-cell table:formula="of:=[.T20]=([.H20]/[.I2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21]+[.E21]+(2*[.F21])" office:value-type="float" office:value="0" calcext:value-type="float">
            <text:p>0</text:p>
          </table:table-cell>
          <table:table-cell table:formula="of:=[.B21]+(2*[.C21])+[.D21]+(2*[.E21])+(2*[.F21])" office:value-type="float" office:value="0" calcext:value-type="float">
            <text:p>0</text:p>
          </table:table-cell>
          <table:table-cell table:formula="of:=[.A21]+[.D21]+[.E21]+(2*[.F21])" office:value-type="float" office:value="0" calcext:value-type="float">
            <text:p>0</text:p>
          </table:table-cell>
          <table:table-cell table:formula="of:=([.B21]+[.D21])/((2*[.C21])+(2*[.E21])+(2*[.F21]))" office:value-type="string" office:string-value="" calcext:value-type="error">
            <text:p>#DIV/0!</text:p>
          </table:table-cell>
          <table:table-cell table:formula="of:=([.B21]+[.D21])/([.C21]+[.E21]+[.F21])" office:value-type="string" office:string-value="" calcext:value-type="error">
            <text:p>#DIV/0!</text:p>
          </table:table-cell>
          <table:table-cell table:formula="of:=([.B21]+[.D21])/([.B21]+(2*[.C21])+[.D21]+(2*[.E21])+(2*[.F21]))" office:value-type="string" office:string-value="" calcext:value-type="error">
            <text:p>#DIV/0!</text:p>
          </table:table-cell>
          <table:table-cell table:number-columns-repeated="3"/>
          <table:table-cell table:formula="of:=[.D21]/([.B21]+[.D21])" office:value-type="string" office:string-value="" calcext:value-type="error">
            <text:p>#DIV/0!</text:p>
          </table:table-cell>
          <table:table-cell table:formula="of:=([.E21]+(2*[.F21]))/(2*([.C21]+[.E21]+[.F21]))" office:value-type="string" office:string-value="" calcext:value-type="error">
            <text:p>#DIV/0!</text:p>
          </table:table-cell>
          <table:table-cell/>
          <table:table-cell table:formula="of:=([.M21]*[.Q21])+((1-[.M21])*[.R21])" office:value-type="string" office:string-value="" calcext:value-type="error">
            <text:p>#DIV/0!</text:p>
          </table:table-cell>
          <table:table-cell table:formula="of:=[.T21]=([.H21]/[.I21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72004514666935" calcext:value-type="float">
            <text:p>0.0072004515</text:p>
          </table:table-cell>
          <table:table-cell office:value-type="float" office:value="0.0117646361471467" calcext:value-type="float">
            <text:p>0.0117646361</text:p>
          </table:table-cell>
          <table:table-cell office:value-type="float" office:value="0.041521999102425" calcext:value-type="float">
            <text:p>0.0415219991</text:p>
          </table:table-cell>
          <table:table-cell office:value-type="float" office:value="0.000338842766403351" calcext:value-type="float">
            <text:p>0.0003388428</text:p>
          </table:table-cell>
          <table:table-cell office:value-type="float" office:value="0.00239181711469682" calcext:value-type="float">
            <text:p>0.0023918171</text:p>
          </table:table-cell>
          <table:table-cell office:value-type="float" office:value="0.0000344443261031627" calcext:value-type="float">
            <text:p>3.44443261031627E-05</text:p>
          </table:table-cell>
          <table:table-cell/>
          <table:table-cell table:formula="of:=[.D22]+[.E22]+(2*[.F22])" office:value-type="float" office:value="0.0027995485333065" calcext:value-type="float">
            <text:p>0.0027995485</text:p>
          </table:table-cell>
          <table:table-cell table:formula="of:=[.B22]+(2*[.C22])+[.D22]+(2*[.E22])+(2*[.F22])" office:value-type="float" office:value="0.1" calcext:value-type="float">
            <text:p>0.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([.B22]+[.D22])/((2*[.C22])+(2*[.E22])+(2*[.F22]))" office:value-type="float" office:value="0.137701455802167" calcext:value-type="float">
            <text:p>0.1377014558</text:p>
          </table:table-cell>
          <table:table-cell table:formula="of:=([.B22]+[.D22])/([.C22]+[.E22]+[.F22])" office:value-type="float" office:value="0.275402911604334" calcext:value-type="float">
            <text:p>0.2754029116</text:p>
          </table:table-cell>
          <table:table-cell table:formula="of:=([.B22]+[.D22])/([.B22]+(2*[.C22])+[.D22]+(2*[.E22])+(2*[.F22]))" office:value-type="float" office:value="0.1210347891355" calcext:value-type="float">
            <text:p>0.1210347891</text:p>
          </table:table-cell>
          <table:table-cell table:number-columns-repeated="3"/>
          <table:table-cell table:formula="of:=[.D22]/([.B22]+[.D22])" office:value-type="float" office:value="0.0279954853330649" calcext:value-type="float">
            <text:p>0.0279954853</text:p>
          </table:table-cell>
          <table:table-cell table:formula="of:=([.E22]+(2*[.F22]))/(2*([.C22]+[.E22]+[.F22]))" office:value-type="float" office:value="0.027995485333065" calcext:value-type="float">
            <text:p>0.0279954853</text:p>
          </table:table-cell>
          <table:table-cell/>
          <table:table-cell table:formula="of:=([.M22]*[.Q22])+((1-[.M22])*[.R22])" office:value-type="float" office:value="0.027995485333065" calcext:value-type="float">
            <text:p>0.0279954853</text:p>
          </table:table-cell>
          <table:table-cell table:formula="of:=[.T22]=([.H22]/[.I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45132307101624" calcext:value-type="float">
            <text:p>0.0145132307</text:p>
          </table:table-cell>
          <table:table-cell office:value-type="float" office:value="0.0114393889495194" calcext:value-type="float">
            <text:p>0.0114393889</text:p>
          </table:table-cell>
          <table:table-cell office:value-type="float" office:value="0.0392578858615159" calcext:value-type="float">
            <text:p>0.0392578859</text:p>
          </table:table-cell>
          <table:table-cell office:value-type="float" office:value="0.00066408996403063" calcext:value-type="float">
            <text:p>0.00066409</text:p>
          </table:table-cell>
          <table:table-cell office:value-type="float" office:value="0.00455807003761123" calcext:value-type="float">
            <text:p>0.00455807</text:p>
          </table:table-cell>
          <table:table-cell office:value-type="float" office:value="0.000132304644097861" calcext:value-type="float">
            <text:p>0.0001323046</text:p>
          </table:table-cell>
          <table:table-cell/>
          <table:table-cell table:formula="of:=[.D23]+[.E23]+(2*[.F23])" office:value-type="float" office:value="0.00548676928983758" calcext:value-type="float">
            <text:p>0.0054867693</text:p>
          </table:table-cell>
          <table:table-cell table:formula="of:=[.B23]+(2*[.C23])+[.D23]+(2*[.E23])+(2*[.F23])" office:value-type="float" office:value="0.1" calcext:value-type="float">
            <text:p>0.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([.B23]+[.D23])/((2*[.C23])+(2*[.E23])+(2*[.F23]))" office:value-type="float" office:value="0.137701455802167" calcext:value-type="float">
            <text:p>0.1377014558</text:p>
          </table:table-cell>
          <table:table-cell table:formula="of:=([.B23]+[.D23])/([.C23]+[.E23]+[.F23])" office:value-type="float" office:value="0.275402911604334" calcext:value-type="float">
            <text:p>0.2754029116</text:p>
          </table:table-cell>
          <table:table-cell table:formula="of:=([.B23]+[.D23])/([.B23]+(2*[.C23])+[.D23]+(2*[.E23])+(2*[.F23]))" office:value-type="float" office:value="0.1210347891355" calcext:value-type="float">
            <text:p>0.1210347891</text:p>
          </table:table-cell>
          <table:table-cell table:number-columns-repeated="3"/>
          <table:table-cell table:formula="of:=[.D23]/([.B23]+[.D23])" office:value-type="float" office:value="0.0548676928983758" calcext:value-type="float">
            <text:p>0.0548676929</text:p>
          </table:table-cell>
          <table:table-cell table:formula="of:=([.E23]+(2*[.F23]))/(2*([.C23]+[.E23]+[.F23]))" office:value-type="float" office:value="0.0548676928983758" calcext:value-type="float">
            <text:p>0.0548676929</text:p>
          </table:table-cell>
          <table:table-cell/>
          <table:table-cell table:formula="of:=([.M23]*[.Q23])+((1-[.M23])*[.R23])" office:value-type="float" office:value="0.0548676928983758" calcext:value-type="float">
            <text:p>0.0548676929</text:p>
          </table:table-cell>
          <table:table-cell table:formula="of:=[.T23]=([.H23]/[.I2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19340539866025" calcext:value-type="float">
            <text:p>0.021934054</text:p>
          </table:table-cell>
          <table:table-cell office:value-type="float" office:value="0.0111272188386401" calcext:value-type="float">
            <text:p>0.0111272188</text:p>
          </table:table-cell>
          <table:table-cell office:value-type="float" office:value="0.0371444997248963" calcext:value-type="float">
            <text:p>0.0371444997</text:p>
          </table:table-cell>
          <table:table-cell office:value-type="float" office:value="0.000976260074909893" calcext:value-type="float">
            <text:p>0.0009762601</text:p>
          </table:table-cell>
          <table:table-cell office:value-type="float" office:value="0.00651783569816975" calcext:value-type="float">
            <text:p>0.0065178357</text:p>
          </table:table-cell>
          <table:table-cell office:value-type="float" office:value="0.000285925120158921" calcext:value-type="float">
            <text:p>0.0002859251</text:p>
          </table:table-cell>
          <table:table-cell/>
          <table:table-cell table:formula="of:=[.D24]+[.E24]+(2*[.F24])" office:value-type="float" office:value="0.00806594601339749" calcext:value-type="float">
            <text:p>0.008065946</text:p>
          </table:table-cell>
          <table:table-cell table:formula="of:=[.B24]+(2*[.C24])+[.D24]+(2*[.E24])+(2*[.F24])" office:value-type="float" office:value="0.1" calcext:value-type="float">
            <text:p>0.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([.B24]+[.D24])/((2*[.C24])+(2*[.E24])+(2*[.F24]))" office:value-type="float" office:value="0.137701455802167" calcext:value-type="float">
            <text:p>0.1377014558</text:p>
          </table:table-cell>
          <table:table-cell table:formula="of:=([.B24]+[.D24])/([.C24]+[.E24]+[.F24])" office:value-type="float" office:value="0.275402911604333" calcext:value-type="float">
            <text:p>0.2754029116</text:p>
          </table:table-cell>
          <table:table-cell table:formula="of:=([.B24]+[.D24])/([.B24]+(2*[.C24])+[.D24]+(2*[.E24])+(2*[.F24]))" office:value-type="float" office:value="0.1210347891355" calcext:value-type="float">
            <text:p>0.1210347891</text:p>
          </table:table-cell>
          <table:table-cell table:number-columns-repeated="3"/>
          <table:table-cell table:formula="of:=[.D24]/([.B24]+[.D24])" office:value-type="float" office:value="0.080659460133975" calcext:value-type="float">
            <text:p>0.0806594601</text:p>
          </table:table-cell>
          <table:table-cell table:formula="of:=([.E24]+(2*[.F24]))/(2*([.C24]+[.E24]+[.F24]))" office:value-type="float" office:value="0.0806594601339749" calcext:value-type="float">
            <text:p>0.0806594601</text:p>
          </table:table-cell>
          <table:table-cell/>
          <table:table-cell table:formula="of:=([.M24]*[.Q24])+((1-[.M24])*[.R24])" office:value-type="float" office:value="0.0806594601339749" calcext:value-type="float">
            <text:p>0.0806594601</text:p>
          </table:table-cell>
          <table:table-cell table:formula="of:=[.T24]=([.H24]/[.I2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370828693386971" calcext:value-type="float">
            <text:p>0.0370828693</text:p>
          </table:table-cell>
          <table:table-cell office:value-type="float" office:value="0.0105400567277235" calcext:value-type="float">
            <text:p>0.0105400567</text:p>
          </table:table-cell>
          <table:table-cell office:value-type="float" office:value="0.0333278387470889" calcext:value-type="float">
            <text:p>0.0333278387</text:p>
          </table:table-cell>
          <table:table-cell office:value-type="float" office:value="0.0015634221858265" calcext:value-type="float">
            <text:p>0.0015634222</text:p>
          </table:table-cell>
          <table:table-cell office:value-type="float" office:value="0.00988713511679571" calcext:value-type="float">
            <text:p>0.0098871351</text:p>
          </table:table-cell>
          <table:table-cell office:value-type="float" office:value="0.000733286679340358" calcext:value-type="float">
            <text:p>0.0007332867</text:p>
          </table:table-cell>
          <table:table-cell/>
          <table:table-cell table:formula="of:=[.D25]+[.E25]+(2*[.F25])" office:value-type="float" office:value="0.0129171306613029" calcext:value-type="float">
            <text:p>0.0129171307</text:p>
          </table:table-cell>
          <table:table-cell table:formula="of:=[.B25]+(2*[.C25])+[.D25]+(2*[.E25])+(2*[.F25])" office:value-type="float" office:value="0.1" calcext:value-type="float">
            <text:p>0.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([.B25]+[.D25])/((2*[.C25])+(2*[.E25])+(2*[.F25]))" office:value-type="float" office:value="0.137701455802167" calcext:value-type="float">
            <text:p>0.1377014558</text:p>
          </table:table-cell>
          <table:table-cell table:formula="of:=([.B25]+[.D25])/([.C25]+[.E25]+[.F25])" office:value-type="float" office:value="0.275402911604333" calcext:value-type="float">
            <text:p>0.2754029116</text:p>
          </table:table-cell>
          <table:table-cell table:formula="of:=([.B25]+[.D25])/([.B25]+(2*[.C25])+[.D25]+(2*[.E25])+(2*[.F25]))" office:value-type="float" office:value="0.1210347891355" calcext:value-type="float">
            <text:p>0.1210347891</text:p>
          </table:table-cell>
          <table:table-cell table:number-columns-repeated="3"/>
          <table:table-cell table:formula="of:=[.D25]/([.B25]+[.D25])" office:value-type="float" office:value="0.129171306613029" calcext:value-type="float">
            <text:p>0.1291713066</text:p>
          </table:table-cell>
          <table:table-cell table:formula="of:=([.E25]+(2*[.F25]))/(2*([.C25]+[.E25]+[.F25]))" office:value-type="float" office:value="0.129171306613029" calcext:value-type="float">
            <text:p>0.1291713066</text:p>
          </table:table-cell>
          <table:table-cell/>
          <table:table-cell table:formula="of:=([.M25]*[.Q25])+((1-[.M25])*[.R25])" office:value-type="float" office:value="0.129171306613029" calcext:value-type="float">
            <text:p>0.1291713066</text:p>
          </table:table-cell>
          <table:table-cell table:formula="of:=[.T25]=([.H25]/[.I2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605121479601715" calcext:value-type="float">
            <text:p>0.060512148</text:p>
          </table:table-cell>
          <table:table-cell office:value-type="float" office:value="0.00974477085120555" calcext:value-type="float">
            <text:p>0.0097447709</text:p>
          </table:table-cell>
          <table:table-cell office:value-type="float" office:value="0.0284881676827516" calcext:value-type="float">
            <text:p>0.0284881677</text:p>
          </table:table-cell>
          <table:table-cell office:value-type="float" office:value="0.00235870806234447" calcext:value-type="float">
            <text:p>0.0023587081</text:p>
          </table:table-cell>
          <table:table-cell office:value-type="float" office:value="0.0137910417434627" calcext:value-type="float">
            <text:p>0.0137910417</text:p>
          </table:table-cell>
          <table:table-cell office:value-type="float" office:value="0.00166905111701064" calcext:value-type="float">
            <text:p>0.0016690511</text:p>
          </table:table-cell>
          <table:table-cell/>
          <table:table-cell table:formula="of:=[.D26]+[.E26]+(2*[.F26])" office:value-type="float" office:value="0.0194878520398284" calcext:value-type="float">
            <text:p>0.019487852</text:p>
          </table:table-cell>
          <table:table-cell table:formula="of:=[.B26]+(2*[.C26])+[.D26]+(2*[.E26])+(2*[.F26])" office:value-type="float" office:value="0.0999999999999999" calcext:value-type="float">
            <text:p>0.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([.B26]+[.D26])/((2*[.C26])+(2*[.E26])+(2*[.F26]))" office:value-type="float" office:value="0.137701455802167" calcext:value-type="float">
            <text:p>0.1377014558</text:p>
          </table:table-cell>
          <table:table-cell table:formula="of:=([.B26]+[.D26])/([.C26]+[.E26]+[.F26])" office:value-type="float" office:value="0.275402911604334" calcext:value-type="float">
            <text:p>0.2754029116</text:p>
          </table:table-cell>
          <table:table-cell table:formula="of:=([.B26]+[.D26])/([.B26]+(2*[.C26])+[.D26]+(2*[.E26])+(2*[.F26]))" office:value-type="float" office:value="0.1210347891355" calcext:value-type="float">
            <text:p>0.1210347891</text:p>
          </table:table-cell>
          <table:table-cell table:number-columns-repeated="3"/>
          <table:table-cell table:formula="of:=[.D26]/([.B26]+[.D26])" office:value-type="float" office:value="0.194878520398285" calcext:value-type="float">
            <text:p>0.1948785204</text:p>
          </table:table-cell>
          <table:table-cell table:formula="of:=([.E26]+(2*[.F26]))/(2*([.C26]+[.E26]+[.F26]))" office:value-type="float" office:value="0.194878520398285" calcext:value-type="float">
            <text:p>0.1948785204</text:p>
          </table:table-cell>
          <table:table-cell/>
          <table:table-cell table:formula="of:=([.M26]*[.Q26])+((1-[.M26])*[.R26])" office:value-type="float" office:value="0.194878520398285" calcext:value-type="float">
            <text:p>0.1948785204</text:p>
          </table:table-cell>
          <table:table-cell table:formula="of:=[.T26]=([.H26]/[.I2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65564437074637" calcext:value-type="float">
            <text:p>0.0765564437</text:p>
          </table:table-cell>
          <table:table-cell office:value-type="float" office:value="0.00926599302109666" calcext:value-type="float">
            <text:p>0.009265993</text:p>
          </table:table-cell>
          <table:table-cell office:value-type="float" office:value="0.0257575880001036" calcext:value-type="float">
            <text:p>0.025757588</text:p>
          </table:table-cell>
          <table:table-cell office:value-type="float" office:value="0.00283748589245336" calcext:value-type="float">
            <text:p>0.0028374859</text:p>
          </table:table-cell>
          <table:table-cell office:value-type="float" office:value="0.0157752746861598" calcext:value-type="float">
            <text:p>0.0157752747</text:p>
          </table:table-cell>
          <table:table-cell office:value-type="float" office:value="0.00241539785696154" calcext:value-type="float">
            <text:p>0.0024153979</text:p>
          </table:table-cell>
          <table:table-cell/>
          <table:table-cell table:formula="of:=[.D27]+[.E27]+(2*[.F27])" office:value-type="float" office:value="0.0234435562925362" calcext:value-type="float">
            <text:p>0.0234435563</text:p>
          </table:table-cell>
          <table:table-cell table:formula="of:=[.B27]+(2*[.C27])+[.D27]+(2*[.E27])+(2*[.F27])" office:value-type="float" office:value="0.0999999999999999" calcext:value-type="float">
            <text:p>0.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([.B27]+[.D27])/((2*[.C27])+(2*[.E27])+(2*[.F27]))" office:value-type="float" office:value="0.137701455802167" calcext:value-type="float">
            <text:p>0.1377014558</text:p>
          </table:table-cell>
          <table:table-cell table:formula="of:=([.B27]+[.D27])/([.C27]+[.E27]+[.F27])" office:value-type="float" office:value="0.275402911604334" calcext:value-type="float">
            <text:p>0.2754029116</text:p>
          </table:table-cell>
          <table:table-cell table:formula="of:=([.B27]+[.D27])/([.B27]+(2*[.C27])+[.D27]+(2*[.E27])+(2*[.F27]))" office:value-type="float" office:value="0.1210347891355" calcext:value-type="float">
            <text:p>0.1210347891</text:p>
          </table:table-cell>
          <table:table-cell table:number-columns-repeated="3"/>
          <table:table-cell table:formula="of:=[.D27]/([.B27]+[.D27])" office:value-type="float" office:value="0.234435562925363" calcext:value-type="float">
            <text:p>0.2344355629</text:p>
          </table:table-cell>
          <table:table-cell table:formula="of:=([.E27]+(2*[.F27]))/(2*([.C27]+[.E27]+[.F27]))" office:value-type="float" office:value="0.234435562925363" calcext:value-type="float">
            <text:p>0.2344355629</text:p>
          </table:table-cell>
          <table:table-cell/>
          <table:table-cell table:formula="of:=([.M27]*[.Q27])+((1-[.M27])*[.R27])" office:value-type="float" office:value="0.234435562925363" calcext:value-type="float">
            <text:p>0.2344355629</text:p>
          </table:table-cell>
          <table:table-cell table:formula="of:=[.T27]=([.H27]/[.I2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60849528301415" calcext:value-type="float">
            <text:p>0.1608495283</text:p>
          </table:table-cell>
          <table:table-cell office:value-type="float" office:value="0.00736490982695643" calcext:value-type="float">
            <text:p>0.0073649098</text:p>
          </table:table-cell>
          <table:table-cell office:value-type="float" office:value="0.0162725690277598" calcext:value-type="float">
            <text:p>0.016272569</text:p>
          </table:table-cell>
          <table:table-cell office:value-type="float" office:value="0.00473856908659359" calcext:value-type="float">
            <text:p>0.0047385691</text:p>
          </table:table-cell>
          <table:table-cell office:value-type="float" office:value="0.0209394804189391" calcext:value-type="float">
            <text:p>0.0209394804</text:p>
          </table:table-cell>
          <table:table-cell office:value-type="float" office:value="0.00673621109652613" calcext:value-type="float">
            <text:p>0.0067362111</text:p>
          </table:table-cell>
          <table:table-cell/>
          <table:table-cell table:formula="of:=[.D28]+[.E28]+(2*[.F28])" office:value-type="float" office:value="0.039150471698585" calcext:value-type="float">
            <text:p>0.0391504717</text:p>
          </table:table-cell>
          <table:table-cell table:formula="of:=[.B28]+(2*[.C28])+[.D28]+(2*[.E28])+(2*[.F28])" office:value-type="float" office:value="0.1" calcext:value-type="float">
            <text:p>0.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([.B28]+[.D28])/((2*[.C28])+(2*[.E28])+(2*[.F28]))" office:value-type="float" office:value="0.137701455802167" calcext:value-type="float">
            <text:p>0.1377014558</text:p>
          </table:table-cell>
          <table:table-cell table:formula="of:=([.B28]+[.D28])/([.C28]+[.E28]+[.F28])" office:value-type="float" office:value="0.275402911604333" calcext:value-type="float">
            <text:p>0.2754029116</text:p>
          </table:table-cell>
          <table:table-cell table:formula="of:=([.B28]+[.D28])/([.B28]+(2*[.C28])+[.D28]+(2*[.E28])+(2*[.F28]))" office:value-type="float" office:value="0.1210347891355" calcext:value-type="float">
            <text:p>0.1210347891</text:p>
          </table:table-cell>
          <table:table-cell table:number-columns-repeated="3"/>
          <table:table-cell table:formula="of:=[.D28]/([.B28]+[.D28])" office:value-type="float" office:value="0.391504716985849" calcext:value-type="float">
            <text:p>0.391504717</text:p>
          </table:table-cell>
          <table:table-cell table:formula="of:=([.E28]+(2*[.F28]))/(2*([.C28]+[.E28]+[.F28]))" office:value-type="float" office:value="0.391504716985849" calcext:value-type="float">
            <text:p>0.391504717</text:p>
          </table:table-cell>
          <table:table-cell/>
          <table:table-cell table:formula="of:=([.M28]*[.Q28])+((1-[.M28])*[.R28])" office:value-type="float" office:value="0.391504716985849" calcext:value-type="float">
            <text:p>0.391504717</text:p>
          </table:table-cell>
          <table:table-cell table:formula="of:=[.T28]=([.H28]/[.I2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05173945677501" calcext:value-type="float">
            <text:p>0.0060517395</text:p>
          </table:table-cell>
          <table:table-cell office:value-type="float" office:value="0.0109870651358062" calcext:value-type="float">
            <text:p>0.0109870651</text:p>
          </table:table-cell>
          <table:table-cell office:value-type="float" office:value="0.00605173945677501" calcext:value-type="float">
            <text:p>0.0060517395</text:p>
          </table:table-cell>
          <table:table-cell office:value-type="float" office:value="0.0219741302716125" calcext:value-type="float">
            <text:p>0.0219741303</text:p>
          </table:table-cell>
          <table:table-cell office:value-type="float" office:value="0.0109870651358062" calcext:value-type="float">
            <text:p>0.0109870651</text:p>
          </table:table-cell>
          <table:table-cell/>
          <table:table-cell table:formula="of:=[.D29]+[.E29]+(2*[.F29])" office:value-type="float" office:value="0.0499999999999999" calcext:value-type="float">
            <text:p>0.05</text:p>
          </table:table-cell>
          <table:table-cell table:formula="of:=[.B29]+(2*[.C29])+[.D29]+(2*[.E29])+(2*[.F29])" office:value-type="float" office:value="0.0999999999999998" calcext:value-type="float">
            <text:p>0.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([.B29]+[.D29])/((2*[.C29])+(2*[.E29])+(2*[.F29]))" office:value-type="float" office:value="0.137701455802167" calcext:value-type="float">
            <text:p>0.1377014558</text:p>
          </table:table-cell>
          <table:table-cell table:formula="of:=([.B29]+[.D29])/([.C29]+[.E29]+[.F29])" office:value-type="float" office:value="0.275402911604334" calcext:value-type="float">
            <text:p>0.2754029116</text:p>
          </table:table-cell>
          <table:table-cell table:formula="of:=([.B29]+[.D29])/([.B29]+(2*[.C29])+[.D29]+(2*[.E29])+(2*[.F29]))" office:value-type="float" office:value="0.1210347891355" calcext:value-type="float">
            <text:p>0.1210347891</text:p>
          </table:table-cell>
          <table:table-cell table:number-columns-repeated="3"/>
          <table:table-cell table:formula="of:=[.D29]/([.B29]+[.D29])" office:value-type="float" office:value="0.5" calcext:value-type="float">
            <text:p>0.5</text:p>
          </table:table-cell>
          <table:table-cell table:formula="of:=([.E29]+(2*[.F29]))/(2*([.C29]+[.E29]+[.F29]))" office:value-type="float" office:value="0.5" calcext:value-type="float">
            <text:p>0.5</text:p>
          </table:table-cell>
          <table:table-cell/>
          <table:table-cell table:formula="of:=([.M29]*[.Q29])+((1-[.M29])*[.R29])" office:value-type="float" office:value="0.5" calcext:value-type="float">
            <text:p>0.5</text:p>
          </table:table-cell>
          <table:table-cell table:formula="of:=[.T29]=([.H29]/[.I2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436420807370024" calcext:value-type="float">
            <text:p>0.4364208074</text:p>
          </table:table-cell>
          <table:table-cell office:value-type="float" office:value="0.00440818474017553" calcext:value-type="float">
            <text:p>0.0044081847</text:p>
          </table:table-cell>
          <table:table-cell office:value-type="float" office:value="0.00582962781105492" calcext:value-type="float">
            <text:p>0.0058296278</text:p>
          </table:table-cell>
          <table:table-cell office:value-type="float" office:value="0.00769529417337449" calcext:value-type="float">
            <text:p>0.0076952942</text:p>
          </table:table-cell>
          <table:table-cell office:value-type="float" office:value="0.0203533670077387" calcext:value-type="float">
            <text:p>0.020353367</text:p>
          </table:table-cell>
          <table:table-cell office:value-type="float" office:value="0.0177652657244314" calcext:value-type="float">
            <text:p>0.0177652657</text:p>
          </table:table-cell>
          <table:table-cell/>
          <table:table-cell table:formula="of:=[.D30]+[.E30]+(2*[.F30])" office:value-type="float" office:value="0.063579192629976" calcext:value-type="float">
            <text:p>0.0635791926</text:p>
          </table:table-cell>
          <table:table-cell table:formula="of:=[.B30]+(2*[.C30])+[.D30]+(2*[.E30])+(2*[.F30])" office:value-type="float" office:value="0.1" calcext:value-type="float">
            <text:p>0.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([.B30]+[.D30])/((2*[.C30])+(2*[.E30])+(2*[.F30]))" office:value-type="float" office:value="0.137701455802167" calcext:value-type="float">
            <text:p>0.1377014558</text:p>
          </table:table-cell>
          <table:table-cell table:formula="of:=([.B30]+[.D30])/([.C30]+[.E30]+[.F30])" office:value-type="float" office:value="0.275402911604334" calcext:value-type="float">
            <text:p>0.2754029116</text:p>
          </table:table-cell>
          <table:table-cell table:formula="of:=([.B30]+[.D30])/([.B30]+(2*[.C30])+[.D30]+(2*[.E30])+(2*[.F30]))" office:value-type="float" office:value="0.1210347891355" calcext:value-type="float">
            <text:p>0.1210347891</text:p>
          </table:table-cell>
          <table:table-cell table:number-columns-repeated="3"/>
          <table:table-cell table:formula="of:=[.D30]/([.B30]+[.D30])" office:value-type="float" office:value="0.63579192629976" calcext:value-type="float">
            <text:p>0.6357919263</text:p>
          </table:table-cell>
          <table:table-cell table:formula="of:=([.E30]+(2*[.F30]))/(2*([.C30]+[.E30]+[.F30]))" office:value-type="float" office:value="0.635791926299759" calcext:value-type="float">
            <text:p>0.6357919263</text:p>
          </table:table-cell>
          <table:table-cell/>
          <table:table-cell table:formula="of:=([.M30]*[.Q30])+((1-[.M30])*[.R30])" office:value-type="float" office:value="0.635791926299759" calcext:value-type="float">
            <text:p>0.6357919263</text:p>
          </table:table-cell>
          <table:table-cell table:formula="of:=[.T30]=([.H30]/[.I3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72562460986252" calcext:value-type="float">
            <text:p>0.7256246099</text:p>
          </table:table-cell>
          <table:table-cell office:value-type="float" office:value="0.00310146925139105" calcext:value-type="float">
            <text:p>0.0031014693</text:p>
          </table:table-cell>
          <table:table-cell office:value-type="float" office:value="0.00288573345519421" calcext:value-type="float">
            <text:p>0.0028857335</text:p>
          </table:table-cell>
          <table:table-cell office:value-type="float" office:value="0.00900200966216493" calcext:value-type="float">
            <text:p>0.0090020097</text:p>
          </table:table-cell>
          <table:table-cell office:value-type="float" office:value="0.0167516737007402" calcext:value-type="float">
            <text:p>0.0167516737</text:p>
          </table:table-cell>
          <table:table-cell office:value-type="float" office:value="0.0243108533872876" calcext:value-type="float">
            <text:p>0.0243108534</text:p>
          </table:table-cell>
          <table:table-cell/>
          <table:table-cell table:formula="of:=[.D31]+[.E31]+(2*[.F31])" office:value-type="float" office:value="0.0743753901374803" calcext:value-type="float">
            <text:p>0.0743753901</text:p>
          </table:table-cell>
          <table:table-cell table:formula="of:=[.B31]+(2*[.C31])+[.D31]+(2*[.E31])+(2*[.F31])" office:value-type="float" office:value="0.1" calcext:value-type="float">
            <text:p>0.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([.B31]+[.D31])/((2*[.C31])+(2*[.E31])+(2*[.F31]))" office:value-type="float" office:value="0.137701455802244" calcext:value-type="float">
            <text:p>0.1377014558</text:p>
          </table:table-cell>
          <table:table-cell table:formula="of:=([.B31]+[.D31])/([.C31]+[.E31]+[.F31])" office:value-type="float" office:value="0.275402911604488" calcext:value-type="float">
            <text:p>0.2754029116</text:p>
          </table:table-cell>
          <table:table-cell table:formula="of:=([.B31]+[.D31])/([.B31]+(2*[.C31])+[.D31]+(2*[.E31])+(2*[.F31]))" office:value-type="float" office:value="0.12103478913556" calcext:value-type="float">
            <text:p>0.1210347891</text:p>
          </table:table-cell>
          <table:table-cell table:number-columns-repeated="3"/>
          <table:table-cell table:formula="of:=[.D31]/([.B31]+[.D31])" office:value-type="float" office:value="0.743753901374804" calcext:value-type="float">
            <text:p>0.7437539014</text:p>
          </table:table-cell>
          <table:table-cell table:formula="of:=([.E31]+(2*[.F31]))/(2*([.C31]+[.E31]+[.F31]))" office:value-type="float" office:value="0.743753901374803" calcext:value-type="float">
            <text:p>0.7437539014</text:p>
          </table:table-cell>
          <table:table-cell/>
          <table:table-cell table:formula="of:=([.M31]*[.Q31])+((1-[.M31])*[.R31])" office:value-type="float" office:value="0.743753901374803" calcext:value-type="float">
            <text:p>0.7437539014</text:p>
          </table:table-cell>
          <table:table-cell table:formula="of:=[.T31]=([.H31]/[.I3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921343022093828" calcext:value-type="float">
            <text:p>0.9213430221</text:p>
          </table:table-cell>
          <table:table-cell office:value-type="float" office:value="0.0025832481786415" calcext:value-type="float">
            <text:p>0.0025832482</text:p>
          </table:table-cell>
          <table:table-cell office:value-type="float" office:value="0.00200195134573525" calcext:value-type="float">
            <text:p>0.0020019513</text:p>
          </table:table-cell>
          <table:table-cell office:value-type="float" office:value="0.00952023073491174" calcext:value-type="float">
            <text:p>0.0095202307</text:p>
          </table:table-cell>
          <table:table-cell office:value-type="float" office:value="0.0147558712237162" calcext:value-type="float">
            <text:p>0.0147558712</text:p>
          </table:table-cell>
          <table:table-cell office:value-type="float" office:value="0.027190437973772" calcext:value-type="float">
            <text:p>0.027190438</text:p>
          </table:table-cell>
          <table:table-cell/>
          <table:table-cell table:formula="of:=[.D32]+[.E32]+(2*[.F32])" office:value-type="float" office:value="0.078656977906172" calcext:value-type="float">
            <text:p>0.0786569779</text:p>
          </table:table-cell>
          <table:table-cell table:formula="of:=[.B32]+(2*[.C32])+[.D32]+(2*[.E32])+(2*[.F32])" office:value-type="float" office:value="0.1" calcext:value-type="float">
            <text:p>0.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([.B32]+[.D32])/((2*[.C32])+(2*[.E32])+(2*[.F32]))" office:value-type="float" office:value="0.137701455802208" calcext:value-type="float">
            <text:p>0.1377014558</text:p>
          </table:table-cell>
          <table:table-cell table:formula="of:=([.B32]+[.D32])/([.C32]+[.E32]+[.F32])" office:value-type="float" office:value="0.275402911604417" calcext:value-type="float">
            <text:p>0.2754029116</text:p>
          </table:table-cell>
          <table:table-cell table:formula="of:=([.B32]+[.D32])/([.B32]+(2*[.C32])+[.D32]+(2*[.E32])+(2*[.F32]))" office:value-type="float" office:value="0.121034789135532" calcext:value-type="float">
            <text:p>0.1210347891</text:p>
          </table:table-cell>
          <table:table-cell table:number-columns-repeated="3"/>
          <table:table-cell table:formula="of:=[.D32]/([.B32]+[.D32])" office:value-type="float" office:value="0.786569779061718" calcext:value-type="float">
            <text:p>0.7865697791</text:p>
          </table:table-cell>
          <table:table-cell table:formula="of:=([.E32]+(2*[.F32]))/(2*([.C32]+[.E32]+[.F32]))" office:value-type="float" office:value="0.786569779061718" calcext:value-type="float">
            <text:p>0.7865697791</text:p>
          </table:table-cell>
          <table:table-cell/>
          <table:table-cell table:formula="of:=([.M32]*[.Q32])+((1-[.M32])*[.R32])" office:value-type="float" office:value="0.786569779061718" calcext:value-type="float">
            <text:p>0.7865697791</text:p>
          </table:table-cell>
          <table:table-cell table:formula="of:=[.T32]=([.H32]/[.I3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91156569060504" calcext:value-type="float">
            <text:p>1.9115656906</text:p>
          </table:table-cell>
          <table:table-cell office:value-type="float" office:value="0.00139985092358705" calcext:value-type="float">
            <text:p>0.0013998509</text:p>
          </table:table-cell>
          <table:table-cell office:value-type="float" office:value="0.00058787478248024" calcext:value-type="float">
            <text:p>0.0005878748</text:p>
          </table:table-cell>
          <table:table-cell office:value-type="float" office:value="0.0107036279899631" calcext:value-type="float">
            <text:p>0.010703628</text:p>
          </table:table-cell>
          <table:table-cell office:value-type="float" office:value="0.00899009011648901" calcext:value-type="float">
            <text:p>0.0089900901</text:p>
          </table:table-cell>
          <table:table-cell office:value-type="float" office:value="0.0343702956442557" calcext:value-type="float">
            <text:p>0.0343702956</text:p>
          </table:table-cell>
          <table:table-cell/>
          <table:table-cell table:formula="of:=[.D33]+[.E33]+(2*[.F33])" office:value-type="float" office:value="0.0884343093949635" calcext:value-type="float">
            <text:p>0.0884343094</text:p>
          </table:table-cell>
          <table:table-cell table:formula="of:=[.B33]+(2*[.C33])+[.D33]+(2*[.E33])+(2*[.F33])" office:value-type="float" office:value="0.1" calcext:value-type="float">
            <text:p>0.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([.B33]+[.D33])/((2*[.C33])+(2*[.E33])+(2*[.F33]))" office:value-type="float" office:value="0.137701455802168" calcext:value-type="float">
            <text:p>0.1377014558</text:p>
          </table:table-cell>
          <table:table-cell table:formula="of:=([.B33]+[.D33])/([.C33]+[.E33]+[.F33])" office:value-type="float" office:value="0.275402911604337" calcext:value-type="float">
            <text:p>0.2754029116</text:p>
          </table:table-cell>
          <table:table-cell table:formula="of:=([.B33]+[.D33])/([.B33]+(2*[.C33])+[.D33]+(2*[.E33])+(2*[.F33]))" office:value-type="float" office:value="0.121034789135501" calcext:value-type="float">
            <text:p>0.1210347891</text:p>
          </table:table-cell>
          <table:table-cell table:number-columns-repeated="3"/>
          <table:table-cell table:formula="of:=[.D33]/([.B33]+[.D33])" office:value-type="float" office:value="0.884343093949635" calcext:value-type="float">
            <text:p>0.8843430939</text:p>
          </table:table-cell>
          <table:table-cell table:formula="of:=([.E33]+(2*[.F33]))/(2*([.C33]+[.E33]+[.F33]))" office:value-type="float" office:value="0.884343093949635" calcext:value-type="float">
            <text:p>0.8843430939</text:p>
          </table:table-cell>
          <table:table-cell/>
          <table:table-cell table:formula="of:=([.M33]*[.Q33])+((1-[.M33])*[.R33])" office:value-type="float" office:value="0.884343093949635" calcext:value-type="float">
            <text:p>0.8843430939</text:p>
          </table:table-cell>
          <table:table-cell table:formula="of:=[.T33]=([.H33]/[.I3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90791661182767" calcext:value-type="float">
            <text:p>2.9079166118</text:p>
          </table:table-cell>
          <table:table-cell office:value-type="float" office:value="0.000958185443230009" calcext:value-type="float">
            <text:p>0.0009581854</text:p>
          </table:table-cell>
          <table:table-cell office:value-type="float" office:value="0.000275435803085366" calcext:value-type="float">
            <text:p>0.0002754358</text:p>
          </table:table-cell>
          <table:table-cell office:value-type="float" office:value="0.01114529347032" calcext:value-type="float">
            <text:p>0.0111452935</text:p>
          </table:table-cell>
          <table:table-cell office:value-type="float" office:value="0.00640755477827226" calcext:value-type="float">
            <text:p>0.0064075548</text:p>
          </table:table-cell>
          <table:table-cell office:value-type="float" office:value="0.0372652699618674" calcext:value-type="float">
            <text:p>0.03726527</text:p>
          </table:table-cell>
          <table:table-cell/>
          <table:table-cell table:formula="of:=[.D34]+[.E34]+(2*[.F34])" office:value-type="float" office:value="0.0920833881723271" calcext:value-type="float">
            <text:p>0.0920833882</text:p>
          </table:table-cell>
          <table:table-cell table:formula="of:=[.B34]+(2*[.C34])+[.D34]+(2*[.E34])+(2*[.F34])" office:value-type="float" office:value="0.1" calcext:value-type="float">
            <text:p>0.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([.B34]+[.D34])/((2*[.C34])+(2*[.E34])+(2*[.F34]))" office:value-type="float" office:value="0.137701455802167" calcext:value-type="float">
            <text:p>0.1377014558</text:p>
          </table:table-cell>
          <table:table-cell table:formula="of:=([.B34]+[.D34])/([.C34]+[.E34]+[.F34])" office:value-type="float" office:value="0.275402911604333" calcext:value-type="float">
            <text:p>0.2754029116</text:p>
          </table:table-cell>
          <table:table-cell table:formula="of:=([.B34]+[.D34])/([.B34]+(2*[.C34])+[.D34]+(2*[.E34])+(2*[.F34]))" office:value-type="float" office:value="0.1210347891355" calcext:value-type="float">
            <text:p>0.1210347891</text:p>
          </table:table-cell>
          <table:table-cell table:number-columns-repeated="3"/>
          <table:table-cell table:formula="of:=[.D34]/([.B34]+[.D34])" office:value-type="float" office:value="0.92083388172327" calcext:value-type="float">
            <text:p>0.9208338817</text:p>
          </table:table-cell>
          <table:table-cell table:formula="of:=([.E34]+(2*[.F34]))/(2*([.C34]+[.E34]+[.F34]))" office:value-type="float" office:value="0.92083388172327" calcext:value-type="float">
            <text:p>0.9208338817</text:p>
          </table:table-cell>
          <table:table-cell/>
          <table:table-cell table:formula="of:=([.M34]*[.Q34])+((1-[.M34])*[.R34])" office:value-type="float" office:value="0.92083388172327" calcext:value-type="float">
            <text:p>0.9208338817</text:p>
          </table:table-cell>
          <table:table-cell table:formula="of:=[.T34]=([.H34]/[.I3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90484980182956" calcext:value-type="float">
            <text:p>4.9048498018</text:p>
          </table:table-cell>
          <table:table-cell office:value-type="float" office:value="0.000586994741789288" calcext:value-type="float">
            <text:p>0.0005869947</text:p>
          </table:table-cell>
          <table:table-cell office:value-type="float" office:value="0.000103368848066482" calcext:value-type="float">
            <text:p>0.0001033688</text:p>
          </table:table-cell>
          <table:table-cell office:value-type="float" office:value="0.0115164841717607" calcext:value-type="float">
            <text:p>0.0115164842</text:p>
          </table:table-cell>
          <table:table-cell office:value-type="float" office:value="0.00405606939163387" calcext:value-type="float">
            <text:p>0.0040560694</text:p>
          </table:table-cell>
          <table:table-cell office:value-type="float" office:value="0.0397888223035246" calcext:value-type="float">
            <text:p>0.0397888223</text:p>
          </table:table-cell>
          <table:table-cell/>
          <table:table-cell table:formula="of:=[.D35]+[.E35]+(2*[.F35])" office:value-type="float" office:value="0.0951501981704438" calcext:value-type="float">
            <text:p>0.0951501982</text:p>
          </table:table-cell>
          <table:table-cell table:formula="of:=[.B35]+(2*[.C35])+[.D35]+(2*[.E35])+(2*[.F35])" office:value-type="float" office:value="0.0999999999999999" calcext:value-type="float">
            <text:p>0.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([.B35]+[.D35])/((2*[.C35])+(2*[.E35])+(2*[.F35]))" office:value-type="float" office:value="0.137701455802167" calcext:value-type="float">
            <text:p>0.1377014558</text:p>
          </table:table-cell>
          <table:table-cell table:formula="of:=([.B35]+[.D35])/([.C35]+[.E35]+[.F35])" office:value-type="float" office:value="0.275402911604333" calcext:value-type="float">
            <text:p>0.2754029116</text:p>
          </table:table-cell>
          <table:table-cell table:formula="of:=([.B35]+[.D35])/([.B35]+(2*[.C35])+[.D35]+(2*[.E35])+(2*[.F35]))" office:value-type="float" office:value="0.1210347891355" calcext:value-type="float">
            <text:p>0.1210347891</text:p>
          </table:table-cell>
          <table:table-cell table:number-columns-repeated="3"/>
          <table:table-cell table:formula="of:=[.D35]/([.B35]+[.D35])" office:value-type="float" office:value="0.951501981704439" calcext:value-type="float">
            <text:p>0.9515019817</text:p>
          </table:table-cell>
          <table:table-cell table:formula="of:=([.E35]+(2*[.F35]))/(2*([.C35]+[.E35]+[.F35]))" office:value-type="float" office:value="0.951501981704439" calcext:value-type="float">
            <text:p>0.9515019817</text:p>
          </table:table-cell>
          <table:table-cell/>
          <table:table-cell table:formula="of:=([.M35]*[.Q35])+((1-[.M35])*[.R35])" office:value-type="float" office:value="0.951501981704439" calcext:value-type="float">
            <text:p>0.9515019817</text:p>
          </table:table-cell>
          <table:table-cell table:formula="of:=[.T35]=([.H35]/[.I3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90306633099561" calcext:value-type="float">
            <text:p>7.903066331</text:p>
          </table:table-cell>
          <table:table-cell office:value-type="float" office:value="0.000371132725473362" calcext:value-type="float">
            <text:p>0.0003711327</text:p>
          </table:table-cell>
          <table:table-cell office:value-type="float" office:value="0.0000413218499751858" calcext:value-type="float">
            <text:p>4.13218499751858E-05</text:p>
          </table:table-cell>
          <table:table-cell office:value-type="float" office:value="0.0117323461880767" calcext:value-type="float">
            <text:p>0.0117323462</text:p>
          </table:table-cell>
          <table:table-cell office:value-type="float" office:value="0.00261255457018674" calcext:value-type="float">
            <text:p>0.0026125546</text:p>
          </table:table-cell>
          <table:table-cell office:value-type="float" office:value="0.0412943841230631" calcext:value-type="float">
            <text:p>0.0412943841</text:p>
          </table:table-cell>
          <table:table-cell/>
          <table:table-cell table:formula="of:=[.D36]+[.E36]+(2*[.F36])" office:value-type="float" office:value="0.0969336690043896" calcext:value-type="float">
            <text:p>0.096933669</text:p>
          </table:table-cell>
          <table:table-cell table:formula="of:=[.B36]+(2*[.C36])+[.D36]+(2*[.E36])+(2*[.F36])" office:value-type="float" office:value="0.1" calcext:value-type="float">
            <text:p>0.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([.B36]+[.D36])/((2*[.C36])+(2*[.E36])+(2*[.F36]))" office:value-type="float" office:value="0.137701455802167" calcext:value-type="float">
            <text:p>0.1377014558</text:p>
          </table:table-cell>
          <table:table-cell table:formula="of:=([.B36]+[.D36])/([.C36]+[.E36]+[.F36])" office:value-type="float" office:value="0.275402911604334" calcext:value-type="float">
            <text:p>0.2754029116</text:p>
          </table:table-cell>
          <table:table-cell table:formula="of:=([.B36]+[.D36])/([.B36]+(2*[.C36])+[.D36]+(2*[.E36])+(2*[.F36]))" office:value-type="float" office:value="0.1210347891355" calcext:value-type="float">
            <text:p>0.1210347891</text:p>
          </table:table-cell>
          <table:table-cell table:number-columns-repeated="3"/>
          <table:table-cell table:formula="of:=[.D36]/([.B36]+[.D36])" office:value-type="float" office:value="0.969336690043895" calcext:value-type="float">
            <text:p>0.96933669</text:p>
          </table:table-cell>
          <table:table-cell table:formula="of:=([.E36]+(2*[.F36]))/(2*([.C36]+[.E36]+[.F36]))" office:value-type="float" office:value="0.969336690043895" calcext:value-type="float">
            <text:p>0.96933669</text:p>
          </table:table-cell>
          <table:table-cell/>
          <table:table-cell table:formula="of:=([.M36]*[.Q36])+((1-[.M36])*[.R36])" office:value-type="float" office:value="0.969336690043895" calcext:value-type="float">
            <text:p>0.96933669</text:p>
          </table:table-cell>
          <table:table-cell table:formula="of:=[.T36]=([.H36]/[.I3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90246245677898" calcext:value-type="float">
            <text:p>9.9024624568</text:p>
          </table:table-cell>
          <table:table-cell office:value-type="float" office:value="0.00029804293699871" calcext:value-type="float">
            <text:p>0.0002980429</text:p>
          </table:table-cell>
          <table:table-cell office:value-type="float" office:value="0.0000266488776884443" calcext:value-type="float">
            <text:p>2.66488776884443E-05</text:p>
          </table:table-cell>
          <table:table-cell office:value-type="float" office:value="0.0118054359765515" calcext:value-type="float">
            <text:p>0.011805436</text:p>
          </table:table-cell>
          <table:table-cell office:value-type="float" office:value="0.00211111608660092" calcext:value-type="float">
            <text:p>0.0021111161</text:p>
          </table:table-cell>
          <table:table-cell office:value-type="float" office:value="0.0418104955789356" calcext:value-type="float">
            <text:p>0.0418104956</text:p>
          </table:table-cell>
          <table:table-cell/>
          <table:table-cell table:formula="of:=[.D37]+[.E37]+(2*[.F37])" office:value-type="float" office:value="0.0975375432210236" calcext:value-type="float">
            <text:p>0.0975375432</text:p>
          </table:table-cell>
          <table:table-cell table:formula="of:=[.B37]+(2*[.C37])+[.D37]+(2*[.E37])+(2*[.F37])" office:value-type="float" office:value="0.1" calcext:value-type="float">
            <text:p>0.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([.B37]+[.D37])/((2*[.C37])+(2*[.E37])+(2*[.F37]))" office:value-type="float" office:value="0.137701455802169" calcext:value-type="float">
            <text:p>0.1377014558</text:p>
          </table:table-cell>
          <table:table-cell table:formula="of:=([.B37]+[.D37])/([.C37]+[.E37]+[.F37])" office:value-type="float" office:value="0.275402911604338" calcext:value-type="float">
            <text:p>0.2754029116</text:p>
          </table:table-cell>
          <table:table-cell table:formula="of:=([.B37]+[.D37])/([.B37]+(2*[.C37])+[.D37]+(2*[.E37])+(2*[.F37]))" office:value-type="float" office:value="0.121034789135502" calcext:value-type="float">
            <text:p>0.1210347891</text:p>
          </table:table-cell>
          <table:table-cell table:number-columns-repeated="3"/>
          <table:table-cell table:formula="of:=[.D37]/([.B37]+[.D37])" office:value-type="float" office:value="0.975375432210235" calcext:value-type="float">
            <text:p>0.9753754322</text:p>
          </table:table-cell>
          <table:table-cell table:formula="of:=([.E37]+(2*[.F37]))/(2*([.C37]+[.E37]+[.F37]))" office:value-type="float" office:value="0.975375432210235" calcext:value-type="float">
            <text:p>0.9753754322</text:p>
          </table:table-cell>
          <table:table-cell/>
          <table:table-cell table:formula="of:=([.M37]*[.Q37])+((1-[.M37])*[.R37])" office:value-type="float" office:value="0.975375432210235" calcext:value-type="float">
            <text:p>0.9753754322</text:p>
          </table:table-cell>
          <table:table-cell table:formula="of:=[.T37]=([.H37]/[.I3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38]+[.E38]+(2*[.F38])" office:value-type="float" office:value="0" calcext:value-type="float">
            <text:p>0</text:p>
          </table:table-cell>
          <table:table-cell table:formula="of:=[.B38]+(2*[.C38])+[.D38]+(2*[.E38])+(2*[.F38])" office:value-type="float" office:value="0" calcext:value-type="float">
            <text:p>0</text:p>
          </table:table-cell>
          <table:table-cell table:formula="of:=[.A38]+[.D38]+[.E38]+(2*[.F38])" office:value-type="float" office:value="0" calcext:value-type="float">
            <text:p>0</text:p>
          </table:table-cell>
          <table:table-cell table:formula="of:=([.B38]+[.D38])/((2*[.C38])+(2*[.E38])+(2*[.F38]))" office:value-type="string" office:string-value="" calcext:value-type="error">
            <text:p>#DIV/0!</text:p>
          </table:table-cell>
          <table:table-cell table:formula="of:=([.B38]+[.D38])/([.C38]+[.E38]+[.F38])" office:value-type="string" office:string-value="" calcext:value-type="error">
            <text:p>#DIV/0!</text:p>
          </table:table-cell>
          <table:table-cell table:formula="of:=([.B38]+[.D38])/([.B38]+(2*[.C38])+[.D38]+(2*[.E38])+(2*[.F38]))" office:value-type="string" office:string-value="" calcext:value-type="error">
            <text:p>#DIV/0!</text:p>
          </table:table-cell>
          <table:table-cell table:number-columns-repeated="3"/>
          <table:table-cell table:formula="of:=[.D38]/([.B38]+[.D38])" office:value-type="string" office:string-value="" calcext:value-type="error">
            <text:p>#DIV/0!</text:p>
          </table:table-cell>
          <table:table-cell table:formula="of:=([.E38]+(2*[.F38]))/(2*([.C38]+[.E38]+[.F38]))" office:value-type="string" office:string-value="" calcext:value-type="error">
            <text:p>#DIV/0!</text:p>
          </table:table-cell>
          <table:table-cell/>
          <table:table-cell table:formula="of:=([.M38]*[.Q38])+((1-[.M38])*[.R38])" office:value-type="string" office:string-value="" calcext:value-type="error">
            <text:p>#DIV/0!</text:p>
          </table:table-cell>
          <table:table-cell table:formula="of:=[.T38]=([.H38]/[.I38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39]+[.E39]+(2*[.F39])" office:value-type="float" office:value="0" calcext:value-type="float">
            <text:p>0</text:p>
          </table:table-cell>
          <table:table-cell table:formula="of:=[.B39]+(2*[.C39])+[.D39]+(2*[.E39])+(2*[.F39])" office:value-type="float" office:value="0" calcext:value-type="float">
            <text:p>0</text:p>
          </table:table-cell>
          <table:table-cell table:formula="of:=[.A39]+[.D39]+[.E39]+(2*[.F39])" office:value-type="float" office:value="0" calcext:value-type="float">
            <text:p>0</text:p>
          </table:table-cell>
          <table:table-cell table:formula="of:=([.B39]+[.D39])/((2*[.C39])+(2*[.E39])+(2*[.F39]))" office:value-type="string" office:string-value="" calcext:value-type="error">
            <text:p>#DIV/0!</text:p>
          </table:table-cell>
          <table:table-cell table:formula="of:=([.B39]+[.D39])/([.C39]+[.E39]+[.F39])" office:value-type="string" office:string-value="" calcext:value-type="error">
            <text:p>#DIV/0!</text:p>
          </table:table-cell>
          <table:table-cell table:formula="of:=([.B39]+[.D39])/([.B39]+(2*[.C39])+[.D39]+(2*[.E39])+(2*[.F39]))" office:value-type="string" office:string-value="" calcext:value-type="error">
            <text:p>#DIV/0!</text:p>
          </table:table-cell>
          <table:table-cell table:number-columns-repeated="3"/>
          <table:table-cell table:formula="of:=[.D39]/([.B39]+[.D39])" office:value-type="string" office:string-value="" calcext:value-type="error">
            <text:p>#DIV/0!</text:p>
          </table:table-cell>
          <table:table-cell table:formula="of:=([.E39]+(2*[.F39]))/(2*([.C39]+[.E39]+[.F39]))" office:value-type="string" office:string-value="" calcext:value-type="error">
            <text:p>#DIV/0!</text:p>
          </table:table-cell>
          <table:table-cell/>
          <table:table-cell table:formula="of:=([.M39]*[.Q39])+((1-[.M39])*[.R39])" office:value-type="string" office:string-value="" calcext:value-type="error">
            <text:p>#DIV/0!</text:p>
          </table:table-cell>
          <table:table-cell table:formula="of:=[.T39]=([.H39]/[.I39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201286160335957" calcext:value-type="float">
            <text:p>0.0020128616</text:p>
          </table:table-cell>
          <table:table-cell office:value-type="float" office:value="0.0396805144641344" calcext:value-type="float">
            <text:p>0.0396805145</text:p>
          </table:table-cell>
          <table:table-cell office:value-type="float" office:value="0.472362968441513" calcext:value-type="float">
            <text:p>0.4723629684</text:p>
          </table:table-cell>
          <table:table-cell office:value-type="float" office:value="0.000319485535865629" calcext:value-type="float">
            <text:p>0.0003194855</text:p>
          </table:table-cell>
          <table:table-cell office:value-type="float" office:value="0.00760641025619842" calcext:value-type="float">
            <text:p>0.0076064103</text:p>
          </table:table-cell>
          <table:table-cell office:value-type="float" office:value="0.0000306213022881907" calcext:value-type="float">
            <text:p>3.06213022881907E-05</text:p>
          </table:table-cell>
          <table:table-cell/>
          <table:table-cell table:formula="of:=[.D40]+[.E40]+(2*[.F40])" office:value-type="float" office:value="0.00798713839664043" calcext:value-type="float">
            <text:p>0.0079871384</text:p>
          </table:table-cell>
          <table:table-cell table:formula="of:=[.B40]+(2*[.C40])+[.D40]+(2*[.E40])+(2*[.F40])" office:value-type="float" office:value="0.999999999999999" calcext:value-type="float">
            <text:p>1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([.B40]+[.D40])/((2*[.C40])+(2*[.E40])+(2*[.F40]))" office:value-type="float" office:value="0.0416666666666667" calcext:value-type="float">
            <text:p>0.0416666667</text:p>
          </table:table-cell>
          <table:table-cell table:formula="of:=([.B40]+[.D40])/([.C40]+[.E40]+[.F40])" office:value-type="float" office:value="0.0833333333333334" calcext:value-type="float">
            <text:p>0.0833333333</text:p>
          </table:table-cell>
          <table:table-cell table:formula="of:=([.B40]+[.D40])/([.B40]+(2*[.C40])+[.D40]+(2*[.E40])+(2*[.F40]))" office:value-type="float" office:value="0.0400000000000001" calcext:value-type="float">
            <text:p>0.04</text:p>
          </table:table-cell>
          <table:table-cell table:number-columns-repeated="3"/>
          <table:table-cell table:formula="of:=[.D40]/([.B40]+[.D40])" office:value-type="float" office:value="0.00798713839664072" calcext:value-type="float">
            <text:p>0.0079871384</text:p>
          </table:table-cell>
          <table:table-cell table:formula="of:=([.E40]+(2*[.F40]))/(2*([.C40]+[.E40]+[.F40]))" office:value-type="float" office:value="0.00798713839664042" calcext:value-type="float">
            <text:p>0.0079871384</text:p>
          </table:table-cell>
          <table:table-cell/>
          <table:table-cell table:formula="of:=([.M40]*[.Q40])+((1-[.M40])*[.R40])" office:value-type="float" office:value="0.00798713839664044" calcext:value-type="float">
            <text:p>0.0079871384</text:p>
          </table:table-cell>
          <table:table-cell table:formula="of:=[.T40]=([.H40]/[.I4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0405169412578105" calcext:value-type="float">
            <text:p>0.0040516941</text:p>
          </table:table-cell>
          <table:table-cell office:value-type="float" office:value="0.0393620677650313" calcext:value-type="float">
            <text:p>0.0393620678</text:p>
          </table:table-cell>
          <table:table-cell office:value-type="float" office:value="0.464811713621673" calcext:value-type="float">
            <text:p>0.4648117136</text:p>
          </table:table-cell>
          <table:table-cell office:value-type="float" office:value="0.00063793223496873" calcext:value-type="float">
            <text:p>0.0006379322</text:p>
          </table:table-cell>
          <table:table-cell office:value-type="float" office:value="0.0150661991174031" calcext:value-type="float">
            <text:p>0.0150661991</text:p>
          </table:table-cell>
          <table:table-cell office:value-type="float" office:value="0.000122087260923584" calcext:value-type="float">
            <text:p>0.0001220873</text:p>
          </table:table-cell>
          <table:table-cell/>
          <table:table-cell table:formula="of:=[.D41]+[.E41]+(2*[.F41])" office:value-type="float" office:value="0.015948305874219" calcext:value-type="float">
            <text:p>0.0159483059</text:p>
          </table:table-cell>
          <table:table-cell table:formula="of:=[.B41]+(2*[.C41])+[.D41]+(2*[.E41])+(2*[.F41])" office:value-type="float" office:value="1" calcext:value-type="float">
            <text:p>1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([.B41]+[.D41])/((2*[.C41])+(2*[.E41])+(2*[.F41]))" office:value-type="float" office:value="0.0416666666666667" calcext:value-type="float">
            <text:p>0.0416666667</text:p>
          </table:table-cell>
          <table:table-cell table:formula="of:=([.B41]+[.D41])/([.C41]+[.E41]+[.F41])" office:value-type="float" office:value="0.0833333333333334" calcext:value-type="float">
            <text:p>0.0833333333</text:p>
          </table:table-cell>
          <table:table-cell table:formula="of:=([.B41]+[.D41])/([.B41]+(2*[.C41])+[.D41]+(2*[.E41])+(2*[.F41]))" office:value-type="float" office:value="0.04" calcext:value-type="float">
            <text:p>0.04</text:p>
          </table:table-cell>
          <table:table-cell table:number-columns-repeated="3"/>
          <table:table-cell table:formula="of:=[.D41]/([.B41]+[.D41])" office:value-type="float" office:value="0.0159483058742182" calcext:value-type="float">
            <text:p>0.0159483059</text:p>
          </table:table-cell>
          <table:table-cell table:formula="of:=([.E41]+(2*[.F41]))/(2*([.C41]+[.E41]+[.F41]))" office:value-type="float" office:value="0.015948305874219" calcext:value-type="float">
            <text:p>0.0159483059</text:p>
          </table:table-cell>
          <table:table-cell/>
          <table:table-cell table:formula="of:=([.M41]*[.Q41])+((1-[.M41])*[.R41])" office:value-type="float" office:value="0.015948305874219" calcext:value-type="float">
            <text:p>0.0159483059</text:p>
          </table:table-cell>
          <table:table-cell table:formula="of:=[.T41]=([.H41]/[.I4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0611687202997356" calcext:value-type="float">
            <text:p>0.006116872</text:p>
          </table:table-cell>
          <table:table-cell office:value-type="float" office:value="0.0390446748811991" calcext:value-type="float">
            <text:p>0.0390446749</text:p>
          </table:table-cell>
          <table:table-cell office:value-type="float" office:value="0.457345990973558" calcext:value-type="float">
            <text:p>0.457345991</text:p>
          </table:table-cell>
          <table:table-cell office:value-type="float" office:value="0.000955325118800994" calcext:value-type="float">
            <text:p>0.0009553251</text:p>
          </table:table-cell>
          <table:table-cell office:value-type="float" office:value="0.0223802152016593" calcext:value-type="float">
            <text:p>0.0223802152</text:p>
          </table:table-cell>
          <table:table-cell office:value-type="float" office:value="0.000273793824783064" calcext:value-type="float">
            <text:p>0.0002737938</text:p>
          </table:table-cell>
          <table:table-cell/>
          <table:table-cell table:formula="of:=[.D42]+[.E42]+(2*[.F42])" office:value-type="float" office:value="0.0238831279700264" calcext:value-type="float">
            <text:p>0.023883128</text:p>
          </table:table-cell>
          <table:table-cell table:formula="of:=[.B42]+(2*[.C42])+[.D42]+(2*[.E42])+(2*[.F42])" office:value-type="float" office:value="1" calcext:value-type="float">
            <text:p>1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([.B42]+[.D42])/((2*[.C42])+(2*[.E42])+(2*[.F42]))" office:value-type="float" office:value="0.0416666666666667" calcext:value-type="float">
            <text:p>0.0416666667</text:p>
          </table:table-cell>
          <table:table-cell table:formula="of:=([.B42]+[.D42])/([.C42]+[.E42]+[.F42])" office:value-type="float" office:value="0.0833333333333335" calcext:value-type="float">
            <text:p>0.0833333333</text:p>
          </table:table-cell>
          <table:table-cell table:formula="of:=([.B42]+[.D42])/([.B42]+(2*[.C42])+[.D42]+(2*[.E42])+(2*[.F42]))" office:value-type="float" office:value="0.0400000000000001" calcext:value-type="float">
            <text:p>0.04</text:p>
          </table:table-cell>
          <table:table-cell table:number-columns-repeated="3"/>
          <table:table-cell table:formula="of:=[.D42]/([.B42]+[.D42])" office:value-type="float" office:value="0.0238831279700248" calcext:value-type="float">
            <text:p>0.023883128</text:p>
          </table:table-cell>
          <table:table-cell table:formula="of:=([.E42]+(2*[.F42]))/(2*([.C42]+[.E42]+[.F42]))" office:value-type="float" office:value="0.0238831279700265" calcext:value-type="float">
            <text:p>0.023883128</text:p>
          </table:table-cell>
          <table:table-cell/>
          <table:table-cell table:formula="of:=([.M42]*[.Q42])+((1-[.M42])*[.R42])" office:value-type="float" office:value="0.0238831279700264" calcext:value-type="float">
            <text:p>0.023883128</text:p>
          </table:table-cell>
          <table:table-cell table:formula="of:=[.T42]=([.H42]/[.I4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03277807866852" calcext:value-type="float">
            <text:p>0.0103277808</text:p>
          </table:table-cell>
          <table:table-cell office:value-type="float" office:value="0.0384131112314674" calcext:value-type="float">
            <text:p>0.0384131112</text:p>
          </table:table-cell>
          <table:table-cell office:value-type="float" office:value="0.442670134344326" calcext:value-type="float">
            <text:p>0.4426701343</text:p>
          </table:table-cell>
          <table:table-cell office:value-type="float" office:value="0.00158688876853259" calcext:value-type="float">
            <text:p>0.0015868888</text:p>
          </table:table-cell>
          <table:table-cell office:value-type="float" office:value="0.0365744008665653" calcext:value-type="float">
            <text:p>0.0365744009</text:p>
          </table:table-cell>
          <table:table-cell office:value-type="float" office:value="0.000755464789108468" calcext:value-type="float">
            <text:p>0.0007554648</text:p>
          </table:table-cell>
          <table:table-cell/>
          <table:table-cell table:formula="of:=[.D43]+[.E43]+(2*[.F43])" office:value-type="float" office:value="0.0396722192133148" calcext:value-type="float">
            <text:p>0.0396722192</text:p>
          </table:table-cell>
          <table:table-cell table:formula="of:=[.B43]+(2*[.C43])+[.D43]+(2*[.E43])+(2*[.F43])" office:value-type="float" office:value="1" calcext:value-type="float">
            <text:p>1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([.B43]+[.D43])/((2*[.C43])+(2*[.E43])+(2*[.F43]))" office:value-type="float" office:value="0.0416666666666667" calcext:value-type="float">
            <text:p>0.0416666667</text:p>
          </table:table-cell>
          <table:table-cell table:formula="of:=([.B43]+[.D43])/([.C43]+[.E43]+[.F43])" office:value-type="float" office:value="0.0833333333333333" calcext:value-type="float">
            <text:p>0.0833333333</text:p>
          </table:table-cell>
          <table:table-cell table:formula="of:=([.B43]+[.D43])/([.B43]+(2*[.C43])+[.D43]+(2*[.E43])+(2*[.F43]))" office:value-type="float" office:value="0.04" calcext:value-type="float">
            <text:p>0.04</text:p>
          </table:table-cell>
          <table:table-cell table:number-columns-repeated="3"/>
          <table:table-cell table:formula="of:=[.D43]/([.B43]+[.D43])" office:value-type="float" office:value="0.0396722192133148" calcext:value-type="float">
            <text:p>0.0396722192</text:p>
          </table:table-cell>
          <table:table-cell table:formula="of:=([.E43]+(2*[.F43]))/(2*([.C43]+[.E43]+[.F43]))" office:value-type="float" office:value="0.0396722192133148" calcext:value-type="float">
            <text:p>0.0396722192</text:p>
          </table:table-cell>
          <table:table-cell/>
          <table:table-cell table:formula="of:=([.M43]*[.Q43])+((1-[.M43])*[.R43])" office:value-type="float" office:value="0.0396722192133148" calcext:value-type="float">
            <text:p>0.0396722192</text:p>
          </table:table-cell>
          <table:table-cell table:formula="of:=[.T43]=([.H43]/[.I4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68513105410671" calcext:value-type="float">
            <text:p>0.0168513105</text:p>
          </table:table-cell>
          <table:table-cell office:value-type="float" office:value="0.0374740524216427" calcext:value-type="float">
            <text:p>0.0374740524</text:p>
          </table:table-cell>
          <table:table-cell office:value-type="float" office:value="0.421291381470007" calcext:value-type="float">
            <text:p>0.4212913815</text:p>
          </table:table-cell>
          <table:table-cell office:value-type="float" office:value="0.00252594757835732" calcext:value-type="float">
            <text:p>0.0025259476</text:p>
          </table:table-cell>
          <table:table-cell office:value-type="float" office:value="0.0567944951794101" calcext:value-type="float">
            <text:p>0.0567944952</text:p>
          </table:table-cell>
          <table:table-cell office:value-type="float" office:value="0.00191412335058276" calcext:value-type="float">
            <text:p>0.0019141234</text:p>
          </table:table-cell>
          <table:table-cell/>
          <table:table-cell table:formula="of:=[.D44]+[.E44]+(2*[.F44])" office:value-type="float" office:value="0.0631486894589329" calcext:value-type="float">
            <text:p>0.0631486895</text:p>
          </table:table-cell>
          <table:table-cell table:formula="of:=[.B44]+(2*[.C44])+[.D44]+(2*[.E44])+(2*[.F44])" office:value-type="float" office:value="1" calcext:value-type="float">
            <text:p>1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([.B44]+[.D44])/((2*[.C44])+(2*[.E44])+(2*[.F44]))" office:value-type="float" office:value="0.0416666666666667" calcext:value-type="float">
            <text:p>0.0416666667</text:p>
          </table:table-cell>
          <table:table-cell table:formula="of:=([.B44]+[.D44])/([.C44]+[.E44]+[.F44])" office:value-type="float" office:value="0.0833333333333334" calcext:value-type="float">
            <text:p>0.0833333333</text:p>
          </table:table-cell>
          <table:table-cell table:formula="of:=([.B44]+[.D44])/([.B44]+(2*[.C44])+[.D44]+(2*[.E44])+(2*[.F44]))" office:value-type="float" office:value="0.04" calcext:value-type="float">
            <text:p>0.04</text:p>
          </table:table-cell>
          <table:table-cell table:number-columns-repeated="3"/>
          <table:table-cell table:formula="of:=[.D44]/([.B44]+[.D44])" office:value-type="float" office:value="0.063148689458933" calcext:value-type="float">
            <text:p>0.0631486895</text:p>
          </table:table-cell>
          <table:table-cell table:formula="of:=([.E44]+(2*[.F44]))/(2*([.C44]+[.E44]+[.F44]))" office:value-type="float" office:value="0.0631486894589329" calcext:value-type="float">
            <text:p>0.0631486895</text:p>
          </table:table-cell>
          <table:table-cell/>
          <table:table-cell table:formula="of:=([.M44]*[.Q44])+((1-[.M44])*[.R44])" office:value-type="float" office:value="0.0631486894589329" calcext:value-type="float">
            <text:p>0.0631486895</text:p>
          </table:table-cell>
          <table:table-cell table:formula="of:=[.T44]=([.H44]/[.I4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13430220938281" calcext:value-type="float">
            <text:p>0.0213430221</text:p>
          </table:table-cell>
          <table:table-cell office:value-type="float" office:value="0.0368537208837531" calcext:value-type="float">
            <text:p>0.0368537209</text:p>
          </table:table-cell>
          <table:table-cell office:value-type="float" office:value="0.407459022893274" calcext:value-type="float">
            <text:p>0.4074590229</text:p>
          </table:table-cell>
          <table:table-cell office:value-type="float" office:value="0.00314627911624687" calcext:value-type="float">
            <text:p>0.0031462791</text:p>
          </table:table-cell>
          <table:table-cell office:value-type="float" office:value="0.0695712554235263" calcext:value-type="float">
            <text:p>0.0695712554</text:p>
          </table:table-cell>
          <table:table-cell office:value-type="float" office:value="0.00296972168319936" calcext:value-type="float">
            <text:p>0.0029697217</text:p>
          </table:table-cell>
          <table:table-cell/>
          <table:table-cell table:formula="of:=[.D45]+[.E45]+(2*[.F45])" office:value-type="float" office:value="0.0786569779061719" calcext:value-type="float">
            <text:p>0.0786569779</text:p>
          </table:table-cell>
          <table:table-cell table:formula="of:=[.B45]+(2*[.C45])+[.D45]+(2*[.E45])+(2*[.F45])" office:value-type="float" office:value="0.999999999999999" calcext:value-type="float">
            <text:p>1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([.B45]+[.D45])/((2*[.C45])+(2*[.E45])+(2*[.F45]))" office:value-type="float" office:value="0.0416666666666667" calcext:value-type="float">
            <text:p>0.0416666667</text:p>
          </table:table-cell>
          <table:table-cell table:formula="of:=([.B45]+[.D45])/([.C45]+[.E45]+[.F45])" office:value-type="float" office:value="0.0833333333333333" calcext:value-type="float">
            <text:p>0.0833333333</text:p>
          </table:table-cell>
          <table:table-cell table:formula="of:=([.B45]+[.D45])/([.B45]+(2*[.C45])+[.D45]+(2*[.E45])+(2*[.F45]))" office:value-type="float" office:value="0.04" calcext:value-type="float">
            <text:p>0.04</text:p>
          </table:table-cell>
          <table:table-cell table:number-columns-repeated="3"/>
          <table:table-cell table:formula="of:=[.D45]/([.B45]+[.D45])" office:value-type="float" office:value="0.0786569779061718" calcext:value-type="float">
            <text:p>0.0786569779</text:p>
          </table:table-cell>
          <table:table-cell table:formula="of:=([.E45]+(2*[.F45]))/(2*([.C45]+[.E45]+[.F45]))" office:value-type="float" office:value="0.078656977906172" calcext:value-type="float">
            <text:p>0.0786569779</text:p>
          </table:table-cell>
          <table:table-cell/>
          <table:table-cell table:formula="of:=([.M45]*[.Q45])+((1-[.M45])*[.R45])" office:value-type="float" office:value="0.078656977906172" calcext:value-type="float">
            <text:p>0.0786569779</text:p>
          </table:table-cell>
          <table:table-cell table:formula="of:=[.T45]=([.H45]/[.I4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456356105256664" calcext:value-type="float">
            <text:p>0.0456356105</text:p>
          </table:table-cell>
          <table:table-cell office:value-type="float" office:value="0.0338254244210267" calcext:value-type="float">
            <text:p>0.0338254244</text:p>
          </table:table-cell>
          <table:table-cell office:value-type="float" office:value="0.343247801178776" calcext:value-type="float">
            <text:p>0.3432478012</text:p>
          </table:table-cell>
          <table:table-cell office:value-type="float" office:value="0.00617457557897335" calcext:value-type="float">
            <text:p>0.0061745756</text:p>
          </table:table-cell>
          <table:table-cell office:value-type="float" office:value="0.125314583747088" calcext:value-type="float">
            <text:p>0.1253145837</text:p>
          </table:table-cell>
          <table:table-cell office:value-type="float" office:value="0.0114376150741362" calcext:value-type="float">
            <text:p>0.0114376151</text:p>
          </table:table-cell>
          <table:table-cell/>
          <table:table-cell table:formula="of:=[.D46]+[.E46]+(2*[.F46])" office:value-type="float" office:value="0.154364389474334" calcext:value-type="float">
            <text:p>0.1543643895</text:p>
          </table:table-cell>
          <table:table-cell table:formula="of:=[.B46]+(2*[.C46])+[.D46]+(2*[.E46])+(2*[.F46])" office:value-type="float" office:value="1" calcext:value-type="float">
            <text:p>1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([.B46]+[.D46])/((2*[.C46])+(2*[.E46])+(2*[.F46]))" office:value-type="float" office:value="0.0416666666666667" calcext:value-type="float">
            <text:p>0.0416666667</text:p>
          </table:table-cell>
          <table:table-cell table:formula="of:=([.B46]+[.D46])/([.C46]+[.E46]+[.F46])" office:value-type="float" office:value="0.0833333333333334" calcext:value-type="float">
            <text:p>0.0833333333</text:p>
          </table:table-cell>
          <table:table-cell table:formula="of:=([.B46]+[.D46])/([.B46]+(2*[.C46])+[.D46]+(2*[.E46])+(2*[.F46]))" office:value-type="float" office:value="0.04" calcext:value-type="float">
            <text:p>0.04</text:p>
          </table:table-cell>
          <table:table-cell table:number-columns-repeated="3"/>
          <table:table-cell table:formula="of:=[.D46]/([.B46]+[.D46])" office:value-type="float" office:value="0.154364389474334" calcext:value-type="float">
            <text:p>0.1543643895</text:p>
          </table:table-cell>
          <table:table-cell table:formula="of:=([.E46]+(2*[.F46]))/(2*([.C46]+[.E46]+[.F46]))" office:value-type="float" office:value="0.154364389474334" calcext:value-type="float">
            <text:p>0.1543643895</text:p>
          </table:table-cell>
          <table:table-cell/>
          <table:table-cell table:formula="of:=([.M46]*[.Q46])+((1-[.M46])*[.R46])" office:value-type="float" office:value="0.154364389474334" calcext:value-type="float">
            <text:p>0.1543643895</text:p>
          </table:table-cell>
          <table:table-cell table:formula="of:=[.T46]=([.H46]/[.I4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32928049865349" calcext:value-type="float">
            <text:p>0.073292805</text:p>
          </table:table-cell>
          <table:table-cell office:value-type="float" office:value="0.0309317121994613" calcext:value-type="float">
            <text:p>0.0309317122</text:p>
          </table:table-cell>
          <table:table-cell office:value-type="float" office:value="0.287031245877091" calcext:value-type="float">
            <text:p>0.2870312459</text:p>
          </table:table-cell>
          <table:table-cell office:value-type="float" office:value="0.00906828780053888" calcext:value-type="float">
            <text:p>0.0090682878</text:p>
          </table:table-cell>
          <table:table-cell office:value-type="float" office:value="0.168298601032891" calcext:value-type="float">
            <text:p>0.168298601</text:p>
          </table:table-cell>
          <table:table-cell office:value-type="float" office:value="0.0246701530900176" calcext:value-type="float">
            <text:p>0.0246701531</text:p>
          </table:table-cell>
          <table:table-cell/>
          <table:table-cell table:formula="of:=[.D47]+[.E47]+(2*[.F47])" office:value-type="float" office:value="0.226707195013465" calcext:value-type="float">
            <text:p>0.226707195</text:p>
          </table:table-cell>
          <table:table-cell table:formula="of:=[.B47]+(2*[.C47])+[.D47]+(2*[.E47])+(2*[.F47])" office:value-type="float" office:value="1" calcext:value-type="float">
            <text:p>1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([.B47]+[.D47])/((2*[.C47])+(2*[.E47])+(2*[.F47]))" office:value-type="float" office:value="0.0416666666666669" calcext:value-type="float">
            <text:p>0.0416666667</text:p>
          </table:table-cell>
          <table:table-cell table:formula="of:=([.B47]+[.D47])/([.C47]+[.E47]+[.F47])" office:value-type="float" office:value="0.0833333333333338" calcext:value-type="float">
            <text:p>0.0833333333</text:p>
          </table:table-cell>
          <table:table-cell table:formula="of:=([.B47]+[.D47])/([.B47]+(2*[.C47])+[.D47]+(2*[.E47])+(2*[.F47]))" office:value-type="float" office:value="0.0400000000000002" calcext:value-type="float">
            <text:p>0.04</text:p>
          </table:table-cell>
          <table:table-cell table:number-columns-repeated="3"/>
          <table:table-cell table:formula="of:=[.D47]/([.B47]+[.D47])" office:value-type="float" office:value="0.226707195013471" calcext:value-type="float">
            <text:p>0.226707195</text:p>
          </table:table-cell>
          <table:table-cell table:formula="of:=([.E47]+(2*[.F47]))/(2*([.C47]+[.E47]+[.F47]))" office:value-type="float" office:value="0.226707195013465" calcext:value-type="float">
            <text:p>0.226707195</text:p>
          </table:table-cell>
          <table:table-cell/>
          <table:table-cell table:formula="of:=([.M47]*[.Q47])+((1-[.M47])*[.R47])" office:value-type="float" office:value="0.226707195013465" calcext:value-type="float">
            <text:p>0.226707195</text:p>
          </table:table-cell>
          <table:table-cell table:formula="of:=[.T47]=([.H47]/[.I4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40388203202208" calcext:value-type="float">
            <text:p>0.1403882032</text:p>
          </table:table-cell>
          <table:table-cell office:value-type="float" office:value="0.0256155281280883" calcext:value-type="float">
            <text:p>0.0256155281</text:p>
          </table:table-cell>
          <table:table-cell office:value-type="float" office:value="0.196846584384265" calcext:value-type="float">
            <text:p>0.1968465844</text:p>
          </table:table-cell>
          <table:table-cell office:value-type="float" office:value="0.0143844718719117" calcext:value-type="float">
            <text:p>0.0143844719</text:p>
          </table:table-cell>
          <table:table-cell office:value-type="float" office:value="0.22107950630559" calcext:value-type="float">
            <text:p>0.2210795063</text:p>
          </table:table-cell>
          <table:table-cell office:value-type="float" office:value="0.0620739093101454" calcext:value-type="float">
            <text:p>0.0620739093</text:p>
          </table:table-cell>
          <table:table-cell/>
          <table:table-cell table:formula="of:=[.D48]+[.E48]+(2*[.F48])" office:value-type="float" office:value="0.359611796797792" calcext:value-type="float">
            <text:p>0.3596117968</text:p>
          </table:table-cell>
          <table:table-cell table:formula="of:=[.B48]+(2*[.C48])+[.D48]+(2*[.E48])+(2*[.F48])" office:value-type="float" office:value="1" calcext:value-type="float">
            <text:p>1</text:p>
          </table:table-cell>
          <table:table-cell table:formula="of:=[.A48]+[.D48]+[.E48]+(2*[.F48])" office:value-type="float" office:value="0.500000000000001" calcext:value-type="float">
            <text:p>0.5</text:p>
          </table:table-cell>
          <table:table-cell table:formula="of:=([.B48]+[.D48])/((2*[.C48])+(2*[.E48])+(2*[.F48]))" office:value-type="float" office:value="0.0416666666666666" calcext:value-type="float">
            <text:p>0.0416666667</text:p>
          </table:table-cell>
          <table:table-cell table:formula="of:=([.B48]+[.D48])/([.C48]+[.E48]+[.F48])" office:value-type="float" office:value="0.0833333333333333" calcext:value-type="float">
            <text:p>0.0833333333</text:p>
          </table:table-cell>
          <table:table-cell table:formula="of:=([.B48]+[.D48])/([.B48]+(2*[.C48])+[.D48]+(2*[.E48])+(2*[.F48]))" office:value-type="float" office:value="0.04" calcext:value-type="float">
            <text:p>0.04</text:p>
          </table:table-cell>
          <table:table-cell table:number-columns-repeated="3"/>
          <table:table-cell table:formula="of:=[.D48]/([.B48]+[.D48])" office:value-type="float" office:value="0.359611796797792" calcext:value-type="float">
            <text:p>0.3596117968</text:p>
          </table:table-cell>
          <table:table-cell table:formula="of:=([.E48]+(2*[.F48]))/(2*([.C48]+[.E48]+[.F48]))" office:value-type="float" office:value="0.359611796797792" calcext:value-type="float">
            <text:p>0.3596117968</text:p>
          </table:table-cell>
          <table:table-cell/>
          <table:table-cell table:formula="of:=([.M48]*[.Q48])+((1-[.M48])*[.R48])" office:value-type="float" office:value="0.359611796797792" calcext:value-type="float">
            <text:p>0.3596117968</text:p>
          </table:table-cell>
          <table:table-cell table:formula="of:=[.T48]=([.H48]/[.I4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7562460986252" calcext:value-type="float">
            <text:p>0.2756246099</text:p>
          </table:table-cell>
          <table:table-cell office:value-type="float" office:value="0.0190249843945008" calcext:value-type="float">
            <text:p>0.0190249844</text:p>
          </table:table-cell>
          <table:table-cell office:value-type="float" office:value="0.1085850093633" calcext:value-type="float">
            <text:p>0.1085850094</text:p>
          </table:table-cell>
          <table:table-cell office:value-type="float" office:value="0.0209750156054992" calcext:value-type="float">
            <text:p>0.0209750156</text:p>
          </table:table-cell>
          <table:table-cell office:value-type="float" office:value="0.23942960674142" calcext:value-type="float">
            <text:p>0.2394296067</text:p>
          </table:table-cell>
          <table:table-cell office:value-type="float" office:value="0.131985383895281" calcext:value-type="float">
            <text:p>0.1319853839</text:p>
          </table:table-cell>
          <table:table-cell/>
          <table:table-cell table:formula="of:=[.D49]+[.E49]+(2*[.F49])" office:value-type="float" office:value="0.524375390137481" calcext:value-type="float">
            <text:p>0.5243753901</text:p>
          </table:table-cell>
          <table:table-cell table:formula="of:=[.B49]+(2*[.C49])+[.D49]+(2*[.E49])+(2*[.F49])" office:value-type="float" office:value="1" calcext:value-type="float">
            <text:p>1</text:p>
          </table:table-cell>
          <table:table-cell table:formula="of:=[.A49]+[.D49]+[.E49]+(2*[.F49])" office:value-type="float" office:value="0.800000000000001" calcext:value-type="float">
            <text:p>0.8</text:p>
          </table:table-cell>
          <table:table-cell table:formula="of:=([.B49]+[.D49])/((2*[.C49])+(2*[.E49])+(2*[.F49]))" office:value-type="float" office:value="0.0416666666666666" calcext:value-type="float">
            <text:p>0.0416666667</text:p>
          </table:table-cell>
          <table:table-cell table:formula="of:=([.B49]+[.D49])/([.C49]+[.E49]+[.F49])" office:value-type="float" office:value="0.0833333333333331" calcext:value-type="float">
            <text:p>0.0833333333</text:p>
          </table:table-cell>
          <table:table-cell table:formula="of:=([.B49]+[.D49])/([.B49]+(2*[.C49])+[.D49]+(2*[.E49])+(2*[.F49]))" office:value-type="float" office:value="0.0399999999999999" calcext:value-type="float">
            <text:p>0.04</text:p>
          </table:table-cell>
          <table:table-cell table:number-columns-repeated="3"/>
          <table:table-cell table:formula="of:=[.D49]/([.B49]+[.D49])" office:value-type="float" office:value="0.52437539013748" calcext:value-type="float">
            <text:p>0.5243753901</text:p>
          </table:table-cell>
          <table:table-cell table:formula="of:=([.E49]+(2*[.F49]))/(2*([.C49]+[.E49]+[.F49]))" office:value-type="float" office:value="0.52437539013748" calcext:value-type="float">
            <text:p>0.5243753901</text:p>
          </table:table-cell>
          <table:table-cell/>
          <table:table-cell table:formula="of:=([.M49]*[.Q49])+((1-[.M49])*[.R49])" office:value-type="float" office:value="0.52437539013748" calcext:value-type="float">
            <text:p>0.5243753901</text:p>
          </table:table-cell>
          <table:table-cell table:formula="of:=[.T49]=([.H49]/[.I4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390388203202208" calcext:value-type="float">
            <text:p>0.3903882032</text:p>
          </table:table-cell>
          <table:table-cell office:value-type="float" office:value="0.0156155281280883" calcext:value-type="float">
            <text:p>0.0156155281</text:p>
          </table:table-cell>
          <table:table-cell office:value-type="float" office:value="0.0731534156157351" calcext:value-type="float">
            <text:p>0.0731534156</text:p>
          </table:table-cell>
          <table:table-cell office:value-type="float" office:value="0.0243844718719117" calcext:value-type="float">
            <text:p>0.0243844719</text:p>
          </table:table-cell>
          <table:table-cell office:value-type="float" office:value="0.228465843842649" calcext:value-type="float">
            <text:p>0.2284658438</text:p>
          </table:table-cell>
          <table:table-cell office:value-type="float" office:value="0.178380740541616" calcext:value-type="float">
            <text:p>0.1783807405</text:p>
          </table:table-cell>
          <table:table-cell/>
          <table:table-cell table:formula="of:=[.D50]+[.E50]+(2*[.F50])" office:value-type="float" office:value="0.609611796797793" calcext:value-type="float">
            <text:p>0.6096117968</text:p>
          </table:table-cell>
          <table:table-cell table:formula="of:=[.B50]+(2*[.C50])+[.D50]+(2*[.E50])+(2*[.F50])" office:value-type="float" office:value="1" calcext:value-type="float">
            <text:p>1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([.B50]+[.D50])/((2*[.C50])+(2*[.E50])+(2*[.F50]))" office:value-type="float" office:value="0.0416666666666667" calcext:value-type="float">
            <text:p>0.0416666667</text:p>
          </table:table-cell>
          <table:table-cell table:formula="of:=([.B50]+[.D50])/([.C50]+[.E50]+[.F50])" office:value-type="float" office:value="0.0833333333333333" calcext:value-type="float">
            <text:p>0.0833333333</text:p>
          </table:table-cell>
          <table:table-cell table:formula="of:=([.B50]+[.D50])/([.B50]+(2*[.C50])+[.D50]+(2*[.E50])+(2*[.F50]))" office:value-type="float" office:value="0.04" calcext:value-type="float">
            <text:p>0.04</text:p>
          </table:table-cell>
          <table:table-cell table:number-columns-repeated="3"/>
          <table:table-cell table:formula="of:=[.D50]/([.B50]+[.D50])" office:value-type="float" office:value="0.609611796797793" calcext:value-type="float">
            <text:p>0.6096117968</text:p>
          </table:table-cell>
          <table:table-cell table:formula="of:=([.E50]+(2*[.F50]))/(2*([.C50]+[.E50]+[.F50]))" office:value-type="float" office:value="0.609611796797793" calcext:value-type="float">
            <text:p>0.6096117968</text:p>
          </table:table-cell>
          <table:table-cell/>
          <table:table-cell table:formula="of:=([.M50]*[.Q50])+((1-[.M50])*[.R50])" office:value-type="float" office:value="0.609611796797793" calcext:value-type="float">
            <text:p>0.6096117968</text:p>
          </table:table-cell>
          <table:table-cell table:formula="of:=[.T50]=([.H50]/[.I5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17539052967911" calcext:value-type="float">
            <text:p>1.1753905297</text:p>
          </table:table-cell>
          <table:table-cell office:value-type="float" office:value="0.00701562118716424" calcext:value-type="float">
            <text:p>0.0070156212</text:p>
          </table:table-cell>
          <table:table-cell office:value-type="float" office:value="0.0147656821925364" calcext:value-type="float">
            <text:p>0.0147656822</text:p>
          </table:table-cell>
          <table:table-cell office:value-type="float" office:value="0.0329843788128358" calcext:value-type="float">
            <text:p>0.0329843788</text:p>
          </table:table-cell>
          <table:table-cell office:value-type="float" office:value="0.138843544106869" calcext:value-type="float">
            <text:p>0.1388435441</text:p>
          </table:table-cell>
          <table:table-cell office:value-type="float" office:value="0.326390773700594" calcext:value-type="float">
            <text:p>0.3263907737</text:p>
          </table:table-cell>
          <table:table-cell/>
          <table:table-cell table:formula="of:=[.D51]+[.E51]+(2*[.F51])" office:value-type="float" office:value="0.824609470320893" calcext:value-type="float">
            <text:p>0.8246094703</text:p>
          </table:table-cell>
          <table:table-cell table:formula="of:=[.B51]+(2*[.C51])+[.D51]+(2*[.E51])+(2*[.F51])" office:value-type="float" office:value="0.999999999999999" calcext:value-type="float">
            <text:p>1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([.B51]+[.D51])/((2*[.C51])+(2*[.E51])+(2*[.F51]))" office:value-type="float" office:value="0.0416666666666668" calcext:value-type="float">
            <text:p>0.0416666667</text:p>
          </table:table-cell>
          <table:table-cell table:formula="of:=([.B51]+[.D51])/([.C51]+[.E51]+[.F51])" office:value-type="float" office:value="0.0833333333333335" calcext:value-type="float">
            <text:p>0.0833333333</text:p>
          </table:table-cell>
          <table:table-cell table:formula="of:=([.B51]+[.D51])/([.B51]+(2*[.C51])+[.D51]+(2*[.E51])+(2*[.F51]))" office:value-type="float" office:value="0.0400000000000001" calcext:value-type="float">
            <text:p>0.04</text:p>
          </table:table-cell>
          <table:table-cell table:number-columns-repeated="3"/>
          <table:table-cell table:formula="of:=[.D51]/([.B51]+[.D51])" office:value-type="float" office:value="0.824609470320894" calcext:value-type="float">
            <text:p>0.8246094703</text:p>
          </table:table-cell>
          <table:table-cell table:formula="of:=([.E51]+(2*[.F51]))/(2*([.C51]+[.E51]+[.F51]))" office:value-type="float" office:value="0.824609470320894" calcext:value-type="float">
            <text:p>0.8246094703</text:p>
          </table:table-cell>
          <table:table-cell/>
          <table:table-cell table:formula="of:=([.M51]*[.Q51])+((1-[.M51])*[.R51])" office:value-type="float" office:value="0.824609470320894" calcext:value-type="float">
            <text:p>0.8246094703</text:p>
          </table:table-cell>
          <table:table-cell table:formula="of:=[.T51]=([.H51]/[.I5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10610722522451" calcext:value-type="float">
            <text:p>2.1061072252</text:p>
          </table:table-cell>
          <table:table-cell office:value-type="float" office:value="0.00424428900898053" calcext:value-type="float">
            <text:p>0.004244289</text:p>
          </table:table-cell>
          <table:table-cell office:value-type="float" office:value="0.00540419675752586" calcext:value-type="float">
            <text:p>0.0054041968</text:p>
          </table:table-cell>
          <table:table-cell office:value-type="float" office:value="0.0357557109910195" calcext:value-type="float">
            <text:p>0.035755711</text:p>
          </table:table-cell>
          <table:table-cell office:value-type="float" office:value="0.0910545427004808" calcext:value-type="float">
            <text:p>0.0910545427</text:p>
          </table:table-cell>
          <table:table-cell office:value-type="float" office:value="0.383541260541993" calcext:value-type="float">
            <text:p>0.3835412605</text:p>
          </table:table-cell>
          <table:table-cell/>
          <table:table-cell table:formula="of:=[.D52]+[.E52]+(2*[.F52])" office:value-type="float" office:value="0.893892774775486" calcext:value-type="float">
            <text:p>0.8938927748</text:p>
          </table:table-cell>
          <table:table-cell table:formula="of:=[.B52]+(2*[.C52])+[.D52]+(2*[.E52])+(2*[.F52])" office:value-type="float" office:value="1" calcext:value-type="float">
            <text:p>1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([.B52]+[.D52])/((2*[.C52])+(2*[.E52])+(2*[.F52]))" office:value-type="float" office:value="0.0416666666666667" calcext:value-type="float">
            <text:p>0.0416666667</text:p>
          </table:table-cell>
          <table:table-cell table:formula="of:=([.B52]+[.D52])/([.C52]+[.E52]+[.F52])" office:value-type="float" office:value="0.0833333333333334" calcext:value-type="float">
            <text:p>0.0833333333</text:p>
          </table:table-cell>
          <table:table-cell table:formula="of:=([.B52]+[.D52])/([.B52]+(2*[.C52])+[.D52]+(2*[.E52])+(2*[.F52]))" office:value-type="float" office:value="0.04" calcext:value-type="float">
            <text:p>0.04</text:p>
          </table:table-cell>
          <table:table-cell table:number-columns-repeated="3"/>
          <table:table-cell table:formula="of:=[.D52]/([.B52]+[.D52])" office:value-type="float" office:value="0.893892774775487" calcext:value-type="float">
            <text:p>0.8938927748</text:p>
          </table:table-cell>
          <table:table-cell table:formula="of:=([.E52]+(2*[.F52]))/(2*([.C52]+[.E52]+[.F52]))" office:value-type="float" office:value="0.893892774775487" calcext:value-type="float">
            <text:p>0.8938927748</text:p>
          </table:table-cell>
          <table:table-cell/>
          <table:table-cell table:formula="of:=([.M52]*[.Q52])+((1-[.M52])*[.R52])" office:value-type="float" office:value="0.893892774775487" calcext:value-type="float">
            <text:p>0.8938927748</text:p>
          </table:table-cell>
          <table:table-cell table:formula="of:=[.T52]=([.H52]/[.I5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05803114957162" calcext:value-type="float">
            <text:p>4.0580311496</text:p>
          </table:table-cell>
          <table:table-cell office:value-type="float" office:value="0.00232124598286507" calcext:value-type="float">
            <text:p>0.002321246</text:p>
          </table:table-cell>
          <table:table-cell office:value-type="float" office:value="0.00161645487388993" calcext:value-type="float">
            <text:p>0.0016164549</text:p>
          </table:table-cell>
          <table:table-cell office:value-type="float" office:value="0.0376787540171378" calcext:value-type="float">
            <text:p>0.037678754</text:p>
          </table:table-cell>
          <table:table-cell office:value-type="float" office:value="0.0524769938409777" calcext:value-type="float">
            <text:p>0.0524769938</text:p>
          </table:table-cell>
          <table:table-cell office:value-type="float" office:value="0.425906551285131" calcext:value-type="float">
            <text:p>0.4259065513</text:p>
          </table:table-cell>
          <table:table-cell/>
          <table:table-cell table:formula="of:=[.D53]+[.E53]+(2*[.F53])" office:value-type="float" office:value="0.941968850428378" calcext:value-type="float">
            <text:p>0.9419688504</text:p>
          </table:table-cell>
          <table:table-cell table:formula="of:=[.B53]+(2*[.C53])+[.D53]+(2*[.E53])+(2*[.F53])" office:value-type="float" office:value="1" calcext:value-type="float">
            <text:p>1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([.B53]+[.D53])/((2*[.C53])+(2*[.E53])+(2*[.F53]))" office:value-type="float" office:value="0.0416666666666698" calcext:value-type="float">
            <text:p>0.0416666667</text:p>
          </table:table-cell>
          <table:table-cell table:formula="of:=([.B53]+[.D53])/([.C53]+[.E53]+[.F53])" office:value-type="float" office:value="0.0833333333333395" calcext:value-type="float">
            <text:p>0.0833333333</text:p>
          </table:table-cell>
          <table:table-cell table:formula="of:=([.B53]+[.D53])/([.B53]+(2*[.C53])+[.D53]+(2*[.E53])+(2*[.F53]))" office:value-type="float" office:value="0.0400000000000029" calcext:value-type="float">
            <text:p>0.04</text:p>
          </table:table-cell>
          <table:table-cell table:number-columns-repeated="3"/>
          <table:table-cell table:formula="of:=[.D53]/([.B53]+[.D53])" office:value-type="float" office:value="0.941968850428377" calcext:value-type="float">
            <text:p>0.9419688504</text:p>
          </table:table-cell>
          <table:table-cell table:formula="of:=([.E53]+(2*[.F53]))/(2*([.C53]+[.E53]+[.F53]))" office:value-type="float" office:value="0.941968850428377" calcext:value-type="float">
            <text:p>0.9419688504</text:p>
          </table:table-cell>
          <table:table-cell/>
          <table:table-cell table:formula="of:=([.M53]*[.Q53])+((1-[.M53])*[.R53])" office:value-type="float" office:value="0.941968850428377" calcext:value-type="float">
            <text:p>0.9419688504</text:p>
          </table:table-cell>
          <table:table-cell table:formula="of:=[.T53]=([.H53]/[.I5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03432029207611" calcext:value-type="float">
            <text:p>7.0343202921</text:p>
          </table:table-cell>
          <table:table-cell office:value-type="float" office:value="0.00137281168304447" calcext:value-type="float">
            <text:p>0.0013728117</text:p>
          </table:table-cell>
          <table:table-cell office:value-type="float" office:value="0.000565383575131018" calcext:value-type="float">
            <text:p>0.0005653836</text:p>
          </table:table-cell>
          <table:table-cell office:value-type="float" office:value="0.0386271883169555" calcext:value-type="float">
            <text:p>0.0386271883</text:p>
          </table:table-cell>
          <table:table-cell office:value-type="float" office:value="0.0318167132428053" calcext:value-type="float">
            <text:p>0.0318167132</text:p>
          </table:table-cell>
          <table:table-cell office:value-type="float" office:value="0.447617903182064" calcext:value-type="float">
            <text:p>0.4476179032</text:p>
          </table:table-cell>
          <table:table-cell/>
          <table:table-cell table:formula="of:=[.D54]+[.E54]+(2*[.F54])" office:value-type="float" office:value="0.965679707923889" calcext:value-type="float">
            <text:p>0.9656797079</text:p>
          </table:table-cell>
          <table:table-cell table:formula="of:=[.B54]+(2*[.C54])+[.D54]+(2*[.E54])+(2*[.F54])" office:value-type="float" office:value="1" calcext:value-type="float">
            <text:p>1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([.B54]+[.D54])/((2*[.C54])+(2*[.E54])+(2*[.F54]))" office:value-type="float" office:value="0.0416666666666666" calcext:value-type="float">
            <text:p>0.0416666667</text:p>
          </table:table-cell>
          <table:table-cell table:formula="of:=([.B54]+[.D54])/([.C54]+[.E54]+[.F54])" office:value-type="float" office:value="0.0833333333333332" calcext:value-type="float">
            <text:p>0.0833333333</text:p>
          </table:table-cell>
          <table:table-cell table:formula="of:=([.B54]+[.D54])/([.B54]+(2*[.C54])+[.D54]+(2*[.E54])+(2*[.F54]))" office:value-type="float" office:value="0.0399999999999999" calcext:value-type="float">
            <text:p>0.04</text:p>
          </table:table-cell>
          <table:table-cell table:number-columns-repeated="3"/>
          <table:table-cell table:formula="of:=[.D54]/([.B54]+[.D54])" office:value-type="float" office:value="0.965679707923888" calcext:value-type="float">
            <text:p>0.9656797079</text:p>
          </table:table-cell>
          <table:table-cell table:formula="of:=([.E54]+(2*[.F54]))/(2*([.C54]+[.E54]+[.F54]))" office:value-type="float" office:value="0.965679707923888" calcext:value-type="float">
            <text:p>0.9656797079</text:p>
          </table:table-cell>
          <table:table-cell/>
          <table:table-cell table:formula="of:=([.M54]*[.Q54])+((1-[.M54])*[.R54])" office:value-type="float" office:value="0.965679707923888" calcext:value-type="float">
            <text:p>0.9656797079</text:p>
          </table:table-cell>
          <table:table-cell table:formula="of:=[.T54]=([.H54]/[.I5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0269485164821" calcext:value-type="float">
            <text:p>9.0269485165</text:p>
          </table:table-cell>
          <table:table-cell office:value-type="float" office:value="0.00107794065928395" calcext:value-type="float">
            <text:p>0.0010779407</text:p>
          </table:table-cell>
          <table:table-cell office:value-type="float" office:value="0.000348586819481257" calcext:value-type="float">
            <text:p>0.0003485868</text:p>
          </table:table-cell>
          <table:table-cell office:value-type="float" office:value="0.0389220593407161" calcext:value-type="float">
            <text:p>0.0389220593</text:p>
          </table:table-cell>
          <table:table-cell office:value-type="float" office:value="0.0251734021838524" calcext:value-type="float">
            <text:p>0.0251734022</text:p>
          </table:table-cell>
          <table:table-cell office:value-type="float" office:value="0.454478010996666" calcext:value-type="float">
            <text:p>0.454478011</text:p>
          </table:table-cell>
          <table:table-cell/>
          <table:table-cell table:formula="of:=[.D55]+[.E55]+(2*[.F55])" office:value-type="float" office:value="0.9730514835179" calcext:value-type="float">
            <text:p>0.9730514835</text:p>
          </table:table-cell>
          <table:table-cell table:formula="of:=[.B55]+(2*[.C55])+[.D55]+(2*[.E55])+(2*[.F55])" office:value-type="float" office:value="1" calcext:value-type="float">
            <text:p>1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([.B55]+[.D55])/((2*[.C55])+(2*[.E55])+(2*[.F55]))" office:value-type="float" office:value="0.0416666666666668" calcext:value-type="float">
            <text:p>0.0416666667</text:p>
          </table:table-cell>
          <table:table-cell table:formula="of:=([.B55]+[.D55])/([.C55]+[.E55]+[.F55])" office:value-type="float" office:value="0.0833333333333335" calcext:value-type="float">
            <text:p>0.0833333333</text:p>
          </table:table-cell>
          <table:table-cell table:formula="of:=([.B55]+[.D55])/([.B55]+(2*[.C55])+[.D55]+(2*[.E55])+(2*[.F55]))" office:value-type="float" office:value="0.0400000000000001" calcext:value-type="float">
            <text:p>0.04</text:p>
          </table:table-cell>
          <table:table-cell table:number-columns-repeated="3"/>
          <table:table-cell table:formula="of:=[.D55]/([.B55]+[.D55])" office:value-type="float" office:value="0.973051483517901" calcext:value-type="float">
            <text:p>0.9730514835</text:p>
          </table:table-cell>
          <table:table-cell table:formula="of:=([.E55]+(2*[.F55]))/(2*([.C55]+[.E55]+[.F55]))" office:value-type="float" office:value="0.973051483517901" calcext:value-type="float">
            <text:p>0.9730514835</text:p>
          </table:table-cell>
          <table:table-cell/>
          <table:table-cell table:formula="of:=([.M55]*[.Q55])+((1-[.M55])*[.R55])" office:value-type="float" office:value="0.973051483517901" calcext:value-type="float">
            <text:p>0.9730514835</text:p>
          </table:table-cell>
          <table:table-cell table:formula="of:=[.T55]=([.H55]/[.I5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56]+[.D56]+[.E56]+(2*[.F56])" office:value-type="float" office:value="0" calcext:value-type="float">
            <text:p>0</text:p>
          </table:table-cell>
          <table:table-cell table:formula="of:=([.B56]+[.D56])/((2*[.C56])+(2*[.E56])+(2*[.F56]))" office:value-type="string" office:string-value="" calcext:value-type="error">
            <text:p>#DIV/0!</text:p>
          </table:table-cell>
          <table:table-cell table:formula="of:=([.B56]+[.D56])/([.C56]+[.E56]+[.F56])" office:value-type="string" office:string-value="" calcext:value-type="error">
            <text:p>#DIV/0!</text:p>
          </table:table-cell>
          <table:table-cell table:formula="of:=([.B56]+[.D56])/([.B56]+(2*[.C56])+[.D56]+(2*[.E56])+(2*[.F56]))" office:value-type="string" office:string-value="" calcext:value-type="error">
            <text:p>#DIV/0!</text:p>
          </table:table-cell>
          <table:table-cell table:number-columns-repeated="3"/>
          <table:table-cell table:formula="of:=[.D56]/([.B56]+[.D56])" office:value-type="string" office:string-value="" calcext:value-type="error">
            <text:p>#DIV/0!</text:p>
          </table:table-cell>
          <table:table-cell table:formula="of:=([.E56]+(2*[.F56]))/(2*([.C56]+[.E56]+[.F56]))" office:value-type="string" office:string-value="" calcext:value-type="error">
            <text:p>#DIV/0!</text:p>
          </table:table-cell>
          <table:table-cell/>
          <table:table-cell table:formula="of:=([.M56]*[.Q56])+((1-[.M56])*[.R56])" office:value-type="string" office:string-value="" calcext:value-type="error">
            <text:p>#DIV/0!</text:p>
          </table:table-cell>
          <table:table-cell table:formula="of:=[.T56]=([.H56]/[.I5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57]+[.D57]+[.E57]+(2*[.F57])" office:value-type="float" office:value="0" calcext:value-type="float">
            <text:p>0</text:p>
          </table:table-cell>
          <table:table-cell table:formula="of:=([.B57]+[.D57])/((2*[.C57])+(2*[.E57])+(2*[.F57]))" office:value-type="string" office:string-value="" calcext:value-type="error">
            <text:p>#DIV/0!</text:p>
          </table:table-cell>
          <table:table-cell table:formula="of:=([.B57]+[.D57])/([.C57]+[.E57]+[.F57])" office:value-type="string" office:string-value="" calcext:value-type="error">
            <text:p>#DIV/0!</text:p>
          </table:table-cell>
          <table:table-cell table:formula="of:=([.B57]+[.D57])/([.B57]+(2*[.C57])+[.D57]+(2*[.E57])+(2*[.F57]))" office:value-type="string" office:string-value="" calcext:value-type="error">
            <text:p>#DIV/0!</text:p>
          </table:table-cell>
          <table:table-cell table:number-columns-repeated="3"/>
          <table:table-cell table:formula="of:=[.D57]/([.B57]+[.D57])" office:value-type="string" office:string-value="" calcext:value-type="error">
            <text:p>#DIV/0!</text:p>
          </table:table-cell>
          <table:table-cell table:formula="of:=([.E57]+(2*[.F57]))/(2*([.C57]+[.E57]+[.F57]))" office:value-type="string" office:string-value="" calcext:value-type="error">
            <text:p>#DIV/0!</text:p>
          </table:table-cell>
          <table:table-cell/>
          <table:table-cell table:formula="of:=([.M57]*[.Q57])+((1-[.M57])*[.R57])" office:value-type="string" office:string-value="" calcext:value-type="error">
            <text:p>#DIV/0!</text:p>
          </table:table-cell>
          <table:table-cell table:formula="of:=[.T57]=([.H57]/[.I5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11-4_l20-300_k21-0.4_k22-0.1</text:p>
          </table:table-cell>
          <table:table-cell table:number-columns-repeated="8"/>
          <table:table-cell table:formula="of:=[.A58]+[.D58]+[.E58]+(2*[.F58])" office:value-type="string" office:string-value="" calcext:value-type="error">
            <text:p>#VALUE!</text:p>
          </table:table-cell>
          <table:table-cell table:formula="of:=([.B58]+[.D58])/((2*[.C58])+(2*[.E58])+(2*[.F58]))" office:value-type="string" office:string-value="" calcext:value-type="error">
            <text:p>#DIV/0!</text:p>
          </table:table-cell>
          <table:table-cell table:formula="of:=([.B58]+[.D58])/([.C58]+[.E58]+[.F58])" office:value-type="string" office:string-value="" calcext:value-type="error">
            <text:p>#DIV/0!</text:p>
          </table:table-cell>
          <table:table-cell table:formula="of:=([.B58]+[.D58])/([.B58]+(2*[.C58])+[.D58]+(2*[.E58])+(2*[.F58]))" office:value-type="string" office:string-value="" calcext:value-type="error">
            <text:p>#DIV/0!</text:p>
          </table:table-cell>
          <table:table-cell table:number-columns-repeated="3"/>
          <table:table-cell table:formula="of:=[.D58]/([.B58]+[.D58])" office:value-type="string" office:string-value="" calcext:value-type="error">
            <text:p>#DIV/0!</text:p>
          </table:table-cell>
          <table:table-cell table:formula="of:=([.E58]+(2*[.F58]))/(2*([.C58]+[.E58]+[.F58]))" office:value-type="string" office:string-value="" calcext:value-type="error">
            <text:p>#DIV/0!</text:p>
          </table:table-cell>
          <table:table-cell/>
          <table:table-cell table:formula="of:=([.M58]*[.Q58])+((1-[.M58])*[.R58])" office:value-type="string" office:string-value="" calcext:value-type="error">
            <text:p>#DIV/0!</text:p>
          </table:table-cell>
          <table:table-cell table:formula="of:=[.T58]=([.H58]/[.I58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59]+[.D59]+[.E59]+(2*[.F59])" office:value-type="float" office:value="0" calcext:value-type="float">
            <text:p>0</text:p>
          </table:table-cell>
          <table:table-cell table:formula="of:=([.B59]+[.D59])/((2*[.C59])+(2*[.E59])+(2*[.F59]))" office:value-type="string" office:string-value="" calcext:value-type="error">
            <text:p>#DIV/0!</text:p>
          </table:table-cell>
          <table:table-cell table:formula="of:=([.B59]+[.D59])/([.C59]+[.E59]+[.F59])" office:value-type="string" office:string-value="" calcext:value-type="error">
            <text:p>#DIV/0!</text:p>
          </table:table-cell>
          <table:table-cell table:formula="of:=([.B59]+[.D59])/([.B59]+(2*[.C59])+[.D59]+(2*[.E59])+(2*[.F59]))" office:value-type="string" office:string-value="" calcext:value-type="error">
            <text:p>#DIV/0!</text:p>
          </table:table-cell>
          <table:table-cell table:number-columns-repeated="3"/>
          <table:table-cell table:formula="of:=[.D59]/([.B59]+[.D59])" office:value-type="string" office:string-value="" calcext:value-type="error">
            <text:p>#DIV/0!</text:p>
          </table:table-cell>
          <table:table-cell table:formula="of:=([.E59]+(2*[.F59]))/(2*([.C59]+[.E59]+[.F59]))" office:value-type="string" office:string-value="" calcext:value-type="error">
            <text:p>#DIV/0!</text:p>
          </table:table-cell>
          <table:table-cell/>
          <table:table-cell table:formula="of:=([.M59]*[.Q59])+((1-[.M59])*[.R59])" office:value-type="string" office:string-value="" calcext:value-type="error">
            <text:p>#DIV/0!</text:p>
          </table:table-cell>
          <table:table-cell table:formula="of:=[.T59]=([.H59]/[.I59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60]+[.D60]+[.E60]+(2*[.F60])" office:value-type="float" office:value="0" calcext:value-type="float">
            <text:p>0</text:p>
          </table:table-cell>
          <table:table-cell table:formula="of:=([.B60]+[.D60])/((2*[.C60])+(2*[.E60])+(2*[.F60]))" office:value-type="string" office:string-value="" calcext:value-type="error">
            <text:p>#DIV/0!</text:p>
          </table:table-cell>
          <table:table-cell table:formula="of:=([.B60]+[.D60])/([.C60]+[.E60]+[.F60])" office:value-type="string" office:string-value="" calcext:value-type="error">
            <text:p>#DIV/0!</text:p>
          </table:table-cell>
          <table:table-cell table:formula="of:=([.B60]+[.D60])/([.B60]+(2*[.C60])+[.D60]+(2*[.E60])+(2*[.F60]))" office:value-type="string" office:string-value="" calcext:value-type="error">
            <text:p>#DIV/0!</text:p>
          </table:table-cell>
          <table:table-cell table:number-columns-repeated="3"/>
          <table:table-cell table:formula="of:=[.D60]/([.B60]+[.D60])" office:value-type="string" office:string-value="" calcext:value-type="error">
            <text:p>#DIV/0!</text:p>
          </table:table-cell>
          <table:table-cell table:formula="of:=([.E60]+(2*[.F60]))/(2*([.C60]+[.E60]+[.F60]))" office:value-type="string" office:string-value="" calcext:value-type="error">
            <text:p>#DIV/0!</text:p>
          </table:table-cell>
          <table:table-cell/>
          <table:table-cell table:formula="of:=([.M60]*[.Q60])+((1-[.M60])*[.R60])" office:value-type="string" office:string-value="" calcext:value-type="error">
            <text:p>#DIV/0!</text:p>
          </table:table-cell>
          <table:table-cell table:formula="of:=[.T60]=([.H60]/[.I6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985688755462107" calcext:value-type="float">
            <text:p>0.0098568876</text:p>
          </table:table-cell>
          <table:table-cell office:value-type="float" office:value="0.00330201379333871" calcext:value-type="float">
            <text:p>0.0033020138</text:p>
          </table:table-cell>
          <table:table-cell office:value-type="float" office:value="0.00327098852741973" calcext:value-type="float">
            <text:p>0.0032709885</text:p>
          </table:table-cell>
          <table:table-cell office:value-type="float" office:value="0.00013019031465899" calcext:value-type="float">
            <text:p>0.0001301903</text:p>
          </table:table-cell>
          <table:table-cell office:value-type="float" office:value="0.0000128967064428927" calcext:value-type="float">
            <text:p>1.28967064428927E-05</text:p>
          </table:table-cell>
          <table:table-cell table:style-name="ce2" office:value-type="float" office:value="0.0000000127121385232551" calcext:value-type="float">
            <text:p>1.27E-08</text:p>
          </table:table-cell>
          <table:table-cell/>
          <table:table-cell table:formula="of:=[.D61]+[.E61]+(2*[.F61])" office:value-type="float" office:value="0.000143112445378929" calcext:value-type="float">
            <text:p>0.0001431124</text:p>
          </table:table-cell>
          <table:table-cell table:formula="of:=[.B61]+(2*[.C61])+[.D61]+(2*[.E61])+(2*[.F61])" office:value-type="float" office:value="0.01" calcext:value-type="float">
            <text:p>0.01</text:p>
          </table:table-cell>
          <table:table-cell table:formula="of:=[.A61]+[.D61]+[.E61]+(2*[.F61])" office:value-type="float" office:value="0.01" calcext:value-type="float">
            <text:p>0.01</text:p>
          </table:table-cell>
          <table:table-cell table:formula="of:=([.B61]+[.D61])/((2*[.C61])+(2*[.E61])+(2*[.F61]))" office:value-type="float" office:value="0.522580811650549" calcext:value-type="float">
            <text:p>0.5225808117</text:p>
          </table:table-cell>
          <table:table-cell table:formula="of:=([.B61]+[.D61])/([.C61]+[.E61]+[.F61])" office:value-type="float" office:value="1.0451616233011" calcext:value-type="float">
            <text:p>1.0451616233</text:p>
          </table:table-cell>
          <table:table-cell table:formula="of:=([.B61]+[.D61])/([.B61]+(2*[.C61])+[.D61]+(2*[.E61])+(2*[.F61]))" office:value-type="float" office:value="0.34322041079977" calcext:value-type="float">
            <text:p>0.3432204108</text:p>
          </table:table-cell>
          <table:table-cell table:number-columns-repeated="3"/>
          <table:table-cell table:formula="of:=[.D61]/([.B61]+[.D61])" office:value-type="float" office:value="0.037931984975958" calcext:value-type="float">
            <text:p>0.037931985</text:p>
          </table:table-cell>
          <table:table-cell table:formula="of:=([.E61]+(2*[.F61]))/(2*([.C61]+[.E61]+[.F61]))" office:value-type="float" office:value="0.00196749882798196" calcext:value-type="float">
            <text:p>0.0019674988</text:p>
          </table:table-cell>
          <table:table-cell/>
          <table:table-cell table:formula="of:=([.M61]*[.Q61])+((1-[.M61])*[.R61])" office:value-type="float" office:value="0.0143112445378929" calcext:value-type="float">
            <text:p>0.0143112445</text:p>
          </table:table-cell>
          <table:table-cell table:formula="of:=[.T61]=([.H61]/[.I6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9716601481544" calcext:value-type="float">
            <text:p>0.0197166015</text:p>
          </table:table-cell>
          <table:table-cell office:value-type="float" office:value="0.00327112590948883" calcext:value-type="float">
            <text:p>0.0032711259</text:p>
          </table:table-cell>
          <table:table-cell office:value-type="float" office:value="0.00321007941471875" calcext:value-type="float">
            <text:p>0.0032100794</text:p>
          </table:table-cell>
          <table:table-cell office:value-type="float" office:value="0.000257981943813378" calcext:value-type="float">
            <text:p>0.0002579819</text:p>
          </table:table-cell>
          <table:table-cell office:value-type="float" office:value="0.000025316742617647" calcext:value-type="float">
            <text:p>2.5316742617647E-05</text:p>
          </table:table-cell>
          <table:table-cell table:style-name="ce2" office:value-type="float" office:value="0.0000000499160125002966" calcext:value-type="float">
            <text:p>4.99E-08</text:p>
          </table:table-cell>
          <table:table-cell/>
          <table:table-cell table:formula="of:=[.D62]+[.E62]+(2*[.F62])" office:value-type="float" office:value="0.000283398518456026" calcext:value-type="float">
            <text:p>0.0002833985</text:p>
          </table:table-cell>
          <table:table-cell table:formula="of:=[.B62]+(2*[.C62])+[.D62]+(2*[.E62])+(2*[.F62])" office:value-type="float" office:value="0.01" calcext:value-type="float">
            <text:p>0.01</text:p>
          </table:table-cell>
          <table:table-cell table:formula="of:=[.A62]+[.D62]+[.E62]+(2*[.F62])" office:value-type="float" office:value="0.02" calcext:value-type="float">
            <text:p>0.02</text:p>
          </table:table-cell>
          <table:table-cell table:formula="of:=([.B62]+[.D62])/((2*[.C62])+(2*[.E62])+(2*[.F62]))" office:value-type="float" office:value="0.545381961759813" calcext:value-type="float">
            <text:p>0.5453819618</text:p>
          </table:table-cell>
          <table:table-cell table:formula="of:=([.B62]+[.D62])/([.C62]+[.E62]+[.F62])" office:value-type="float" office:value="1.09076392351963" calcext:value-type="float">
            <text:p>1.0907639235</text:p>
          </table:table-cell>
          <table:table-cell table:formula="of:=([.B62]+[.D62])/([.B62]+(2*[.C62])+[.D62]+(2*[.E62])+(2*[.F62]))" office:value-type="float" office:value="0.352910785330221" calcext:value-type="float">
            <text:p>0.3529107853</text:p>
          </table:table-cell>
          <table:table-cell table:number-columns-repeated="3"/>
          <table:table-cell table:formula="of:=[.D62]/([.B62]+[.D62])" office:value-type="float" office:value="0.0731011786936414" calcext:value-type="float">
            <text:p>0.0731011787</text:p>
          </table:table-cell>
          <table:table-cell table:formula="of:=([.E62]+(2*[.F62]))/(2*([.C62]+[.E62]+[.F62]))" office:value-type="float" office:value="0.00392783159824694" calcext:value-type="float">
            <text:p>0.0039278316</text:p>
          </table:table-cell>
          <table:table-cell/>
          <table:table-cell table:formula="of:=([.M62]*[.Q62])+((1-[.M62])*[.R62])" office:value-type="float" office:value="0.0283398518456025" calcext:value-type="float">
            <text:p>0.0283398518</text:p>
          </table:table-cell>
          <table:table-cell table:formula="of:=[.T62]=([.H62]/[.I6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95790797227607" calcext:value-type="float">
            <text:p>0.0295790797</text:p>
          </table:table-cell>
          <table:table-cell office:value-type="float" office:value="0.00324066347687684" calcext:value-type="float">
            <text:p>0.0032406635</text:p>
          </table:table-cell>
          <table:table-cell office:value-type="float" office:value="0.00315056993110904" calcext:value-type="float">
            <text:p>0.0031505699</text:p>
          </table:table-cell>
          <table:table-cell office:value-type="float" office:value="0.000383423373348715" calcext:value-type="float">
            <text:p>0.0003834234</text:p>
          </table:table-cell>
          <table:table-cell office:value-type="float" office:value="0.0000372763836657627" calcext:value-type="float">
            <text:p>3.72763836657627E-05</text:p>
          </table:table-cell>
          <table:table-cell table:style-name="ce2" office:value-type="float" office:value="0.000000110260112422581" calcext:value-type="float">
            <text:p>1.10E-07</text:p>
          </table:table-cell>
          <table:table-cell/>
          <table:table-cell table:formula="of:=[.D63]+[.E63]+(2*[.F63])" office:value-type="float" office:value="0.000420920277239323" calcext:value-type="float">
            <text:p>0.0004209203</text:p>
          </table:table-cell>
          <table:table-cell table:formula="of:=[.B63]+(2*[.C63])+[.D63]+(2*[.E63])+(2*[.F63])" office:value-type="float" office:value="0.01" calcext:value-type="float">
            <text:p>0.01</text:p>
          </table:table-cell>
          <table:table-cell table:formula="of:=[.A63]+[.D63]+[.E63]+(2*[.F63])" office:value-type="float" office:value="0.03" calcext:value-type="float">
            <text:p>0.03</text:p>
          </table:table-cell>
          <table:table-cell table:formula="of:=([.B63]+[.D63])/((2*[.C63])+(2*[.E63])+(2*[.F63]))" office:value-type="float" office:value="0.568402794249755" calcext:value-type="float">
            <text:p>0.5684027942</text:p>
          </table:table-cell>
          <table:table-cell table:formula="of:=([.B63]+[.D63])/([.C63]+[.E63]+[.F63])" office:value-type="float" office:value="1.13680558849951" calcext:value-type="float">
            <text:p>1.1368055885</text:p>
          </table:table-cell>
          <table:table-cell table:formula="of:=([.B63]+[.D63])/([.B63]+(2*[.C63])+[.D63]+(2*[.E63])+(2*[.F63]))" office:value-type="float" office:value="0.362408685022555" calcext:value-type="float">
            <text:p>0.362408685</text:p>
          </table:table-cell>
          <table:table-cell table:number-columns-repeated="3"/>
          <table:table-cell table:formula="of:=[.D63]/([.B63]+[.D63])" office:value-type="float" office:value="0.105798616091348" calcext:value-type="float">
            <text:p>0.1057986161</text:p>
          </table:table-cell>
          <table:table-cell table:formula="of:=([.E63]+(2*[.F63]))/(2*([.C63]+[.E63]+[.F63]))" office:value-type="float" office:value="0.00588102488377438" calcext:value-type="float">
            <text:p>0.0058810249</text:p>
          </table:table-cell>
          <table:table-cell/>
          <table:table-cell table:formula="of:=([.M63]*[.Q63])+((1-[.M63])*[.R63])" office:value-type="float" office:value="0.0420920277239323" calcext:value-type="float">
            <text:p>0.0420920277</text:p>
          </table:table-cell>
          <table:table-cell table:formula="of:=[.T63]=([.H63]/[.I6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493120874469775" calcext:value-type="float">
            <text:p>0.0493120874</text:p>
          </table:table-cell>
          <table:table-cell office:value-type="float" office:value="0.00318099043834872" calcext:value-type="float">
            <text:p>0.0031809904</text:p>
          </table:table-cell>
          <table:table-cell office:value-type="float" office:value="0.00303561005065979" calcext:value-type="float">
            <text:p>0.0030356101</text:p>
          </table:table-cell>
          <table:table-cell office:value-type="float" office:value="0.000627445114655405" calcext:value-type="float">
            <text:p>0.0006274451</text:p>
          </table:table-cell>
          <table:table-cell office:value-type="float" office:value="0.0000598769073092237" calcext:value-type="float">
            <text:p>5.98769073092237E-05</text:p>
          </table:table-cell>
          <table:table-cell table:style-name="ce2" office:value-type="float" office:value="0.000000295265528928701" calcext:value-type="float">
            <text:p>2.95E-07</text:p>
          </table:table-cell>
          <table:table-cell/>
          <table:table-cell table:formula="of:=[.D64]+[.E64]+(2*[.F64])" office:value-type="float" office:value="0.000687912553022486" calcext:value-type="float">
            <text:p>0.0006879126</text:p>
          </table:table-cell>
          <table:table-cell table:formula="of:=[.B64]+(2*[.C64])+[.D64]+(2*[.E64])+(2*[.F64])" office:value-type="float" office:value="0.01" calcext:value-type="float">
            <text:p>0.01</text:p>
          </table:table-cell>
          <table:table-cell table:formula="of:=[.A64]+[.D64]+[.E64]+(2*[.F64])" office:value-type="float" office:value="0.05" calcext:value-type="float">
            <text:p>0.05</text:p>
          </table:table-cell>
          <table:table-cell table:formula="of:=([.B64]+[.D64])/((2*[.C64])+(2*[.E64])+(2*[.F64]))" office:value-type="float" office:value="0.615100688300508" calcext:value-type="float">
            <text:p>0.6151006883</text:p>
          </table:table-cell>
          <table:table-cell table:formula="of:=([.B64]+[.D64])/([.C64]+[.E64]+[.F64])" office:value-type="float" office:value="1.23020137660102" calcext:value-type="float">
            <text:p>1.2302013766</text:p>
          </table:table-cell>
          <table:table-cell table:formula="of:=([.B64]+[.D64])/([.B64]+(2*[.C64])+[.D64]+(2*[.E64])+(2*[.F64]))" office:value-type="float" office:value="0.380843555300412" calcext:value-type="float">
            <text:p>0.3808435553</text:p>
          </table:table-cell>
          <table:table-cell table:number-columns-repeated="3"/>
          <table:table-cell table:formula="of:=[.D64]/([.B64]+[.D64])" office:value-type="float" office:value="0.164751406692565" calcext:value-type="float">
            <text:p>0.1647514067</text:p>
          </table:table-cell>
          <table:table-cell table:formula="of:=([.E64]+(2*[.F64]))/(2*([.C64]+[.E64]+[.F64]))" office:value-type="float" office:value="0.00976610013264411" calcext:value-type="float">
            <text:p>0.0097661001</text:p>
          </table:table-cell>
          <table:table-cell/>
          <table:table-cell table:formula="of:=([.M64]*[.Q64])+((1-[.M64])*[.R64])" office:value-type="float" office:value="0.0687912553022485" calcext:value-type="float">
            <text:p>0.0687912553</text:p>
          </table:table-cell>
          <table:table-cell table:formula="of:=[.T64]=([.H64]/[.I6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89308541889847" calcext:value-type="float">
            <text:p>0.0789308542</text:p>
          </table:table-cell>
          <table:table-cell office:value-type="float" office:value="0.0030945200494168" calcext:value-type="float">
            <text:p>0.00309452</text:p>
          </table:table-cell>
          <table:table-cell office:value-type="float" office:value="0.00287281630087276" calcext:value-type="float">
            <text:p>0.0028728163</text:p>
          </table:table-cell>
          <table:table-cell office:value-type="float" office:value="0.000977012443221627" calcext:value-type="float">
            <text:p>0.0009770124</text:p>
          </table:table-cell>
          <table:table-cell office:value-type="float" office:value="0.0000907015378223705" calcext:value-type="float">
            <text:p>9.07015378223705E-05</text:p>
          </table:table-cell>
          <table:table-cell table:style-name="ce2" office:value-type="float" office:value="0.00000071591498565742" calcext:value-type="float">
            <text:p>7.16E-07</text:p>
          </table:table-cell>
          <table:table-cell/>
          <table:table-cell table:formula="of:=[.D65]+[.E65]+(2*[.F65])" office:value-type="float" office:value="0.00106914581101531" calcext:value-type="float">
            <text:p>0.0010691458</text:p>
          </table:table-cell>
          <table:table-cell table:formula="of:=[.B65]+(2*[.C65])+[.D65]+(2*[.E65])+(2*[.F65])" office:value-type="float" office:value="0.01" calcext:value-type="float">
            <text:p>0.01</text:p>
          </table:table-cell>
          <table:table-cell table:formula="of:=[.A65]+[.D65]+[.E65]+(2*[.F65])" office:value-type="float" office:value="0.08" calcext:value-type="float">
            <text:p>0.08</text:p>
          </table:table-cell>
          <table:table-cell table:formula="of:=([.B65]+[.D65])/((2*[.C65])+(2*[.E65])+(2*[.F65]))" office:value-type="float" office:value="0.686776555253558" calcext:value-type="float">
            <text:p>0.6867765553</text:p>
          </table:table-cell>
          <table:table-cell table:formula="of:=([.B65]+[.D65])/([.C65]+[.E65]+[.F65])" office:value-type="float" office:value="1.37355311050712" calcext:value-type="float">
            <text:p>1.3735531105</text:p>
          </table:table-cell>
          <table:table-cell table:formula="of:=([.B65]+[.D65])/([.B65]+(2*[.C65])+[.D65]+(2*[.E65])+(2*[.F65]))" office:value-type="float" office:value="0.407153249263843" calcext:value-type="float">
            <text:p>0.4071532493</text:p>
          </table:table-cell>
          <table:table-cell table:number-columns-repeated="3"/>
          <table:table-cell table:formula="of:=[.D65]/([.B65]+[.D65])" office:value-type="float" office:value="0.239961843602654" calcext:value-type="float">
            <text:p>0.2399618436</text:p>
          </table:table-cell>
          <table:table-cell table:formula="of:=([.E65]+(2*[.F65]))/(2*([.C65]+[.E65]+[.F65]))" office:value-type="float" office:value="0.0155408404750942" calcext:value-type="float">
            <text:p>0.0155408405</text:p>
          </table:table-cell>
          <table:table-cell/>
          <table:table-cell table:formula="of:=([.M65]*[.Q65])+((1-[.M65])*[.R65])" office:value-type="float" office:value="0.106914581101531" calcext:value-type="float">
            <text:p>0.1069145811</text:p>
          </table:table-cell>
          <table:table-cell table:formula="of:=[.T65]=([.H65]/[.I6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986888853477834" calcext:value-type="float">
            <text:p>0.0986888853</text:p>
          </table:table-cell>
          <table:table-cell office:value-type="float" office:value="0.00303883036661153" calcext:value-type="float">
            <text:p>0.0030388304</text:p>
          </table:table-cell>
          <table:table-cell office:value-type="float" office:value="0.00277034699911211" calcext:value-type="float">
            <text:p>0.002770347</text:p>
          </table:table-cell>
          <table:table-cell office:value-type="float" office:value="0.00119959512656755" calcext:value-type="float">
            <text:p>0.0011995951</text:p>
          </table:table-cell>
          <table:table-cell office:value-type="float" office:value="0.00010936098294758" calcext:value-type="float">
            <text:p>0.000109361</text:p>
          </table:table-cell>
          <table:table-cell table:style-name="ce2" office:value-type="float" office:value="0.00000107927135076347" calcext:value-type="float">
            <text:p>1.08E-06</text:p>
          </table:table-cell>
          <table:table-cell/>
          <table:table-cell table:formula="of:=[.D66]+[.E66]+(2*[.F66])" office:value-type="float" office:value="0.00131111465221666" calcext:value-type="float">
            <text:p>0.0013111147</text:p>
          </table:table-cell>
          <table:table-cell table:formula="of:=[.B66]+(2*[.C66])+[.D66]+(2*[.E66])+(2*[.F66])" office:value-type="float" office:value="0.00999999999999999" calcext:value-type="float">
            <text:p>0.01</text:p>
          </table:table-cell>
          <table:table-cell table:formula="of:=[.A66]+[.D66]+[.E66]+(2*[.F66])" office:value-type="float" office:value="0.1" calcext:value-type="float">
            <text:p>0.1</text:p>
          </table:table-cell>
          <table:table-cell table:formula="of:=([.B66]+[.D66])/((2*[.C66])+(2*[.E66])+(2*[.F66]))" office:value-type="float" office:value="0.735636671566318" calcext:value-type="float">
            <text:p>0.7356366716</text:p>
          </table:table-cell>
          <table:table-cell table:formula="of:=([.B66]+[.D66])/([.C66]+[.E66]+[.F66])" office:value-type="float" office:value="1.47127334313264" calcext:value-type="float">
            <text:p>1.4712733431</text:p>
          </table:table-cell>
          <table:table-cell table:formula="of:=([.B66]+[.D66])/([.B66]+(2*[.C66])+[.D66]+(2*[.E66])+(2*[.F66]))" office:value-type="float" office:value="0.423842549317909" calcext:value-type="float">
            <text:p>0.4238425493</text:p>
          </table:table-cell>
          <table:table-cell table:number-columns-repeated="3"/>
          <table:table-cell table:formula="of:=[.D66]/([.B66]+[.D66])" office:value-type="float" office:value="0.283028480386895" calcext:value-type="float">
            <text:p>0.2830284804</text:p>
          </table:table-cell>
          <table:table-cell table:formula="of:=([.E66]+(2*[.F66]))/(2*([.C66]+[.E66]+[.F66]))" office:value-type="float" office:value="0.0193557378312271" calcext:value-type="float">
            <text:p>0.0193557378</text:p>
          </table:table-cell>
          <table:table-cell/>
          <table:table-cell table:formula="of:=([.M66]*[.Q66])+((1-[.M66])*[.R66])" office:value-type="float" office:value="0.131111465221666" calcext:value-type="float">
            <text:p>0.1311114652</text:p>
          </table:table-cell>
          <table:table-cell table:formula="of:=[.T66]=([.H66]/[.I6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97610046410961" calcext:value-type="float">
            <text:p>0.1976100464</text:p>
          </table:table-cell>
          <table:table-cell office:value-type="float" office:value="0.00278217964341922" calcext:value-type="float">
            <text:p>0.0027821796</text:p>
          </table:table-cell>
          <table:table-cell office:value-type="float" office:value="0.00232215707047689" calcext:value-type="float">
            <text:p>0.0023221571</text:p>
          </table:table-cell>
          <table:table-cell office:value-type="float" office:value="0.00219914659383882" calcext:value-type="float">
            <text:p>0.0021991466</text:p>
          </table:table-cell>
          <table:table-cell office:value-type="float" office:value="0.000183552626588192" calcext:value-type="float">
            <text:p>0.0001835526</text:p>
          </table:table-cell>
          <table:table-cell table:style-name="ce2" office:value-type="float" office:value="0.00000362718430589465" calcext:value-type="float">
            <text:p>3.63E-06</text:p>
          </table:table-cell>
          <table:table-cell/>
          <table:table-cell table:formula="of:=[.D67]+[.E67]+(2*[.F67])" office:value-type="float" office:value="0.0023899535890388" calcext:value-type="float">
            <text:p>0.0023899536</text:p>
          </table:table-cell>
          <table:table-cell table:formula="of:=[.B67]+(2*[.C67])+[.D67]+(2*[.E67])+(2*[.F67])" office:value-type="float" office:value="0.01" calcext:value-type="float">
            <text:p>0.01</text:p>
          </table:table-cell>
          <table:table-cell table:formula="of:=[.A67]+[.D67]+[.E67]+(2*[.F67])" office:value-type="float" office:value="0.2" calcext:value-type="float">
            <text:p>0.2</text:p>
          </table:table-cell>
          <table:table-cell table:formula="of:=([.B67]+[.D67])/((2*[.C67])+(2*[.E67])+(2*[.F67]))" office:value-type="float" office:value="0.992558287856609" calcext:value-type="float">
            <text:p>0.9925582879</text:p>
          </table:table-cell>
          <table:table-cell table:formula="of:=([.B67]+[.D67])/([.C67]+[.E67]+[.F67])" office:value-type="float" office:value="1.98511657571322" calcext:value-type="float">
            <text:p>1.9851165757</text:p>
          </table:table-cell>
          <table:table-cell table:formula="of:=([.B67]+[.D67])/([.B67]+(2*[.C67])+[.D67]+(2*[.E67])+(2*[.F67]))" office:value-type="float" office:value="0.498132623725804" calcext:value-type="float">
            <text:p>0.4981326237</text:p>
          </table:table-cell>
          <table:table-cell table:number-columns-repeated="3"/>
          <table:table-cell table:formula="of:=[.D67]/([.B67]+[.D67])" office:value-type="float" office:value="0.441478130340111" calcext:value-type="float">
            <text:p>0.4414781303</text:p>
          </table:table-cell>
          <table:table-cell table:formula="of:=([.E67]+(2*[.F67]))/(2*([.C67]+[.E67]+[.F67]))" office:value-type="float" office:value="0.0380194059666739" calcext:value-type="float">
            <text:p>0.038019406</text:p>
          </table:table-cell>
          <table:table-cell/>
          <table:table-cell table:formula="of:=([.M67]*[.Q67])+((1-[.M67])*[.R67])" office:value-type="float" office:value="0.23899535890388" calcext:value-type="float">
            <text:p>0.2389953589</text:p>
          </table:table-cell>
          <table:table-cell table:formula="of:=[.T67]=([.H67]/[.I6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96717136964698" calcext:value-type="float">
            <text:p>0.296717137</text:p>
          </table:table-cell>
          <table:table-cell office:value-type="float" office:value="0.00255803179299233" calcext:value-type="float">
            <text:p>0.0025580318</text:p>
          </table:table-cell>
          <table:table-cell office:value-type="float" office:value="0.00196305799618787" calcext:value-type="float">
            <text:p>0.001963058</text:p>
          </table:table-cell>
          <table:table-cell office:value-type="float" office:value="0.00303604747952543" calcext:value-type="float">
            <text:p>0.0030360475</text:p>
          </table:table-cell>
          <table:table-cell office:value-type="float" office:value="0.000232989179329808" calcext:value-type="float">
            <text:p>0.0002329892</text:p>
          </table:table-cell>
          <table:table-cell table:style-name="ce2" office:value-type="float" office:value="0.00000691318822344952" calcext:value-type="float">
            <text:p>6.91E-06</text:p>
          </table:table-cell>
          <table:table-cell/>
          <table:table-cell table:formula="of:=[.D68]+[.E68]+(2*[.F68])" office:value-type="float" office:value="0.00328286303530214" calcext:value-type="float">
            <text:p>0.003282863</text:p>
          </table:table-cell>
          <table:table-cell table:formula="of:=[.B68]+(2*[.C68])+[.D68]+(2*[.E68])+(2*[.F68])" office:value-type="float" office:value="0.01" calcext:value-type="float">
            <text:p>0.01</text:p>
          </table:table-cell>
          <table:table-cell table:formula="of:=[.A68]+[.D68]+[.E68]+(2*[.F68])" office:value-type="float" office:value="0.3" calcext:value-type="float">
            <text:p>0.3</text:p>
          </table:table-cell>
          <table:table-cell table:formula="of:=([.B68]+[.D68])/((2*[.C68])+(2*[.E68])+(2*[.F68]))" office:value-type="float" office:value="1.26967315540297" calcext:value-type="float">
            <text:p>1.2696731554</text:p>
          </table:table-cell>
          <table:table-cell table:formula="of:=([.B68]+[.D68])/([.C68]+[.E68]+[.F68])" office:value-type="float" office:value="2.53934631080595" calcext:value-type="float">
            <text:p>2.5393463108</text:p>
          </table:table-cell>
          <table:table-cell table:formula="of:=([.B68]+[.D68])/([.B68]+(2*[.C68])+[.D68]+(2*[.E68])+(2*[.F68]))" office:value-type="float" office:value="0.559407927251775" calcext:value-type="float">
            <text:p>0.5594079273</text:p>
          </table:table-cell>
          <table:table-cell table:number-columns-repeated="3"/>
          <table:table-cell table:formula="of:=[.D68]/([.B68]+[.D68])" office:value-type="float" office:value="0.542725144143154" calcext:value-type="float">
            <text:p>0.5427251441</text:p>
          </table:table-cell>
          <table:table-cell table:formula="of:=([.E68]+(2*[.F68]))/(2*([.C68]+[.E68]+[.F68]))" office:value-type="float" office:value="0.0560190641282256" calcext:value-type="float">
            <text:p>0.0560190641</text:p>
          </table:table-cell>
          <table:table-cell/>
          <table:table-cell table:formula="of:=([.M68]*[.Q68])+((1-[.M68])*[.R68])" office:value-type="float" office:value="0.328286303530213" calcext:value-type="float">
            <text:p>0.3282863035</text:p>
          </table:table-cell>
          <table:table-cell table:formula="of:=[.T68]=([.H68]/[.I6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495349374599476" calcext:value-type="float">
            <text:p>0.4953493746</text:p>
          </table:table-cell>
          <table:table-cell office:value-type="float" office:value="0.00218913194316307" calcext:value-type="float">
            <text:p>0.0021891319</text:p>
          </table:table-cell>
          <table:table-cell office:value-type="float" office:value="0.00143768959937308" calcext:value-type="float">
            <text:p>0.0014376896</text:p>
          </table:table-cell>
          <table:table-cell office:value-type="float" office:value="0.00433754055584626" calcext:value-type="float">
            <text:p>0.0043375406</text:p>
          </table:table-cell>
          <table:table-cell office:value-type="float" office:value="0.00028486345756705" calcext:value-type="float">
            <text:p>0.0002848635</text:p>
          </table:table-cell>
          <table:table-cell office:value-type="float" office:value="0.0000141106935552083" calcext:value-type="float">
            <text:p>1.41106935552083E-05</text:p>
          </table:table-cell>
          <table:table-cell/>
          <table:table-cell table:formula="of:=[.D69]+[.E69]+(2*[.F69])" office:value-type="float" office:value="0.00465062540052373" calcext:value-type="float">
            <text:p>0.0046506254</text:p>
          </table:table-cell>
          <table:table-cell table:formula="of:=[.B69]+(2*[.C69])+[.D69]+(2*[.E69])+(2*[.F69])" office:value-type="float" office:value="0.01" calcext:value-type="float">
            <text:p>0.01</text:p>
          </table:table-cell>
          <table:table-cell table:formula="of:=[.A69]+[.D69]+[.E69]+(2*[.F69])" office:value-type="float" office:value="0.5" calcext:value-type="float">
            <text:p>0.5</text:p>
          </table:table-cell>
          <table:table-cell table:formula="of:=([.B69]+[.D69])/((2*[.C69])+(2*[.E69])+(2*[.F69]))" office:value-type="float" office:value="1.87908352930951" calcext:value-type="float">
            <text:p>1.8790835293</text:p>
          </table:table-cell>
          <table:table-cell table:formula="of:=([.B69]+[.D69])/([.C69]+[.E69]+[.F69])" office:value-type="float" office:value="3.75816705861901" calcext:value-type="float">
            <text:p>3.7581670586</text:p>
          </table:table-cell>
          <table:table-cell table:formula="of:=([.B69]+[.D69])/([.B69]+(2*[.C69])+[.D69]+(2*[.E69])+(2*[.F69]))" office:value-type="float" office:value="0.652667249900933" calcext:value-type="float">
            <text:p>0.6526672499</text:p>
          </table:table-cell>
          <table:table-cell table:number-columns-repeated="3"/>
          <table:table-cell table:formula="of:=[.D69]/([.B69]+[.D69])" office:value-type="float" office:value="0.664586825293386" calcext:value-type="float">
            <text:p>0.6645868253</text:p>
          </table:table-cell>
          <table:table-cell table:formula="of:=([.E69]+(2*[.F69]))/(2*([.C69]+[.E69]+[.F69]))" office:value-type="float" office:value="0.0901397419587319" calcext:value-type="float">
            <text:p>0.090139742</text:p>
          </table:table-cell>
          <table:table-cell/>
          <table:table-cell table:formula="of:=([.M69]*[.Q69])+((1-[.M69])*[.R69])" office:value-type="float" office:value="0.465062540052372" calcext:value-type="float">
            <text:p>0.4650625401</text:p>
          </table:table-cell>
          <table:table-cell table:formula="of:=[.T69]=([.H69]/[.I6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79398985465661" calcext:value-type="float">
            <text:p>0.7939898547</text:p>
          </table:table-cell>
          <table:table-cell office:value-type="float" office:value="0.00178199430584555" calcext:value-type="float">
            <text:p>0.0017819943</text:p>
          </table:table-cell>
          <table:table-cell office:value-type="float" office:value="0.000952651111819788" calcext:value-type="float">
            <text:p>0.0009526511</text:p>
          </table:table-cell>
          <table:table-cell office:value-type="float" office:value="0.00565954159958886" calcext:value-type="float">
            <text:p>0.0056595416</text:p>
          </table:table-cell>
          <table:table-cell office:value-type="float" office:value="0.000302558127124901" calcext:value-type="float">
            <text:p>0.0003025581</text:p>
          </table:table-cell>
          <table:table-cell office:value-type="float" office:value="0.0000240228083381076" calcext:value-type="float">
            <text:p>2.40228083381076E-05</text:p>
          </table:table-cell>
          <table:table-cell/>
          <table:table-cell table:formula="of:=[.D70]+[.E70]+(2*[.F70])" office:value-type="float" office:value="0.00601014534338998" calcext:value-type="float">
            <text:p>0.0060101453</text:p>
          </table:table-cell>
          <table:table-cell table:formula="of:=[.B70]+(2*[.C70])+[.D70]+(2*[.E70])+(2*[.F70])" office:value-type="float" office:value="0.01" calcext:value-type="float">
            <text:p>0.01</text:p>
          </table:table-cell>
          <table:table-cell table:formula="of:=[.A70]+[.D70]+[.E70]+(2*[.F70])" office:value-type="float" office:value="0.8" calcext:value-type="float">
            <text:p>0.8</text:p>
          </table:table-cell>
          <table:table-cell table:formula="of:=([.B70]+[.D70])/((2*[.C70])+(2*[.E70])+(2*[.F70]))" office:value-type="float" office:value="2.90859501262531" calcext:value-type="float">
            <text:p>2.9085950126</text:p>
          </table:table-cell>
          <table:table-cell table:formula="of:=([.B70]+[.D70])/([.C70]+[.E70]+[.F70])" office:value-type="float" office:value="5.81719002525062" calcext:value-type="float">
            <text:p>5.8171900253</text:p>
          </table:table-cell>
          <table:table-cell table:formula="of:=([.B70]+[.D70])/([.B70]+(2*[.C70])+[.D70]+(2*[.E70])+(2*[.F70]))" office:value-type="float" office:value="0.744153590543441" calcext:value-type="float">
            <text:p>0.7441535905</text:p>
          </table:table-cell>
          <table:table-cell table:number-columns-repeated="3"/>
          <table:table-cell table:formula="of:=[.D70]/([.B70]+[.D70])" office:value-type="float" office:value="0.760534071394563" calcext:value-type="float">
            <text:p>0.7605340714</text:p>
          </table:table-cell>
          <table:table-cell table:formula="of:=([.E70]+(2*[.F70]))/(2*([.C70]+[.E70]+[.F70]))" office:value-type="float" office:value="0.13703680444288" calcext:value-type="float">
            <text:p>0.1370368044</text:p>
          </table:table-cell>
          <table:table-cell/>
          <table:table-cell table:formula="of:=([.M70]*[.Q70])+((1-[.M70])*[.R70])" office:value-type="float" office:value="0.601014534338997" calcext:value-type="float">
            <text:p>0.6010145343</text:p>
          </table:table-cell>
          <table:table-cell table:formula="of:=[.T70]=([.H70]/[.I7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993371072889002" calcext:value-type="float">
            <text:p>0.9933710729</text:p>
          </table:table-cell>
          <table:table-cell office:value-type="float" office:value="0.00157867064328229" calcext:value-type="float">
            <text:p>0.0015786706</text:p>
          </table:table-cell>
          <table:table-cell office:value-type="float" office:value="0.000747660299988394" calcext:value-type="float">
            <text:p>0.0007476603</text:p>
          </table:table-cell>
          <table:table-cell office:value-type="float" office:value="0.00627282300262279" calcext:value-type="float">
            <text:p>0.006272823</text:p>
          </table:table-cell>
          <table:table-cell office:value-type="float" office:value="0.000297081645742393" calcext:value-type="float">
            <text:p>0.0002970816</text:p>
          </table:table-cell>
          <table:table-cell office:value-type="float" office:value="0.0000295112313166752" calcext:value-type="float">
            <text:p>2.95112313166752E-05</text:p>
          </table:table-cell>
          <table:table-cell/>
          <table:table-cell table:formula="of:=[.D71]+[.E71]+(2*[.F71])" office:value-type="float" office:value="0.00662892711099853" calcext:value-type="float">
            <text:p>0.0066289271</text:p>
          </table:table-cell>
          <table:table-cell table:formula="of:=[.B71]+(2*[.C71])+[.D71]+(2*[.E71])+(2*[.F71])" office:value-type="float" office:value="0.01" calcext:value-type="float">
            <text:p>0.01</text:p>
          </table:table-cell>
          <table:table-cell table:formula="of:=[.A71]+[.D71]+[.E71]+(2*[.F71])" office:value-type="float" office:value="1" calcext:value-type="float">
            <text:p>1</text:p>
          </table:table-cell>
          <table:table-cell table:formula="of:=([.B71]+[.D71])/((2*[.C71])+(2*[.E71])+(2*[.F71]))" office:value-type="float" office:value="3.65439628835195" calcext:value-type="float">
            <text:p>3.6543962884</text:p>
          </table:table-cell>
          <table:table-cell table:formula="of:=([.B71]+[.D71])/([.C71]+[.E71]+[.F71])" office:value-type="float" office:value="7.30879257670391" calcext:value-type="float">
            <text:p>7.3087925767</text:p>
          </table:table-cell>
          <table:table-cell table:formula="of:=([.B71]+[.D71])/([.B71]+(2*[.C71])+[.D71]+(2*[.E71])+(2*[.F71]))" office:value-type="float" office:value="0.785149364590508" calcext:value-type="float">
            <text:p>0.7851493646</text:p>
          </table:table-cell>
          <table:table-cell table:number-columns-repeated="3"/>
          <table:table-cell table:formula="of:=[.D71]/([.B71]+[.D71])" office:value-type="float" office:value="0.798933717012477" calcext:value-type="float">
            <text:p>0.798933717</text:p>
          </table:table-cell>
          <table:table-cell table:formula="of:=([.E71]+(2*[.F71]))/(2*([.C71]+[.E71]+[.F71]))" office:value-type="float" office:value="0.165744964029094" calcext:value-type="float">
            <text:p>0.165744964</text:p>
          </table:table-cell>
          <table:table-cell/>
          <table:table-cell table:formula="of:=([.M71]*[.Q71])+((1-[.M71])*[.R71])" office:value-type="float" office:value="0.662892711099853" calcext:value-type="float">
            <text:p>0.6628927111</text:p>
          </table:table-cell>
          <table:table-cell table:formula="of:=[.T71]=([.H71]/[.I7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99180585284098" calcext:value-type="float">
            <text:p>1.9918058528</text:p>
          </table:table-cell>
          <table:table-cell office:value-type="float" office:value="0.000987567915706278" calcext:value-type="float">
            <text:p>0.0009875679</text:p>
          </table:table-cell>
          <table:table-cell office:value-type="float" office:value="0.00029258711643973" calcext:value-type="float">
            <text:p>0.0002925871</text:p>
          </table:table-cell>
          <table:table-cell office:value-type="float" office:value="0.00786817421832693" calcext:value-type="float">
            <text:p>0.0078681742</text:p>
          </table:table-cell>
          <table:table-cell office:value-type="float" office:value="0.000233110692396208" calcext:value-type="float">
            <text:p>0.0002331107</text:p>
          </table:table-cell>
          <table:table-cell office:value-type="float" office:value="0.0000464311241474581" calcext:value-type="float">
            <text:p>4.64311241474581E-05</text:p>
          </table:table-cell>
          <table:table-cell/>
          <table:table-cell table:formula="of:=[.D72]+[.E72]+(2*[.F72])" office:value-type="float" office:value="0.00819414715901806" calcext:value-type="float">
            <text:p>0.0081941472</text:p>
          </table:table-cell>
          <table:table-cell table:formula="of:=[.B72]+(2*[.C72])+[.D72]+(2*[.E72])+(2*[.F72])" office:value-type="float" office:value="0.01" calcext:value-type="float">
            <text:p>0.01</text:p>
          </table:table-cell>
          <table:table-cell table:formula="of:=[.A72]+[.D72]+[.E72]+(2*[.F72])" office:value-type="float" office:value="2" calcext:value-type="float">
            <text:p>2</text:p>
          </table:table-cell>
          <table:table-cell table:formula="of:=([.B72]+[.D72])/((2*[.C72])+(2*[.E72])+(2*[.F72]))" office:value-type="float" office:value="7.73928884163791" calcext:value-type="float">
            <text:p>7.7392888416</text:p>
          </table:table-cell>
          <table:table-cell table:formula="of:=([.B72]+[.D72])/([.C72]+[.E72]+[.F72])" office:value-type="float" office:value="15.4785776832758" calcext:value-type="float">
            <text:p>15.4785776833</text:p>
          </table:table-cell>
          <table:table-cell table:formula="of:=([.B72]+[.D72])/([.B72]+(2*[.C72])+[.D72]+(2*[.E72])+(2*[.F72]))" office:value-type="float" office:value="0.885574213403321" calcext:value-type="float">
            <text:p>0.8855742134</text:p>
          </table:table-cell>
          <table:table-cell table:number-columns-repeated="3"/>
          <table:table-cell table:formula="of:=[.D72]/([.B72]+[.D72])" office:value-type="float" office:value="0.888482760590895" calcext:value-type="float">
            <text:p>0.8884827606</text:p>
          </table:table-cell>
          <table:table-cell table:formula="of:=([.E72]+(2*[.F72]))/(2*([.C72]+[.E72]+[.F72]))" office:value-type="float" office:value="0.284877168325784" calcext:value-type="float">
            <text:p>0.2848771683</text:p>
          </table:table-cell>
          <table:table-cell/>
          <table:table-cell table:formula="of:=([.M72]*[.Q72])+((1-[.M72])*[.R72])" office:value-type="float" office:value="0.819414715901805" calcext:value-type="float">
            <text:p>0.8194147159</text:p>
          </table:table-cell>
          <table:table-cell table:formula="of:=[.T72]=([.H72]/[.I7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99119689998149" calcext:value-type="float">
            <text:p>2.9911969</text:p>
          </table:table-cell>
          <table:table-cell office:value-type="float" office:value="0.000711479611856392" calcext:value-type="float">
            <text:p>0.0007114796</text:p>
          </table:table-cell>
          <table:table-cell office:value-type="float" office:value="0.000151860971426197" calcext:value-type="float">
            <text:p>0.000151861</text:p>
          </table:table-cell>
          <table:table-cell office:value-type="float" office:value="0.0085127024375395" calcext:value-type="float">
            <text:p>0.0085127024</text:p>
          </table:table-cell>
          <table:table-cell office:value-type="float" office:value="0.000181698426783287" calcext:value-type="float">
            <text:p>0.0001816984</text:p>
          </table:table-cell>
          <table:table-cell office:value-type="float" office:value="0.0000543495770925683" calcext:value-type="float">
            <text:p>5.43495770925683E-05</text:p>
          </table:table-cell>
          <table:table-cell/>
          <table:table-cell table:formula="of:=[.D73]+[.E73]+(2*[.F73])" office:value-type="float" office:value="0.00880310001850792" calcext:value-type="float">
            <text:p>0.0088031</text:p>
          </table:table-cell>
          <table:table-cell table:formula="of:=[.B73]+(2*[.C73])+[.D73]+(2*[.E73])+(2*[.F73])" office:value-type="float" office:value="0.01" calcext:value-type="float">
            <text:p>0.01</text:p>
          </table:table-cell>
          <table:table-cell table:formula="of:=[.A73]+[.D73]+[.E73]+(2*[.F73])" office:value-type="float" office:value="3" calcext:value-type="float">
            <text:p>3</text:p>
          </table:table-cell>
          <table:table-cell table:formula="of:=([.B73]+[.D73])/((2*[.C73])+(2*[.E73])+(2*[.F73]))" office:value-type="float" office:value="11.8896218400378" calcext:value-type="float">
            <text:p>11.88962184</text:p>
          </table:table-cell>
          <table:table-cell table:formula="of:=([.B73]+[.D73])/([.C73]+[.E73]+[.F73])" office:value-type="float" office:value="23.7792436800755" calcext:value-type="float">
            <text:p>23.7792436801</text:p>
          </table:table-cell>
          <table:table-cell table:formula="of:=([.B73]+[.D73])/([.B73]+(2*[.C73])+[.D73]+(2*[.E73])+(2*[.F73]))" office:value-type="float" office:value="0.922418204939589" calcext:value-type="float">
            <text:p>0.9224182049</text:p>
          </table:table-cell>
          <table:table-cell table:number-columns-repeated="3"/>
          <table:table-cell table:formula="of:=[.D73]/([.B73]+[.D73])" office:value-type="float" office:value="0.922867999780752" calcext:value-type="float">
            <text:p>0.9228679998</text:p>
          </table:table-cell>
          <table:table-cell table:formula="of:=([.E73]+(2*[.F73]))/(2*([.C73]+[.E73]+[.F73]))" office:value-type="float" office:value="0.374311500194472" calcext:value-type="float">
            <text:p>0.3743115002</text:p>
          </table:table-cell>
          <table:table-cell/>
          <table:table-cell table:formula="of:=([.M73]*[.Q73])+((1-[.M73])*[.R73])" office:value-type="float" office:value="0.880310001850793" calcext:value-type="float">
            <text:p>0.8803100019</text:p>
          </table:table-cell>
          <table:table-cell table:formula="of:=[.T73]=([.H73]/[.I7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99070012817993" calcext:value-type="float">
            <text:p>4.9907001282</text:p>
          </table:table-cell>
          <table:table-cell office:value-type="float" office:value="0.00045353017874776" calcext:value-type="float">
            <text:p>0.0004535302</text:p>
          </table:table-cell>
          <table:table-cell office:value-type="float" office:value="0.0000617068869104927" calcext:value-type="float">
            <text:p>6.17068869104927E-05</text:p>
          </table:table-cell>
          <table:table-cell office:value-type="float" office:value="0.00905373248483967" calcext:value-type="float">
            <text:p>0.0090537325</text:p>
          </table:table-cell>
          <table:table-cell office:value-type="float" office:value="0.000123184227365512" calcext:value-type="float">
            <text:p>0.0001231842</text:p>
          </table:table-cell>
          <table:table-cell office:value-type="float" office:value="0.0000614775539302808" calcext:value-type="float">
            <text:p>6.14775539302808E-05</text:p>
          </table:table-cell>
          <table:table-cell/>
          <table:table-cell table:formula="of:=[.D74]+[.E74]+(2*[.F74])" office:value-type="float" office:value="0.00929987182006574" calcext:value-type="float">
            <text:p>0.0092998718</text:p>
          </table:table-cell>
          <table:table-cell table:formula="of:=[.B74]+(2*[.C74])+[.D74]+(2*[.E74])+(2*[.F74])" office:value-type="float" office:value="0.01" calcext:value-type="float">
            <text:p>0.01</text:p>
          </table:table-cell>
          <table:table-cell table:formula="of:=[.A74]+[.D74]+[.E74]+(2*[.F74])" office:value-type="float" office:value="5" calcext:value-type="float">
            <text:p>5</text:p>
          </table:table-cell>
          <table:table-cell table:formula="of:=([.B74]+[.D74])/((2*[.C74])+(2*[.E74])+(2*[.F74]))" office:value-type="float" office:value="19.2947884420655" calcext:value-type="float">
            <text:p>19.2947884421</text:p>
          </table:table-cell>
          <table:table-cell table:formula="of:=([.B74]+[.D74])/([.C74]+[.E74]+[.F74])" office:value-type="float" office:value="38.5895768841311" calcext:value-type="float">
            <text:p>38.5895768841</text:p>
          </table:table-cell>
          <table:table-cell table:formula="of:=([.B74]+[.D74])/([.B74]+(2*[.C74])+[.D74]+(2*[.E74])+(2*[.F74]))" office:value-type="float" office:value="0.950726266358743" calcext:value-type="float">
            <text:p>0.9507262664</text:p>
          </table:table-cell>
          <table:table-cell table:number-columns-repeated="3"/>
          <table:table-cell table:formula="of:=[.D74]/([.B74]+[.D74])" office:value-type="float" office:value="0.952296450114419" calcext:value-type="float">
            <text:p>0.9522964501</text:p>
          </table:table-cell>
          <table:table-cell table:formula="of:=([.E74]+(2*[.F74]))/(2*([.C74]+[.E74]+[.F74]))" office:value-type="float" office:value="0.499534573568381" calcext:value-type="float">
            <text:p>0.4995345736</text:p>
          </table:table-cell>
          <table:table-cell/>
          <table:table-cell table:formula="of:=([.M74]*[.Q74])+((1-[.M74])*[.R74])" office:value-type="float" office:value="0.929987182006574" calcext:value-type="float">
            <text:p>0.929987182</text:p>
          </table:table-cell>
          <table:table-cell table:formula="of:=[.T74]=([.H74]/[.I7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99042652959004" calcext:value-type="float">
            <text:p>7.9904265296</text:p>
          </table:table-cell>
          <table:table-cell office:value-type="float" office:value="0.000292845171348029" calcext:value-type="float">
            <text:p>0.0002928452</text:p>
          </table:table-cell>
          <table:table-cell office:value-type="float" office:value="0.0000257274883145569" calcext:value-type="float">
            <text:p>2.57274883145569E-05</text:p>
          </table:table-cell>
          <table:table-cell office:value-type="float" office:value="0.00935983130480653" calcext:value-type="float">
            <text:p>0.0093598313</text:p>
          </table:table-cell>
          <table:table-cell office:value-type="float" office:value="0.0000822294420673412" calcext:value-type="float">
            <text:p>8.22294420673412E-05</text:p>
          </table:table-cell>
          <table:table-cell office:value-type="float" office:value="0.0000657048315408271" calcext:value-type="float">
            <text:p>6.57048315408271E-05</text:p>
          </table:table-cell>
          <table:table-cell/>
          <table:table-cell table:formula="of:=[.D75]+[.E75]+(2*[.F75])" office:value-type="float" office:value="0.00957347040995553" calcext:value-type="float">
            <text:p>0.0095734704</text:p>
          </table:table-cell>
          <table:table-cell table:formula="of:=[.B75]+(2*[.C75])+[.D75]+(2*[.E75])+(2*[.F75])" office:value-type="float" office:value="0.01" calcext:value-type="float">
            <text:p>0.01</text:p>
          </table:table-cell>
          <table:table-cell table:formula="of:=[.A75]+[.D75]+[.E75]+(2*[.F75])" office:value-type="float" office:value="8" calcext:value-type="float">
            <text:p>8</text:p>
          </table:table-cell>
          <table:table-cell table:formula="of:=([.B75]+[.D75])/((2*[.C75])+(2*[.E75])+(2*[.F75]))" office:value-type="float" office:value="27.791600088826" calcext:value-type="float">
            <text:p>27.7916000888</text:p>
          </table:table-cell>
          <table:table-cell table:formula="of:=([.B75]+[.D75])/([.C75]+[.E75]+[.F75])" office:value-type="float" office:value="55.5832001776519" calcext:value-type="float">
            <text:p>55.5832001777</text:p>
          </table:table-cell>
          <table:table-cell table:formula="of:=([.B75]+[.D75])/([.B75]+(2*[.C75])+[.D75]+(2*[.E75])+(2*[.F75]))" office:value-type="float" office:value="0.965267647615455" calcext:value-type="float">
            <text:p>0.9652676476</text:p>
          </table:table-cell>
          <table:table-cell table:number-columns-repeated="3"/>
          <table:table-cell table:formula="of:=[.D75]/([.B75]+[.D75])" office:value-type="float" office:value="0.969661764581931" calcext:value-type="float">
            <text:p>0.9696617646</text:p>
          </table:table-cell>
          <table:table-cell table:formula="of:=([.E75]+(2*[.F75]))/(2*([.C75]+[.E75]+[.F75]))" office:value-type="float" office:value="0.615101167878451" calcext:value-type="float">
            <text:p>0.6151011679</text:p>
          </table:table-cell>
          <table:table-cell/>
          <table:table-cell table:formula="of:=([.M75]*[.Q75])+((1-[.M75])*[.R75])" office:value-type="float" office:value="0.957347040995552" calcext:value-type="float">
            <text:p>0.957347041</text:p>
          </table:table-cell>
          <table:table-cell table:formula="of:=[.T75]=([.H75]/[.I7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99033758100504" calcext:value-type="float">
            <text:p>9.990337581</text:p>
          </table:table-cell>
          <table:table-cell office:value-type="float" office:value="0.000236752690756431" calcext:value-type="float">
            <text:p>0.0002367527</text:p>
          </table:table-cell>
          <table:table-cell office:value-type="float" office:value="0.0000168155509741231" calcext:value-type="float">
            <text:p>1.68155509741231E-05</text:p>
          </table:table-cell>
          <table:table-cell office:value-type="float" office:value="0.00946095721547216" calcext:value-type="float">
            <text:p>0.0094609572</text:p>
          </table:table-cell>
          <table:table-cell office:value-type="float" office:value="0.0000671972123368352" calcext:value-type="float">
            <text:p>6.71972123368352E-05</text:p>
          </table:table-cell>
          <table:table-cell office:value-type="float" office:value="0.000067132283574746" calcext:value-type="float">
            <text:p>6.7132283574746E-05</text:p>
          </table:table-cell>
          <table:table-cell/>
          <table:table-cell table:formula="of:=[.D76]+[.E76]+(2*[.F76])" office:value-type="float" office:value="0.00966241899495849" calcext:value-type="float">
            <text:p>0.009662419</text:p>
          </table:table-cell>
          <table:table-cell table:formula="of:=[.B76]+(2*[.C76])+[.D76]+(2*[.E76])+(2*[.F76])" office:value-type="float" office:value="0.01" calcext:value-type="float">
            <text:p>0.01</text:p>
          </table:table-cell>
          <table:table-cell table:formula="of:=[.A76]+[.D76]+[.E76]+(2*[.F76])" office:value-type="float" office:value="10" calcext:value-type="float">
            <text:p>10</text:p>
          </table:table-cell>
          <table:table-cell table:formula="of:=([.B76]+[.D76])/((2*[.C76])+(2*[.E76])+(2*[.F76]))" office:value-type="float" office:value="32.0808061727686" calcext:value-type="float">
            <text:p>32.0808061728</text:p>
          </table:table-cell>
          <table:table-cell table:formula="of:=([.B76]+[.D76])/([.C76]+[.E76]+[.F76])" office:value-type="float" office:value="64.1616123455371" calcext:value-type="float">
            <text:p>64.1616123455</text:p>
          </table:table-cell>
          <table:table-cell table:formula="of:=([.B76]+[.D76])/([.B76]+(2*[.C76])+[.D76]+(2*[.E76])+(2*[.F76]))" office:value-type="float" office:value="0.969770990622859" calcext:value-type="float">
            <text:p>0.9697709906</text:p>
          </table:table-cell>
          <table:table-cell table:number-columns-repeated="3"/>
          <table:table-cell table:formula="of:=[.D76]/([.B76]+[.D76])" office:value-type="float" office:value="0.975586742329303" calcext:value-type="float">
            <text:p>0.9755867423</text:p>
          </table:table-cell>
          <table:table-cell table:formula="of:=([.E76]+(2*[.F76]))/(2*([.C76]+[.E76]+[.F76]))" office:value-type="float" office:value="0.666451807840823" calcext:value-type="float">
            <text:p>0.6664518078</text:p>
          </table:table-cell>
          <table:table-cell/>
          <table:table-cell table:formula="of:=([.M76]*[.Q76])+((1-[.M76])*[.R76])" office:value-type="float" office:value="0.966241899495849" calcext:value-type="float">
            <text:p>0.9662418995</text:p>
          </table:table-cell>
          <table:table-cell table:formula="of:=[.T76]=([.H76]/[.I7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77]+[.D77]+[.E77]+(2*[.F77])" office:value-type="float" office:value="0" calcext:value-type="float">
            <text:p>0</text:p>
          </table:table-cell>
          <table:table-cell table:formula="of:=([.B77]+[.D77])/((2*[.C77])+(2*[.E77])+(2*[.F77]))" office:value-type="string" office:string-value="" calcext:value-type="error">
            <text:p>#DIV/0!</text:p>
          </table:table-cell>
          <table:table-cell table:formula="of:=([.B77]+[.D77])/([.C77]+[.E77]+[.F77])" office:value-type="string" office:string-value="" calcext:value-type="error">
            <text:p>#DIV/0!</text:p>
          </table:table-cell>
          <table:table-cell table:formula="of:=([.B77]+[.D77])/([.B77]+(2*[.C77])+[.D77]+(2*[.E77])+(2*[.F77]))" office:value-type="string" office:string-value="" calcext:value-type="error">
            <text:p>#DIV/0!</text:p>
          </table:table-cell>
          <table:table-cell table:number-columns-repeated="3"/>
          <table:table-cell table:formula="of:=[.D77]/([.B77]+[.D77])" office:value-type="string" office:string-value="" calcext:value-type="error">
            <text:p>#DIV/0!</text:p>
          </table:table-cell>
          <table:table-cell table:formula="of:=([.E77]+(2*[.F77]))/(2*([.C77]+[.E77]+[.F77]))" office:value-type="string" office:string-value="" calcext:value-type="error">
            <text:p>#DIV/0!</text:p>
          </table:table-cell>
          <table:table-cell/>
          <table:table-cell table:formula="of:=([.M77]*[.Q77])+((1-[.M77])*[.R77])" office:value-type="string" office:string-value="" calcext:value-type="error">
            <text:p>#DIV/0!</text:p>
          </table:table-cell>
          <table:table-cell table:formula="of:=[.T77]=([.H77]/[.I7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78]+[.D78]+[.E78]+(2*[.F78])" office:value-type="float" office:value="0" calcext:value-type="float">
            <text:p>0</text:p>
          </table:table-cell>
          <table:table-cell table:formula="of:=([.B78]+[.D78])/((2*[.C78])+(2*[.E78])+(2*[.F78]))" office:value-type="string" office:string-value="" calcext:value-type="error">
            <text:p>#DIV/0!</text:p>
          </table:table-cell>
          <table:table-cell table:formula="of:=([.B78]+[.D78])/([.C78]+[.E78]+[.F78])" office:value-type="string" office:string-value="" calcext:value-type="error">
            <text:p>#DIV/0!</text:p>
          </table:table-cell>
          <table:table-cell table:formula="of:=([.B78]+[.D78])/([.B78]+(2*[.C78])+[.D78]+(2*[.E78])+(2*[.F78]))" office:value-type="string" office:string-value="" calcext:value-type="error">
            <text:p>#DIV/0!</text:p>
          </table:table-cell>
          <table:table-cell table:number-columns-repeated="3"/>
          <table:table-cell table:formula="of:=[.D78]/([.B78]+[.D78])" office:value-type="string" office:string-value="" calcext:value-type="error">
            <text:p>#DIV/0!</text:p>
          </table:table-cell>
          <table:table-cell table:formula="of:=([.E78]+(2*[.F78]))/(2*([.C78]+[.E78]+[.F78]))" office:value-type="string" office:string-value="" calcext:value-type="error">
            <text:p>#DIV/0!</text:p>
          </table:table-cell>
          <table:table-cell/>
          <table:table-cell table:formula="of:=([.M78]*[.Q78])+((1-[.M78])*[.R78])" office:value-type="string" office:string-value="" calcext:value-type="error">
            <text:p>#DIV/0!</text:p>
          </table:table-cell>
          <table:table-cell table:formula="of:=[.T78]=([.H78]/[.I78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938369150070682" calcext:value-type="float">
            <text:p>0.0093836915</text:p>
          </table:table-cell>
          <table:table-cell office:value-type="float" office:value="0.0120531433378183" calcext:value-type="float">
            <text:p>0.0120531433</text:p>
          </table:table-cell>
          <table:table-cell office:value-type="float" office:value="0.0435834792965949" calcext:value-type="float">
            <text:p>0.0435834793</text:p>
          </table:table-cell>
          <table:table-cell office:value-type="float" office:value="0.000452411914783547" calcext:value-type="float">
            <text:p>0.0004524119</text:p>
          </table:table-cell>
          <table:table-cell office:value-type="float" office:value="0.000163589569698677" calcext:value-type="float">
            <text:p>0.0001635896</text:p>
          </table:table-cell>
          <table:table-cell table:style-name="ce2" office:value-type="float" office:value="0.000000153507405478577" calcext:value-type="float">
            <text:p>1.54E-07</text:p>
          </table:table-cell>
          <table:table-cell/>
          <table:table-cell table:formula="of:=[.D79]+[.E79]+(2*[.F79])" office:value-type="float" office:value="0.000616308499293181" calcext:value-type="float">
            <text:p>0.0006163085</text:p>
          </table:table-cell>
          <table:table-cell table:formula="of:=[.B79]+(2*[.C79])+[.D79]+(2*[.E79])+(2*[.F79])" office:value-type="float" office:value="0.1" calcext:value-type="float">
            <text:p>0.1</text:p>
          </table:table-cell>
          <table:table-cell table:formula="of:=[.A79]+[.D79]+[.E79]+(2*[.F79])" office:value-type="float" office:value="0.01" calcext:value-type="float">
            <text:p>0.01</text:p>
          </table:table-cell>
          <table:table-cell table:formula="of:=([.B79]+[.D79])/((2*[.C79])+(2*[.E79])+(2*[.F79]))" office:value-type="float" office:value="0.142929705865397" calcext:value-type="float">
            <text:p>0.1429297059</text:p>
          </table:table-cell>
          <table:table-cell table:formula="of:=([.B79]+[.D79])/([.C79]+[.E79]+[.F79])" office:value-type="float" office:value="0.285859411730794" calcext:value-type="float">
            <text:p>0.2858594117</text:p>
          </table:table-cell>
          <table:table-cell table:formula="of:=([.B79]+[.D79])/([.B79]+(2*[.C79])+[.D79]+(2*[.E79])+(2*[.F79]))" office:value-type="float" office:value="0.125055552526019" calcext:value-type="float">
            <text:p>0.1250555525</text:p>
          </table:table-cell>
          <table:table-cell table:number-columns-repeated="3"/>
          <table:table-cell table:formula="of:=[.D79]/([.B79]+[.D79])" office:value-type="float" office:value="0.0361768754481669" calcext:value-type="float">
            <text:p>0.0361768754</text:p>
          </table:table-cell>
          <table:table-cell table:formula="of:=([.E79]+(2*[.F79]))/(2*([.C79]+[.E79]+[.F79]))" office:value-type="float" office:value="0.00187322275125939" calcext:value-type="float">
            <text:p>0.0018732228</text:p>
          </table:table-cell>
          <table:table-cell/>
          <table:table-cell table:formula="of:=([.M79]*[.Q79])+((1-[.M79])*[.R79])" office:value-type="float" office:value="0.00616308499293182" calcext:value-type="float">
            <text:p>0.006163085</text:p>
          </table:table-cell>
          <table:table-cell table:formula="of:=[.T79]=([.H79]/[.I7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87728824277117" calcext:value-type="float">
            <text:p>0.0187728824</text:p>
          </table:table-cell>
          <table:table-cell office:value-type="float" office:value="0.0120031371092005" calcext:value-type="float">
            <text:p>0.0120031371</text:p>
          </table:table-cell>
          <table:table-cell office:value-type="float" office:value="0.0432225901386767" calcext:value-type="float">
            <text:p>0.0432225901</text:p>
          </table:table-cell>
          <table:table-cell office:value-type="float" office:value="0.000901333926858899" calcext:value-type="float">
            <text:p>0.0009013339</text:p>
          </table:table-cell>
          <table:table-cell office:value-type="float" office:value="0.000324565041157822" calcext:value-type="float">
            <text:p>0.000324565</text:p>
          </table:table-cell>
          <table:table-cell table:style-name="ce2" office:value-type="float" office:value="0.000000609302135780124" calcext:value-type="float">
            <text:p>6.09E-07</text:p>
          </table:table-cell>
          <table:table-cell/>
          <table:table-cell table:formula="of:=[.D80]+[.E80]+(2*[.F80])" office:value-type="float" office:value="0.00122711757228828" calcext:value-type="float">
            <text:p>0.0012271176</text:p>
          </table:table-cell>
          <table:table-cell table:formula="of:=[.B80]+(2*[.C80])+[.D80]+(2*[.E80])+(2*[.F80])" office:value-type="float" office:value="0.1" calcext:value-type="float">
            <text:p>0.1</text:p>
          </table:table-cell>
          <table:table-cell table:formula="of:=[.A80]+[.D80]+[.E80]+(2*[.F80])" office:value-type="float" office:value="0.02" calcext:value-type="float">
            <text:p>0.02</text:p>
          </table:table-cell>
          <table:table-cell table:formula="of:=([.B80]+[.D80])/((2*[.C80])+(2*[.E80])+(2*[.F80]))" office:value-type="float" office:value="0.148164563549549" calcext:value-type="float">
            <text:p>0.1481645635</text:p>
          </table:table-cell>
          <table:table-cell table:formula="of:=([.B80]+[.D80])/([.C80]+[.E80]+[.F80])" office:value-type="float" office:value="0.296329127099099" calcext:value-type="float">
            <text:p>0.2963291271</text:p>
          </table:table-cell>
          <table:table-cell table:formula="of:=([.B80]+[.D80])/([.B80]+(2*[.C80])+[.D80]+(2*[.E80])+(2*[.F80]))" office:value-type="float" office:value="0.129044710360594" calcext:value-type="float">
            <text:p>0.1290447104</text:p>
          </table:table-cell>
          <table:table-cell table:number-columns-repeated="3"/>
          <table:table-cell table:formula="of:=[.D80]/([.B80]+[.D80])" office:value-type="float" office:value="0.069846638761114" calcext:value-type="float">
            <text:p>0.0698466388</text:p>
          </table:table-cell>
          <table:table-cell table:formula="of:=([.E80]+(2*[.F80]))/(2*([.C80]+[.E80]+[.F80]))" office:value-type="float" office:value="0.00374053237066008" calcext:value-type="float">
            <text:p>0.0037405324</text:p>
          </table:table-cell>
          <table:table-cell/>
          <table:table-cell table:formula="of:=([.M80]*[.Q80])+((1-[.M80])*[.R80])" office:value-type="float" office:value="0.0122711757228828" calcext:value-type="float">
            <text:p>0.0122711757</text:p>
          </table:table-cell>
          <table:table-cell table:formula="of:=[.T80]=([.H80]/[.I8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81675159752532" calcext:value-type="float">
            <text:p>0.028167516</text:p>
          </table:table-cell>
          <table:table-cell office:value-type="float" office:value="0.0119534577849975" calcext:value-type="float">
            <text:p>0.0119534578</text:p>
          </table:table-cell>
          <table:table-cell office:value-type="float" office:value="0.0428655459053127" calcext:value-type="float">
            <text:p>0.0428655459</text:p>
          </table:table-cell>
          <table:table-cell office:value-type="float" office:value="0.00134679685247374" calcext:value-type="float">
            <text:p>0.0013467969</text:p>
          </table:table-cell>
          <table:table-cell office:value-type="float" office:value="0.00048296637963034" calcext:value-type="float">
            <text:p>0.0004829664</text:p>
          </table:table-cell>
          <table:table-cell table:style-name="ce2" office:value-type="float" office:value="0.00000136039632137479" calcext:value-type="float">
            <text:p>1.36E-06</text:p>
          </table:table-cell>
          <table:table-cell/>
          <table:table-cell table:formula="of:=[.D81]+[.E81]+(2*[.F81])" office:value-type="float" office:value="0.00183248402474683" calcext:value-type="float">
            <text:p>0.001832484</text:p>
          </table:table-cell>
          <table:table-cell table:formula="of:=[.B81]+(2*[.C81])+[.D81]+(2*[.E81])+(2*[.F81])" office:value-type="float" office:value="0.1" calcext:value-type="float">
            <text:p>0.1</text:p>
          </table:table-cell>
          <table:table-cell table:formula="of:=[.A81]+[.D81]+[.E81]+(2*[.F81])" office:value-type="float" office:value="0.03" calcext:value-type="float">
            <text:p>0.03</text:p>
          </table:table-cell>
          <table:table-cell table:formula="of:=([.B81]+[.D81])/((2*[.C81])+(2*[.E81])+(2*[.F81]))" office:value-type="float" office:value="0.15340592503308" calcext:value-type="float">
            <text:p>0.153405925</text:p>
          </table:table-cell>
          <table:table-cell table:formula="of:=([.B81]+[.D81])/([.C81]+[.E81]+[.F81])" office:value-type="float" office:value="0.30681185006616" calcext:value-type="float">
            <text:p>0.3068118501</text:p>
          </table:table-cell>
          <table:table-cell table:formula="of:=([.B81]+[.D81])/([.B81]+(2*[.C81])+[.D81]+(2*[.E81])+(2*[.F81]))" office:value-type="float" office:value="0.133002546374712" calcext:value-type="float">
            <text:p>0.1330025464</text:p>
          </table:table-cell>
          <table:table-cell table:number-columns-repeated="3"/>
          <table:table-cell table:formula="of:=[.D81]/([.B81]+[.D81])" office:value-type="float" office:value="0.101260982528813" calcext:value-type="float">
            <text:p>0.1012609825</text:p>
          </table:table-cell>
          <table:table-cell table:formula="of:=([.E81]+(2*[.F81]))/(2*([.C81]+[.E81]+[.F81]))" office:value-type="float" office:value="0.00560194462212343" calcext:value-type="float">
            <text:p>0.0056019446</text:p>
          </table:table-cell>
          <table:table-cell/>
          <table:table-cell table:formula="of:=([.M81]*[.Q81])+((1-[.M81])*[.R81])" office:value-type="float" office:value="0.0183248402474683" calcext:value-type="float">
            <text:p>0.0183248402</text:p>
          </table:table-cell>
          <table:table-cell table:formula="of:=[.T81]=([.H81]/[.I8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469728866265942" calcext:value-type="float">
            <text:p>0.0469728866</text:p>
          </table:table-cell>
          <table:table-cell office:value-type="float" office:value="0.0118550701518437" calcext:value-type="float">
            <text:p>0.0118550702</text:p>
          </table:table-cell>
          <table:table-cell office:value-type="float" office:value="0.042162806491538" calcext:value-type="float">
            <text:p>0.0421628065</text:p>
          </table:table-cell>
          <table:table-cell office:value-type="float" office:value="0.00222746746477151" calcext:value-type="float">
            <text:p>0.0022274675</text:p>
          </table:table-cell>
          <table:table-cell office:value-type="float" office:value="0.000792203491674422" calcext:value-type="float">
            <text:p>0.0007922035</text:p>
          </table:table-cell>
          <table:table-cell table:style-name="ce2" office:value-type="float" office:value="0.00000372120847996149" calcext:value-type="float">
            <text:p>3.72E-06</text:p>
          </table:table-cell>
          <table:table-cell/>
          <table:table-cell table:formula="of:=[.D82]+[.E82]+(2*[.F82])" office:value-type="float" office:value="0.00302711337340586" calcext:value-type="float">
            <text:p>0.0030271134</text:p>
          </table:table-cell>
          <table:table-cell table:formula="of:=[.B82]+(2*[.C82])+[.D82]+(2*[.E82])+(2*[.F82])" office:value-type="float" office:value="0.1" calcext:value-type="float">
            <text:p>0.1</text:p>
          </table:table-cell>
          <table:table-cell table:formula="of:=[.A82]+[.D82]+[.E82]+(2*[.F82])" office:value-type="float" office:value="0.0500000000000001" calcext:value-type="float">
            <text:p>0.05</text:p>
          </table:table-cell>
          <table:table-cell table:formula="of:=([.B82]+[.D82])/((2*[.C82])+(2*[.E82])+(2*[.F82]))" office:value-type="float" office:value="0.16390774617825" calcext:value-type="float">
            <text:p>0.1639077462</text:p>
          </table:table-cell>
          <table:table-cell table:formula="of:=([.B82]+[.D82])/([.C82]+[.E82]+[.F82])" office:value-type="float" office:value="0.327815492356501" calcext:value-type="float">
            <text:p>0.3278154924</text:p>
          </table:table-cell>
          <table:table-cell table:formula="of:=([.B82]+[.D82])/([.B82]+(2*[.C82])+[.D82]+(2*[.E82])+(2*[.F82]))" office:value-type="float" office:value="0.140825376166152" calcext:value-type="float">
            <text:p>0.1408253762</text:p>
          </table:table-cell>
          <table:table-cell table:number-columns-repeated="3"/>
          <table:table-cell table:formula="of:=[.D82]/([.B82]+[.D82])" office:value-type="float" office:value="0.158172307109157" calcext:value-type="float">
            <text:p>0.1581723071</text:p>
          </table:table-cell>
          <table:table-cell table:formula="of:=([.E82]+(2*[.F82]))/(2*([.C82]+[.E82]+[.F82]))" office:value-type="float" office:value="0.0093071406725926" calcext:value-type="float">
            <text:p>0.0093071407</text:p>
          </table:table-cell>
          <table:table-cell/>
          <table:table-cell table:formula="of:=([.M82]*[.Q82])+((1-[.M82])*[.R82])" office:value-type="float" office:value="0.0302711337340586" calcext:value-type="float">
            <text:p>0.0302711337</text:p>
          </table:table-cell>
          <table:table-cell table:formula="of:=[.T82]=([.H82]/[.I8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52203754795426" calcext:value-type="float">
            <text:p>0.0752203755</text:p>
          </table:table-cell>
          <table:table-cell office:value-type="float" office:value="0.011709880257087" calcext:value-type="float">
            <text:p>0.0117098803</text:p>
          </table:table-cell>
          <table:table-cell office:value-type="float" office:value="0.0411363886905921" calcext:value-type="float">
            <text:p>0.0411363887</text:p>
          </table:table-cell>
          <table:table-cell office:value-type="float" office:value="0.00352328635903427" calcext:value-type="float">
            <text:p>0.0035232864</text:p>
          </table:table-cell>
          <table:table-cell office:value-type="float" office:value="0.0012377178412715" calcext:value-type="float">
            <text:p>0.0012377178</text:p>
          </table:table-cell>
          <table:table-cell table:style-name="ce2" office:value-type="float" office:value="0.0000093101600758172" calcext:value-type="float">
            <text:p>9.31E-06</text:p>
          </table:table-cell>
          <table:table-cell/>
          <table:table-cell table:formula="of:=[.D83]+[.E83]+(2*[.F83])" office:value-type="float" office:value="0.00477962452045741" calcext:value-type="float">
            <text:p>0.0047796245</text:p>
          </table:table-cell>
          <table:table-cell table:formula="of:=[.B83]+(2*[.C83])+[.D83]+(2*[.E83])+(2*[.F83])" office:value-type="float" office:value="0.1" calcext:value-type="float">
            <text:p>0.1</text:p>
          </table:table-cell>
          <table:table-cell table:formula="of:=[.A83]+[.D83]+[.E83]+(2*[.F83])" office:value-type="float" office:value="0.08" calcext:value-type="float">
            <text:p>0.08</text:p>
          </table:table-cell>
          <table:table-cell table:formula="of:=([.B83]+[.D83])/((2*[.C83])+(2*[.E83])+(2*[.F83]))" office:value-type="float" office:value="0.179706684890961" calcext:value-type="float">
            <text:p>0.1797066849</text:p>
          </table:table-cell>
          <table:table-cell table:formula="of:=([.B83]+[.D83])/([.C83]+[.E83]+[.F83])" office:value-type="float" office:value="0.359413369781921" calcext:value-type="float">
            <text:p>0.3594133698</text:p>
          </table:table-cell>
          <table:table-cell table:formula="of:=([.B83]+[.D83])/([.B83]+(2*[.C83])+[.D83]+(2*[.E83])+(2*[.F83]))" office:value-type="float" office:value="0.152331666161213" calcext:value-type="float">
            <text:p>0.1523316662</text:p>
          </table:table-cell>
          <table:table-cell table:number-columns-repeated="3"/>
          <table:table-cell table:formula="of:=[.D83]/([.B83]+[.D83])" office:value-type="float" office:value="0.231290476092185" calcext:value-type="float">
            <text:p>0.2312904761</text:p>
          </table:table-cell>
          <table:table-cell table:formula="of:=([.E83]+(2*[.F83]))/(2*([.C83]+[.E83]+[.F83]))" office:value-type="float" office:value="0.0148211052751449" calcext:value-type="float">
            <text:p>0.0148211053</text:p>
          </table:table-cell>
          <table:table-cell/>
          <table:table-cell table:formula="of:=([.M83]*[.Q83])+((1-[.M83])*[.R83])" office:value-type="float" office:value="0.047796245204574" calcext:value-type="float">
            <text:p>0.0477962452</text:p>
          </table:table-cell>
          <table:table-cell table:formula="of:=[.T83]=([.H83]/[.I8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940776941031294" calcext:value-type="float">
            <text:p>0.0940776941</text:p>
          </table:table-cell>
          <table:table-cell office:value-type="float" office:value="0.0116146537203894" calcext:value-type="float">
            <text:p>0.0116146537</text:p>
          </table:table-cell>
          <table:table-cell office:value-type="float" office:value="0.0404700543133641" calcext:value-type="float">
            <text:p>0.0404700543</text:p>
          </table:table-cell>
          <table:table-cell office:value-type="float" office:value="0.00437071935928228" calcext:value-type="float">
            <text:p>0.0043707194</text:p>
          </table:table-cell>
          <table:table-cell office:value-type="float" office:value="0.00152293175601189" calcext:value-type="float">
            <text:p>0.0015229318</text:p>
          </table:table-cell>
          <table:table-cell office:value-type="float" office:value="0.0000143273907882029" calcext:value-type="float">
            <text:p>1.43273907882029E-05</text:p>
          </table:table-cell>
          <table:table-cell/>
          <table:table-cell table:formula="of:=[.D84]+[.E84]+(2*[.F84])" office:value-type="float" office:value="0.00592230589687058" calcext:value-type="float">
            <text:p>0.0059223059</text:p>
          </table:table-cell>
          <table:table-cell table:formula="of:=[.B84]+(2*[.C84])+[.D84]+(2*[.E84])+(2*[.F84])" office:value-type="float" office:value="0.1" calcext:value-type="float">
            <text:p>0.1</text:p>
          </table:table-cell>
          <table:table-cell table:formula="of:=[.A84]+[.D84]+[.E84]+(2*[.F84])" office:value-type="float" office:value="0.1" calcext:value-type="float">
            <text:p>0.1</text:p>
          </table:table-cell>
          <table:table-cell table:formula="of:=([.B84]+[.D84])/((2*[.C84])+(2*[.E84])+(2*[.F84]))" office:value-type="float" office:value="0.190268928942941" calcext:value-type="float">
            <text:p>0.1902689289</text:p>
          </table:table-cell>
          <table:table-cell table:formula="of:=([.B84]+[.D84])/([.C84]+[.E84]+[.F84])" office:value-type="float" office:value="0.380537857885882" calcext:value-type="float">
            <text:p>0.3805378579</text:p>
          </table:table-cell>
          <table:table-cell table:formula="of:=([.B84]+[.D84])/([.B84]+(2*[.C84])+[.D84]+(2*[.E84])+(2*[.F84]))" office:value-type="float" office:value="0.159853730796717" calcext:value-type="float">
            <text:p>0.1598537308</text:p>
          </table:table-cell>
          <table:table-cell table:number-columns-repeated="3"/>
          <table:table-cell table:formula="of:=[.D84]/([.B84]+[.D84])" office:value-type="float" office:value="0.273419915662804" calcext:value-type="float">
            <text:p>0.2734199157</text:p>
          </table:table-cell>
          <table:table-cell table:formula="of:=([.E84]+(2*[.F84]))/(2*([.C84]+[.E84]+[.F84]))" office:value-type="float" office:value="0.0184680524625751" calcext:value-type="float">
            <text:p>0.0184680525</text:p>
          </table:table-cell>
          <table:table-cell/>
          <table:table-cell table:formula="of:=([.M84]*[.Q84])+((1-[.M84])*[.R84])" office:value-type="float" office:value="0.0592230589687057" calcext:value-type="float">
            <text:p>0.059223059</text:p>
          </table:table-cell>
          <table:table-cell table:formula="of:=[.T84]=([.H84]/[.I8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8865672426818" calcext:value-type="float">
            <text:p>0.1886567243</text:p>
          </table:table-cell>
          <table:table-cell office:value-type="float" office:value="0.011156629818816" calcext:value-type="float">
            <text:p>0.0111566298</text:p>
          </table:table-cell>
          <table:table-cell office:value-type="float" office:value="0.0373411166742267" calcext:value-type="float">
            <text:p>0.0373411167</text:p>
          </table:table-cell>
          <table:table-cell office:value-type="float" office:value="0.00841909294196214" calcext:value-type="float">
            <text:p>0.0084190929</text:p>
          </table:table-cell>
          <table:table-cell office:value-type="float" office:value="0.00281786110091021" calcext:value-type="float">
            <text:p>0.0028178611</text:p>
          </table:table-cell>
          <table:table-cell office:value-type="float" office:value="0.000053160844474045" calcext:value-type="float">
            <text:p>5.3160844474045E-05</text:p>
          </table:table-cell>
          <table:table-cell/>
          <table:table-cell table:formula="of:=[.D85]+[.E85]+(2*[.F85])" office:value-type="float" office:value="0.0113432757318204" calcext:value-type="float">
            <text:p>0.0113432757</text:p>
          </table:table-cell>
          <table:table-cell table:formula="of:=[.B85]+(2*[.C85])+[.D85]+(2*[.E85])+(2*[.F85])" office:value-type="float" office:value="0.1" calcext:value-type="float">
            <text:p>0.1</text:p>
          </table:table-cell>
          <table:table-cell table:formula="of:=[.A85]+[.D85]+[.E85]+(2*[.F85])" office:value-type="float" office:value="0.2" calcext:value-type="float">
            <text:p>0.2</text:p>
          </table:table-cell>
          <table:table-cell table:formula="of:=([.B85]+[.D85])/((2*[.C85])+(2*[.E85])+(2*[.F85]))" office:value-type="float" office:value="0.243405641092057" calcext:value-type="float">
            <text:p>0.2434056411</text:p>
          </table:table-cell>
          <table:table-cell table:formula="of:=([.B85]+[.D85])/([.C85]+[.E85]+[.F85])" office:value-type="float" office:value="0.486811282184114" calcext:value-type="float">
            <text:p>0.4868112822</text:p>
          </table:table-cell>
          <table:table-cell table:formula="of:=([.B85]+[.D85])/([.B85]+(2*[.C85])+[.D85]+(2*[.E85])+(2*[.F85]))" office:value-type="float" office:value="0.195757227607781" calcext:value-type="float">
            <text:p>0.1957572276</text:p>
          </table:table-cell>
          <table:table-cell table:number-columns-repeated="3"/>
          <table:table-cell table:formula="of:=[.D85]/([.B85]+[.D85])" office:value-type="float" office:value="0.430078268110264" calcext:value-type="float">
            <text:p>0.4300782681</text:p>
          </table:table-cell>
          <table:table-cell table:formula="of:=([.E85]+(2*[.F85]))/(2*([.C85]+[.E85]+[.F85]))" office:value-type="float" office:value="0.0363594537649412" calcext:value-type="float">
            <text:p>0.0363594538</text:p>
          </table:table-cell>
          <table:table-cell/>
          <table:table-cell table:formula="of:=([.M85]*[.Q85])+((1-[.M85])*[.R85])" office:value-type="float" office:value="0.113432757318204" calcext:value-type="float">
            <text:p>0.1134327573</text:p>
          </table:table-cell>
          <table:table-cell table:formula="of:=[.T85]=([.H85]/[.I8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83687736523514" calcext:value-type="float">
            <text:p>0.2836877365</text:p>
          </table:table-cell>
          <table:table-cell office:value-type="float" office:value="0.01072716404049" calcext:value-type="float">
            <text:p>0.010727164</text:p>
          </table:table-cell>
          <table:table-cell office:value-type="float" office:value="0.034521614505473" calcext:value-type="float">
            <text:p>0.0345216145</text:p>
          </table:table-cell>
          <table:table-cell office:value-type="float" office:value="0.0121726595438522" calcext:value-type="float">
            <text:p>0.0121726595</text:p>
          </table:table-cell>
          <table:table-cell office:value-type="float" office:value="0.00391734347207799" calcext:value-type="float">
            <text:p>0.0039173435</text:p>
          </table:table-cell>
          <table:table-cell office:value-type="float" office:value="0.000111130230277897" calcext:value-type="float">
            <text:p>0.0001111302</text:p>
          </table:table-cell>
          <table:table-cell/>
          <table:table-cell table:formula="of:=[.D86]+[.E86]+(2*[.F86])" office:value-type="float" office:value="0.016312263476486" calcext:value-type="float">
            <text:p>0.0163122635</text:p>
          </table:table-cell>
          <table:table-cell table:formula="of:=[.B86]+(2*[.C86])+[.D86]+(2*[.E86])+(2*[.F86])" office:value-type="float" office:value="0.1" calcext:value-type="float">
            <text:p>0.1</text:p>
          </table:table-cell>
          <table:table-cell table:formula="of:=[.A86]+[.D86]+[.E86]+(2*[.F86])" office:value-type="float" office:value="0.3" calcext:value-type="float">
            <text:p>0.3</text:p>
          </table:table-cell>
          <table:table-cell table:formula="of:=([.B86]+[.D86])/((2*[.C86])+(2*[.E86])+(2*[.F86]))" office:value-type="float" office:value="0.297013893468752" calcext:value-type="float">
            <text:p>0.2970138935</text:p>
          </table:table-cell>
          <table:table-cell table:formula="of:=([.B86]+[.D86])/([.C86]+[.E86]+[.F86])" office:value-type="float" office:value="0.594027786937505" calcext:value-type="float">
            <text:p>0.5940277869</text:p>
          </table:table-cell>
          <table:table-cell table:formula="of:=([.B86]+[.D86])/([.B86]+(2*[.C86])+[.D86]+(2*[.E86])+(2*[.F86]))" office:value-type="float" office:value="0.228998235843422" calcext:value-type="float">
            <text:p>0.2289982358</text:p>
          </table:table-cell>
          <table:table-cell table:number-columns-repeated="3"/>
          <table:table-cell table:formula="of:=[.D86]/([.B86]+[.D86])" office:value-type="float" office:value="0.531561280331228" calcext:value-type="float">
            <text:p>0.5315612803</text:p>
          </table:table-cell>
          <table:table-cell table:formula="of:=([.E86]+(2*[.F86]))/(2*([.C86]+[.E86]+[.F86]))" office:value-type="float" office:value="0.0536912381408391" calcext:value-type="float">
            <text:p>0.0536912381</text:p>
          </table:table-cell>
          <table:table-cell/>
          <table:table-cell table:formula="of:=([.M86]*[.Q86])+((1-[.M86])*[.R86])" office:value-type="float" office:value="0.16312263476486" calcext:value-type="float">
            <text:p>0.1631226348</text:p>
          </table:table-cell>
          <table:table-cell table:formula="of:=[.T86]=([.H86]/[.I8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474932965772711" calcext:value-type="float">
            <text:p>0.4749329658</text:p>
          </table:table-cell>
          <table:table-cell office:value-type="float" office:value="0.00994567343800641" calcext:value-type="float">
            <text:p>0.0099456734</text:p>
          </table:table-cell>
          <table:table-cell office:value-type="float" office:value="0.029674926040639" calcext:value-type="float">
            <text:p>0.029674926</text:p>
          </table:table-cell>
          <table:table-cell office:value-type="float" office:value="0.0188941127300771" calcext:value-type="float">
            <text:p>0.0188941127</text:p>
          </table:table-cell>
          <table:table-cell office:value-type="float" office:value="0.00563744025342663" calcext:value-type="float">
            <text:p>0.0056374403</text:p>
          </table:table-cell>
          <table:table-cell office:value-type="float" office:value="0.000267740621892638" calcext:value-type="float">
            <text:p>0.0002677406</text:p>
          </table:table-cell>
          <table:table-cell/>
          <table:table-cell table:formula="of:=[.D87]+[.E87]+(2*[.F87])" office:value-type="float" office:value="0.025067034227289" calcext:value-type="float">
            <text:p>0.0250670342</text:p>
          </table:table-cell>
          <table:table-cell table:formula="of:=[.B87]+(2*[.C87])+[.D87]+(2*[.E87])+(2*[.F87])" office:value-type="float" office:value="0.1" calcext:value-type="float">
            <text:p>0.1</text:p>
          </table:table-cell>
          <table:table-cell table:formula="of:=[.A87]+[.D87]+[.E87]+(2*[.F87])" office:value-type="float" office:value="0.5" calcext:value-type="float">
            <text:p>0.5</text:p>
          </table:table-cell>
          <table:table-cell table:formula="of:=([.B87]+[.D87])/((2*[.C87])+(2*[.E87])+(2*[.F87]))" office:value-type="float" office:value="0.405279644552563" calcext:value-type="float">
            <text:p>0.4052796446</text:p>
          </table:table-cell>
          <table:table-cell table:formula="of:=([.B87]+[.D87])/([.C87]+[.E87]+[.F87])" office:value-type="float" office:value="0.810559289105126" calcext:value-type="float">
            <text:p>0.8105592891</text:p>
          </table:table-cell>
          <table:table-cell table:formula="of:=([.B87]+[.D87])/([.B87]+(2*[.C87])+[.D87]+(2*[.E87])+(2*[.F87]))" office:value-type="float" office:value="0.288397861680835" calcext:value-type="float">
            <text:p>0.2883978617</text:p>
          </table:table-cell>
          <table:table-cell table:number-columns-repeated="3"/>
          <table:table-cell table:formula="of:=[.D87]/([.B87]+[.D87])" office:value-type="float" office:value="0.655140527740351" calcext:value-type="float">
            <text:p>0.6551405277</text:p>
          </table:table-cell>
          <table:table-cell table:formula="of:=([.E87]+(2*[.F87]))/(2*([.C87]+[.E87]+[.F87]))" office:value-type="float" office:value="0.0867468092745282" calcext:value-type="float">
            <text:p>0.0867468093</text:p>
          </table:table-cell>
          <table:table-cell/>
          <table:table-cell table:formula="of:=([.M87]*[.Q87])+((1-[.M87])*[.R87])" office:value-type="float" office:value="0.25067034227289" calcext:value-type="float">
            <text:p>0.2506703423</text:p>
          </table:table-cell>
          <table:table-cell table:formula="of:=[.T87]=([.H87]/[.I8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764222171877016" calcext:value-type="float">
            <text:p>0.7642221719</text:p>
          </table:table-cell>
          <table:table-cell office:value-type="float" office:value="0.00893988669768917" calcext:value-type="float">
            <text:p>0.0089398867</text:p>
          </table:table-cell>
          <table:table-cell office:value-type="float" office:value="0.0239764722502556" calcext:value-type="float">
            <text:p>0.0239764723</text:p>
          </table:table-cell>
          <table:table-cell office:value-type="float" office:value="0.0273282385137699" calcext:value-type="float">
            <text:p>0.0273282385</text:p>
          </table:table-cell>
          <table:table-cell office:value-type="float" office:value="0.00732934067881575" calcext:value-type="float">
            <text:p>0.0073293407</text:p>
          </table:table-cell>
          <table:table-cell office:value-type="float" office:value="0.000560124465199114" calcext:value-type="float">
            <text:p>0.0005601245</text:p>
          </table:table-cell>
          <table:table-cell/>
          <table:table-cell table:formula="of:=[.D88]+[.E88]+(2*[.F88])" office:value-type="float" office:value="0.0357778281229839" calcext:value-type="float">
            <text:p>0.0357778281</text:p>
          </table:table-cell>
          <table:table-cell table:formula="of:=[.B88]+(2*[.C88])+[.D88]+(2*[.E88])+(2*[.F88])" office:value-type="float" office:value="0.1" calcext:value-type="float">
            <text:p>0.1</text:p>
          </table:table-cell>
          <table:table-cell table:formula="of:=[.A88]+[.D88]+[.E88]+(2*[.F88])" office:value-type="float" office:value="0.8" calcext:value-type="float">
            <text:p>0.8</text:p>
          </table:table-cell>
          <table:table-cell table:formula="of:=([.B88]+[.D88])/((2*[.C88])+(2*[.E88])+(2*[.F88]))" office:value-type="float" office:value="0.569073565335946" calcext:value-type="float">
            <text:p>0.5690735653</text:p>
          </table:table-cell>
          <table:table-cell table:formula="of:=([.B88]+[.D88])/([.C88]+[.E88]+[.F88])" office:value-type="float" office:value="1.13814713067189" calcext:value-type="float">
            <text:p>1.1381471307</text:p>
          </table:table-cell>
          <table:table-cell table:formula="of:=([.B88]+[.D88])/([.B88]+(2*[.C88])+[.D88]+(2*[.E88])+(2*[.F88]))" office:value-type="float" office:value="0.362681252114591" calcext:value-type="float">
            <text:p>0.3626812521</text:p>
          </table:table-cell>
          <table:table-cell table:number-columns-repeated="3"/>
          <table:table-cell table:formula="of:=[.D88]/([.B88]+[.D88])" office:value-type="float" office:value="0.753505684521444" calcext:value-type="float">
            <text:p>0.7535056845</text:p>
          </table:table-cell>
          <table:table-cell table:formula="of:=([.E88]+(2*[.F88]))/(2*([.C88]+[.E88]+[.F88]))" office:value-type="float" office:value="0.132580276937549" calcext:value-type="float">
            <text:p>0.1325802769</text:p>
          </table:table-cell>
          <table:table-cell/>
          <table:table-cell table:formula="of:=([.M88]*[.Q88])+((1-[.M88])*[.R88])" office:value-type="float" office:value="0.357778281229839" calcext:value-type="float">
            <text:p>0.3577782812</text:p>
          </table:table-cell>
          <table:table-cell table:formula="of:=[.T88]=([.H88]/[.I8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958360509439959" calcext:value-type="float">
            <text:p>0.9583605094</text:p>
          </table:table-cell>
          <table:table-cell office:value-type="float" office:value="0.00836225505308862" calcext:value-type="float">
            <text:p>0.0083622551</text:p>
          </table:table-cell>
          <table:table-cell office:value-type="float" office:value="0.0209781928718717" calcext:value-type="float">
            <text:p>0.0209781929</text:p>
          </table:table-cell>
          <table:table-cell office:value-type="float" office:value="0.0320562200509795" calcext:value-type="float">
            <text:p>0.0320562201</text:p>
          </table:table-cell>
          <table:table-cell office:value-type="float" office:value="0.00804186864312666" calcext:value-type="float">
            <text:p>0.0080418686</text:p>
          </table:table-cell>
          <table:table-cell office:value-type="float" office:value="0.00077070093296761" calcext:value-type="float">
            <text:p>0.0007707009</text:p>
          </table:table-cell>
          <table:table-cell/>
          <table:table-cell table:formula="of:=[.D89]+[.E89]+(2*[.F89])" office:value-type="float" office:value="0.0416394905600414" calcext:value-type="float">
            <text:p>0.0416394906</text:p>
          </table:table-cell>
          <table:table-cell table:formula="of:=[.B89]+(2*[.C89])+[.D89]+(2*[.E89])+(2*[.F89])" office:value-type="float" office:value="0.1" calcext:value-type="float">
            <text:p>0.1</text:p>
          </table:table-cell>
          <table:table-cell table:formula="of:=[.A89]+[.D89]+[.E89]+(2*[.F89])" office:value-type="float" office:value="1" calcext:value-type="float">
            <text:p>1</text:p>
          </table:table-cell>
          <table:table-cell table:formula="of:=([.B89]+[.D89])/((2*[.C89])+(2*[.E89])+(2*[.F89]))" office:value-type="float" office:value="0.678372619275271" calcext:value-type="float">
            <text:p>0.6783726193</text:p>
          </table:table-cell>
          <table:table-cell table:formula="of:=([.B89]+[.D89])/([.C89]+[.E89]+[.F89])" office:value-type="float" office:value="1.35674523855054" calcext:value-type="float">
            <text:p>1.3567452386</text:p>
          </table:table-cell>
          <table:table-cell table:formula="of:=([.B89]+[.D89])/([.B89]+(2*[.C89])+[.D89]+(2*[.E89])+(2*[.F89]))" office:value-type="float" office:value="0.404184751040681" calcext:value-type="float">
            <text:p>0.404184751</text:p>
          </table:table-cell>
          <table:table-cell table:number-columns-repeated="3"/>
          <table:table-cell table:formula="of:=[.D89]/([.B89]+[.D89])" office:value-type="float" office:value="0.793108101392797" calcext:value-type="float">
            <text:p>0.7931081014</text:p>
          </table:table-cell>
          <table:table-cell table:formula="of:=([.E89]+(2*[.F89]))/(2*([.C89]+[.E89]+[.F89]))" office:value-type="float" office:value="0.160842988255176" calcext:value-type="float">
            <text:p>0.1608429883</text:p>
          </table:table-cell>
          <table:table-cell/>
          <table:table-cell table:formula="of:=([.M89]*[.Q89])+((1-[.M89])*[.R89])" office:value-type="float" office:value="0.416394905600414" calcext:value-type="float">
            <text:p>0.4163949056</text:p>
          </table:table-cell>
          <table:table-cell table:formula="of:=[.T89]=([.H89]/[.I8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93884495009534" calcext:value-type="float">
            <text:p>1.9388449501</text:p>
          </table:table-cell>
          <table:table-cell office:value-type="float" office:value="0.00625605559593715" calcext:value-type="float">
            <text:p>0.0062560556</text:p>
          </table:table-cell>
          <table:table-cell office:value-type="float" office:value="0.0117414694858369" calcext:value-type="float">
            <text:p>0.0117414695</text:p>
          </table:table-cell>
          <table:table-cell office:value-type="float" office:value="0.0485180871987936" calcext:value-type="float">
            <text:p>0.0485180872</text:p>
          </table:table-cell>
          <table:table-cell office:value-type="float" office:value="0.00910595552772537" calcext:value-type="float">
            <text:p>0.0091059555</text:p>
          </table:table-cell>
          <table:table-cell office:value-type="float" office:value="0.00176550358907231" calcext:value-type="float">
            <text:p>0.0017655036</text:p>
          </table:table-cell>
          <table:table-cell/>
          <table:table-cell table:formula="of:=[.D90]+[.E90]+(2*[.F90])" office:value-type="float" office:value="0.0611550499046636" calcext:value-type="float">
            <text:p>0.0611550499</text:p>
          </table:table-cell>
          <table:table-cell table:formula="of:=[.B90]+(2*[.C90])+[.D90]+(2*[.E90])+(2*[.F90])" office:value-type="float" office:value="0.1" calcext:value-type="float">
            <text:p>0.1</text:p>
          </table:table-cell>
          <table:table-cell table:formula="of:=[.A90]+[.D90]+[.E90]+(2*[.F90])" office:value-type="float" office:value="2" calcext:value-type="float">
            <text:p>2</text:p>
          </table:table-cell>
          <table:table-cell table:formula="of:=([.B90]+[.D90])/((2*[.C90])+(2*[.E90])+(2*[.F90]))" office:value-type="float" office:value="1.21112448009828" calcext:value-type="float">
            <text:p>1.2111244801</text:p>
          </table:table-cell>
          <table:table-cell table:formula="of:=([.B90]+[.D90])/([.C90]+[.E90]+[.F90])" office:value-type="float" office:value="2.42224896019656" calcext:value-type="float">
            <text:p>2.4222489602</text:p>
          </table:table-cell>
          <table:table-cell table:formula="of:=([.B90]+[.D90])/([.B90]+(2*[.C90])+[.D90]+(2*[.E90])+(2*[.F90]))" office:value-type="float" office:value="0.547741427947308" calcext:value-type="float">
            <text:p>0.5477414279</text:p>
          </table:table-cell>
          <table:table-cell table:number-columns-repeated="3"/>
          <table:table-cell table:formula="of:=[.D90]/([.B90]+[.D90])" office:value-type="float" office:value="0.885784509318894" calcext:value-type="float">
            <text:p>0.8857845093</text:p>
          </table:table-cell>
          <table:table-cell table:formula="of:=([.E90]+(2*[.F90]))/(2*([.C90]+[.E90]+[.F90]))" office:value-type="float" office:value="0.279418975930382" calcext:value-type="float">
            <text:p>0.2794189759</text:p>
          </table:table-cell>
          <table:table-cell/>
          <table:table-cell table:formula="of:=([.M90]*[.Q90])+((1-[.M90])*[.R90])" office:value-type="float" office:value="0.611550499046636" calcext:value-type="float">
            <text:p>0.611550499</text:p>
          </table:table-cell>
          <table:table-cell table:formula="of:=[.T90]=([.H90]/[.I9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92830130123554" calcext:value-type="float">
            <text:p>2.9283013012</text:p>
          </table:table-cell>
          <table:table-cell office:value-type="float" office:value="0.00495381070950425" calcext:value-type="float">
            <text:p>0.0049538107</text:p>
          </table:table-cell>
          <table:table-cell office:value-type="float" office:value="0.00736207216367971" calcext:value-type="float">
            <text:p>0.0073620722</text:p>
          </table:table-cell>
          <table:table-cell office:value-type="float" office:value="0.0580250013868635" calcext:value-type="float">
            <text:p>0.0580250014</text:p>
          </table:table-cell>
          <table:table-cell office:value-type="float" office:value="0.0086233461986773" calcext:value-type="float">
            <text:p>0.0086233462</text:p>
          </table:table-cell>
          <table:table-cell office:value-type="float" office:value="0.00252517558945913" calcext:value-type="float">
            <text:p>0.0025251756</text:p>
          </table:table-cell>
          <table:table-cell/>
          <table:table-cell table:formula="of:=[.D91]+[.E91]+(2*[.F91])" office:value-type="float" office:value="0.0716986987644591" calcext:value-type="float">
            <text:p>0.0716986988</text:p>
          </table:table-cell>
          <table:table-cell table:formula="of:=[.B91]+(2*[.C91])+[.D91]+(2*[.E91])+(2*[.F91])" office:value-type="float" office:value="0.1" calcext:value-type="float">
            <text:p>0.1</text:p>
          </table:table-cell>
          <table:table-cell table:formula="of:=[.A91]+[.D91]+[.E91]+(2*[.F91])" office:value-type="float" office:value="3" calcext:value-type="float">
            <text:p>3</text:p>
          </table:table-cell>
          <table:table-cell table:formula="of:=([.B91]+[.D91])/((2*[.C91])+(2*[.E91])+(2*[.F91]))" office:value-type="float" office:value="1.70115589646405" calcext:value-type="float">
            <text:p>1.7011558965</text:p>
          </table:table-cell>
          <table:table-cell table:formula="of:=([.B91]+[.D91])/([.C91]+[.E91]+[.F91])" office:value-type="float" office:value="3.40231179292811" calcext:value-type="float">
            <text:p>3.4023117929</text:p>
          </table:table-cell>
          <table:table-cell table:formula="of:=([.B91]+[.D91])/([.B91]+(2*[.C91])+[.D91]+(2*[.E91])+(2*[.F91]))" office:value-type="float" office:value="0.629788120963677" calcext:value-type="float">
            <text:p>0.629788121</text:p>
          </table:table-cell>
          <table:table-cell table:number-columns-repeated="3"/>
          <table:table-cell table:formula="of:=[.D91]/([.B91]+[.D91])" office:value-type="float" office:value="0.921341629913182" calcext:value-type="float">
            <text:p>0.9213416299</text:p>
          </table:table-cell>
          <table:table-cell table:formula="of:=([.E91]+(2*[.F91]))/(2*([.C91]+[.E91]+[.F91]))" office:value-type="float" office:value="0.369347882979573" calcext:value-type="float">
            <text:p>0.369347883</text:p>
          </table:table-cell>
          <table:table-cell/>
          <table:table-cell table:formula="of:=([.M91]*[.Q91])+((1-[.M91])*[.R91])" office:value-type="float" office:value="0.71698698764459" calcext:value-type="float">
            <text:p>0.7169869876</text:p>
          </table:table-cell>
          <table:table-cell table:formula="of:=[.T91]=([.H91]/[.I9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91776194446864" calcext:value-type="float">
            <text:p>4.9177619445</text:p>
          </table:table-cell>
          <table:table-cell office:value-type="float" office:value="0.00346586052703545" calcext:value-type="float">
            <text:p>0.0034658605</text:p>
          </table:table-cell>
          <table:table-cell office:value-type="float" office:value="0.00360365675785873" calcext:value-type="float">
            <text:p>0.0036036568</text:p>
          </table:table-cell>
          <table:table-cell office:value-type="float" office:value="0.0681771080187639" calcext:value-type="float">
            <text:p>0.068177108</text:p>
          </table:table-cell>
          <table:table-cell office:value-type="float" office:value="0.00708877042588997" calcext:value-type="float">
            <text:p>0.0070887704</text:p>
          </table:table-cell>
          <table:table-cell office:value-type="float" office:value="0.00348608854335165" calcext:value-type="float">
            <text:p>0.0034860885</text:p>
          </table:table-cell>
          <table:table-cell/>
          <table:table-cell table:formula="of:=[.D92]+[.E92]+(2*[.F92])" office:value-type="float" office:value="0.0822380555313572" calcext:value-type="float">
            <text:p>0.0822380555</text:p>
          </table:table-cell>
          <table:table-cell table:formula="of:=[.B92]+(2*[.C92])+[.D92]+(2*[.E92])+(2*[.F92])" office:value-type="float" office:value="0.1" calcext:value-type="float">
            <text:p>0.1</text:p>
          </table:table-cell>
          <table:table-cell table:formula="of:=[.A92]+[.D92]+[.E92]+(2*[.F92])" office:value-type="float" office:value="5" calcext:value-type="float">
            <text:p>5</text:p>
          </table:table-cell>
          <table:table-cell table:formula="of:=([.B92]+[.D92])/((2*[.C92])+(2*[.E92])+(2*[.F92]))" office:value-type="float" office:value="2.52646221666431" calcext:value-type="float">
            <text:p>2.5264622167</text:p>
          </table:table-cell>
          <table:table-cell table:formula="of:=([.B92]+[.D92])/([.C92]+[.E92]+[.F92])" office:value-type="float" office:value="5.05292443332861" calcext:value-type="float">
            <text:p>5.0529244333</text:p>
          </table:table-cell>
          <table:table-cell table:formula="of:=([.B92]+[.D92])/([.B92]+(2*[.C92])+[.D92]+(2*[.E92])+(2*[.F92]))" office:value-type="float" office:value="0.716429685457993" calcext:value-type="float">
            <text:p>0.7164296855</text:p>
          </table:table-cell>
          <table:table-cell table:number-columns-repeated="3"/>
          <table:table-cell table:formula="of:=[.D92]/([.B92]+[.D92])" office:value-type="float" office:value="0.95162315859623" calcext:value-type="float">
            <text:p>0.9516231586</text:p>
          </table:table-cell>
          <table:table-cell table:formula="of:=([.E92]+(2*[.F92]))/(2*([.C92]+[.E92]+[.F92]))" office:value-type="float" office:value="0.495854001336601" calcext:value-type="float">
            <text:p>0.4958540013</text:p>
          </table:table-cell>
          <table:table-cell/>
          <table:table-cell table:formula="of:=([.M92]*[.Q92])+((1-[.M92])*[.R92])" office:value-type="float" office:value="0.822380555313571" calcext:value-type="float">
            <text:p>0.8223805553</text:p>
          </table:table-cell>
          <table:table-cell table:formula="of:=[.T92]=([.H92]/[.I9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91109850818471" calcext:value-type="float">
            <text:p>7.9110985082</text:p>
          </table:table-cell>
          <table:table-cell office:value-type="float" office:value="0.00237312220735968" calcext:value-type="float">
            <text:p>0.0023731222</text:p>
          </table:table-cell>
          <table:table-cell office:value-type="float" office:value="0.00168951270331911" calcext:value-type="float">
            <text:p>0.0016895127</text:p>
          </table:table-cell>
          <table:table-cell office:value-type="float" office:value="0.0750960142175328" calcext:value-type="float">
            <text:p>0.0750960142</text:p>
          </table:table-cell>
          <table:table-cell office:value-type="float" office:value="0.00534636057071476" calcext:value-type="float">
            <text:p>0.0053463606</text:p>
          </table:table-cell>
          <table:table-cell office:value-type="float" office:value="0.00422955851351991" calcext:value-type="float">
            <text:p>0.0042295585</text:p>
          </table:table-cell>
          <table:table-cell/>
          <table:table-cell table:formula="of:=[.D93]+[.E93]+(2*[.F93])" office:value-type="float" office:value="0.0889014918152874" calcext:value-type="float">
            <text:p>0.0889014918</text:p>
          </table:table-cell>
          <table:table-cell table:formula="of:=[.B93]+(2*[.C93])+[.D93]+(2*[.E93])+(2*[.F93])" office:value-type="float" office:value="0.1" calcext:value-type="float">
            <text:p>0.1</text:p>
          </table:table-cell>
          <table:table-cell table:formula="of:=[.A93]+[.D93]+[.E93]+(2*[.F93])" office:value-type="float" office:value="8" calcext:value-type="float">
            <text:p>8</text:p>
          </table:table-cell>
          <table:table-cell table:formula="of:=([.B93]+[.D93])/((2*[.C93])+(2*[.E93])+(2*[.F93]))" office:value-type="float" office:value="3.43835628699477" calcext:value-type="float">
            <text:p>3.438356287</text:p>
          </table:table-cell>
          <table:table-cell table:formula="of:=([.B93]+[.D93])/([.C93]+[.E93]+[.F93])" office:value-type="float" office:value="6.87671257398953" calcext:value-type="float">
            <text:p>6.876712574</text:p>
          </table:table-cell>
          <table:table-cell table:formula="of:=([.B93]+[.D93])/([.B93]+(2*[.C93])+[.D93]+(2*[.E93])+(2*[.F93]))" office:value-type="float" office:value="0.774691364248924" calcext:value-type="float">
            <text:p>0.7746913642</text:p>
          </table:table-cell>
          <table:table-cell table:number-columns-repeated="3"/>
          <table:table-cell table:formula="of:=[.D93]/([.B93]+[.D93])" office:value-type="float" office:value="0.969366868963868" calcext:value-type="float">
            <text:p>0.969366869</text:p>
          </table:table-cell>
          <table:table-cell table:formula="of:=([.E93]+(2*[.F93]))/(2*([.C93]+[.E93]+[.F93]))" office:value-type="float" office:value="0.612736282909594" calcext:value-type="float">
            <text:p>0.6127362829</text:p>
          </table:table-cell>
          <table:table-cell/>
          <table:table-cell table:formula="of:=([.M93]*[.Q93])+((1-[.M93])*[.R93])" office:value-type="float" office:value="0.889014918152873" calcext:value-type="float">
            <text:p>0.8890149182</text:p>
          </table:table-cell>
          <table:table-cell table:formula="of:=[.T93]=([.H93]/[.I9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90881484369289" calcext:value-type="float">
            <text:p>9.9088148437</text:p>
          </table:table-cell>
          <table:table-cell office:value-type="float" office:value="0.00195775246756367" calcext:value-type="float">
            <text:p>0.0019577525</text:p>
          </table:table-cell>
          <table:table-cell office:value-type="float" office:value="0.00114983841727549" calcext:value-type="float">
            <text:p>0.0011498384</text:p>
          </table:table-cell>
          <table:table-cell office:value-type="float" office:value="0.077596026843485" calcext:value-type="float">
            <text:p>0.0775960268</text:p>
          </table:table-cell>
          <table:table-cell office:value-type="float" office:value="0.00455741439077907" calcext:value-type="float">
            <text:p>0.0045574144</text:p>
          </table:table-cell>
          <table:table-cell office:value-type="float" office:value="0.00451585753642112" calcext:value-type="float">
            <text:p>0.0045158575</text:p>
          </table:table-cell>
          <table:table-cell/>
          <table:table-cell table:formula="of:=[.D94]+[.E94]+(2*[.F94])" office:value-type="float" office:value="0.0911851563071063" calcext:value-type="float">
            <text:p>0.0911851563</text:p>
          </table:table-cell>
          <table:table-cell table:formula="of:=[.B94]+(2*[.C94])+[.D94]+(2*[.E94])+(2*[.F94])" office:value-type="float" office:value="0.1" calcext:value-type="float">
            <text:p>0.1</text:p>
          </table:table-cell>
          <table:table-cell table:formula="of:=[.A94]+[.D94]+[.E94]+(2*[.F94])" office:value-type="float" office:value="10" calcext:value-type="float">
            <text:p>10</text:p>
          </table:table-cell>
          <table:table-cell table:formula="of:=([.B94]+[.D94])/((2*[.C94])+(2*[.E94])+(2*[.F94]))" office:value-type="float" office:value="3.89087942076442" calcext:value-type="float">
            <text:p>3.8908794208</text:p>
          </table:table-cell>
          <table:table-cell table:formula="of:=([.B94]+[.D94])/([.C94]+[.E94]+[.F94])" office:value-type="float" office:value="7.78175884152885" calcext:value-type="float">
            <text:p>7.7817588415</text:p>
          </table:table-cell>
          <table:table-cell table:formula="of:=([.B94]+[.D94])/([.B94]+(2*[.C94])+[.D94]+(2*[.E94])+(2*[.F94]))" office:value-type="float" office:value="0.795537793110487" calcext:value-type="float">
            <text:p>0.7955377931</text:p>
          </table:table-cell>
          <table:table-cell table:number-columns-repeated="3"/>
          <table:table-cell table:formula="of:=[.D94]/([.B94]+[.D94])" office:value-type="float" office:value="0.975390830146372" calcext:value-type="float">
            <text:p>0.9753908301</text:p>
          </table:table-cell>
          <table:table-cell table:formula="of:=([.E94]+(2*[.F94]))/(2*([.C94]+[.E94]+[.F94]))" office:value-type="float" office:value="0.664627936397289" calcext:value-type="float">
            <text:p>0.6646279364</text:p>
          </table:table-cell>
          <table:table-cell/>
          <table:table-cell table:formula="of:=([.M94]*[.Q94])+((1-[.M94])*[.R94])" office:value-type="float" office:value="0.911851563071063" calcext:value-type="float">
            <text:p>0.9118515631</text:p>
          </table:table-cell>
          <table:table-cell table:formula="of:=[.T94]=([.H94]/[.I9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95]+[.D95]+[.E95]+(2*[.F95])" office:value-type="float" office:value="0" calcext:value-type="float">
            <text:p>0</text:p>
          </table:table-cell>
          <table:table-cell table:formula="of:=([.B95]+[.D95])/((2*[.C95])+(2*[.E95])+(2*[.F95]))" office:value-type="string" office:string-value="" calcext:value-type="error">
            <text:p>#DIV/0!</text:p>
          </table:table-cell>
          <table:table-cell table:formula="of:=([.B95]+[.D95])/([.C95]+[.E95]+[.F95])" office:value-type="string" office:string-value="" calcext:value-type="error">
            <text:p>#DIV/0!</text:p>
          </table:table-cell>
          <table:table-cell table:formula="of:=([.B95]+[.D95])/([.B95]+(2*[.C95])+[.D95]+(2*[.E95])+(2*[.F95]))" office:value-type="string" office:string-value="" calcext:value-type="error">
            <text:p>#DIV/0!</text:p>
          </table:table-cell>
          <table:table-cell table:number-columns-repeated="3"/>
          <table:table-cell table:formula="of:=[.D95]/([.B95]+[.D95])" office:value-type="string" office:string-value="" calcext:value-type="error">
            <text:p>#DIV/0!</text:p>
          </table:table-cell>
          <table:table-cell table:formula="of:=([.E95]+(2*[.F95]))/(2*([.C95]+[.E95]+[.F95]))" office:value-type="string" office:string-value="" calcext:value-type="error">
            <text:p>#DIV/0!</text:p>
          </table:table-cell>
          <table:table-cell/>
          <table:table-cell table:formula="of:=([.M95]*[.Q95])+((1-[.M95])*[.R95])" office:value-type="string" office:string-value="" calcext:value-type="error">
            <text:p>#DIV/0!</text:p>
          </table:table-cell>
          <table:table-cell table:formula="of:=[.T95]=([.H95]/[.I9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A96]+[.D96]+[.E96]+(2*[.F96])" office:value-type="float" office:value="0" calcext:value-type="float">
            <text:p>0</text:p>
          </table:table-cell>
          <table:table-cell table:formula="of:=([.B96]+[.D96])/((2*[.C96])+(2*[.E96])+(2*[.F96]))" office:value-type="string" office:string-value="" calcext:value-type="error">
            <text:p>#DIV/0!</text:p>
          </table:table-cell>
          <table:table-cell table:formula="of:=([.B96]+[.D96])/([.C96]+[.E96]+[.F96])" office:value-type="string" office:string-value="" calcext:value-type="error">
            <text:p>#DIV/0!</text:p>
          </table:table-cell>
          <table:table-cell table:formula="of:=([.B96]+[.D96])/([.B96]+(2*[.C96])+[.D96]+(2*[.E96])+(2*[.F96]))" office:value-type="string" office:string-value="" calcext:value-type="error">
            <text:p>#DIV/0!</text:p>
          </table:table-cell>
          <table:table-cell table:number-columns-repeated="3"/>
          <table:table-cell table:formula="of:=[.D96]/([.B96]+[.D96])" office:value-type="string" office:string-value="" calcext:value-type="error">
            <text:p>#DIV/0!</text:p>
          </table:table-cell>
          <table:table-cell table:formula="of:=([.E96]+(2*[.F96]))/(2*([.C96]+[.E96]+[.F96]))" office:value-type="string" office:string-value="" calcext:value-type="error">
            <text:p>#DIV/0!</text:p>
          </table:table-cell>
          <table:table-cell/>
          <table:table-cell table:formula="of:=([.M96]*[.Q96])+((1-[.M96])*[.R96])" office:value-type="string" office:string-value="" calcext:value-type="error">
            <text:p>#DIV/0!</text:p>
          </table:table-cell>
          <table:table-cell table:formula="of:=[.T96]=([.H96]/[.I9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740100096804611" calcext:value-type="float">
            <text:p>0.007401001</text:p>
          </table:table-cell>
          <table:table-cell office:value-type="float" office:value="0.039917995803327" calcext:value-type="float">
            <text:p>0.0399179958</text:p>
          </table:table-cell>
          <table:table-cell office:value-type="float" office:value="0.478033916686329" calcext:value-type="float">
            <text:p>0.4780339167</text:p>
          </table:table-cell>
          <table:table-cell office:value-type="float" office:value="0.00118173250233153" calcext:value-type="float">
            <text:p>0.0011817325</text:p>
          </table:table-cell>
          <table:table-cell office:value-type="float" office:value="0.00141517179206176" calcext:value-type="float">
            <text:p>0.0014151718</text:p>
          </table:table-cell>
          <table:table-cell table:style-name="ce2" office:value-type="float" office:value="0.00000104736878030006" calcext:value-type="float">
            <text:p>1.05E-06</text:p>
          </table:table-cell>
          <table:table-cell/>
          <table:table-cell table:formula="of:=[.D97]+[.E97]+(2*[.F97])" office:value-type="float" office:value="0.00259899903195389" calcext:value-type="float">
            <text:p>0.002598999</text:p>
          </table:table-cell>
          <table:table-cell table:formula="of:=[.B97]+(2*[.C97])+[.D97]+(2*[.E97])+(2*[.F97])" office:value-type="float" office:value="1" calcext:value-type="float">
            <text:p>1</text:p>
          </table:table-cell>
          <table:table-cell table:formula="of:=[.A97]+[.D97]+[.E97]+(2*[.F97])" office:value-type="float" office:value="0.01" calcext:value-type="float">
            <text:p>0.01</text:p>
          </table:table-cell>
          <table:table-cell table:formula="of:=([.B97]+[.D97])/((2*[.C97])+(2*[.E97])+(2*[.F97]))" office:value-type="float" office:value="0.0428613167801452" calcext:value-type="float">
            <text:p>0.0428613168</text:p>
          </table:table-cell>
          <table:table-cell table:formula="of:=([.B97]+[.D97])/([.C97]+[.E97]+[.F97])" office:value-type="float" office:value="0.0857226335602905" calcext:value-type="float">
            <text:p>0.0857226336</text:p>
          </table:table-cell>
          <table:table-cell table:formula="of:=([.B97]+[.D97])/([.B97]+(2*[.C97])+[.D97]+(2*[.E97])+(2*[.F97]))" office:value-type="float" office:value="0.0410997283056585" calcext:value-type="float">
            <text:p>0.0410997283</text:p>
          </table:table-cell>
          <table:table-cell table:number-columns-repeated="3"/>
          <table:table-cell table:formula="of:=[.D97]/([.B97]+[.D97])" office:value-type="float" office:value="0.0287528057008793" calcext:value-type="float">
            <text:p>0.0287528057</text:p>
          </table:table-cell>
          <table:table-cell table:formula="of:=([.E97]+(2*[.F97]))/(2*([.C97]+[.E97]+[.F97]))" office:value-type="float" office:value="0.0014780124393104" calcext:value-type="float">
            <text:p>0.0014780124</text:p>
          </table:table-cell>
          <table:table-cell/>
          <table:table-cell table:formula="of:=([.M97]*[.Q97])+((1-[.M97])*[.R97])" office:value-type="float" office:value="0.00259899903195389" calcext:value-type="float">
            <text:p>0.002598999</text:p>
          </table:table-cell>
          <table:table-cell table:formula="of:=[.T97]=([.H97]/[.I9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48110864606387" calcext:value-type="float">
            <text:p>0.0148110865</text:p>
          </table:table-cell>
          <table:table-cell office:value-type="float" office:value="0.0398362143435718" calcext:value-type="float">
            <text:p>0.0398362143</text:p>
          </table:table-cell>
          <table:table-cell office:value-type="float" office:value="0.476077191968098" calcext:value-type="float">
            <text:p>0.476077192</text:p>
          </table:table-cell>
          <table:table-cell office:value-type="float" office:value="0.0023600704596287" calcext:value-type="float">
            <text:p>0.0023600705</text:p>
          </table:table-cell>
          <table:table-cell office:value-type="float" office:value="0.00282048818087103" calcext:value-type="float">
            <text:p>0.0028204882</text:p>
          </table:table-cell>
          <table:table-cell table:style-name="ce2" office:value-type="float" office:value="0.00000417744943080902" calcext:value-type="float">
            <text:p>4.18E-06</text:p>
          </table:table-cell>
          <table:table-cell/>
          <table:table-cell table:formula="of:=[.D98]+[.E98]+(2*[.F98])" office:value-type="float" office:value="0.00518891353936135" calcext:value-type="float">
            <text:p>0.0051889135</text:p>
          </table:table-cell>
          <table:table-cell table:formula="of:=[.B98]+(2*[.C98])+[.D98]+(2*[.E98])+(2*[.F98])" office:value-type="float" office:value="1" calcext:value-type="float">
            <text:p>1</text:p>
          </table:table-cell>
          <table:table-cell table:formula="of:=[.A98]+[.D98]+[.E98]+(2*[.F98])" office:value-type="float" office:value="0.02" calcext:value-type="float">
            <text:p>0.02</text:p>
          </table:table-cell>
          <table:table-cell table:formula="of:=([.B98]+[.D98])/((2*[.C98])+(2*[.E98])+(2*[.F98]))" office:value-type="float" office:value="0.0440552527973129" calcext:value-type="float">
            <text:p>0.0440552528</text:p>
          </table:table-cell>
          <table:table-cell table:formula="of:=([.B98]+[.D98])/([.C98]+[.E98]+[.F98])" office:value-type="float" office:value="0.0881105055946258" calcext:value-type="float">
            <text:p>0.0881105056</text:p>
          </table:table-cell>
          <table:table-cell table:formula="of:=([.B98]+[.D98])/([.B98]+(2*[.C98])+[.D98]+(2*[.E98])+(2*[.F98]))" office:value-type="float" office:value="0.0421962848032005" calcext:value-type="float">
            <text:p>0.0421962848</text:p>
          </table:table-cell>
          <table:table-cell table:number-columns-repeated="3"/>
          <table:table-cell table:formula="of:=[.D98]/([.B98]+[.D98])" office:value-type="float" office:value="0.0559307642991758" calcext:value-type="float">
            <text:p>0.0559307643</text:p>
          </table:table-cell>
          <table:table-cell table:formula="of:=([.E98]+(2*[.F98]))/(2*([.C98]+[.E98]+[.F98]))" office:value-type="float" office:value="0.0029534684767342" calcext:value-type="float">
            <text:p>0.0029534685</text:p>
          </table:table-cell>
          <table:table-cell/>
          <table:table-cell table:formula="of:=([.M98]*[.Q98])+((1-[.M98])*[.R98])" office:value-type="float" office:value="0.00518891353936135" calcext:value-type="float">
            <text:p>0.0051889135</text:p>
          </table:table-cell>
          <table:table-cell table:formula="of:=[.T98]=([.H98]/[.I9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22302294544108" calcext:value-type="float">
            <text:p>0.0222302295</text:p>
          </table:table-cell>
          <table:table-cell office:value-type="float" office:value="0.0397546552544749" calcext:value-type="float">
            <text:p>0.0397546553</text:p>
          </table:table-cell>
          <table:table-cell office:value-type="float" office:value="0.474129784320644" calcext:value-type="float">
            <text:p>0.4741297843</text:p>
          </table:table-cell>
          <table:table-cell office:value-type="float" office:value="0.0035350204327519" calcext:value-type="float">
            <text:p>0.0035350204</text:p>
          </table:table-cell>
          <table:table-cell office:value-type="float" office:value="0.0042160055586473" calcext:value-type="float">
            <text:p>0.0042160056</text:p>
          </table:table-cell>
          <table:table-cell table:style-name="ce2" office:value-type="float" office:value="0.0000093722770949801" calcext:value-type="float">
            <text:p>9.37E-06</text:p>
          </table:table-cell>
          <table:table-cell/>
          <table:table-cell table:formula="of:=[.D99]+[.E99]+(2*[.F99])" office:value-type="float" office:value="0.00776977054558916" calcext:value-type="float">
            <text:p>0.0077697705</text:p>
          </table:table-cell>
          <table:table-cell table:formula="of:=[.B99]+(2*[.C99])+[.D99]+(2*[.E99])+(2*[.F99])" office:value-type="float" office:value="1" calcext:value-type="float">
            <text:p>1</text:p>
          </table:table-cell>
          <table:table-cell table:formula="of:=[.A99]+[.D99]+[.E99]+(2*[.F99])" office:value-type="float" office:value="0.03" calcext:value-type="float">
            <text:p>0.03</text:p>
          </table:table-cell>
          <table:table-cell table:formula="of:=([.B99]+[.D99])/((2*[.C99])+(2*[.E99])+(2*[.F99]))" office:value-type="float" office:value="0.0452484671557431" calcext:value-type="float">
            <text:p>0.0452484672</text:p>
          </table:table-cell>
          <table:table-cell table:formula="of:=([.B99]+[.D99])/([.C99]+[.E99]+[.F99])" office:value-type="float" office:value="0.0904969343114862" calcext:value-type="float">
            <text:p>0.0904969343</text:p>
          </table:table-cell>
          <table:table-cell table:formula="of:=([.B99]+[.D99])/([.B99]+(2*[.C99])+[.D99]+(2*[.E99])+(2*[.F99]))" office:value-type="float" office:value="0.0432896756872268" calcext:value-type="float">
            <text:p>0.0432896757</text:p>
          </table:table-cell>
          <table:table-cell table:number-columns-repeated="3"/>
          <table:table-cell table:formula="of:=[.D99]/([.B99]+[.D99])" office:value-type="float" office:value="0.0816596654198302" calcext:value-type="float">
            <text:p>0.0816596654</text:p>
          </table:table-cell>
          <table:table-cell table:formula="of:=([.E99]+(2*[.F99]))/(2*([.C99]+[.E99]+[.F99]))" office:value-type="float" office:value="0.00442636606423076" calcext:value-type="float">
            <text:p>0.0044263661</text:p>
          </table:table-cell>
          <table:table-cell/>
          <table:table-cell table:formula="of:=([.M99]*[.Q99])+((1-[.M99])*[.R99])" office:value-type="float" office:value="0.00776977054558916" calcext:value-type="float">
            <text:p>0.0077697705</text:p>
          </table:table-cell>
          <table:table-cell table:formula="of:=[.T99]=([.H99]/[.I9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370955797355394" calcext:value-type="float">
            <text:p>0.0370955797</text:p>
          </table:table-cell>
          <table:table-cell office:value-type="float" office:value="0.039592202709249" calcext:value-type="float">
            <text:p>0.0395922027</text:p>
          </table:table-cell>
          <table:table-cell office:value-type="float" office:value="0.470262754611079" calcext:value-type="float">
            <text:p>0.4702627546</text:p>
          </table:table-cell>
          <table:table-cell office:value-type="float" office:value="0.00587478285002633" calcext:value-type="float">
            <text:p>0.0058747829</text:p>
          </table:table-cell>
          <table:table-cell office:value-type="float" office:value="0.00697786780413187" calcext:value-type="float">
            <text:p>0.0069778678</text:p>
          </table:table-cell>
          <table:table-cell office:value-type="float" office:value="0.0000258848051512226" calcext:value-type="float">
            <text:p>2.58848051512226E-05</text:p>
          </table:table-cell>
          <table:table-cell/>
          <table:table-cell table:formula="of:=[.D100]+[.E100]+(2*[.F100])" office:value-type="float" office:value="0.0129044202644606" calcext:value-type="float">
            <text:p>0.0129044203</text:p>
          </table:table-cell>
          <table:table-cell table:formula="of:=[.B100]+(2*[.C100])+[.D100]+(2*[.E100])+(2*[.F100])" office:value-type="float" office:value="1" calcext:value-type="float">
            <text:p>1</text:p>
          </table:table-cell>
          <table:table-cell table:formula="of:=[.A100]+[.D100]+[.E100]+(2*[.F100])" office:value-type="float" office:value="0.05" calcext:value-type="float">
            <text:p>0.05</text:p>
          </table:table-cell>
          <table:table-cell table:formula="of:=([.B100]+[.D100])/((2*[.C100])+(2*[.E100])+(2*[.F100]))" office:value-type="float" office:value="0.0476327008824468" calcext:value-type="float">
            <text:p>0.0476327009</text:p>
          </table:table-cell>
          <table:table-cell table:formula="of:=([.B100]+[.D100])/([.C100]+[.E100]+[.F100])" office:value-type="float" office:value="0.0952654017648937" calcext:value-type="float">
            <text:p>0.0952654018</text:p>
          </table:table-cell>
          <table:table-cell table:formula="of:=([.B100]+[.D100])/([.B100]+(2*[.C100])+[.D100]+(2*[.E100])+(2*[.F100]))" office:value-type="float" office:value="0.0454669855592754" calcext:value-type="float">
            <text:p>0.0454669856</text:p>
          </table:table-cell>
          <table:table-cell table:number-columns-repeated="3"/>
          <table:table-cell table:formula="of:=[.D100]/([.B100]+[.D100])" office:value-type="float" office:value="0.12920986024832" calcext:value-type="float">
            <text:p>0.1292098602</text:p>
          </table:table-cell>
          <table:table-cell table:formula="of:=([.E100]+(2*[.F100]))/(2*([.C100]+[.E100]+[.F100]))" office:value-type="float" office:value="0.00736447803070813" calcext:value-type="float">
            <text:p>0.007364478</text:p>
          </table:table-cell>
          <table:table-cell/>
          <table:table-cell table:formula="of:=([.M100]*[.Q100])+((1-[.M100])*[.R100])" office:value-type="float" office:value="0.0129044202644607" calcext:value-type="float">
            <text:p>0.0129044203</text:p>
          </table:table-cell>
          <table:table-cell table:formula="of:=[.T100]=([.H100]/[.I10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594608595478682" calcext:value-type="float">
            <text:p>0.0594608595</text:p>
          </table:table-cell>
          <table:table-cell office:value-type="float" office:value="0.0393501823556813" calcext:value-type="float">
            <text:p>0.0393501824</text:p>
          </table:table-cell>
          <table:table-cell office:value-type="float" office:value="0.464531055427613" calcext:value-type="float">
            <text:p>0.4645310554</text:p>
          </table:table-cell>
          <table:table-cell office:value-type="float" office:value="0.00935918266493667" calcext:value-type="float">
            <text:p>0.0093591827</text:p>
          </table:table-cell>
          <table:table-cell office:value-type="float" office:value="0.0110485663369617" calcext:value-type="float">
            <text:p>0.0110485663</text:p>
          </table:table-cell>
          <table:table-cell office:value-type="float" office:value="0.0000656957251167383" calcext:value-type="float">
            <text:p>6.56957251167383E-05</text:p>
          </table:table-cell>
          <table:table-cell/>
          <table:table-cell table:formula="of:=[.D101]+[.E101]+(2*[.F101])" office:value-type="float" office:value="0.0205391404521318" calcext:value-type="float">
            <text:p>0.0205391405</text:p>
          </table:table-cell>
          <table:table-cell table:formula="of:=[.B101]+(2*[.C101])+[.D101]+(2*[.E101])+(2*[.F101])" office:value-type="float" office:value="1" calcext:value-type="float">
            <text:p>1</text:p>
          </table:table-cell>
          <table:table-cell table:formula="of:=[.A101]+[.D101]+[.E101]+(2*[.F101])" office:value-type="float" office:value="0.08" calcext:value-type="float">
            <text:p>0.08</text:p>
          </table:table-cell>
          <table:table-cell table:formula="of:=([.B101]+[.D101])/((2*[.C101])+(2*[.E101])+(2*[.F101]))" office:value-type="float" office:value="0.0512034526879092" calcext:value-type="float">
            <text:p>0.0512034527</text:p>
          </table:table-cell>
          <table:table-cell table:formula="of:=([.B101]+[.D101])/([.C101]+[.E101]+[.F101])" office:value-type="float" office:value="0.102406905375818" calcext:value-type="float">
            <text:p>0.1024069054</text:p>
          </table:table-cell>
          <table:table-cell table:formula="of:=([.B101]+[.D101])/([.B101]+(2*[.C101])+[.D101]+(2*[.E101])+(2*[.F101]))" office:value-type="float" office:value="0.0487093650206179" calcext:value-type="float">
            <text:p>0.048709365</text:p>
          </table:table-cell>
          <table:table-cell table:number-columns-repeated="3"/>
          <table:table-cell table:formula="of:=[.D101]/([.B101]+[.D101])" office:value-type="float" office:value="0.192143392979462" calcext:value-type="float">
            <text:p>0.192143393</text:p>
          </table:table-cell>
          <table:table-cell table:formula="of:=([.E101]+(2*[.F101]))/(2*([.C101]+[.E101]+[.F101]))" office:value-type="float" office:value="0.0117524102268046" calcext:value-type="float">
            <text:p>0.0117524102</text:p>
          </table:table-cell>
          <table:table-cell/>
          <table:table-cell table:formula="of:=([.M101]*[.Q101])+((1-[.M101])*[.R101])" office:value-type="float" office:value="0.0205391404521318" calcext:value-type="float">
            <text:p>0.0205391405</text:p>
          </table:table-cell>
          <table:table-cell table:formula="of:=[.T101]=([.H101]/[.I10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44155658657622" calcext:value-type="float">
            <text:p>0.0744155659</text:p>
          </table:table-cell>
          <table:table-cell office:value-type="float" office:value="0.0391899366640547" calcext:value-type="float">
            <text:p>0.0391899367</text:p>
          </table:table-cell>
          <table:table-cell office:value-type="float" office:value="0.460755340719787" calcext:value-type="float">
            <text:p>0.4607553407</text:p>
          </table:table-cell>
          <table:table-cell office:value-type="float" office:value="0.0116653652523961" calcext:value-type="float">
            <text:p>0.0116653653</text:p>
          </table:table-cell>
          <table:table-cell office:value-type="float" office:value="0.013714947762134" calcext:value-type="float">
            <text:p>0.0137149478</text:p>
          </table:table-cell>
          <table:table-cell office:value-type="float" office:value="0.000102060559853857" calcext:value-type="float">
            <text:p>0.0001020606</text:p>
          </table:table-cell>
          <table:table-cell/>
          <table:table-cell table:formula="of:=[.D102]+[.E102]+(2*[.F102])" office:value-type="float" office:value="0.0255844341342378" calcext:value-type="float">
            <text:p>0.0255844341</text:p>
          </table:table-cell>
          <table:table-cell table:formula="of:=[.B102]+(2*[.C102])+[.D102]+(2*[.E102])+(2*[.F102])" office:value-type="float" office:value="1" calcext:value-type="float">
            <text:p>1</text:p>
          </table:table-cell>
          <table:table-cell table:formula="of:=[.A102]+[.D102]+[.E102]+(2*[.F102])" office:value-type="float" office:value="0.1" calcext:value-type="float">
            <text:p>0.1</text:p>
          </table:table-cell>
          <table:table-cell table:formula="of:=([.B102]+[.D102])/((2*[.C102])+(2*[.E102])+(2*[.F102]))" office:value-type="float" office:value="0.0535801359046039" calcext:value-type="float">
            <text:p>0.0535801359</text:p>
          </table:table-cell>
          <table:table-cell table:formula="of:=([.B102]+[.D102])/([.C102]+[.E102]+[.F102])" office:value-type="float" office:value="0.107160271809208" calcext:value-type="float">
            <text:p>0.1071602718</text:p>
          </table:table-cell>
          <table:table-cell table:formula="of:=([.B102]+[.D102])/([.B102]+(2*[.C102])+[.D102]+(2*[.E102])+(2*[.F102]))" office:value-type="float" office:value="0.0508553019164508" calcext:value-type="float">
            <text:p>0.0508553019</text:p>
          </table:table-cell>
          <table:table-cell table:number-columns-repeated="3"/>
          <table:table-cell table:formula="of:=[.D102]/([.B102]+[.D102])" office:value-type="float" office:value="0.229383462742211" calcext:value-type="float">
            <text:p>0.2293834627</text:p>
          </table:table-cell>
          <table:table-cell table:formula="of:=([.E102]+(2*[.F102]))/(2*([.C102]+[.E102]+[.F102]))" office:value-type="float" office:value="0.0146648544841963" calcext:value-type="float">
            <text:p>0.0146648545</text:p>
          </table:table-cell>
          <table:table-cell/>
          <table:table-cell table:formula="of:=([.M102]*[.Q102])+((1-[.M102])*[.R102])" office:value-type="float" office:value="0.0255844341342378" calcext:value-type="float">
            <text:p>0.0255844341</text:p>
          </table:table-cell>
          <table:table-cell table:formula="of:=[.T102]=([.H102]/[.I10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49715178477609" calcext:value-type="float">
            <text:p>0.1497151785</text:p>
          </table:table-cell>
          <table:table-cell office:value-type="float" office:value="0.0384018055146531" calcext:value-type="float">
            <text:p>0.0384018055</text:p>
          </table:table-cell>
          <table:table-cell office:value-type="float" office:value="0.442409600035571" calcext:value-type="float">
            <text:p>0.4424096</text:p>
          </table:table-cell>
          <table:table-cell office:value-type="float" office:value="0.0229973326659548" calcext:value-type="float">
            <text:p>0.0229973327</text:p>
          </table:table-cell>
          <table:table-cell office:value-type="float" office:value="0.0264941728918133" calcext:value-type="float">
            <text:p>0.0264941729</text:p>
          </table:table-cell>
          <table:table-cell office:value-type="float" office:value="0.000396657982311445" calcext:value-type="float">
            <text:p>0.000396658</text:p>
          </table:table-cell>
          <table:table-cell/>
          <table:table-cell table:formula="of:=[.D103]+[.E103]+(2*[.F103])" office:value-type="float" office:value="0.050284821522391" calcext:value-type="float">
            <text:p>0.0502848215</text:p>
          </table:table-cell>
          <table:table-cell table:formula="of:=[.B103]+(2*[.C103])+[.D103]+(2*[.E103])+(2*[.F103])" office:value-type="float" office:value="1" calcext:value-type="float">
            <text:p>1</text:p>
          </table:table-cell>
          <table:table-cell table:formula="of:=[.A103]+[.D103]+[.E103]+(2*[.F103])" office:value-type="float" office:value="0.2" calcext:value-type="float">
            <text:p>0.2</text:p>
          </table:table-cell>
          <table:table-cell table:formula="of:=([.B103]+[.D103])/((2*[.C103])+(2*[.E103])+(2*[.F103]))" office:value-type="float" office:value="0.0654155996208988" calcext:value-type="float">
            <text:p>0.0654155996</text:p>
          </table:table-cell>
          <table:table-cell table:formula="of:=([.B103]+[.D103])/([.C103]+[.E103]+[.F103])" office:value-type="float" office:value="0.130831199241798" calcext:value-type="float">
            <text:p>0.1308311992</text:p>
          </table:table-cell>
          <table:table-cell table:formula="of:=([.B103]+[.D103])/([.B103]+(2*[.C103])+[.D103]+(2*[.E103])+(2*[.F103]))" office:value-type="float" office:value="0.0613991381806079" calcext:value-type="float">
            <text:p>0.0613991382</text:p>
          </table:table-cell>
          <table:table-cell table:number-columns-repeated="3"/>
          <table:table-cell table:formula="of:=[.D103]/([.B103]+[.D103])" office:value-type="float" office:value="0.374554649257572" calcext:value-type="float">
            <text:p>0.3745546493</text:p>
          </table:table-cell>
          <table:table-cell table:formula="of:=([.E103]+(2*[.F103]))/(2*([.C103]+[.E103]+[.F103]))" office:value-type="float" office:value="0.0290725163021286" calcext:value-type="float">
            <text:p>0.0290725163</text:p>
          </table:table-cell>
          <table:table-cell/>
          <table:table-cell table:formula="of:=([.M103]*[.Q103])+((1-[.M103])*[.R103])" office:value-type="float" office:value="0.050284821522391" calcext:value-type="float">
            <text:p>0.0502848215</text:p>
          </table:table-cell>
          <table:table-cell table:formula="of:=[.T103]=([.H103]/[.I10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25871620579578" calcext:value-type="float">
            <text:p>0.2258716206</text:p>
          </table:table-cell>
          <table:table-cell office:value-type="float" office:value="0.0376352058326719" calcext:value-type="float">
            <text:p>0.0376352058</text:p>
          </table:table-cell>
          <table:table-cell office:value-type="float" office:value="0.424922615420275" calcext:value-type="float">
            <text:p>0.4249226154</text:p>
          </table:table-cell>
          <table:table-cell office:value-type="float" office:value="0.0340028997290864" calcext:value-type="float">
            <text:p>0.0340028997</text:p>
          </table:table-cell>
          <table:table-cell office:value-type="float" office:value="0.0383911839063561" calcext:value-type="float">
            <text:p>0.0383911839</text:p>
          </table:table-cell>
          <table:table-cell office:value-type="float" office:value="0.000867147892489727" calcext:value-type="float">
            <text:p>0.0008671479</text:p>
          </table:table-cell>
          <table:table-cell/>
          <table:table-cell table:formula="of:=[.D104]+[.E104]+(2*[.F104])" office:value-type="float" office:value="0.074128379420422" calcext:value-type="float">
            <text:p>0.0741283794</text:p>
          </table:table-cell>
          <table:table-cell table:formula="of:=[.B104]+(2*[.C104])+[.D104]+(2*[.E104])+(2*[.F104])" office:value-type="float" office:value="1" calcext:value-type="float">
            <text:p>1</text:p>
          </table:table-cell>
          <table:table-cell table:formula="of:=[.A104]+[.D104]+[.E104]+(2*[.F104])" office:value-type="float" office:value="0.3" calcext:value-type="float">
            <text:p>0.3</text:p>
          </table:table-cell>
          <table:table-cell table:formula="of:=([.B104]+[.D104])/((2*[.C104])+(2*[.E104])+(2*[.F104]))" office:value-type="float" office:value="0.0771661417718001" calcext:value-type="float">
            <text:p>0.0771661418</text:p>
          </table:table-cell>
          <table:table-cell table:formula="of:=([.B104]+[.D104])/([.C104]+[.E104]+[.F104])" office:value-type="float" office:value="0.1543322835436" calcext:value-type="float">
            <text:p>0.1543322835</text:p>
          </table:table-cell>
          <table:table-cell table:formula="of:=([.B104]+[.D104])/([.B104]+(2*[.C104])+[.D104]+(2*[.E104])+(2*[.F104]))" office:value-type="float" office:value="0.0716381055617583" calcext:value-type="float">
            <text:p>0.0716381056</text:p>
          </table:table-cell>
          <table:table-cell table:number-columns-repeated="3"/>
          <table:table-cell table:formula="of:=[.D104]/([.B104]+[.D104])" office:value-type="float" office:value="0.474648226142342" calcext:value-type="float">
            <text:p>0.4746482261</text:p>
          </table:table-cell>
          <table:table-cell table:formula="of:=([.E104]+(2*[.F104]))/(2*([.C104]+[.E104]+[.F104]))" office:value-type="float" office:value="0.0432218081458586" calcext:value-type="float">
            <text:p>0.0432218081</text:p>
          </table:table-cell>
          <table:table-cell/>
          <table:table-cell table:formula="of:=([.M104]*[.Q104])+((1-[.M104])*[.R104])" office:value-type="float" office:value="0.0741283794204219" calcext:value-type="float">
            <text:p>0.0741283794</text:p>
          </table:table-cell>
          <table:table-cell table:formula="of:=[.T104]=([.H104]/[.I10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380646174673675" calcext:value-type="float">
            <text:p>0.3806461747</text:p>
          </table:table-cell>
          <table:table-cell office:value-type="float" office:value="0.0361648921178937" calcext:value-type="float">
            <text:p>0.0361648921</text:p>
          </table:table-cell>
          <table:table-cell office:value-type="float" office:value="0.392369826569667" calcext:value-type="float">
            <text:p>0.3923698266</text:p>
          </table:table-cell>
          <table:table-cell office:value-type="float" office:value="0.0550641113686495" calcext:value-type="float">
            <text:p>0.0550641114</text:p>
          </table:table-cell>
          <table:table-cell office:value-type="float" office:value="0.0597416294164469" calcext:value-type="float">
            <text:p>0.0597416294</text:p>
          </table:table-cell>
          <table:table-cell office:value-type="float" office:value="0.00227404227061428" calcext:value-type="float">
            <text:p>0.0022740423</text:p>
          </table:table-cell>
          <table:table-cell/>
          <table:table-cell table:formula="of:=[.D105]+[.E105]+(2*[.F105])" office:value-type="float" office:value="0.119353825326325" calcext:value-type="float">
            <text:p>0.1193538253</text:p>
          </table:table-cell>
          <table:table-cell table:formula="of:=[.B105]+(2*[.C105])+[.D105]+(2*[.E105])+(2*[.F105])" office:value-type="float" office:value="1" calcext:value-type="float">
            <text:p>1</text:p>
          </table:table-cell>
          <table:table-cell table:formula="of:=[.A105]+[.D105]+[.E105]+(2*[.F105])" office:value-type="float" office:value="0.5" calcext:value-type="float">
            <text:p>0.5</text:p>
          </table:table-cell>
          <table:table-cell table:formula="of:=([.B105]+[.D105])/((2*[.C105])+(2*[.E105])+(2*[.F105]))" office:value-type="float" office:value="0.100387230486611" calcext:value-type="float">
            <text:p>0.1003872305</text:p>
          </table:table-cell>
          <table:table-cell table:formula="of:=([.B105]+[.D105])/([.C105]+[.E105]+[.F105])" office:value-type="float" office:value="0.200774460973221" calcext:value-type="float">
            <text:p>0.200774461</text:p>
          </table:table-cell>
          <table:table-cell table:formula="of:=([.B105]+[.D105])/([.B105]+(2*[.C105])+[.D105]+(2*[.E105])+(2*[.F105]))" office:value-type="float" office:value="0.0912290034865432" calcext:value-type="float">
            <text:p>0.0912290035</text:p>
          </table:table-cell>
          <table:table-cell table:number-columns-repeated="3"/>
          <table:table-cell table:formula="of:=[.D105]/([.B105]+[.D105])" office:value-type="float" office:value="0.603581199664992" calcext:value-type="float">
            <text:p>0.6035811997</text:p>
          </table:table-cell>
          <table:table-cell table:formula="of:=([.E105]+(2*[.F105]))/(2*([.C105]+[.E105]+[.F105]))" office:value-type="float" office:value="0.0707435802906629" calcext:value-type="float">
            <text:p>0.0707435803</text:p>
          </table:table-cell>
          <table:table-cell/>
          <table:table-cell table:formula="of:=([.M105]*[.Q105])+((1-[.M105])*[.R105])" office:value-type="float" office:value="0.119353825326325" calcext:value-type="float">
            <text:p>0.1193538253</text:p>
          </table:table-cell>
          <table:table-cell table:formula="of:=[.T105]=([.H105]/[.I10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618558764697709" calcext:value-type="float">
            <text:p>0.6185587647</text:p>
          </table:table-cell>
          <table:table-cell office:value-type="float" office:value="0.0341098067132219" calcext:value-type="float">
            <text:p>0.0341098067</text:p>
          </table:table-cell>
          <table:table-cell office:value-type="float" office:value="0.349043674204008" calcext:value-type="float">
            <text:p>0.3490436742</text:p>
          </table:table-cell>
          <table:table-cell office:value-type="float" office:value="0.0843956796184327" calcext:value-type="float">
            <text:p>0.0843956796</text:p>
          </table:table-cell>
          <table:table-cell office:value-type="float" office:value="0.0863616095764722" calcext:value-type="float">
            <text:p>0.0863616096</text:p>
          </table:table-cell>
          <table:table-cell office:value-type="float" office:value="0.00534197305369286" calcext:value-type="float">
            <text:p>0.0053419731</text:p>
          </table:table-cell>
          <table:table-cell/>
          <table:table-cell table:formula="of:=[.D106]+[.E106]+(2*[.F106])" office:value-type="float" office:value="0.181441235302291" calcext:value-type="float">
            <text:p>0.1814412353</text:p>
          </table:table-cell>
          <table:table-cell table:formula="of:=[.B106]+(2*[.C106])+[.D106]+(2*[.E106])+(2*[.F106])" office:value-type="float" office:value="1" calcext:value-type="float">
            <text:p>1</text:p>
          </table:table-cell>
          <table:table-cell table:formula="of:=[.A106]+[.D106]+[.E106]+(2*[.F106])" office:value-type="float" office:value="0.8" calcext:value-type="float">
            <text:p>0.8</text:p>
          </table:table-cell>
          <table:table-cell table:formula="of:=([.B106]+[.D106])/((2*[.C106])+(2*[.E106])+(2*[.F106]))" office:value-type="float" office:value="0.134437009526574" calcext:value-type="float">
            <text:p>0.1344370095</text:p>
          </table:table-cell>
          <table:table-cell table:formula="of:=([.B106]+[.D106])/([.C106]+[.E106]+[.F106])" office:value-type="float" office:value="0.268874019053149" calcext:value-type="float">
            <text:p>0.2688740191</text:p>
          </table:table-cell>
          <table:table-cell table:formula="of:=([.B106]+[.D106])/([.B106]+(2*[.C106])+[.D106]+(2*[.E106])+(2*[.F106]))" office:value-type="float" office:value="0.118505486331654" calcext:value-type="float">
            <text:p>0.1185054863</text:p>
          </table:table-cell>
          <table:table-cell table:number-columns-repeated="3"/>
          <table:table-cell table:formula="of:=[.D106]/([.B106]+[.D106])" office:value-type="float" office:value="0.712166855990442" calcext:value-type="float">
            <text:p>0.712166856</text:p>
          </table:table-cell>
          <table:table-cell table:formula="of:=([.E106]+(2*[.F106]))/(2*([.C106]+[.E106]+[.F106]))" office:value-type="float" office:value="0.11009206997784" calcext:value-type="float">
            <text:p>0.11009207</text:p>
          </table:table-cell>
          <table:table-cell/>
          <table:table-cell table:formula="of:=([.M106]*[.Q106])+((1-[.M106])*[.R106])" office:value-type="float" office:value="0.18144123530229" calcext:value-type="float">
            <text:p>0.1814412353</text:p>
          </table:table-cell>
          <table:table-cell table:formula="of:=[.T106]=([.H106]/[.I10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780695037772413" calcext:value-type="float">
            <text:p>0.7806950378</text:p>
          </table:table-cell>
          <table:table-cell office:value-type="float" office:value="0.0328344444488548" calcext:value-type="float">
            <text:p>0.0328344444</text:p>
          </table:table-cell>
          <table:table-cell office:value-type="float" office:value="0.32343022267948" calcext:value-type="float">
            <text:p>0.3234302227</text:p>
          </table:table-cell>
          <table:table-cell office:value-type="float" office:value="0.10253475139694" calcext:value-type="float">
            <text:p>0.1025347514</text:p>
          </table:table-cell>
          <table:table-cell office:value-type="float" office:value="0.101000147964599" calcext:value-type="float">
            <text:p>0.101000148</text:p>
          </table:table-cell>
          <table:table-cell office:value-type="float" office:value="0.00788503143302417" calcext:value-type="float">
            <text:p>0.0078850314</text:p>
          </table:table-cell>
          <table:table-cell/>
          <table:table-cell table:formula="of:=[.D107]+[.E107]+(2*[.F107])" office:value-type="float" office:value="0.219304962227587" calcext:value-type="float">
            <text:p>0.2193049622</text:p>
          </table:table-cell>
          <table:table-cell table:formula="of:=[.B107]+(2*[.C107])+[.D107]+(2*[.E107])+(2*[.F107])" office:value-type="float" office:value="1" calcext:value-type="float">
            <text:p>1</text:p>
          </table:table-cell>
          <table:table-cell table:formula="of:=[.A107]+[.D107]+[.E107]+(2*[.F107])" office:value-type="float" office:value="1" calcext:value-type="float">
            <text:p>1</text:p>
          </table:table-cell>
          <table:table-cell table:formula="of:=([.B107]+[.D107])/((2*[.C107])+(2*[.E107])+(2*[.F107]))" office:value-type="float" office:value="0.156563003764612" calcext:value-type="float">
            <text:p>0.1565630038</text:p>
          </table:table-cell>
          <table:table-cell table:formula="of:=([.B107]+[.D107])/([.C107]+[.E107]+[.F107])" office:value-type="float" office:value="0.313126007529225" calcext:value-type="float">
            <text:p>0.3131260075</text:p>
          </table:table-cell>
          <table:table-cell table:formula="of:=([.B107]+[.D107])/([.B107]+(2*[.C107])+[.D107]+(2*[.E107])+(2*[.F107]))" office:value-type="float" office:value="0.135369195845795" calcext:value-type="float">
            <text:p>0.1353691958</text:p>
          </table:table-cell>
          <table:table-cell table:number-columns-repeated="3"/>
          <table:table-cell table:formula="of:=[.D107]/([.B107]+[.D107])" office:value-type="float" office:value="0.757445227891743" calcext:value-type="float">
            <text:p>0.7574452279</text:p>
          </table:table-cell>
          <table:table-cell table:formula="of:=([.E107]+(2*[.F107]))/(2*([.C107]+[.E107]+[.F107]))" office:value-type="float" office:value="0.13505210578852" calcext:value-type="float">
            <text:p>0.1350521058</text:p>
          </table:table-cell>
          <table:table-cell/>
          <table:table-cell table:formula="of:=([.M107]*[.Q107])+((1-[.M107])*[.R107])" office:value-type="float" office:value="0.219304962227587" calcext:value-type="float">
            <text:p>0.2193049622</text:p>
          </table:table-cell>
          <table:table-cell table:formula="of:=[.T107]=([.H107]/[.I10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62653329407139" calcext:value-type="float">
            <text:p>1.6265332941</text:p>
          </table:table-cell>
          <table:table-cell office:value-type="float" office:value="0.027447988213031" calcext:value-type="float">
            <text:p>0.0274479882</text:p>
          </table:table-cell>
          <table:table-cell office:value-type="float" office:value="0.226017617082807" calcext:value-type="float">
            <text:p>0.2260176171</text:p>
          </table:table-cell>
          <table:table-cell office:value-type="float" office:value="0.178580266735096" calcext:value-type="float">
            <text:p>0.1785802667</text:p>
          </table:table-cell>
          <table:table-cell office:value-type="float" office:value="0.147050071692746" calcext:value-type="float">
            <text:p>0.1470500717</text:p>
          </table:table-cell>
          <table:table-cell office:value-type="float" office:value="0.0239181837503836" calcext:value-type="float">
            <text:p>0.0239181838</text:p>
          </table:table-cell>
          <table:table-cell/>
          <table:table-cell table:formula="of:=[.D108]+[.E108]+(2*[.F108])" office:value-type="float" office:value="0.373466705928609" calcext:value-type="float">
            <text:p>0.3734667059</text:p>
          </table:table-cell>
          <table:table-cell table:formula="of:=[.B108]+(2*[.C108])+[.D108]+(2*[.E108])+(2*[.F108])" office:value-type="float" office:value="1" calcext:value-type="float">
            <text:p>1</text:p>
          </table:table-cell>
          <table:table-cell table:formula="of:=[.A108]+[.D108]+[.E108]+(2*[.F108])" office:value-type="float" office:value="2" calcext:value-type="float">
            <text:p>2</text:p>
          </table:table-cell>
          <table:table-cell table:formula="of:=([.B108]+[.D108])/((2*[.C108])+(2*[.E108])+(2*[.F108]))" office:value-type="float" office:value="0.259490663530686" calcext:value-type="float">
            <text:p>0.2594906635</text:p>
          </table:table-cell>
          <table:table-cell table:formula="of:=([.B108]+[.D108])/([.C108]+[.E108]+[.F108])" office:value-type="float" office:value="0.518981327061371" calcext:value-type="float">
            <text:p>0.5189813271</text:p>
          </table:table-cell>
          <table:table-cell table:formula="of:=([.B108]+[.D108])/([.B108]+(2*[.C108])+[.D108]+(2*[.E108])+(2*[.F108]))" office:value-type="float" office:value="0.206028254948127" calcext:value-type="float">
            <text:p>0.2060282549</text:p>
          </table:table-cell>
          <table:table-cell table:number-columns-repeated="3"/>
          <table:table-cell table:formula="of:=[.D108]/([.B108]+[.D108])" office:value-type="float" office:value="0.866775611821098" calcext:value-type="float">
            <text:p>0.8667756118</text:p>
          </table:table-cell>
          <table:table-cell table:formula="of:=([.E108]+(2*[.F108]))/(2*([.C108]+[.E108]+[.F108]))" office:value-type="float" office:value="0.245457650612971" calcext:value-type="float">
            <text:p>0.2454576506</text:p>
          </table:table-cell>
          <table:table-cell/>
          <table:table-cell table:formula="of:=([.M108]*[.Q108])+((1-[.M108])*[.R108])" office:value-type="float" office:value="0.373466705928609" calcext:value-type="float">
            <text:p>0.3734667059</text:p>
          </table:table-cell>
          <table:table-cell table:formula="of:=[.T108]=([.H108]/[.I10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51647521705772" calcext:value-type="float">
            <text:p>2.5164752171</text:p>
          </table:table-cell>
          <table:table-cell office:value-type="float" office:value="0.0233812174472273" calcext:value-type="float">
            <text:p>0.0233812174</text:p>
          </table:table-cell>
          <table:table-cell office:value-type="float" office:value="0.164004398794357" calcext:value-type="float">
            <text:p>0.1640043988</text:p>
          </table:table-cell>
          <table:table-cell office:value-type="float" office:value="0.23535301700234" calcext:value-type="float">
            <text:p>0.235353017</text:p>
          </table:table-cell>
          <table:table-cell office:value-type="float" office:value="0.165085202021781" calcext:value-type="float">
            <text:p>0.165085202</text:p>
          </table:table-cell>
          <table:table-cell office:value-type="float" office:value="0.0415432819590779" calcext:value-type="float">
            <text:p>0.041543282</text:p>
          </table:table-cell>
          <table:table-cell/>
          <table:table-cell table:formula="of:=[.D109]+[.E109]+(2*[.F109])" office:value-type="float" office:value="0.483524782942277" calcext:value-type="float">
            <text:p>0.4835247829</text:p>
          </table:table-cell>
          <table:table-cell table:formula="of:=[.B109]+(2*[.C109])+[.D109]+(2*[.E109])+(2*[.F109])" office:value-type="float" office:value="0.999999999999999" calcext:value-type="float">
            <text:p>1</text:p>
          </table:table-cell>
          <table:table-cell table:formula="of:=[.A109]+[.D109]+[.E109]+(2*[.F109])" office:value-type="float" office:value="3" calcext:value-type="float">
            <text:p>3</text:p>
          </table:table-cell>
          <table:table-cell table:formula="of:=([.B109]+[.D109])/((2*[.C109])+(2*[.E109])+(2*[.F109]))" office:value-type="float" office:value="0.349043820008931" calcext:value-type="float">
            <text:p>0.34904382</text:p>
          </table:table-cell>
          <table:table-cell table:formula="of:=([.B109]+[.D109])/([.C109]+[.E109]+[.F109])" office:value-type="float" office:value="0.698087640017862" calcext:value-type="float">
            <text:p>0.69808764</text:p>
          </table:table-cell>
          <table:table-cell table:formula="of:=([.B109]+[.D109])/([.B109]+(2*[.C109])+[.D109]+(2*[.E109])+(2*[.F109]))" office:value-type="float" office:value="0.258734234449567" calcext:value-type="float">
            <text:p>0.2587342344</text:p>
          </table:table-cell>
          <table:table-cell table:number-columns-repeated="3"/>
          <table:table-cell table:formula="of:=[.D109]/([.B109]+[.D109])" office:value-type="float" office:value="0.909632300893739" calcext:value-type="float">
            <text:p>0.9096323009</text:p>
          </table:table-cell>
          <table:table-cell table:formula="of:=([.E109]+(2*[.F109]))/(2*([.C109]+[.E109]+[.F109]))" office:value-type="float" office:value="0.334794587141975" calcext:value-type="float">
            <text:p>0.3347945871</text:p>
          </table:table-cell>
          <table:table-cell/>
          <table:table-cell table:formula="of:=([.M109]*[.Q109])+((1-[.M109])*[.R109])" office:value-type="float" office:value="0.483524782942277" calcext:value-type="float">
            <text:p>0.4835247829</text:p>
          </table:table-cell>
          <table:table-cell table:formula="of:=[.T109]=([.H109]/[.I10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37526772551781" calcext:value-type="float">
            <text:p>4.3752677255</text:p>
          </table:table-cell>
          <table:table-cell office:value-type="float" office:value="0.0178246488345383" calcext:value-type="float">
            <text:p>0.0178246488</text:p>
          </table:table-cell>
          <table:table-cell office:value-type="float" office:value="0.095315431822382" calcext:value-type="float">
            <text:p>0.0953154318</text:p>
          </table:table-cell>
          <table:table-cell office:value-type="float" office:value="0.311950443057776" calcext:value-type="float">
            <text:p>0.3119504431</text:p>
          </table:table-cell>
          <table:table-cell office:value-type="float" office:value="0.166812213038504" calcext:value-type="float">
            <text:p>0.166812213</text:p>
          </table:table-cell>
          <table:table-cell office:value-type="float" office:value="0.0729848091929568" calcext:value-type="float">
            <text:p>0.0729848092</text:p>
          </table:table-cell>
          <table:table-cell/>
          <table:table-cell table:formula="of:=[.D110]+[.E110]+(2*[.F110])" office:value-type="float" office:value="0.624732274482194" calcext:value-type="float">
            <text:p>0.6247322745</text:p>
          </table:table-cell>
          <table:table-cell table:formula="of:=[.B110]+(2*[.C110])+[.D110]+(2*[.E110])+(2*[.F110])" office:value-type="float" office:value="1" calcext:value-type="float">
            <text:p>1</text:p>
          </table:table-cell>
          <table:table-cell table:formula="of:=[.A110]+[.D110]+[.E110]+(2*[.F110])" office:value-type="float" office:value="5" calcext:value-type="float">
            <text:p>5</text:p>
          </table:table-cell>
          <table:table-cell table:formula="of:=([.B110]+[.D110])/((2*[.C110])+(2*[.E110])+(2*[.F110]))" office:value-type="float" office:value="0.492036461049175" calcext:value-type="float">
            <text:p>0.492036461</text:p>
          </table:table-cell>
          <table:table-cell table:formula="of:=([.B110]+[.D110])/([.C110]+[.E110]+[.F110])" office:value-type="float" office:value="0.984072922098351" calcext:value-type="float">
            <text:p>0.9840729221</text:p>
          </table:table-cell>
          <table:table-cell table:formula="of:=([.B110]+[.D110])/([.B110]+(2*[.C110])+[.D110]+(2*[.E110])+(2*[.F110]))" office:value-type="float" office:value="0.329775091892314" calcext:value-type="float">
            <text:p>0.3297750919</text:p>
          </table:table-cell>
          <table:table-cell table:number-columns-repeated="3"/>
          <table:table-cell table:formula="of:=[.D110]/([.B110]+[.D110])" office:value-type="float" office:value="0.94594907477015" calcext:value-type="float">
            <text:p>0.9459490748</text:p>
          </table:table-cell>
          <table:table-cell table:formula="of:=([.E110]+(2*[.F110]))/(2*([.C110]+[.E110]+[.F110]))" office:value-type="float" office:value="0.466681896838968" calcext:value-type="float">
            <text:p>0.4666818968</text:p>
          </table:table-cell>
          <table:table-cell/>
          <table:table-cell table:formula="of:=([.M110]*[.Q110])+((1-[.M110])*[.R110])" office:value-type="float" office:value="0.624732274482194" calcext:value-type="float">
            <text:p>0.6247322745</text:p>
          </table:table-cell>
          <table:table-cell table:formula="of:=[.T110]=([.H110]/[.I11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26153706556191" calcext:value-type="float">
            <text:p>7.2615370656</text:p>
          </table:table-cell>
          <table:table-cell office:value-type="float" office:value="0.0129967668248733" calcext:value-type="float">
            <text:p>0.0129967668</text:p>
          </table:table-cell>
          <table:table-cell office:value-type="float" office:value="0.0506747843700385" calcext:value-type="float">
            <text:p>0.0506747844</text:p>
          </table:table-cell>
          <table:table-cell office:value-type="float" office:value="0.377506016125133" calcext:value-type="float">
            <text:p>0.3775060161</text:p>
          </table:table-cell>
          <table:table-cell office:value-type="float" office:value="0.147190729996957" calcext:value-type="float">
            <text:p>0.14719073</text:p>
          </table:table-cell>
          <table:table-cell office:value-type="float" office:value="0.106883094158002" calcext:value-type="float">
            <text:p>0.1068830942</text:p>
          </table:table-cell>
          <table:table-cell/>
          <table:table-cell table:formula="of:=[.D111]+[.E111]+(2*[.F111])" office:value-type="float" office:value="0.738462934438094" calcext:value-type="float">
            <text:p>0.7384629344</text:p>
          </table:table-cell>
          <table:table-cell table:formula="of:=[.B111]+(2*[.C111])+[.D111]+(2*[.E111])+(2*[.F111])" office:value-type="float" office:value="1" calcext:value-type="float">
            <text:p>1</text:p>
          </table:table-cell>
          <table:table-cell table:formula="of:=[.A111]+[.D111]+[.E111]+(2*[.F111])" office:value-type="float" office:value="8" calcext:value-type="float">
            <text:p>8</text:p>
          </table:table-cell>
          <table:table-cell table:formula="of:=([.B111]+[.D111])/((2*[.C111])+(2*[.E111])+(2*[.F111]))" office:value-type="float" office:value="0.640696580765478" calcext:value-type="float">
            <text:p>0.6406965808</text:p>
          </table:table-cell>
          <table:table-cell table:formula="of:=([.B111]+[.D111])/([.C111]+[.E111]+[.F111])" office:value-type="float" office:value="1.28139316153096" calcext:value-type="float">
            <text:p>1.2813931615</text:p>
          </table:table-cell>
          <table:table-cell table:formula="of:=([.B111]+[.D111])/([.B111]+(2*[.C111])+[.D111]+(2*[.E111])+(2*[.F111]))" office:value-type="float" office:value="0.390502782950006" calcext:value-type="float">
            <text:p>0.390502783</text:p>
          </table:table-cell>
          <table:table-cell table:number-columns-repeated="3"/>
          <table:table-cell table:formula="of:=[.D111]/([.B111]+[.D111])" office:value-type="float" office:value="0.966717863758382" calcext:value-type="float">
            <text:p>0.9667178638</text:p>
          </table:table-cell>
          <table:table-cell table:formula="of:=([.E111]+(2*[.F111]))/(2*([.C111]+[.E111]+[.F111]))" office:value-type="float" office:value="0.592220781679718" calcext:value-type="float">
            <text:p>0.5922207817</text:p>
          </table:table-cell>
          <table:table-cell/>
          <table:table-cell table:formula="of:=([.M111]*[.Q111])+((1-[.M111])*[.R111])" office:value-type="float" office:value="0.738462934438093" calcext:value-type="float">
            <text:p>0.7384629344</text:p>
          </table:table-cell>
          <table:table-cell table:formula="of:=[.T111]=([.H111]/[.I11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21650423871724" calcext:value-type="float">
            <text:p>9.2165042387</text:p>
          </table:table-cell>
          <table:table-cell office:value-type="float" office:value="0.0109761137125804" calcext:value-type="float">
            <text:p>0.0109761137</text:p>
          </table:table-cell>
          <table:table-cell office:value-type="float" office:value="0.0361425216694484" calcext:value-type="float">
            <text:p>0.0361425217</text:p>
          </table:table-cell>
          <table:table-cell office:value-type="float" office:value="0.404645594226557" calcext:value-type="float">
            <text:p>0.4046455942</text:p>
          </table:table-cell>
          <table:table-cell office:value-type="float" office:value="0.13324308166576" calcext:value-type="float">
            <text:p>0.1332430817</text:p>
          </table:table-cell>
          <table:table-cell office:value-type="float" office:value="0.122803542695223" calcext:value-type="float">
            <text:p>0.1228035427</text:p>
          </table:table-cell>
          <table:table-cell/>
          <table:table-cell table:formula="of:=[.D112]+[.E112]+(2*[.F112])" office:value-type="float" office:value="0.783495761282763" calcext:value-type="float">
            <text:p>0.7834957613</text:p>
          </table:table-cell>
          <table:table-cell table:formula="of:=[.B112]+(2*[.C112])+[.D112]+(2*[.E112])+(2*[.F112])" office:value-type="float" office:value="1" calcext:value-type="float">
            <text:p>1</text:p>
          </table:table-cell>
          <table:table-cell table:formula="of:=[.A112]+[.D112]+[.E112]+(2*[.F112])" office:value-type="float" office:value="10" calcext:value-type="float">
            <text:p>10</text:p>
          </table:table-cell>
          <table:table-cell table:formula="of:=([.B112]+[.D112])/((2*[.C112])+(2*[.E112])+(2*[.F112]))" office:value-type="float" office:value="0.711220306410442" calcext:value-type="float">
            <text:p>0.7112203064</text:p>
          </table:table-cell>
          <table:table-cell table:formula="of:=([.B112]+[.D112])/([.C112]+[.E112]+[.F112])" office:value-type="float" office:value="1.42244061282088" calcext:value-type="float">
            <text:p>1.4224406128</text:p>
          </table:table-cell>
          <table:table-cell table:formula="of:=([.B112]+[.D112])/([.B112]+(2*[.C112])+[.D112]+(2*[.E112])+(2*[.F112]))" office:value-type="float" office:value="0.415621707939137" calcext:value-type="float">
            <text:p>0.4156217079</text:p>
          </table:table-cell>
          <table:table-cell table:number-columns-repeated="3"/>
          <table:table-cell table:formula="of:=[.D112]/([.B112]+[.D112])" office:value-type="float" office:value="0.973591096174919" calcext:value-type="float">
            <text:p>0.9735910962</text:p>
          </table:table-cell>
          <table:table-cell table:formula="of:=([.E112]+(2*[.F112]))/(2*([.C112]+[.E112]+[.F112]))" office:value-type="float" office:value="0.648296098953568" calcext:value-type="float">
            <text:p>0.648296099</text:p>
          </table:table-cell>
          <table:table-cell/>
          <table:table-cell table:formula="of:=([.M112]*[.Q112])+((1-[.M112])*[.R112])" office:value-type="float" office:value="0.783495761282763" calcext:value-type="float">
            <text:p>0.7834957613</text:p>
          </table:table-cell>
          <table:table-cell table:formula="of:=[.T112]=([.H112]/[.I11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113]+[.E113]+(2*[.F113])" office:value-type="float" office:value="0" calcext:value-type="float">
            <text:p>0</text:p>
          </table:table-cell>
          <table:table-cell table:formula="of:=[.B113]+(2*[.C113])+[.D113]+(2*[.E113])+(2*[.F113])" office:value-type="float" office:value="0" calcext:value-type="float">
            <text:p>0</text:p>
          </table:table-cell>
          <table:table-cell table:formula="of:=[.A113]+[.D113]+[.E113]+(2*[.F113])" office:value-type="float" office:value="0" calcext:value-type="float">
            <text:p>0</text:p>
          </table:table-cell>
          <table:table-cell table:formula="of:=([.B113]+[.D113])/((2*[.C113])+(2*[.E113])+(2*[.F113]))" office:value-type="string" office:string-value="" calcext:value-type="error">
            <text:p>#DIV/0!</text:p>
          </table:table-cell>
          <table:table-cell table:formula="of:=([.B113]+[.D113])/([.C113]+[.E113]+[.F113])" office:value-type="string" office:string-value="" calcext:value-type="error">
            <text:p>#DIV/0!</text:p>
          </table:table-cell>
          <table:table-cell table:formula="of:=([.B113]+[.D113])/([.B113]+(2*[.C113])+[.D113]+(2*[.E113])+(2*[.F113]))" office:value-type="string" office:string-value="" calcext:value-type="error">
            <text:p>#DIV/0!</text:p>
          </table:table-cell>
          <table:table-cell table:number-columns-repeated="3"/>
          <table:table-cell table:formula="of:=[.D113]/([.B113]+[.D113])" office:value-type="string" office:string-value="" calcext:value-type="error">
            <text:p>#DIV/0!</text:p>
          </table:table-cell>
          <table:table-cell table:formula="of:=([.E113]+(2*[.F113]))/(2*([.C113]+[.E113]+[.F113]))" office:value-type="string" office:string-value="" calcext:value-type="error">
            <text:p>#DIV/0!</text:p>
          </table:table-cell>
          <table:table-cell/>
          <table:table-cell table:formula="of:=([.M113]*[.Q113])+((1-[.M113])*[.R113])" office:value-type="string" office:string-value="" calcext:value-type="error">
            <text:p>#DIV/0!</text:p>
          </table:table-cell>
          <table:table-cell table:formula="of:=[.T113]=([.H113]/[.I113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114]+[.E114]+(2*[.F114])" office:value-type="float" office:value="0" calcext:value-type="float">
            <text:p>0</text:p>
          </table:table-cell>
          <table:table-cell table:formula="of:=[.B114]+(2*[.C114])+[.D114]+(2*[.E114])+(2*[.F114])" office:value-type="float" office:value="0" calcext:value-type="float">
            <text:p>0</text:p>
          </table:table-cell>
          <table:table-cell table:formula="of:=[.A114]+[.D114]+[.E114]+(2*[.F114])" office:value-type="float" office:value="0" calcext:value-type="float">
            <text:p>0</text:p>
          </table:table-cell>
          <table:table-cell table:formula="of:=([.B114]+[.D114])/((2*[.C114])+(2*[.E114])+(2*[.F114]))" office:value-type="string" office:string-value="" calcext:value-type="error">
            <text:p>#DIV/0!</text:p>
          </table:table-cell>
          <table:table-cell table:formula="of:=([.B114]+[.D114])/([.C114]+[.E114]+[.F114])" office:value-type="string" office:string-value="" calcext:value-type="error">
            <text:p>#DIV/0!</text:p>
          </table:table-cell>
          <table:table-cell table:formula="of:=([.B114]+[.D114])/([.B114]+(2*[.C114])+[.D114]+(2*[.E114])+(2*[.F114]))" office:value-type="string" office:string-value="" calcext:value-type="error">
            <text:p>#DIV/0!</text:p>
          </table:table-cell>
          <table:table-cell table:number-columns-repeated="3"/>
          <table:table-cell table:formula="of:=[.D114]/([.B114]+[.D114])" office:value-type="string" office:string-value="" calcext:value-type="error">
            <text:p>#DIV/0!</text:p>
          </table:table-cell>
          <table:table-cell table:formula="of:=([.E114]+(2*[.F114]))/(2*([.C114]+[.E114]+[.F114]))" office:value-type="string" office:string-value="" calcext:value-type="error">
            <text:p>#DIV/0!</text:p>
          </table:table-cell>
          <table:table-cell/>
          <table:table-cell table:formula="of:=([.M114]*[.Q114])+((1-[.M114])*[.R114])" office:value-type="string" office:string-value="" calcext:value-type="error">
            <text:p>#DIV/0!</text:p>
          </table:table-cell>
          <table:table-cell table:formula="of:=[.T114]=([.H114]/[.I114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11-0.4_l20-300_k21-8_k22-2</text:p>
          </table:table-cell>
          <table:table-cell table:number-columns-repeated="6"/>
          <table:table-cell table:formula="of:=[.D115]+[.E115]+(2*[.F115])" office:value-type="float" office:value="0" calcext:value-type="float">
            <text:p>0</text:p>
          </table:table-cell>
          <table:table-cell table:formula="of:=[.B115]+(2*[.C115])+[.D115]+(2*[.E115])+(2*[.F115])" office:value-type="float" office:value="0" calcext:value-type="float">
            <text:p>0</text:p>
          </table:table-cell>
          <table:table-cell table:formula="of:=[.A115]+[.D115]+[.E115]+(2*[.F115])" office:value-type="string" office:string-value="" calcext:value-type="error">
            <text:p>#VALUE!</text:p>
          </table:table-cell>
          <table:table-cell table:formula="of:=([.B115]+[.D115])/((2*[.C115])+(2*[.E115])+(2*[.F115]))" office:value-type="string" office:string-value="" calcext:value-type="error">
            <text:p>#DIV/0!</text:p>
          </table:table-cell>
          <table:table-cell table:formula="of:=([.B115]+[.D115])/([.C115]+[.E115]+[.F115])" office:value-type="string" office:string-value="" calcext:value-type="error">
            <text:p>#DIV/0!</text:p>
          </table:table-cell>
          <table:table-cell table:formula="of:=([.B115]+[.D115])/([.B115]+(2*[.C115])+[.D115]+(2*[.E115])+(2*[.F115]))" office:value-type="string" office:string-value="" calcext:value-type="error">
            <text:p>#DIV/0!</text:p>
          </table:table-cell>
          <table:table-cell table:number-columns-repeated="3"/>
          <table:table-cell table:formula="of:=[.D115]/([.B115]+[.D115])" office:value-type="string" office:string-value="" calcext:value-type="error">
            <text:p>#DIV/0!</text:p>
          </table:table-cell>
          <table:table-cell table:formula="of:=([.E115]+(2*[.F115]))/(2*([.C115]+[.E115]+[.F115]))" office:value-type="string" office:string-value="" calcext:value-type="error">
            <text:p>#DIV/0!</text:p>
          </table:table-cell>
          <table:table-cell/>
          <table:table-cell table:formula="of:=([.M115]*[.Q115])+((1-[.M115])*[.R115])" office:value-type="string" office:string-value="" calcext:value-type="error">
            <text:p>#DIV/0!</text:p>
          </table:table-cell>
          <table:table-cell table:formula="of:=[.T115]=([.H115]/[.I11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116]+[.E116]+(2*[.F116])" office:value-type="float" office:value="0" calcext:value-type="float">
            <text:p>0</text:p>
          </table:table-cell>
          <table:table-cell table:formula="of:=[.B116]+(2*[.C116])+[.D116]+(2*[.E116])+(2*[.F116])" office:value-type="float" office:value="0" calcext:value-type="float">
            <text:p>0</text:p>
          </table:table-cell>
          <table:table-cell table:formula="of:=[.A116]+[.D116]+[.E116]+(2*[.F116])" office:value-type="float" office:value="0" calcext:value-type="float">
            <text:p>0</text:p>
          </table:table-cell>
          <table:table-cell table:formula="of:=([.B116]+[.D116])/((2*[.C116])+(2*[.E116])+(2*[.F116]))" office:value-type="string" office:string-value="" calcext:value-type="error">
            <text:p>#DIV/0!</text:p>
          </table:table-cell>
          <table:table-cell table:formula="of:=([.B116]+[.D116])/([.C116]+[.E116]+[.F116])" office:value-type="string" office:string-value="" calcext:value-type="error">
            <text:p>#DIV/0!</text:p>
          </table:table-cell>
          <table:table-cell table:formula="of:=([.B116]+[.D116])/([.B116]+(2*[.C116])+[.D116]+(2*[.E116])+(2*[.F116]))" office:value-type="string" office:string-value="" calcext:value-type="error">
            <text:p>#DIV/0!</text:p>
          </table:table-cell>
          <table:table-cell table:number-columns-repeated="3"/>
          <table:table-cell table:formula="of:=[.D116]/([.B116]+[.D116])" office:value-type="string" office:string-value="" calcext:value-type="error">
            <text:p>#DIV/0!</text:p>
          </table:table-cell>
          <table:table-cell table:formula="of:=([.E116]+(2*[.F116]))/(2*([.C116]+[.E116]+[.F116]))" office:value-type="string" office:string-value="" calcext:value-type="error">
            <text:p>#DIV/0!</text:p>
          </table:table-cell>
          <table:table-cell/>
          <table:table-cell table:formula="of:=([.M116]*[.Q116])+((1-[.M116])*[.R116])" office:value-type="string" office:string-value="" calcext:value-type="error">
            <text:p>#DIV/0!</text:p>
          </table:table-cell>
          <table:table-cell table:formula="of:=[.T116]=([.H116]/[.I11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973417709965506" calcext:value-type="float">
            <text:p>0.0097341771</text:p>
          </table:table-cell>
          <table:table-cell office:value-type="float" office:value="0.00323013992993777" calcext:value-type="float">
            <text:p>0.0032301399</text:p>
          </table:table-cell>
          <table:table-cell office:value-type="float" office:value="0.00313014119009346" calcext:value-type="float">
            <text:p>0.0031301412</text:p>
          </table:table-cell>
          <table:table-cell office:value-type="float" office:value="0.0000125771016538727" calcext:value-type="float">
            <text:p>1.25771016538727E-05</text:p>
          </table:table-cell>
          <table:table-cell office:value-type="float" office:value="0.000243754789530359" calcext:value-type="float">
            <text:p>0.0002437548</text:p>
          </table:table-cell>
          <table:table-cell table:style-name="ce2" office:value-type="float" office:value="0.00000474550458035531" calcext:value-type="float">
            <text:p>4.75E-06</text:p>
          </table:table-cell>
          <table:table-cell/>
          <table:table-cell table:formula="of:=[.D117]+[.E117]+(2*[.F117])" office:value-type="float" office:value="0.000265822900344942" calcext:value-type="float">
            <text:p>0.0002658229</text:p>
          </table:table-cell>
          <table:table-cell table:formula="of:=[.B117]+(2*[.C117])+[.D117]+(2*[.E117])+(2*[.F117])" office:value-type="float" office:value="0.01" calcext:value-type="float">
            <text:p>0.01</text:p>
          </table:table-cell>
          <table:table-cell table:formula="of:=[.A117]+[.D117]+[.E117]+(2*[.F117])" office:value-type="float" office:value="0.01" calcext:value-type="float">
            <text:p>0.01</text:p>
          </table:table-cell>
          <table:table-cell table:formula="of:=([.B117]+[.D117])/((2*[.C117])+(2*[.E117])+(2*[.F117]))" office:value-type="float" office:value="0.479884747575615" calcext:value-type="float">
            <text:p>0.4798847476</text:p>
          </table:table-cell>
          <table:table-cell table:formula="of:=([.B117]+[.D117])/([.C117]+[.E117]+[.F117])" office:value-type="float" office:value="0.95976949515123" calcext:value-type="float">
            <text:p>0.9597694952</text:p>
          </table:table-cell>
          <table:table-cell table:formula="of:=([.B117]+[.D117])/([.B117]+(2*[.C117])+[.D117]+(2*[.E117])+(2*[.F117]))" office:value-type="float" office:value="0.324271703159165" calcext:value-type="float">
            <text:p>0.3242717032</text:p>
          </table:table-cell>
          <table:table-cell table:number-columns-repeated="3"/>
          <table:table-cell table:formula="of:=[.D117]/([.B117]+[.D117])" office:value-type="float" office:value="0.00387856896896718" calcext:value-type="float">
            <text:p>0.003878569</text:p>
          </table:table-cell>
          <table:table-cell table:formula="of:=([.E117]+(2*[.F117]))/(2*([.C117]+[.E117]+[.F117]))" office:value-type="float" office:value="0.0374774594870519" calcext:value-type="float">
            <text:p>0.0374774595</text:p>
          </table:table-cell>
          <table:table-cell/>
          <table:table-cell table:formula="of:=([.M117]*[.Q117])+((1-[.M117])*[.R117])" office:value-type="float" office:value="0.0265822900344943" calcext:value-type="float">
            <text:p>0.02658229</text:p>
          </table:table-cell>
          <table:table-cell table:formula="of:=[.T117]=([.H117]/[.I11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94809268009787" calcext:value-type="float">
            <text:p>0.0194809268</text:p>
          </table:table-cell>
          <table:table-cell office:value-type="float" office:value="0.00313291855049009" calcext:value-type="float">
            <text:p>0.0031329186</text:p>
          </table:table-cell>
          <table:table-cell office:value-type="float" office:value="0.00294455359320143" calcext:value-type="float">
            <text:p>0.0029445536</text:p>
          </table:table-cell>
          <table:table-cell office:value-type="float" office:value="0.0000244128627822103" calcext:value-type="float">
            <text:p>2.44128627822103E-05</text:p>
          </table:table-cell>
          <table:table-cell office:value-type="float" office:value="0.000458901064085727" calcext:value-type="float">
            <text:p>0.0004589011</text:p>
          </table:table-cell>
          <table:table-cell office:value-type="float" office:value="0.0000178796360766905" calcext:value-type="float">
            <text:p>1.78796360766905E-05</text:p>
          </table:table-cell>
          <table:table-cell/>
          <table:table-cell table:formula="of:=[.D118]+[.E118]+(2*[.F118])" office:value-type="float" office:value="0.000519073199021318" calcext:value-type="float">
            <text:p>0.0005190732</text:p>
          </table:table-cell>
          <table:table-cell table:formula="of:=[.B118]+(2*[.C118])+[.D118]+(2*[.E118])+(2*[.F118])" office:value-type="float" office:value="0.01" calcext:value-type="float">
            <text:p>0.01</text:p>
          </table:table-cell>
          <table:table-cell table:formula="of:=[.A118]+[.D118]+[.E118]+(2*[.F118])" office:value-type="float" office:value="0.02" calcext:value-type="float">
            <text:p>0.02</text:p>
          </table:table-cell>
          <table:table-cell table:formula="of:=([.B118]+[.D118])/((2*[.C118])+(2*[.E118])+(2*[.F118]))" office:value-type="float" office:value="0.461418140196996" calcext:value-type="float">
            <text:p>0.4614181402</text:p>
          </table:table-cell>
          <table:table-cell table:formula="of:=([.B118]+[.D118])/([.C118]+[.E118]+[.F118])" office:value-type="float" office:value="0.922836280393992" calcext:value-type="float">
            <text:p>0.9228362804</text:p>
          </table:table-cell>
          <table:table-cell table:formula="of:=([.B118]+[.D118])/([.B118]+(2*[.C118])+[.D118]+(2*[.E118])+(2*[.F118]))" office:value-type="float" office:value="0.31573314132723" calcext:value-type="float">
            <text:p>0.3157331413</text:p>
          </table:table-cell>
          <table:table-cell table:number-columns-repeated="3"/>
          <table:table-cell table:formula="of:=[.D118]/([.B118]+[.D118])" office:value-type="float" office:value="0.00773211918127672" calcext:value-type="float">
            <text:p>0.0077321192</text:p>
          </table:table-cell>
          <table:table-cell table:formula="of:=([.E118]+(2*[.F118]))/(2*([.C118]+[.E118]+[.F118]))" office:value-type="float" office:value="0.0722905588615778" calcext:value-type="float">
            <text:p>0.0722905589</text:p>
          </table:table-cell>
          <table:table-cell/>
          <table:table-cell table:formula="of:=([.M118]*[.Q118])+((1-[.M118])*[.R118])" office:value-type="float" office:value="0.0519073199021319" calcext:value-type="float">
            <text:p>0.0519073199</text:p>
          </table:table-cell>
          <table:table-cell table:formula="of:=[.T118]=([.H118]/[.I11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92394896181507" calcext:value-type="float">
            <text:p>0.0292394896</text:p>
          </table:table-cell>
          <table:table-cell office:value-type="float" office:value="0.00304118263613718" calcext:value-type="float">
            <text:p>0.0030411826</text:p>
          </table:table-cell>
          <table:table-cell office:value-type="float" office:value="0.00277463754790265" calcext:value-type="float">
            <text:p>0.0027746375</text:p>
          </table:table-cell>
          <table:table-cell office:value-type="float" office:value="0.0000355690512464933" calcext:value-type="float">
            <text:p>3.55690512464933E-05</text:p>
          </table:table-cell>
          <table:table-cell office:value-type="float" office:value="0.000649031886208245" calcext:value-type="float">
            <text:p>0.0006490319</text:p>
          </table:table-cell>
          <table:table-cell office:value-type="float" office:value="0.0000379547221972695" calcext:value-type="float">
            <text:p>3.79547221972695E-05</text:p>
          </table:table-cell>
          <table:table-cell/>
          <table:table-cell table:formula="of:=[.D119]+[.E119]+(2*[.F119])" office:value-type="float" office:value="0.000760510381849277" calcext:value-type="float">
            <text:p>0.0007605104</text:p>
          </table:table-cell>
          <table:table-cell table:formula="of:=[.B119]+(2*[.C119])+[.D119]+(2*[.E119])+(2*[.F119])" office:value-type="float" office:value="0.01" calcext:value-type="float">
            <text:p>0.01</text:p>
          </table:table-cell>
          <table:table-cell table:formula="of:=[.A119]+[.D119]+[.E119]+(2*[.F119])" office:value-type="float" office:value="0.03" calcext:value-type="float">
            <text:p>0.03</text:p>
          </table:table-cell>
          <table:table-cell table:formula="of:=([.B119]+[.D119])/((2*[.C119])+(2*[.E119])+(2*[.F119]))" office:value-type="float" office:value="0.444408686277635" calcext:value-type="float">
            <text:p>0.4444086863</text:p>
          </table:table-cell>
          <table:table-cell table:formula="of:=([.B119]+[.D119])/([.C119]+[.E119]+[.F119])" office:value-type="float" office:value="0.888817372555269" calcext:value-type="float">
            <text:p>0.8888173726</text:p>
          </table:table-cell>
          <table:table-cell table:formula="of:=([.B119]+[.D119])/([.B119]+(2*[.C119])+[.D119]+(2*[.E119])+(2*[.F119]))" office:value-type="float" office:value="0.307675168738367" calcext:value-type="float">
            <text:p>0.3076751687</text:p>
          </table:table-cell>
          <table:table-cell table:number-columns-repeated="3"/>
          <table:table-cell table:formula="of:=[.D119]/([.B119]+[.D119])" office:value-type="float" office:value="0.0115605855982286" calcext:value-type="float">
            <text:p>0.0115605856</text:p>
          </table:table-cell>
          <table:table-cell table:formula="of:=([.E119]+(2*[.F119]))/(2*([.C119]+[.E119]+[.F119]))" office:value-type="float" office:value="0.104711155496433" calcext:value-type="float">
            <text:p>0.1047111555</text:p>
          </table:table-cell>
          <table:table-cell/>
          <table:table-cell table:formula="of:=([.M119]*[.Q119])+((1-[.M119])*[.R119])" office:value-type="float" office:value="0.0760510381849277" calcext:value-type="float">
            <text:p>0.0760510382</text:p>
          </table:table-cell>
          <table:table-cell table:formula="of:=[.T119]=([.H119]/[.I11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487892414572542" calcext:value-type="float">
            <text:p>0.0487892415</text:p>
          </table:table-cell>
          <table:table-cell office:value-type="float" office:value="0.00287246359671621" calcext:value-type="float">
            <text:p>0.0028724636</text:p>
          </table:table-cell>
          <table:table-cell office:value-type="float" office:value="0.00247531413433791" calcext:value-type="float">
            <text:p>0.0024753141</text:p>
          </table:table-cell>
          <table:table-cell office:value-type="float" office:value="0.000056058127998944" calcext:value-type="float">
            <text:p>5.6058127998944E-05</text:p>
          </table:table-cell>
          <table:table-cell office:value-type="float" office:value="0.000966149591862132" calcext:value-type="float">
            <text:p>0.0009661496</text:p>
          </table:table-cell>
          <table:table-cell office:value-type="float" office:value="0.0000942754114423782" calcext:value-type="float">
            <text:p>9.42754114423782E-05</text:p>
          </table:table-cell>
          <table:table-cell/>
          <table:table-cell table:formula="of:=[.D120]+[.E120]+(2*[.F120])" office:value-type="float" office:value="0.00121075854274583" calcext:value-type="float">
            <text:p>0.0012107585</text:p>
          </table:table-cell>
          <table:table-cell table:formula="of:=[.B120]+(2*[.C120])+[.D120]+(2*[.E120])+(2*[.F120])" office:value-type="float" office:value="0.01" calcext:value-type="float">
            <text:p>0.01</text:p>
          </table:table-cell>
          <table:table-cell table:formula="of:=[.A120]+[.D120]+[.E120]+(2*[.F120])" office:value-type="float" office:value="0.05" calcext:value-type="float">
            <text:p>0.05</text:p>
          </table:table-cell>
          <table:table-cell table:formula="of:=([.B120]+[.D120])/((2*[.C120])+(2*[.E120])+(2*[.F120]))" office:value-type="float" office:value="0.414131474454285" calcext:value-type="float">
            <text:p>0.4141314745</text:p>
          </table:table-cell>
          <table:table-cell table:formula="of:=([.B120]+[.D120])/([.C120]+[.E120]+[.F120])" office:value-type="float" office:value="0.82826294890857" calcext:value-type="float">
            <text:p>0.8282629489</text:p>
          </table:table-cell>
          <table:table-cell table:formula="of:=([.B120]+[.D120])/([.B120]+(2*[.C120])+[.D120]+(2*[.E120])+(2*[.F120]))" office:value-type="float" office:value="0.292852172471516" calcext:value-type="float">
            <text:p>0.2928521725</text:p>
          </table:table-cell>
          <table:table-cell table:number-columns-repeated="3"/>
          <table:table-cell table:formula="of:=[.D120]/([.B120]+[.D120])" office:value-type="float" office:value="0.0191421246855857" calcext:value-type="float">
            <text:p>0.0191421247</text:p>
          </table:table-cell>
          <table:table-cell table:formula="of:=([.E120]+(2*[.F120]))/(2*([.C120]+[.E120]+[.F120]))" office:value-type="float" office:value="0.163289820005899" calcext:value-type="float">
            <text:p>0.16328982</text:p>
          </table:table-cell>
          <table:table-cell/>
          <table:table-cell table:formula="of:=([.M120]*[.Q120])+((1-[.M120])*[.R120])" office:value-type="float" office:value="0.121075854274583" calcext:value-type="float">
            <text:p>0.1210758543</text:p>
          </table:table-cell>
          <table:table-cell table:formula="of:=[.T120]=([.H120]/[.I12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81860238357666" calcext:value-type="float">
            <text:p>0.0781860238</text:p>
          </table:table-cell>
          <table:table-cell office:value-type="float" office:value="0.00265092296741019" calcext:value-type="float">
            <text:p>0.002650923</text:p>
          </table:table-cell>
          <table:table-cell office:value-type="float" office:value="0.00210821777374282" calcext:value-type="float">
            <text:p>0.0021082178</text:p>
          </table:table-cell>
          <table:table-cell office:value-type="float" office:value="0.0000829060505266855" calcext:value-type="float">
            <text:p>8.29060505266855E-05</text:p>
          </table:table-cell>
          <table:table-cell office:value-type="float" office:value="0.00131866532087074" calcext:value-type="float">
            <text:p>0.0013186653</text:p>
          </table:table-cell>
          <table:table-cell office:value-type="float" office:value="0.000206202396417998" calcext:value-type="float">
            <text:p>0.0002062024</text:p>
          </table:table-cell>
          <table:table-cell/>
          <table:table-cell table:formula="of:=[.D121]+[.E121]+(2*[.F121])" office:value-type="float" office:value="0.00181397616423342" calcext:value-type="float">
            <text:p>0.0018139762</text:p>
          </table:table-cell>
          <table:table-cell table:formula="of:=[.B121]+(2*[.C121])+[.D121]+(2*[.E121])+(2*[.F121])" office:value-type="float" office:value="0.01" calcext:value-type="float">
            <text:p>0.01</text:p>
          </table:table-cell>
          <table:table-cell table:formula="of:=[.A121]+[.D121]+[.E121]+(2*[.F121])" office:value-type="float" office:value="0.08" calcext:value-type="float">
            <text:p>0.08</text:p>
          </table:table-cell>
          <table:table-cell table:formula="of:=([.B121]+[.D121])/((2*[.C121])+(2*[.E121])+(2*[.F121]))" office:value-type="float" office:value="0.376240667152681" calcext:value-type="float">
            <text:p>0.3762406672</text:p>
          </table:table-cell>
          <table:table-cell table:formula="of:=([.B121]+[.D121])/([.C121]+[.E121]+[.F121])" office:value-type="float" office:value="0.752481334305361" calcext:value-type="float">
            <text:p>0.7524813343</text:p>
          </table:table-cell>
          <table:table-cell table:formula="of:=([.B121]+[.D121])/([.B121]+(2*[.C121])+[.D121]+(2*[.E121])+(2*[.F121]))" office:value-type="float" office:value="0.273382901793688" calcext:value-type="float">
            <text:p>0.2733829018</text:p>
          </table:table-cell>
          <table:table-cell table:number-columns-repeated="3"/>
          <table:table-cell table:formula="of:=[.D121]/([.B121]+[.D121])" office:value-type="float" office:value="0.030325982342982" calcext:value-type="float">
            <text:p>0.0303259823</text:p>
          </table:table-cell>
          <table:table-cell table:formula="of:=([.E121]+(2*[.F121]))/(2*([.C121]+[.E121]+[.F121]))" office:value-type="float" office:value="0.238236908817583" calcext:value-type="float">
            <text:p>0.2382369088</text:p>
          </table:table-cell>
          <table:table-cell/>
          <table:table-cell table:formula="of:=([.M121]*[.Q121])+((1-[.M121])*[.R121])" office:value-type="float" office:value="0.181397616423342" calcext:value-type="float">
            <text:p>0.1813976164</text:p>
          </table:table-cell>
          <table:table-cell table:formula="of:=[.T121]=([.H121]/[.I12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978255967201822" calcext:value-type="float">
            <text:p>0.0978255967</text:p>
          </table:table-cell>
          <table:table-cell office:value-type="float" office:value="0.00252084499047286" calcext:value-type="float">
            <text:p>0.002520845</text:p>
          </table:table-cell>
          <table:table-cell office:value-type="float" office:value="0.00190639783979761" calcext:value-type="float">
            <text:p>0.0019063978</text:p>
          </table:table-cell>
          <table:table-cell office:value-type="float" office:value="0.0000986412661728357" calcext:value-type="float">
            <text:p>9.86412661728357E-05</text:p>
          </table:table-cell>
          <table:table-cell office:value-type="float" office:value="0.00149195605011414" calcext:value-type="float">
            <text:p>0.0014919561</text:p>
          </table:table-cell>
          <table:table-cell office:value-type="float" office:value="0.000291902981765404" calcext:value-type="float">
            <text:p>0.000291903</text:p>
          </table:table-cell>
          <table:table-cell/>
          <table:table-cell table:formula="of:=[.D122]+[.E122]+(2*[.F122])" office:value-type="float" office:value="0.00217440327981778" calcext:value-type="float">
            <text:p>0.0021744033</text:p>
          </table:table-cell>
          <table:table-cell table:formula="of:=[.B122]+(2*[.C122])+[.D122]+(2*[.E122])+(2*[.F122])" office:value-type="float" office:value="0.01" calcext:value-type="float">
            <text:p>0.01</text:p>
          </table:table-cell>
          <table:table-cell table:formula="of:=[.A122]+[.D122]+[.E122]+(2*[.F122])" office:value-type="float" office:value="0.1" calcext:value-type="float">
            <text:p>0.1</text:p>
          </table:table-cell>
          <table:table-cell table:formula="of:=([.B122]+[.D122])/((2*[.C122])+(2*[.E122])+(2*[.F122]))" office:value-type="float" office:value="0.354919230250656" calcext:value-type="float">
            <text:p>0.3549192303</text:p>
          </table:table-cell>
          <table:table-cell table:formula="of:=([.B122]+[.D122])/([.C122]+[.E122]+[.F122])" office:value-type="float" office:value="0.709838460501311" calcext:value-type="float">
            <text:p>0.7098384605</text:p>
          </table:table-cell>
          <table:table-cell table:formula="of:=([.B122]+[.D122])/([.B122]+(2*[.C122])+[.D122]+(2*[.E122])+(2*[.F122]))" office:value-type="float" office:value="0.261948625664569" calcext:value-type="float">
            <text:p>0.2619486257</text:p>
          </table:table-cell>
          <table:table-cell table:number-columns-repeated="3"/>
          <table:table-cell table:formula="of:=[.D122]/([.B122]+[.D122])" office:value-type="float" office:value="0.037656722161676" calcext:value-type="float">
            <text:p>0.0376567222</text:p>
          </table:table-cell>
          <table:table-cell table:formula="of:=([.E122]+(2*[.F122]))/(2*([.C122]+[.E122]+[.F122]))" office:value-type="float" office:value="0.281248986971136" calcext:value-type="float">
            <text:p>0.281248987</text:p>
          </table:table-cell>
          <table:table-cell/>
          <table:table-cell table:formula="of:=([.M122]*[.Q122])+((1-[.M122])*[.R122])" office:value-type="float" office:value="0.217440327981778" calcext:value-type="float">
            <text:p>0.217440328</text:p>
          </table:table-cell>
          <table:table-cell table:formula="of:=[.T122]=([.H122]/[.I1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96400895656462" calcext:value-type="float">
            <text:p>0.1964008957</text:p>
          </table:table-cell>
          <table:table-cell office:value-type="float" office:value="0.00202174657352945" calcext:value-type="float">
            <text:p>0.0020217466</text:p>
          </table:table-cell>
          <table:table-cell office:value-type="float" office:value="0.00122623776227342" calcext:value-type="float">
            <text:p>0.0012262378</text:p>
          </table:table-cell>
          <table:table-cell office:value-type="float" office:value="0.000158829135132627" calcext:value-type="float">
            <text:p>0.0001588291</text:p>
          </table:table-cell>
          <table:table-cell office:value-type="float" office:value="0.0019266735583862" calcext:value-type="float">
            <text:p>0.0019266736</text:p>
          </table:table-cell>
          <table:table-cell office:value-type="float" office:value="0.000756800825009347" calcext:value-type="float">
            <text:p>0.0007568008</text:p>
          </table:table-cell>
          <table:table-cell/>
          <table:table-cell table:formula="of:=[.D123]+[.E123]+(2*[.F123])" office:value-type="float" office:value="0.00359910434353752" calcext:value-type="float">
            <text:p>0.0035991043</text:p>
          </table:table-cell>
          <table:table-cell table:formula="of:=[.B123]+(2*[.C123])+[.D123]+(2*[.E123])+(2*[.F123])" office:value-type="float" office:value="0.01" calcext:value-type="float">
            <text:p>0.01</text:p>
          </table:table-cell>
          <table:table-cell table:formula="of:=[.A123]+[.D123]+[.E123]+(2*[.F123])" office:value-type="float" office:value="0.2" calcext:value-type="float">
            <text:p>0.2</text:p>
          </table:table-cell>
          <table:table-cell table:formula="of:=([.B123]+[.D123])/((2*[.C123])+(2*[.E123])+(2*[.F123]))" office:value-type="float" office:value="0.278866528713327" calcext:value-type="float">
            <text:p>0.2788665287</text:p>
          </table:table-cell>
          <table:table-cell table:formula="of:=([.B123]+[.D123])/([.C123]+[.E123]+[.F123])" office:value-type="float" office:value="0.557733057426654" calcext:value-type="float">
            <text:p>0.5577330574</text:p>
          </table:table-cell>
          <table:table-cell table:formula="of:=([.B123]+[.D123])/([.B123]+(2*[.C123])+[.D123]+(2*[.E123])+(2*[.F123]))" office:value-type="float" office:value="0.218057570866207" calcext:value-type="float">
            <text:p>0.2180575709</text:p>
          </table:table-cell>
          <table:table-cell table:number-columns-repeated="3"/>
          <table:table-cell table:formula="of:=[.D123]/([.B123]+[.D123])" office:value-type="float" office:value="0.0728381658576206" calcext:value-type="float">
            <text:p>0.0728381659</text:p>
          </table:table-cell>
          <table:table-cell table:formula="of:=([.E123]+(2*[.F123]))/(2*([.C123]+[.E123]+[.F123]))" office:value-type="float" office:value="0.439965281359128" calcext:value-type="float">
            <text:p>0.4399652814</text:p>
          </table:table-cell>
          <table:table-cell/>
          <table:table-cell table:formula="of:=([.M123]*[.Q123])+((1-[.M123])*[.R123])" office:value-type="float" office:value="0.359910434353752" calcext:value-type="float">
            <text:p>0.3599104344</text:p>
          </table:table-cell>
          <table:table-cell table:formula="of:=[.T123]=([.H123]/[.I12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954054820276" calcext:value-type="float">
            <text:p>0.295405482</text:p>
          </table:table-cell>
          <table:table-cell office:value-type="float" office:value="0.00168574141917427" calcext:value-type="float">
            <text:p>0.0016857414</text:p>
          </table:table-cell>
          <table:table-cell office:value-type="float" office:value="0.000852517239695903" calcext:value-type="float">
            <text:p>0.0008525172</text:p>
          </table:table-cell>
          <table:table-cell office:value-type="float" office:value="0.000199190902602026" calcext:value-type="float">
            <text:p>0.0001991909</text:p>
          </table:table-cell>
          <table:table-cell office:value-type="float" office:value="0.00201470612903366" calcext:value-type="float">
            <text:p>0.0020147061</text:p>
          </table:table-cell>
          <table:table-cell office:value-type="float" office:value="0.00119031047038229" calcext:value-type="float">
            <text:p>0.0011903105</text:p>
          </table:table-cell>
          <table:table-cell/>
          <table:table-cell table:formula="of:=[.D124]+[.E124]+(2*[.F124])" office:value-type="float" office:value="0.00459451797240027" calcext:value-type="float">
            <text:p>0.004594518</text:p>
          </table:table-cell>
          <table:table-cell table:formula="of:=[.B124]+(2*[.C124])+[.D124]+(2*[.E124])+(2*[.F124])" office:value-type="float" office:value="0.01" calcext:value-type="float">
            <text:p>0.01</text:p>
          </table:table-cell>
          <table:table-cell table:formula="of:=[.A124]+[.D124]+[.E124]+(2*[.F124])" office:value-type="float" office:value="0.3" calcext:value-type="float">
            <text:p>0.3</text:p>
          </table:table-cell>
          <table:table-cell table:formula="of:=([.B124]+[.D124])/((2*[.C124])+(2*[.E124])+(2*[.F124]))" office:value-type="float" office:value="0.232275613281008" calcext:value-type="float">
            <text:p>0.2322756133</text:p>
          </table:table-cell>
          <table:table-cell table:formula="of:=([.B124]+[.D124])/([.C124]+[.E124]+[.F124])" office:value-type="float" office:value="0.464551226562016" calcext:value-type="float">
            <text:p>0.4645512266</text:p>
          </table:table-cell>
          <table:table-cell table:formula="of:=([.B124]+[.D124])/([.B124]+(2*[.C124])+[.D124]+(2*[.E124])+(2*[.F124]))" office:value-type="float" office:value="0.18849323217763" calcext:value-type="float">
            <text:p>0.1884932322</text:p>
          </table:table-cell>
          <table:table-cell table:number-columns-repeated="3"/>
          <table:table-cell table:formula="of:=[.D124]/([.B124]+[.D124])" office:value-type="float" office:value="0.105675360489503" calcext:value-type="float">
            <text:p>0.1056753605</text:p>
          </table:table-cell>
          <table:table-cell table:formula="of:=([.E124]+(2*[.F124]))/(2*([.C124]+[.E124]+[.F124]))" office:value-type="float" office:value="0.541625436050624" calcext:value-type="float">
            <text:p>0.5416254361</text:p>
          </table:table-cell>
          <table:table-cell/>
          <table:table-cell table:formula="of:=([.M124]*[.Q124])+((1-[.M124])*[.R124])" office:value-type="float" office:value="0.459451797240027" calcext:value-type="float">
            <text:p>0.4594517972</text:p>
          </table:table-cell>
          <table:table-cell table:formula="of:=[.T124]=([.H124]/[.I12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494114831352213" calcext:value-type="float">
            <text:p>0.4941148314</text:p>
          </table:table-cell>
          <table:table-cell office:value-type="float" office:value="0.0012635547718442" calcext:value-type="float">
            <text:p>0.0012635548</text:p>
          </table:table-cell>
          <table:table-cell office:value-type="float" office:value="0.000478971198435075" calcext:value-type="float">
            <text:p>0.0004789712</text:p>
          </table:table-cell>
          <table:table-cell office:value-type="float" office:value="0.000249736461197632" calcext:value-type="float">
            <text:p>0.0002497365</text:p>
          </table:table-cell>
          <table:table-cell office:value-type="float" office:value="0.00189333418349851" calcext:value-type="float">
            <text:p>0.0018933342</text:p>
          </table:table-cell>
          <table:table-cell office:value-type="float" office:value="0.0018710490015455" calcext:value-type="float">
            <text:p>0.001871049</text:p>
          </table:table-cell>
          <table:table-cell/>
          <table:table-cell table:formula="of:=[.D125]+[.E125]+(2*[.F125])" office:value-type="float" office:value="0.00588516864778714" calcext:value-type="float">
            <text:p>0.0058851686</text:p>
          </table:table-cell>
          <table:table-cell table:formula="of:=[.B125]+(2*[.C125])+[.D125]+(2*[.E125])+(2*[.F125])" office:value-type="float" office:value="0.01" calcext:value-type="float">
            <text:p>0.01</text:p>
          </table:table-cell>
          <table:table-cell table:formula="of:=[.A125]+[.D125]+[.E125]+(2*[.F125])" office:value-type="float" office:value="0.5" calcext:value-type="float">
            <text:p>0.5</text:p>
          </table:table-cell>
          <table:table-cell table:formula="of:=([.B125]+[.D125])/((2*[.C125])+(2*[.E125])+(2*[.F125]))" office:value-type="float" office:value="0.178313086332551" calcext:value-type="float">
            <text:p>0.1783130863</text:p>
          </table:table-cell>
          <table:table-cell table:formula="of:=([.B125]+[.D125])/([.C125]+[.E125]+[.F125])" office:value-type="float" office:value="0.356626172665103" calcext:value-type="float">
            <text:p>0.3566261727</text:p>
          </table:table-cell>
          <table:table-cell table:formula="of:=([.B125]+[.D125])/([.B125]+(2*[.C125])+[.D125]+(2*[.E125])+(2*[.F125]))" office:value-type="float" office:value="0.151329123304183" calcext:value-type="float">
            <text:p>0.1513291233</text:p>
          </table:table-cell>
          <table:table-cell table:number-columns-repeated="3"/>
          <table:table-cell table:formula="of:=[.D125]/([.B125]+[.D125])" office:value-type="float" office:value="0.165028684330406" calcext:value-type="float">
            <text:p>0.1650286843</text:p>
          </table:table-cell>
          <table:table-cell table:formula="of:=([.E125]+(2*[.F125]))/(2*([.C125]+[.E125]+[.F125]))" office:value-type="float" office:value="0.664030349259808" calcext:value-type="float">
            <text:p>0.6640303493</text:p>
          </table:table-cell>
          <table:table-cell/>
          <table:table-cell table:formula="of:=([.M125]*[.Q125])+((1-[.M125])*[.R125])" office:value-type="float" office:value="0.588516864778714" calcext:value-type="float">
            <text:p>0.5885168648</text:p>
          </table:table-cell>
          <table:table-cell table:formula="of:=[.T125]=([.H125]/[.I12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793024695389767" calcext:value-type="float">
            <text:p>0.7930246954</text:p>
          </table:table-cell>
          <table:table-cell office:value-type="float" office:value="0.000917488574463234" calcext:value-type="float">
            <text:p>0.0009174886</text:p>
          </table:table-cell>
          <table:table-cell office:value-type="float" office:value="0.000252535585281173" calcext:value-type="float">
            <text:p>0.0002525356</text:p>
          </table:table-cell>
          <table:table-cell office:value-type="float" office:value="0.000291036438914919" calcext:value-type="float">
            <text:p>0.0002910364</text:p>
          </table:table-cell>
          <table:table-cell office:value-type="float" office:value="0.00160213564474143" calcext:value-type="float">
            <text:p>0.0016021356</text:p>
          </table:table-cell>
          <table:table-cell office:value-type="float" office:value="0.00254106626328832" calcext:value-type="float">
            <text:p>0.0025410663</text:p>
          </table:table-cell>
          <table:table-cell/>
          <table:table-cell table:formula="of:=[.D126]+[.E126]+(2*[.F126])" office:value-type="float" office:value="0.00697530461023299" calcext:value-type="float">
            <text:p>0.0069753046</text:p>
          </table:table-cell>
          <table:table-cell table:formula="of:=[.B126]+(2*[.C126])+[.D126]+(2*[.E126])+(2*[.F126])" office:value-type="float" office:value="0.01" calcext:value-type="float">
            <text:p>0.01</text:p>
          </table:table-cell>
          <table:table-cell table:formula="of:=[.A126]+[.D126]+[.E126]+(2*[.F126])" office:value-type="float" office:value="0.8" calcext:value-type="float">
            <text:p>0.8</text:p>
          </table:table-cell>
          <table:table-cell table:formula="of:=([.B126]+[.D126])/((2*[.C126])+(2*[.E126])+(2*[.F126]))" office:value-type="float" office:value="0.137465557852031" calcext:value-type="float">
            <text:p>0.1374655579</text:p>
          </table:table-cell>
          <table:table-cell table:formula="of:=([.B126]+[.D126])/([.C126]+[.E126]+[.F126])" office:value-type="float" office:value="0.274931115704063" calcext:value-type="float">
            <text:p>0.2749311157</text:p>
          </table:table-cell>
          <table:table-cell table:formula="of:=([.B126]+[.D126])/([.B126]+(2*[.C126])+[.D126]+(2*[.E126])+(2*[.F126]))" office:value-type="float" office:value="0.120852501337815" calcext:value-type="float">
            <text:p>0.1208525013</text:p>
          </table:table-cell>
          <table:table-cell table:number-columns-repeated="3"/>
          <table:table-cell table:formula="of:=[.D126]/([.B126]+[.D126])" office:value-type="float" office:value="0.240819540922363" calcext:value-type="float">
            <text:p>0.2408195409</text:p>
          </table:table-cell>
          <table:table-cell table:formula="of:=([.E126]+(2*[.F126]))/(2*([.C126]+[.E126]+[.F126]))" office:value-type="float" office:value="0.760312482432089" calcext:value-type="float">
            <text:p>0.7603124824</text:p>
          </table:table-cell>
          <table:table-cell/>
          <table:table-cell table:formula="of:=([.M126]*[.Q126])+((1-[.M126])*[.R126])" office:value-type="float" office:value="0.697530461023299" calcext:value-type="float">
            <text:p>0.697530461</text:p>
          </table:table-cell>
          <table:table-cell table:formula="of:=[.T126]=([.H126]/[.I12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992569559658722" calcext:value-type="float">
            <text:p>0.9925695597</text:p>
          </table:table-cell>
          <table:table-cell office:value-type="float" office:value="0.00077560375930155" calcext:value-type="float">
            <text:p>0.0007756038</text:p>
          </table:table-cell>
          <table:table-cell office:value-type="float" office:value="0.000180468357432809" calcext:value-type="float">
            <text:p>0.0001804684</text:p>
          </table:table-cell>
          <table:table-cell office:value-type="float" office:value="0.000307936272735836" calcext:value-type="float">
            <text:p>0.0003079363</text:p>
          </table:table-cell>
          <table:table-cell office:value-type="float" office:value="0.00143301918455533" calcext:value-type="float">
            <text:p>0.0014330192</text:p>
          </table:table-cell>
          <table:table-cell office:value-type="float" office:value="0.00284474244199317" calcext:value-type="float">
            <text:p>0.0028447424</text:p>
          </table:table-cell>
          <table:table-cell/>
          <table:table-cell table:formula="of:=[.D127]+[.E127]+(2*[.F127])" office:value-type="float" office:value="0.00743044034127751" calcext:value-type="float">
            <text:p>0.0074304403</text:p>
          </table:table-cell>
          <table:table-cell table:formula="of:=[.B127]+(2*[.C127])+[.D127]+(2*[.E127])+(2*[.F127])" office:value-type="float" office:value="0.01" calcext:value-type="float">
            <text:p>0.01</text:p>
          </table:table-cell>
          <table:table-cell table:formula="of:=[.A127]+[.D127]+[.E127]+(2*[.F127])" office:value-type="float" office:value="1" calcext:value-type="float">
            <text:p>1</text:p>
          </table:table-cell>
          <table:table-cell table:formula="of:=([.B127]+[.D127])/((2*[.C127])+(2*[.E127])+(2*[.F127]))" office:value-type="float" office:value="0.121521325271533" calcext:value-type="float">
            <text:p>0.1215213253</text:p>
          </table:table-cell>
          <table:table-cell table:formula="of:=([.B127]+[.D127])/([.C127]+[.E127]+[.F127])" office:value-type="float" office:value="0.243042650543066" calcext:value-type="float">
            <text:p>0.2430426505</text:p>
          </table:table-cell>
          <table:table-cell table:formula="of:=([.B127]+[.D127])/([.B127]+(2*[.C127])+[.D127]+(2*[.E127])+(2*[.F127]))" office:value-type="float" office:value="0.108354003203739" calcext:value-type="float">
            <text:p>0.1083540032</text:p>
          </table:table-cell>
          <table:table-cell table:number-columns-repeated="3"/>
          <table:table-cell table:formula="of:=[.D127]/([.B127]+[.D127])" office:value-type="float" office:value="0.28419464314283" calcext:value-type="float">
            <text:p>0.2841946431</text:p>
          </table:table-cell>
          <table:table-cell table:formula="of:=([.E127]+(2*[.F127]))/(2*([.C127]+[.E127]+[.F127]))" office:value-type="float" office:value="0.798804020220274" calcext:value-type="float">
            <text:p>0.7988040202</text:p>
          </table:table-cell>
          <table:table-cell/>
          <table:table-cell table:formula="of:=([.M127]*[.Q127])+((1-[.M127])*[.R127])" office:value-type="float" office:value="0.74304403412775" calcext:value-type="float">
            <text:p>0.7430440341</text:p>
          </table:table-cell>
          <table:table-cell table:formula="of:=[.T127]=([.H127]/[.I12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99146484984596" calcext:value-type="float">
            <text:p>1.9914648498</text:p>
          </table:table-cell>
          <table:table-cell office:value-type="float" office:value="0.000437092792984742" calcext:value-type="float">
            <text:p>0.0004370928</text:p>
          </table:table-cell>
          <table:table-cell office:value-type="float" office:value="0.0000573150329037608" calcext:value-type="float">
            <text:p>0.000057315</text:p>
          </table:table-cell>
          <table:table-cell office:value-type="float" office:value="0.000348181973340044" calcext:value-type="float">
            <text:p>0.000348182</text:p>
          </table:table-cell>
          <table:table-cell office:value-type="float" office:value="0.000913126987164834" calcext:value-type="float">
            <text:p>0.000913127</text:p>
          </table:table-cell>
          <table:table-cell office:value-type="float" office:value="0.00363692059676901" calcext:value-type="float">
            <text:p>0.0036369206</text:p>
          </table:table-cell>
          <table:table-cell/>
          <table:table-cell table:formula="of:=[.D128]+[.E128]+(2*[.F128])" office:value-type="float" office:value="0.0085351501540429" calcext:value-type="float">
            <text:p>0.0085351502</text:p>
          </table:table-cell>
          <table:table-cell table:formula="of:=[.B128]+(2*[.C128])+[.D128]+(2*[.E128])+(2*[.F128])" office:value-type="float" office:value="0.01" calcext:value-type="float">
            <text:p>0.01</text:p>
          </table:table-cell>
          <table:table-cell table:formula="of:=[.A128]+[.D128]+[.E128]+(2*[.F128])" office:value-type="float" office:value="2" calcext:value-type="float">
            <text:p>2</text:p>
          </table:table-cell>
          <table:table-cell table:formula="of:=([.B128]+[.D128])/((2*[.C128])+(2*[.E128])+(2*[.F128]))" office:value-type="float" office:value="0.0852195530969279" calcext:value-type="float">
            <text:p>0.0852195531</text:p>
          </table:table-cell>
          <table:table-cell table:formula="of:=([.B128]+[.D128])/([.C128]+[.E128]+[.F128])" office:value-type="float" office:value="0.170439106193856" calcext:value-type="float">
            <text:p>0.1704391062</text:p>
          </table:table-cell>
          <table:table-cell table:formula="of:=([.B128]+[.D128])/([.B128]+(2*[.C128])+[.D128]+(2*[.E128])+(2*[.F128]))" office:value-type="float" office:value="0.0785274766324786" calcext:value-type="float">
            <text:p>0.0785274766</text:p>
          </table:table-cell>
          <table:table-cell table:number-columns-repeated="3"/>
          <table:table-cell table:formula="of:=[.D128]/([.B128]+[.D128])" office:value-type="float" office:value="0.443388719810255" calcext:value-type="float">
            <text:p>0.4433887198</text:p>
          </table:table-cell>
          <table:table-cell table:formula="of:=([.E128]+(2*[.F128]))/(2*([.C128]+[.E128]+[.F128]))" office:value-type="float" office:value="0.888465795028112" calcext:value-type="float">
            <text:p>0.888465795</text:p>
          </table:table-cell>
          <table:table-cell/>
          <table:table-cell table:formula="of:=([.M128]*[.Q128])+((1-[.M128])*[.R128])" office:value-type="float" office:value="0.85351501540429" calcext:value-type="float">
            <text:p>0.8535150154</text:p>
          </table:table-cell>
          <table:table-cell table:formula="of:=[.T128]=([.H128]/[.I12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99102402666525" calcext:value-type="float">
            <text:p>2.9910240267</text:p>
          </table:table-cell>
          <table:table-cell office:value-type="float" office:value="0.00030420463163202" calcext:value-type="float">
            <text:p>0.0003042046</text:p>
          </table:table-cell>
          <table:table-cell office:value-type="float" office:value="0.0000277621373558421" calcext:value-type="float">
            <text:p>2.77621373558421E-05</text:p>
          </table:table-cell>
          <table:table-cell office:value-type="float" office:value="0.000363953344893671" calcext:value-type="float">
            <text:p>0.0003639533</text:p>
          </table:table-cell>
          <table:table-cell office:value-type="float" office:value="0.000664297758903172" calcext:value-type="float">
            <text:p>0.0006642978</text:p>
          </table:table-cell>
          <table:table-cell office:value-type="float" office:value="0.00397386111547814" calcext:value-type="float">
            <text:p>0.0039738611</text:p>
          </table:table-cell>
          <table:table-cell/>
          <table:table-cell table:formula="of:=[.D129]+[.E129]+(2*[.F129])" office:value-type="float" office:value="0.00897597333475312" calcext:value-type="float">
            <text:p>0.0089759733</text:p>
          </table:table-cell>
          <table:table-cell table:formula="of:=[.B129]+(2*[.C129])+[.D129]+(2*[.E129])+(2*[.F129])" office:value-type="float" office:value="0.01" calcext:value-type="float">
            <text:p>0.01</text:p>
          </table:table-cell>
          <table:table-cell table:formula="of:=[.A129]+[.D129]+[.E129]+(2*[.F129])" office:value-type="float" office:value="3" calcext:value-type="float">
            <text:p>3</text:p>
          </table:table-cell>
          <table:table-cell table:formula="of:=([.B129]+[.D129])/((2*[.C129])+(2*[.E129])+(2*[.F129]))" office:value-type="float" office:value="0.0715997950720699" calcext:value-type="float">
            <text:p>0.0715997951</text:p>
          </table:table-cell>
          <table:table-cell table:formula="of:=([.B129]+[.D129])/([.C129]+[.E129]+[.F129])" office:value-type="float" office:value="0.14319959014414" calcext:value-type="float">
            <text:p>0.1431995901</text:p>
          </table:table-cell>
          <table:table-cell table:formula="of:=([.B129]+[.D129])/([.B129]+(2*[.C129])+[.D129]+(2*[.E129])+(2*[.F129]))" office:value-type="float" office:value="0.0668157976525691" calcext:value-type="float">
            <text:p>0.0668157977</text:p>
          </table:table-cell>
          <table:table-cell table:number-columns-repeated="3"/>
          <table:table-cell table:formula="of:=[.D129]/([.B129]+[.D129])" office:value-type="float" office:value="0.544711516857386" calcext:value-type="float">
            <text:p>0.5447115169</text:p>
          </table:table-cell>
          <table:table-cell table:formula="of:=([.E129]+(2*[.F129]))/(2*([.C129]+[.E129]+[.F129]))" office:value-type="float" office:value="0.922863885628996" calcext:value-type="float">
            <text:p>0.9228638856</text:p>
          </table:table-cell>
          <table:table-cell/>
          <table:table-cell table:formula="of:=([.M129]*[.Q129])+((1-[.M129])*[.R129])" office:value-type="float" office:value="0.897597333475312" calcext:value-type="float">
            <text:p>0.8975973335</text:p>
          </table:table-cell>
          <table:table-cell table:formula="of:=[.T129]=([.H129]/[.I12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99063915682288" calcext:value-type="float">
            <text:p>4.9906391568</text:p>
          </table:table-cell>
          <table:table-cell office:value-type="float" office:value="0.000189151962892792" calcext:value-type="float">
            <text:p>0.000189152</text:p>
          </table:table-cell>
          <table:table-cell office:value-type="float" office:value="0.0000107335395197614" calcext:value-type="float">
            <text:p>1.07335395197614E-05</text:p>
          </table:table-cell>
          <table:table-cell office:value-type="float" office:value="0.00037759567704107" calcext:value-type="float">
            <text:p>0.0003775957</text:p>
          </table:table-cell>
          <table:table-cell office:value-type="float" office:value="0.000428537780949016" calcext:value-type="float">
            <text:p>0.0004285378</text:p>
          </table:table-cell>
          <table:table-cell office:value-type="float" office:value="0.00427735485956429" calcext:value-type="float">
            <text:p>0.0042773549</text:p>
          </table:table-cell>
          <table:table-cell/>
          <table:table-cell table:formula="of:=[.D130]+[.E130]+(2*[.F130])" office:value-type="float" office:value="0.00936084317711867" calcext:value-type="float">
            <text:p>0.0093608432</text:p>
          </table:table-cell>
          <table:table-cell table:formula="of:=[.B130]+(2*[.C130])+[.D130]+(2*[.E130])+(2*[.F130])" office:value-type="float" office:value="0.01" calcext:value-type="float">
            <text:p>0.01</text:p>
          </table:table-cell>
          <table:table-cell table:formula="of:=[.A130]+[.D130]+[.E130]+(2*[.F130])" office:value-type="float" office:value="5" calcext:value-type="float">
            <text:p>5</text:p>
          </table:table-cell>
          <table:table-cell table:formula="of:=([.B130]+[.D130])/((2*[.C130])+(2*[.E130])+(2*[.F130]))" office:value-type="float" office:value="0.0600797708257101" calcext:value-type="float">
            <text:p>0.0600797708</text:p>
          </table:table-cell>
          <table:table-cell table:formula="of:=([.B130]+[.D130])/([.C130]+[.E130]+[.F130])" office:value-type="float" office:value="0.12015954165142" calcext:value-type="float">
            <text:p>0.1201595417</text:p>
          </table:table-cell>
          <table:table-cell table:formula="of:=([.B130]+[.D130])/([.B130]+(2*[.C130])+[.D130]+(2*[.E130])+(2*[.F130]))" office:value-type="float" office:value="0.0566747639933862" calcext:value-type="float">
            <text:p>0.056674764</text:p>
          </table:table-cell>
          <table:table-cell table:number-columns-repeated="3"/>
          <table:table-cell table:formula="of:=[.D130]/([.B130]+[.D130])" office:value-type="float" office:value="0.66625010928168" calcext:value-type="float">
            <text:p>0.6662501093</text:p>
          </table:table-cell>
          <table:table-cell table:formula="of:=([.E130]+(2*[.F130]))/(2*([.C130]+[.E130]+[.F130]))" office:value-type="float" office:value="0.952295895115289" calcext:value-type="float">
            <text:p>0.9522958951</text:p>
          </table:table-cell>
          <table:table-cell/>
          <table:table-cell table:formula="of:=([.M130]*[.Q130])+((1-[.M130])*[.R130])" office:value-type="float" office:value="0.936084317711867" calcext:value-type="float">
            <text:p>0.9360843177</text:p>
          </table:table-cell>
          <table:table-cell table:formula="of:=[.T130]=([.H130]/[.I13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99040869895158" calcext:value-type="float">
            <text:p>7.990408699</text:p>
          </table:table-cell>
          <table:table-cell office:value-type="float" office:value="0.000120678905104478" calcext:value-type="float">
            <text:p>0.0001206789</text:p>
          </table:table-cell>
          <table:table-cell table:style-name="ce2" office:value-type="float" office:value="0.00000436901944116467" calcext:value-type="float">
            <text:p>4.37E-06</text:p>
          </table:table-cell>
          <table:table-cell office:value-type="float" office:value="0.000385709509250709" calcext:value-type="float">
            <text:p>0.0003857095</text:p>
          </table:table-cell>
          <table:table-cell office:value-type="float" office:value="0.000279282007588566" calcext:value-type="float">
            <text:p>0.000279282</text:p>
          </table:table-cell>
          <table:table-cell office:value-type="float" office:value="0.00446315476579268" calcext:value-type="float">
            <text:p>0.0044631548</text:p>
          </table:table-cell>
          <table:table-cell/>
          <table:table-cell table:formula="of:=[.D131]+[.E131]+(2*[.F131])" office:value-type="float" office:value="0.00959130104842464" calcext:value-type="float">
            <text:p>0.009591301</text:p>
          </table:table-cell>
          <table:table-cell table:formula="of:=[.B131]+(2*[.C131])+[.D131]+(2*[.E131])+(2*[.F131])" office:value-type="float" office:value="0.01" calcext:value-type="float">
            <text:p>0.01</text:p>
          </table:table-cell>
          <table:table-cell table:formula="of:=[.A131]+[.D131]+[.E131]+(2*[.F131])" office:value-type="float" office:value="8.00000000000001" calcext:value-type="float">
            <text:p>8</text:p>
          </table:table-cell>
          <table:table-cell table:formula="of:=([.B131]+[.D131])/((2*[.C131])+(2*[.E131])+(2*[.F131]))" office:value-type="float" office:value="0.0533399128231548" calcext:value-type="float">
            <text:p>0.0533399128</text:p>
          </table:table-cell>
          <table:table-cell table:formula="of:=([.B131]+[.D131])/([.C131]+[.E131]+[.F131])" office:value-type="float" office:value="0.10667982564631" calcext:value-type="float">
            <text:p>0.1066798256</text:p>
          </table:table-cell>
          <table:table-cell table:formula="of:=([.B131]+[.D131])/([.B131]+(2*[.C131])+[.D131]+(2*[.E131])+(2*[.F131]))" office:value-type="float" office:value="0.0506388414355187" calcext:value-type="float">
            <text:p>0.0506388414</text:p>
          </table:table-cell>
          <table:table-cell table:number-columns-repeated="3"/>
          <table:table-cell table:formula="of:=[.D131]/([.B131]+[.D131])" office:value-type="float" office:value="0.761687073235778" calcext:value-type="float">
            <text:p>0.7616870732</text:p>
          </table:table-cell>
          <table:table-cell table:formula="of:=([.E131]+(2*[.F131]))/(2*([.C131]+[.E131]+[.F131]))" office:value-type="float" office:value="0.969661698935902" calcext:value-type="float">
            <text:p>0.9696616989</text:p>
          </table:table-cell>
          <table:table-cell/>
          <table:table-cell table:formula="of:=([.M131]*[.Q131])+((1-[.M131])*[.R131])" office:value-type="float" office:value="0.959130104842462" calcext:value-type="float">
            <text:p>0.9591301048</text:p>
          </table:table-cell>
          <table:table-cell table:formula="of:=[.T131]=([.H131]/[.I13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990329491343" calcext:value-type="float">
            <text:p>9.9903294913</text:p>
          </table:table-cell>
          <table:table-cell office:value-type="float" office:value="0.0000972162260202295" calcext:value-type="float">
            <text:p>9.72162260202295E-05</text:p>
          </table:table-cell>
          <table:table-cell table:style-name="ce2" office:value-type="float" office:value="0.0000028352983804849" calcext:value-type="float">
            <text:p>2.84E-06</text:p>
          </table:table-cell>
          <table:table-cell office:value-type="float" office:value="0.000388488851938786" calcext:value-type="float">
            <text:p>0.0003884889</text:p>
          </table:table-cell>
          <table:table-cell office:value-type="float" office:value="0.000226604520218523" calcext:value-type="float">
            <text:p>0.0002266045</text:p>
          </table:table-cell>
          <table:table-cell office:value-type="float" office:value="0.00452770764242149" calcext:value-type="float">
            <text:p>0.0045277076</text:p>
          </table:table-cell>
          <table:table-cell/>
          <table:table-cell table:formula="of:=[.D132]+[.E132]+(2*[.F132])" office:value-type="float" office:value="0.00967050865700029" calcext:value-type="float">
            <text:p>0.0096705087</text:p>
          </table:table-cell>
          <table:table-cell table:formula="of:=[.B132]+(2*[.C132])+[.D132]+(2*[.E132])+(2*[.F132])" office:value-type="float" office:value="0.01" calcext:value-type="float">
            <text:p>0.01</text:p>
          </table:table-cell>
          <table:table-cell table:formula="of:=[.A132]+[.D132]+[.E132]+(2*[.F132])" office:value-type="float" office:value="10" calcext:value-type="float">
            <text:p>10</text:p>
          </table:table-cell>
          <table:table-cell table:formula="of:=([.B132]+[.D132])/((2*[.C132])+(2*[.E132])+(2*[.F132]))" office:value-type="float" office:value="0.0510500338636573" calcext:value-type="float">
            <text:p>0.0510500339</text:p>
          </table:table-cell>
          <table:table-cell table:formula="of:=([.B132]+[.D132])/([.C132]+[.E132]+[.F132])" office:value-type="float" office:value="0.102100067727315" calcext:value-type="float">
            <text:p>0.1021000677</text:p>
          </table:table-cell>
          <table:table-cell table:formula="of:=([.B132]+[.D132])/([.B132]+(2*[.C132])+[.D132]+(2*[.E132])+(2*[.F132]))" office:value-type="float" office:value="0.0485705077959015" calcext:value-type="float">
            <text:p>0.0485705078</text:p>
          </table:table-cell>
          <table:table-cell table:number-columns-repeated="3"/>
          <table:table-cell table:formula="of:=[.D132]/([.B132]+[.D132])" office:value-type="float" office:value="0.799845152064824" calcext:value-type="float">
            <text:p>0.7998451521</text:p>
          </table:table-cell>
          <table:table-cell table:formula="of:=([.E132]+(2*[.F132]))/(2*([.C132]+[.E132]+[.F132]))" office:value-type="float" office:value="0.975586723043302" calcext:value-type="float">
            <text:p>0.975586723</text:p>
          </table:table-cell>
          <table:table-cell/>
          <table:table-cell table:formula="of:=([.M132]*[.Q132])+((1-[.M132])*[.R132])" office:value-type="float" office:value="0.967050865700028" calcext:value-type="float">
            <text:p>0.9670508657</text:p>
          </table:table-cell>
          <table:table-cell table:formula="of:=[.T132]=([.H132]/[.I13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133]+[.E133]+(2*[.F133])" office:value-type="float" office:value="0" calcext:value-type="float">
            <text:p>0</text:p>
          </table:table-cell>
          <table:table-cell table:formula="of:=[.B133]+(2*[.C133])+[.D133]+(2*[.E133])+(2*[.F133])" office:value-type="float" office:value="0" calcext:value-type="float">
            <text:p>0</text:p>
          </table:table-cell>
          <table:table-cell table:formula="of:=[.A133]+[.D133]+[.E133]+(2*[.F133])" office:value-type="float" office:value="0" calcext:value-type="float">
            <text:p>0</text:p>
          </table:table-cell>
          <table:table-cell table:formula="of:=([.B133]+[.D133])/((2*[.C133])+(2*[.E133])+(2*[.F133]))" office:value-type="string" office:string-value="" calcext:value-type="error">
            <text:p>#DIV/0!</text:p>
          </table:table-cell>
          <table:table-cell table:formula="of:=([.B133]+[.D133])/([.C133]+[.E133]+[.F133])" office:value-type="string" office:string-value="" calcext:value-type="error">
            <text:p>#DIV/0!</text:p>
          </table:table-cell>
          <table:table-cell table:formula="of:=([.B133]+[.D133])/([.B133]+(2*[.C133])+[.D133]+(2*[.E133])+(2*[.F133]))" office:value-type="string" office:string-value="" calcext:value-type="error">
            <text:p>#DIV/0!</text:p>
          </table:table-cell>
          <table:table-cell table:number-columns-repeated="3"/>
          <table:table-cell table:formula="of:=[.D133]/([.B133]+[.D133])" office:value-type="string" office:string-value="" calcext:value-type="error">
            <text:p>#DIV/0!</text:p>
          </table:table-cell>
          <table:table-cell table:formula="of:=([.E133]+(2*[.F133]))/(2*([.C133]+[.E133]+[.F133]))" office:value-type="string" office:string-value="" calcext:value-type="error">
            <text:p>#DIV/0!</text:p>
          </table:table-cell>
          <table:table-cell/>
          <table:table-cell table:formula="of:=([.M133]*[.Q133])+((1-[.M133])*[.R133])" office:value-type="string" office:string-value="" calcext:value-type="error">
            <text:p>#DIV/0!</text:p>
          </table:table-cell>
          <table:table-cell table:formula="of:=[.T133]=([.H133]/[.I133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134]+[.E134]+(2*[.F134])" office:value-type="float" office:value="0" calcext:value-type="float">
            <text:p>0</text:p>
          </table:table-cell>
          <table:table-cell table:formula="of:=[.B134]+(2*[.C134])+[.D134]+(2*[.E134])+(2*[.F134])" office:value-type="float" office:value="0" calcext:value-type="float">
            <text:p>0</text:p>
          </table:table-cell>
          <table:table-cell table:formula="of:=[.A134]+[.D134]+[.E134]+(2*[.F134])" office:value-type="float" office:value="0" calcext:value-type="float">
            <text:p>0</text:p>
          </table:table-cell>
          <table:table-cell table:formula="of:=([.B134]+[.D134])/((2*[.C134])+(2*[.E134])+(2*[.F134]))" office:value-type="string" office:string-value="" calcext:value-type="error">
            <text:p>#DIV/0!</text:p>
          </table:table-cell>
          <table:table-cell table:formula="of:=([.B134]+[.D134])/([.C134]+[.E134]+[.F134])" office:value-type="string" office:string-value="" calcext:value-type="error">
            <text:p>#DIV/0!</text:p>
          </table:table-cell>
          <table:table-cell table:formula="of:=([.B134]+[.D134])/([.B134]+(2*[.C134])+[.D134]+(2*[.E134])+(2*[.F134]))" office:value-type="string" office:string-value="" calcext:value-type="error">
            <text:p>#DIV/0!</text:p>
          </table:table-cell>
          <table:table-cell table:number-columns-repeated="3"/>
          <table:table-cell table:formula="of:=[.D134]/([.B134]+[.D134])" office:value-type="string" office:string-value="" calcext:value-type="error">
            <text:p>#DIV/0!</text:p>
          </table:table-cell>
          <table:table-cell table:formula="of:=([.E134]+(2*[.F134]))/(2*([.C134]+[.E134]+[.F134]))" office:value-type="string" office:string-value="" calcext:value-type="error">
            <text:p>#DIV/0!</text:p>
          </table:table-cell>
          <table:table-cell/>
          <table:table-cell table:formula="of:=([.M134]*[.Q134])+((1-[.M134])*[.R134])" office:value-type="string" office:string-value="" calcext:value-type="error">
            <text:p>#DIV/0!</text:p>
          </table:table-cell>
          <table:table-cell table:formula="of:=[.T134]=([.H134]/[.I134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742224107402002" calcext:value-type="float">
            <text:p>0.0074222411</text:p>
          </table:table-cell>
          <table:table-cell office:value-type="float" office:value="0.011774165862261" calcext:value-type="float">
            <text:p>0.0117741659</text:p>
          </table:table-cell>
          <table:table-cell office:value-type="float" office:value="0.0415892945256096" calcext:value-type="float">
            <text:p>0.0415892945</text:p>
          </table:table-cell>
          <table:table-cell office:value-type="float" office:value="0.0000349562789900791" calcext:value-type="float">
            <text:p>3.49562789900791E-05</text:p>
          </table:table-cell>
          <table:table-cell office:value-type="float" office:value="0.00246948616053996" calcext:value-type="float">
            <text:p>0.0024694862</text:p>
          </table:table-cell>
          <table:table-cell office:value-type="float" office:value="0.0000366582432249674" calcext:value-type="float">
            <text:p>3.66582432249674E-05</text:p>
          </table:table-cell>
          <table:table-cell/>
          <table:table-cell table:formula="of:=[.D135]+[.E135]+(2*[.F135])" office:value-type="float" office:value="0.00257775892597997" calcext:value-type="float">
            <text:p>0.0025777589</text:p>
          </table:table-cell>
          <table:table-cell table:formula="of:=[.B135]+(2*[.C135])+[.D135]+(2*[.E135])+(2*[.F135])" office:value-type="float" office:value="0.1" calcext:value-type="float">
            <text:p>0.1</text:p>
          </table:table-cell>
          <table:table-cell table:formula="of:=[.A135]+[.D135]+[.E135]+(2*[.F135])" office:value-type="float" office:value="0.01" calcext:value-type="float">
            <text:p>0.01</text:p>
          </table:table-cell>
          <table:table-cell table:formula="of:=([.B135]+[.D135])/((2*[.C135])+(2*[.E135])+(2*[.F135]))" office:value-type="float" office:value="0.133904122829633" calcext:value-type="float">
            <text:p>0.1339041228</text:p>
          </table:table-cell>
          <table:table-cell table:formula="of:=([.B135]+[.D135])/([.C135]+[.E135]+[.F135])" office:value-type="float" office:value="0.267808245659266" calcext:value-type="float">
            <text:p>0.2678082457</text:p>
          </table:table-cell>
          <table:table-cell table:formula="of:=([.B135]+[.D135])/([.B135]+(2*[.C135])+[.D135]+(2*[.E135])+(2*[.F135]))" office:value-type="float" office:value="0.118091221412511" calcext:value-type="float">
            <text:p>0.1180912214</text:p>
          </table:table-cell>
          <table:table-cell table:number-columns-repeated="3"/>
          <table:table-cell table:formula="of:=[.D135]/([.B135]+[.D135])" office:value-type="float" office:value="0.00296010817501594" calcext:value-type="float">
            <text:p>0.0029601082</text:p>
          </table:table-cell>
          <table:table-cell table:formula="of:=([.E135]+(2*[.F135]))/(2*([.C135]+[.E135]+[.F135]))" office:value-type="float" office:value="0.0288329440496394" calcext:value-type="float">
            <text:p>0.028832944</text:p>
          </table:table-cell>
          <table:table-cell/>
          <table:table-cell table:formula="of:=([.M135]*[.Q135])+((1-[.M135])*[.R135])" office:value-type="float" office:value="0.0257775892597997" calcext:value-type="float">
            <text:p>0.0257775893</text:p>
          </table:table-cell>
          <table:table-cell table:formula="of:=[.T135]=([.H135]/[.I13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149419009678509" calcext:value-type="float">
            <text:p>0.014941901</text:p>
          </table:table-cell>
          <table:table-cell office:value-type="float" office:value="0.0114582864995555" calcext:value-type="float">
            <text:p>0.0114582865</text:p>
          </table:table-cell>
          <table:table-cell office:value-type="float" office:value="0.039387698851769" calcext:value-type="float">
            <text:p>0.0393876989</text:p>
          </table:table-cell>
          <table:table-cell office:value-type="float" office:value="0.0000684834328550487" calcext:value-type="float">
            <text:p>6.84834328550487E-05</text:p>
          </table:table-cell>
          <table:table-cell office:value-type="float" office:value="0.00470821676475734" calcext:value-type="float">
            <text:p>0.0047082168</text:p>
          </table:table-cell>
          <table:table-cell office:value-type="float" office:value="0.000140699417268359" calcext:value-type="float">
            <text:p>0.0001406994</text:p>
          </table:table-cell>
          <table:table-cell/>
          <table:table-cell table:formula="of:=[.D136]+[.E136]+(2*[.F136])" office:value-type="float" office:value="0.00505809903214911" calcext:value-type="float">
            <text:p>0.005058099</text:p>
          </table:table-cell>
          <table:table-cell table:formula="of:=[.B136]+(2*[.C136])+[.D136]+(2*[.E136])+(2*[.F136])" office:value-type="float" office:value="0.1" calcext:value-type="float">
            <text:p>0.1</text:p>
          </table:table-cell>
          <table:table-cell table:formula="of:=[.A136]+[.D136]+[.E136]+(2*[.F136])" office:value-type="float" office:value="0.02" calcext:value-type="float">
            <text:p>0.02</text:p>
          </table:table-cell>
          <table:table-cell table:formula="of:=([.B136]+[.D136])/((2*[.C136])+(2*[.E136])+(2*[.F136]))" office:value-type="float" office:value="0.130285397329844" calcext:value-type="float">
            <text:p>0.1302853973</text:p>
          </table:table-cell>
          <table:table-cell table:formula="of:=([.B136]+[.D136])/([.C136]+[.E136]+[.F136])" office:value-type="float" office:value="0.260570794659687" calcext:value-type="float">
            <text:p>0.2605707947</text:p>
          </table:table-cell>
          <table:table-cell table:formula="of:=([.B136]+[.D136])/([.B136]+(2*[.C136])+[.D136]+(2*[.E136])+(2*[.F136]))" office:value-type="float" office:value="0.115267699324106" calcext:value-type="float">
            <text:p>0.1152676993</text:p>
          </table:table-cell>
          <table:table-cell table:number-columns-repeated="3"/>
          <table:table-cell table:formula="of:=[.D136]/([.B136]+[.D136])" office:value-type="float" office:value="0.00594125095378971" calcext:value-type="float">
            <text:p>0.005941251</text:p>
          </table:table-cell>
          <table:table-cell table:formula="of:=([.E136]+(2*[.F136]))/(2*([.C136]+[.E136]+[.F136]))" office:value-type="float" office:value="0.0563968965017127" calcext:value-type="float">
            <text:p>0.0563968965</text:p>
          </table:table-cell>
          <table:table-cell/>
          <table:table-cell table:formula="of:=([.M136]*[.Q136])+((1-[.M136])*[.R136])" office:value-type="float" office:value="0.0505809903214911" calcext:value-type="float">
            <text:p>0.0505809903</text:p>
          </table:table-cell>
          <table:table-cell table:formula="of:=[.T136]=([.H136]/[.I13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225553324596813" calcext:value-type="float">
            <text:p>0.0225553325</text:p>
          </table:table-cell>
          <table:table-cell office:value-type="float" office:value="0.0111552536594452" calcext:value-type="float">
            <text:p>0.0111552537</text:p>
          </table:table-cell>
          <table:table-cell office:value-type="float" office:value="0.0373319052619698" calcext:value-type="float">
            <text:p>0.0373319053</text:p>
          </table:table-cell>
          <table:table-cell office:value-type="float" office:value="0.000100644181984346" calcext:value-type="float">
            <text:p>0.0001006442</text:p>
          </table:table-cell>
          <table:table-cell office:value-type="float" office:value="0.00673626827629645" calcext:value-type="float">
            <text:p>0.0067362683</text:p>
          </table:table-cell>
          <table:table-cell office:value-type="float" office:value="0.000303877541018942" calcext:value-type="float">
            <text:p>0.0003038775</text:p>
          </table:table-cell>
          <table:table-cell/>
          <table:table-cell table:formula="of:=[.D137]+[.E137]+(2*[.F137])" office:value-type="float" office:value="0.00744466754031868" calcext:value-type="float">
            <text:p>0.0074446675</text:p>
          </table:table-cell>
          <table:table-cell table:formula="of:=[.B137]+(2*[.C137])+[.D137]+(2*[.E137])+(2*[.F137])" office:value-type="float" office:value="0.0999999999999999" calcext:value-type="float">
            <text:p>0.1</text:p>
          </table:table-cell>
          <table:table-cell table:formula="of:=[.A137]+[.D137]+[.E137]+(2*[.F137])" office:value-type="float" office:value="0.03" calcext:value-type="float">
            <text:p>0.03</text:p>
          </table:table-cell>
          <table:table-cell table:formula="of:=([.B137]+[.D137])/((2*[.C137])+(2*[.E137])+(2*[.F137]))" office:value-type="float" office:value="0.126835446724304" calcext:value-type="float">
            <text:p>0.1268354467</text:p>
          </table:table-cell>
          <table:table-cell table:formula="of:=([.B137]+[.D137])/([.C137]+[.E137]+[.F137])" office:value-type="float" office:value="0.253670893448608" calcext:value-type="float">
            <text:p>0.2536708934</text:p>
          </table:table-cell>
          <table:table-cell table:formula="of:=([.B137]+[.D137])/([.B137]+(2*[.C137])+[.D137]+(2*[.E137])+(2*[.F137]))" office:value-type="float" office:value="0.112558978414296" calcext:value-type="float">
            <text:p>0.1125589784</text:p>
          </table:table-cell>
          <table:table-cell table:number-columns-repeated="3"/>
          <table:table-cell table:formula="of:=[.D137]/([.B137]+[.D137])" office:value-type="float" office:value="0.00894146192531219" calcext:value-type="float">
            <text:p>0.0089414619</text:p>
          </table:table-cell>
          <table:table-cell table:formula="of:=([.E137]+(2*[.F137]))/(2*([.C137]+[.E137]+[.F137]))" office:value-type="float" office:value="0.082755058417424" calcext:value-type="float">
            <text:p>0.0827550584</text:p>
          </table:table-cell>
          <table:table-cell/>
          <table:table-cell table:formula="of:=([.M137]*[.Q137])+((1-[.M137])*[.R137])" office:value-type="float" office:value="0.0744466754031869" calcext:value-type="float">
            <text:p>0.0744466754</text:p>
          </table:table-cell>
          <table:table-cell table:formula="of:=[.T137]=([.H137]/[.I13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380491733007861" calcext:value-type="float">
            <text:p>0.0380491733</text:p>
          </table:table-cell>
          <table:table-cell office:value-type="float" office:value="0.0105854710179473" calcext:value-type="float">
            <text:p>0.010585471</text:p>
          </table:table-cell>
          <table:table-cell office:value-type="float" office:value="0.0336156590015405" calcext:value-type="float">
            <text:p>0.033615659</text:p>
          </table:table-cell>
          <table:table-cell office:value-type="float" office:value="0.00016110736849293" calcext:value-type="float">
            <text:p>0.0001611074</text:p>
          </table:table-cell>
          <table:table-cell office:value-type="float" office:value="0.010232384279758" calcext:value-type="float">
            <text:p>0.0102323843</text:p>
          </table:table-cell>
          <table:table-cell office:value-type="float" office:value="0.0007786675254815" calcext:value-type="float">
            <text:p>0.0007786675</text:p>
          </table:table-cell>
          <table:table-cell/>
          <table:table-cell table:formula="of:=[.D138]+[.E138]+(2*[.F138])" office:value-type="float" office:value="0.0119508266992139" calcext:value-type="float">
            <text:p>0.0119508267</text:p>
          </table:table-cell>
          <table:table-cell table:formula="of:=[.B138]+(2*[.C138])+[.D138]+(2*[.E138])+(2*[.F138])" office:value-type="float" office:value="0.1" calcext:value-type="float">
            <text:p>0.1</text:p>
          </table:table-cell>
          <table:table-cell table:formula="of:=[.A138]+[.D138]+[.E138]+(2*[.F138])" office:value-type="float" office:value="0.05" calcext:value-type="float">
            <text:p>0.05</text:p>
          </table:table-cell>
          <table:table-cell table:formula="of:=([.B138]+[.D138])/((2*[.C138])+(2*[.E138])+(2*[.F138]))" office:value-type="float" office:value="0.120405225840748" calcext:value-type="float">
            <text:p>0.1204052258</text:p>
          </table:table-cell>
          <table:table-cell table:formula="of:=([.B138]+[.D138])/([.C138]+[.E138]+[.F138])" office:value-type="float" office:value="0.240810451681497" calcext:value-type="float">
            <text:p>0.2408104517</text:p>
          </table:table-cell>
          <table:table-cell table:formula="of:=([.B138]+[.D138])/([.B138]+(2*[.C138])+[.D138]+(2*[.E138])+(2*[.F138]))" office:value-type="float" office:value="0.107465783864402" calcext:value-type="float">
            <text:p>0.1074657839</text:p>
          </table:table-cell>
          <table:table-cell table:number-columns-repeated="3"/>
          <table:table-cell table:formula="of:=[.D138]/([.B138]+[.D138])" office:value-type="float" office:value="0.0149915035930144" calcext:value-type="float">
            <text:p>0.0149915036</text:p>
          </table:table-cell>
          <table:table-cell table:formula="of:=([.E138]+(2*[.F138]))/(2*([.C138]+[.E138]+[.F138]))" office:value-type="float" office:value="0.132092631493355" calcext:value-type="float">
            <text:p>0.1320926315</text:p>
          </table:table-cell>
          <table:table-cell/>
          <table:table-cell table:formula="of:=([.M138]*[.Q138])+((1-[.M138])*[.R138])" office:value-type="float" office:value="0.119508266992139" calcext:value-type="float">
            <text:p>0.119508267</text:p>
          </table:table-cell>
          <table:table-cell table:formula="of:=[.T138]=([.H138]/[.I13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619054624496616" calcext:value-type="float">
            <text:p>0.0619054624</text:p>
          </table:table-cell>
          <table:table-cell office:value-type="float" office:value="0.00981355047733213" calcext:value-type="float">
            <text:p>0.0098135505</text:p>
          </table:table-cell>
          <table:table-cell office:value-type="float" office:value="0.0288917318913437" calcext:value-type="float">
            <text:p>0.0288917319</text:p>
          </table:table-cell>
          <table:table-cell office:value-type="float" office:value="0.000243004952228937" calcext:value-type="float">
            <text:p>0.000243005</text:p>
          </table:table-cell>
          <table:table-cell office:value-type="float" office:value="0.0143084481896421" calcext:value-type="float">
            <text:p>0.0143084482</text:p>
          </table:table-cell>
          <table:table-cell office:value-type="float" office:value="0.00177154220423364" calcext:value-type="float">
            <text:p>0.0017715422</text:p>
          </table:table-cell>
          <table:table-cell/>
          <table:table-cell table:formula="of:=[.D139]+[.E139]+(2*[.F139])" office:value-type="float" office:value="0.0180945375503383" calcext:value-type="float">
            <text:p>0.0180945376</text:p>
          </table:table-cell>
          <table:table-cell table:formula="of:=[.B139]+(2*[.C139])+[.D139]+(2*[.E139])+(2*[.F139])" office:value-type="float" office:value="0.1" calcext:value-type="float">
            <text:p>0.1</text:p>
          </table:table-cell>
          <table:table-cell table:formula="of:=[.A139]+[.D139]+[.E139]+(2*[.F139])" office:value-type="float" office:value="0.0799999999999999" calcext:value-type="float">
            <text:p>0.08</text:p>
          </table:table-cell>
          <table:table-cell table:formula="of:=([.B139]+[.D139])/((2*[.C139])+(2*[.E139])+(2*[.F139]))" office:value-type="float" office:value="0.111809765320755" calcext:value-type="float">
            <text:p>0.1118097653</text:p>
          </table:table-cell>
          <table:table-cell table:formula="of:=([.B139]+[.D139])/([.C139]+[.E139]+[.F139])" office:value-type="float" office:value="0.223619530641509" calcext:value-type="float">
            <text:p>0.2236195306</text:p>
          </table:table-cell>
          <table:table-cell table:formula="of:=([.B139]+[.D139])/([.B139]+(2*[.C139])+[.D139]+(2*[.E139])+(2*[.F139]))" office:value-type="float" office:value="0.100565554295611" calcext:value-type="float">
            <text:p>0.1005655543</text:p>
          </table:table-cell>
          <table:table-cell table:number-columns-repeated="3"/>
          <table:table-cell table:formula="of:=[.D139]/([.B139]+[.D139])" office:value-type="float" office:value="0.0241638356126023" calcext:value-type="float">
            <text:p>0.0241638356</text:p>
          </table:table-cell>
          <table:table-cell table:formula="of:=([.E139]+(2*[.F139]))/(2*([.C139]+[.E139]+[.F139]))" office:value-type="float" office:value="0.198475082685198" calcext:value-type="float">
            <text:p>0.1984750827</text:p>
          </table:table-cell>
          <table:table-cell/>
          <table:table-cell table:formula="of:=([.M139]*[.Q139])+((1-[.M139])*[.R139])" office:value-type="float" office:value="0.180945375503383" calcext:value-type="float">
            <text:p>0.1809453755</text:p>
          </table:table-cell>
          <table:table-cell table:formula="of:=[.T139]=([.H139]/[.I13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0781816545788293" calcext:value-type="float">
            <text:p>0.0781816546</text:p>
          </table:table-cell>
          <table:table-cell office:value-type="float" office:value="0.00934838174752874" calcext:value-type="float">
            <text:p>0.0093483817</text:p>
          </table:table-cell>
          <table:table-cell office:value-type="float" office:value="0.0262176723892586" calcext:value-type="float">
            <text:p>0.0262176724</text:p>
          </table:table-cell>
          <table:table-cell office:value-type="float" office:value="0.00029234878106253" calcext:value-type="float">
            <text:p>0.0002923488</text:p>
          </table:table-cell>
          <table:table-cell office:value-type="float" office:value="0.0163979280527834" calcext:value-type="float">
            <text:p>0.0163979281</text:p>
          </table:table-cell>
          <table:table-cell office:value-type="float" office:value="0.00256403429366241" calcext:value-type="float">
            <text:p>0.0025640343</text:p>
          </table:table-cell>
          <table:table-cell/>
          <table:table-cell table:formula="of:=[.D140]+[.E140]+(2*[.F140])" office:value-type="float" office:value="0.0218183454211707" calcext:value-type="float">
            <text:p>0.0218183454</text:p>
          </table:table-cell>
          <table:table-cell table:formula="of:=[.B140]+(2*[.C140])+[.D140]+(2*[.E140])+(2*[.F140])" office:value-type="float" office:value="0.1" calcext:value-type="float">
            <text:p>0.1</text:p>
          </table:table-cell>
          <table:table-cell table:formula="of:=[.A140]+[.D140]+[.E140]+(2*[.F140])" office:value-type="float" office:value="0.1" calcext:value-type="float">
            <text:p>0.1</text:p>
          </table:table-cell>
          <table:table-cell table:formula="of:=([.B140]+[.D140])/((2*[.C140])+(2*[.E140])+(2*[.F140]))" office:value-type="float" office:value="0.106693320840113" calcext:value-type="float">
            <text:p>0.1066933208</text:p>
          </table:table-cell>
          <table:table-cell table:formula="of:=([.B140]+[.D140])/([.C140]+[.E140]+[.F140])" office:value-type="float" office:value="0.213386641680226" calcext:value-type="float">
            <text:p>0.2133866417</text:p>
          </table:table-cell>
          <table:table-cell table:formula="of:=([.B140]+[.D140])/([.B140]+(2*[.C140])+[.D140]+(2*[.E140])+(2*[.F140]))" office:value-type="float" office:value="0.0964073052859126" calcext:value-type="float">
            <text:p>0.0964073053</text:p>
          </table:table-cell>
          <table:table-cell table:number-columns-repeated="3"/>
          <table:table-cell table:formula="of:=[.D140]/([.B140]+[.D140])" office:value-type="float" office:value="0.0303243390317278" calcext:value-type="float">
            <text:p>0.030324339</text:p>
          </table:table-cell>
          <table:table-cell table:formula="of:=([.E140]+(2*[.F140]))/(2*([.C140]+[.E140]+[.F140]))" office:value-type="float" office:value="0.238226767060345" calcext:value-type="float">
            <text:p>0.2382267671</text:p>
          </table:table-cell>
          <table:table-cell/>
          <table:table-cell table:formula="of:=([.M140]*[.Q140])+((1-[.M140])*[.R140])" office:value-type="float" office:value="0.218183454211707" calcext:value-type="float">
            <text:p>0.2181834542</text:p>
          </table:table-cell>
          <table:table-cell table:formula="of:=[.T140]=([.H140]/[.I14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163170973859316" calcext:value-type="float">
            <text:p>0.1631709739</text:p>
          </table:table-cell>
          <table:table-cell office:value-type="float" office:value="0.00749324985843753" calcext:value-type="float">
            <text:p>0.0074932499</text:p>
          </table:table-cell>
          <table:table-cell office:value-type="float" office:value="0.0168446380322922" calcext:value-type="float">
            <text:p>0.016844638</text:p>
          </table:table-cell>
          <table:table-cell office:value-type="float" office:value="0.000489072350708975" calcext:value-type="float">
            <text:p>0.0004890724</text:p>
          </table:table-cell>
          <table:table-cell office:value-type="float" office:value="0.0219884479362944" calcext:value-type="float">
            <text:p>0.0219884479</text:p>
          </table:table-cell>
          <table:table-cell office:value-type="float" office:value="0.00717575292684008" calcext:value-type="float">
            <text:p>0.0071757529</text:p>
          </table:table-cell>
          <table:table-cell/>
          <table:table-cell table:formula="of:=[.D141]+[.E141]+(2*[.F141])" office:value-type="float" office:value="0.0368290261406835" calcext:value-type="float">
            <text:p>0.0368290261</text:p>
          </table:table-cell>
          <table:table-cell table:formula="of:=[.B141]+(2*[.C141])+[.D141]+(2*[.E141])+(2*[.F141])" office:value-type="float" office:value="0.0999999999999999" calcext:value-type="float">
            <text:p>0.1</text:p>
          </table:table-cell>
          <table:table-cell table:formula="of:=[.A141]+[.D141]+[.E141]+(2*[.F141])" office:value-type="float" office:value="0.2" calcext:value-type="float">
            <text:p>0.2</text:p>
          </table:table-cell>
          <table:table-cell table:formula="of:=([.B141]+[.D141])/((2*[.C141])+(2*[.E141])+(2*[.F141]))" office:value-type="float" office:value="0.0867477032759889" calcext:value-type="float">
            <text:p>0.0867477033</text:p>
          </table:table-cell>
          <table:table-cell table:formula="of:=([.B141]+[.D141])/([.C141]+[.E141]+[.F141])" office:value-type="float" office:value="0.173495406551978" calcext:value-type="float">
            <text:p>0.1734954066</text:p>
          </table:table-cell>
          <table:table-cell table:formula="of:=([.B141]+[.D141])/([.B141]+(2*[.C141])+[.D141]+(2*[.E141])+(2*[.F141]))" office:value-type="float" office:value="0.0798232220914652" calcext:value-type="float">
            <text:p>0.0798232221</text:p>
          </table:table-cell>
          <table:table-cell table:number-columns-repeated="3"/>
          <table:table-cell table:formula="of:=[.D141]/([.B141]+[.D141])" office:value-type="float" office:value="0.0612694323650045" calcext:value-type="float">
            <text:p>0.0612694324</text:p>
          </table:table-cell>
          <table:table-cell table:formula="of:=([.E141]+(2*[.F141]))/(2*([.C141]+[.E141]+[.F141]))" office:value-type="float" office:value="0.394923613184105" calcext:value-type="float">
            <text:p>0.3949236132</text:p>
          </table:table-cell>
          <table:table-cell/>
          <table:table-cell table:formula="of:=([.M141]*[.Q141])+((1-[.M141])*[.R141])" office:value-type="float" office:value="0.368290261406836" calcext:value-type="float">
            <text:p>0.3682902614</text:p>
          </table:table-cell>
          <table:table-cell table:formula="of:=[.T141]=([.H141]/[.I141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252550070257287" calcext:value-type="float">
            <text:p>0.2525500703</text:p>
          </table:table-cell>
          <table:table-cell office:value-type="float" office:value="0.00619917335551413" calcext:value-type="float">
            <text:p>0.0061991734</text:p>
          </table:table-cell>
          <table:table-cell office:value-type="float" office:value="0.0115289250875149" calcext:value-type="float">
            <text:p>0.0115289251</text:p>
          </table:table-cell>
          <table:table-cell office:value-type="float" office:value="0.000626240666588878" calcext:value-type="float">
            <text:p>0.0006262407</text:p>
          </table:table-cell>
          <table:table-cell office:value-type="float" office:value="0.0232930467267431" calcext:value-type="float">
            <text:p>0.0232930467</text:p>
          </table:table-cell>
          <table:table-cell office:value-type="float" office:value="0.0117653211746905" calcext:value-type="float">
            <text:p>0.0117653212</text:p>
          </table:table-cell>
          <table:table-cell/>
          <table:table-cell table:formula="of:=[.D142]+[.E142]+(2*[.F142])" office:value-type="float" office:value="0.047449929742713" calcext:value-type="float">
            <text:p>0.0474499297</text:p>
          </table:table-cell>
          <table:table-cell table:formula="of:=[.B142]+(2*[.C142])+[.D142]+(2*[.E142])+(2*[.F142])" office:value-type="float" office:value="0.1" calcext:value-type="float">
            <text:p>0.1</text:p>
          </table:table-cell>
          <table:table-cell table:formula="of:=[.A142]+[.D142]+[.E142]+(2*[.F142])" office:value-type="float" office:value="0.3" calcext:value-type="float">
            <text:p>0.3</text:p>
          </table:table-cell>
          <table:table-cell table:formula="of:=([.B142]+[.D142])/((2*[.C142])+(2*[.E142])+(2*[.F142]))" office:value-type="float" office:value="0.0732540311337916" calcext:value-type="float">
            <text:p>0.0732540311</text:p>
          </table:table-cell>
          <table:table-cell table:formula="of:=([.B142]+[.D142])/([.C142]+[.E142]+[.F142])" office:value-type="float" office:value="0.146508062267583" calcext:value-type="float">
            <text:p>0.1465080623</text:p>
          </table:table-cell>
          <table:table-cell table:formula="of:=([.B142]+[.D142])/([.B142]+(2*[.C142])+[.D142]+(2*[.E142])+(2*[.F142]))" office:value-type="float" office:value="0.0682541402210301" calcext:value-type="float">
            <text:p>0.0682541402</text:p>
          </table:table-cell>
          <table:table-cell table:number-columns-repeated="3"/>
          <table:table-cell table:formula="of:=[.D142]/([.B142]+[.D142])" office:value-type="float" office:value="0.0917513083544673" calcext:value-type="float">
            <text:p>0.0917513084</text:p>
          </table:table-cell>
          <table:table-cell table:formula="of:=([.E142]+(2*[.F142]))/(2*([.C142]+[.E142]+[.F142]))" office:value-type="float" office:value="0.502537130535055" calcext:value-type="float">
            <text:p>0.5025371305</text:p>
          </table:table-cell>
          <table:table-cell/>
          <table:table-cell table:formula="of:=([.M142]*[.Q142])+((1-[.M142])*[.R142])" office:value-type="float" office:value="0.47449929742713" calcext:value-type="float">
            <text:p>0.4744992974</text:p>
          </table:table-cell>
          <table:table-cell table:formula="of:=[.T142]=([.H142]/[.I14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438902955248651" calcext:value-type="float">
            <text:p>0.4389029552</text:p>
          </table:table-cell>
          <table:table-cell office:value-type="float" office:value="0.00455772946608787" calcext:value-type="float">
            <text:p>0.0045577295</text:p>
          </table:table-cell>
          <table:table-cell office:value-type="float" office:value="0.00623186936579611" calcext:value-type="float">
            <text:p>0.0062318694</text:p>
          </table:table-cell>
          <table:table-cell office:value-type="float" office:value="0.000800160372755911" calcext:value-type="float">
            <text:p>0.0008001604</text:p>
          </table:table-cell>
          <table:table-cell office:value-type="float" office:value="0.0218814870509706" calcext:value-type="float">
            <text:p>0.0218814871</text:p>
          </table:table-cell>
          <table:table-cell office:value-type="float" office:value="0.0192076986638114" calcext:value-type="float">
            <text:p>0.0192076987</text:p>
          </table:table-cell>
          <table:table-cell/>
          <table:table-cell table:formula="of:=[.D143]+[.E143]+(2*[.F143])" office:value-type="float" office:value="0.0610970447513493" calcext:value-type="float">
            <text:p>0.0610970448</text:p>
          </table:table-cell>
          <table:table-cell table:formula="of:=[.B143]+(2*[.C143])+[.D143]+(2*[.E143])+(2*[.F143])" office:value-type="float" office:value="0.1" calcext:value-type="float">
            <text:p>0.1</text:p>
          </table:table-cell>
          <table:table-cell table:formula="of:=[.A143]+[.D143]+[.E143]+(2*[.F143])" office:value-type="float" office:value="0.5" calcext:value-type="float">
            <text:p>0.5</text:p>
          </table:table-cell>
          <table:table-cell table:formula="of:=([.B143]+[.D143])/((2*[.C143])+(2*[.E143])+(2*[.F143]))" office:value-type="float" office:value="0.0566121130405946" calcext:value-type="float">
            <text:p>0.056612113</text:p>
          </table:table-cell>
          <table:table-cell table:formula="of:=([.B143]+[.D143])/([.C143]+[.E143]+[.F143])" office:value-type="float" office:value="0.113224226081189" calcext:value-type="float">
            <text:p>0.1132242261</text:p>
          </table:table-cell>
          <table:table-cell table:formula="of:=([.B143]+[.D143])/([.B143]+(2*[.C143])+[.D143]+(2*[.E143])+(2*[.F143]))" office:value-type="float" office:value="0.0535788983884378" calcext:value-type="float">
            <text:p>0.0535788984</text:p>
          </table:table-cell>
          <table:table-cell table:number-columns-repeated="3"/>
          <table:table-cell table:formula="of:=[.D143]/([.B143]+[.D143])" office:value-type="float" office:value="0.149342445780592" calcext:value-type="float">
            <text:p>0.1493424458</text:p>
          </table:table-cell>
          <table:table-cell table:formula="of:=([.E143]+(2*[.F143]))/(2*([.C143]+[.E143]+[.F143]))" office:value-type="float" office:value="0.6371041841303" calcext:value-type="float">
            <text:p>0.6371041841</text:p>
          </table:table-cell>
          <table:table-cell/>
          <table:table-cell table:formula="of:=([.M143]*[.Q143])+((1-[.M143])*[.R143])" office:value-type="float" office:value="0.610970447513493" calcext:value-type="float">
            <text:p>0.6109704475</text:p>
          </table:table-cell>
          <table:table-cell table:formula="of:=[.T143]=([.H143]/[.I143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727733960661004" calcext:value-type="float">
            <text:p>0.7277339607</text:p>
          </table:table-cell>
          <table:table-cell office:value-type="float" office:value="0.0032313933331371" calcext:value-type="float">
            <text:p>0.0032313933</text:p>
          </table:table-cell>
          <table:table-cell office:value-type="float" office:value="0.00313257086202951" calcext:value-type="float">
            <text:p>0.0031325709</text:p>
          </table:table-cell>
          <table:table-cell office:value-type="float" office:value="0.000940637867510967" calcext:value-type="float">
            <text:p>0.0009406379</text:p>
          </table:table-cell>
          <table:table-cell office:value-type="float" office:value="0.0182374256038078" calcext:value-type="float">
            <text:p>0.0182374256</text:p>
          </table:table-cell>
          <table:table-cell office:value-type="float" office:value="0.0265439879338387" calcext:value-type="float">
            <text:p>0.0265439879</text:p>
          </table:table-cell>
          <table:table-cell/>
          <table:table-cell table:formula="of:=[.D144]+[.E144]+(2*[.F144])" office:value-type="float" office:value="0.0722660393389962" calcext:value-type="float">
            <text:p>0.0722660393</text:p>
          </table:table-cell>
          <table:table-cell table:formula="of:=[.B144]+(2*[.C144])+[.D144]+(2*[.E144])+(2*[.F144])" office:value-type="float" office:value="0.1" calcext:value-type="float">
            <text:p>0.1</text:p>
          </table:table-cell>
          <table:table-cell table:formula="of:=[.A144]+[.D144]+[.E144]+(2*[.F144])" office:value-type="float" office:value="0.8" calcext:value-type="float">
            <text:p>0.8</text:p>
          </table:table-cell>
          <table:table-cell table:formula="of:=([.B144]+[.D144])/((2*[.C144])+(2*[.E144])+(2*[.F144]))" office:value-type="float" office:value="0.0435366757004274" calcext:value-type="float">
            <text:p>0.0435366757</text:p>
          </table:table-cell>
          <table:table-cell table:formula="of:=([.B144]+[.D144])/([.C144]+[.E144]+[.F144])" office:value-type="float" office:value="0.0870733514008549" calcext:value-type="float">
            <text:p>0.0870733514</text:p>
          </table:table-cell>
          <table:table-cell table:formula="of:=([.B144]+[.D144])/([.B144]+(2*[.C144])+[.D144]+(2*[.E144])+(2*[.F144]))" office:value-type="float" office:value="0.0417203120064806" calcext:value-type="float">
            <text:p>0.041720312</text:p>
          </table:table-cell>
          <table:table-cell table:number-columns-repeated="3"/>
          <table:table-cell table:formula="of:=[.D144]/([.B144]+[.D144])" office:value-type="float" office:value="0.225462807508451" calcext:value-type="float">
            <text:p>0.2254628075</text:p>
          </table:table-cell>
          <table:table-cell table:formula="of:=([.E144]+(2*[.F144]))/(2*([.C144]+[.E144]+[.F144]))" office:value-type="float" office:value="0.74430672344552" calcext:value-type="float">
            <text:p>0.7443067234</text:p>
          </table:table-cell>
          <table:table-cell/>
          <table:table-cell table:formula="of:=([.M144]*[.Q144])+((1-[.M144])*[.R144])" office:value-type="float" office:value="0.722660393389961" calcext:value-type="float">
            <text:p>0.7226603934</text:p>
          </table:table-cell>
          <table:table-cell table:formula="of:=[.T144]=([.H144]/[.I14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0.923220799942632" calcext:value-type="float">
            <text:p>0.9232207999</text:p>
          </table:table-cell>
          <table:table-cell office:value-type="float" office:value="0.00269963766960922" calcext:value-type="float">
            <text:p>0.0026996377</text:p>
          </table:table-cell>
          <table:table-cell office:value-type="float" office:value="0.00218641306415067" calcext:value-type="float">
            <text:p>0.0021864131</text:p>
          </table:table-cell>
          <table:table-cell office:value-type="float" office:value="0.000996944659556753" calcext:value-type="float">
            <text:p>0.0009969447</text:p>
          </table:table-cell>
          <table:table-cell office:value-type="float" office:value="0.0161483361447216" calcext:value-type="float">
            <text:p>0.0161483361</text:p>
          </table:table-cell>
          <table:table-cell office:value-type="float" office:value="0.0298169596265447" calcext:value-type="float">
            <text:p>0.0298169596</text:p>
          </table:table-cell>
          <table:table-cell/>
          <table:table-cell table:formula="of:=[.D145]+[.E145]+(2*[.F145])" office:value-type="float" office:value="0.0767792000573677" calcext:value-type="float">
            <text:p>0.0767792001</text:p>
          </table:table-cell>
          <table:table-cell table:formula="of:=[.B145]+(2*[.C145])+[.D145]+(2*[.E145])+(2*[.F145])" office:value-type="float" office:value="0.0999999999999999" calcext:value-type="float">
            <text:p>0.1</text:p>
          </table:table-cell>
          <table:table-cell table:formula="of:=[.A145]+[.D145]+[.E145]+(2*[.F145])" office:value-type="float" office:value="1" calcext:value-type="float">
            <text:p>1</text:p>
          </table:table-cell>
          <table:table-cell table:formula="of:=([.B145]+[.D145])/((2*[.C145])+(2*[.E145])+(2*[.F145]))" office:value-type="float" office:value="0.0383847470689039" calcext:value-type="float">
            <text:p>0.0383847471</text:p>
          </table:table-cell>
          <table:table-cell table:formula="of:=([.B145]+[.D145])/([.C145]+[.E145]+[.F145])" office:value-type="float" office:value="0.0767694941378078" calcext:value-type="float">
            <text:p>0.0767694941</text:p>
          </table:table-cell>
          <table:table-cell table:formula="of:=([.B145]+[.D145])/([.B145]+(2*[.C145])+[.D145]+(2*[.E145])+(2*[.F145]))" office:value-type="float" office:value="0.0369658232916598" calcext:value-type="float">
            <text:p>0.0369658233</text:p>
          </table:table-cell>
          <table:table-cell table:number-columns-repeated="3"/>
          <table:table-cell table:formula="of:=[.D145]/([.B145]+[.D145])" office:value-type="float" office:value="0.269693617180084" calcext:value-type="float">
            <text:p>0.2696936172</text:p>
          </table:table-cell>
          <table:table-cell table:formula="of:=([.E145]+(2*[.F145]))/(2*([.C145]+[.E145]+[.F145]))" office:value-type="float" office:value="0.786911381035671" calcext:value-type="float">
            <text:p>0.786911381</text:p>
          </table:table-cell>
          <table:table-cell/>
          <table:table-cell table:formula="of:=([.M145]*[.Q145])+((1-[.M145])*[.R145])" office:value-type="float" office:value="0.767792000573678" calcext:value-type="float">
            <text:p>0.7677920006</text:p>
          </table:table-cell>
          <table:table-cell table:formula="of:=[.T145]=([.H145]/[.I145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.91273174733335" calcext:value-type="float">
            <text:p>1.9127317473</text:p>
          </table:table-cell>
          <table:table-cell office:value-type="float" office:value="0.00147279417420581" calcext:value-type="float">
            <text:p>0.0014727942</text:p>
          </table:table-cell>
          <table:table-cell office:value-type="float" office:value="0.000650736803872355" calcext:value-type="float">
            <text:p>0.0006507368</text:p>
          </table:table-cell>
          <table:table-cell office:value-type="float" office:value="0.00112682406971642" calcext:value-type="float">
            <text:p>0.0011268241</text:p>
          </table:table-cell>
          <table:table-cell office:value-type="float" office:value="0.00995747955139911" calcext:value-type="float">
            <text:p>0.0099574796</text:p>
          </table:table-cell>
          <table:table-cell office:value-type="float" office:value="0.0380919745227674" calcext:value-type="float">
            <text:p>0.0380919745</text:p>
          </table:table-cell>
          <table:table-cell/>
          <table:table-cell table:formula="of:=[.D146]+[.E146]+(2*[.F146])" office:value-type="float" office:value="0.0872682526666503" calcext:value-type="float">
            <text:p>0.0872682527</text:p>
          </table:table-cell>
          <table:table-cell table:formula="of:=[.B146]+(2*[.C146])+[.D146]+(2*[.E146])+(2*[.F146])" office:value-type="float" office:value="0.1" calcext:value-type="float">
            <text:p>0.1</text:p>
          </table:table-cell>
          <table:table-cell table:formula="of:=[.A146]+[.D146]+[.E146]+(2*[.F146])" office:value-type="float" office:value="2" calcext:value-type="float">
            <text:p>2</text:p>
          </table:table-cell>
          <table:table-cell table:formula="of:=([.B146]+[.D146])/((2*[.C146])+(2*[.E146])+(2*[.F146]))" office:value-type="float" office:value="0.0266900210969657" calcext:value-type="float">
            <text:p>0.0266900211</text:p>
          </table:table-cell>
          <table:table-cell table:formula="of:=([.B146]+[.D146])/([.C146]+[.E146]+[.F146])" office:value-type="float" office:value="0.0533800421939315" calcext:value-type="float">
            <text:p>0.0533800422</text:p>
          </table:table-cell>
          <table:table-cell table:formula="of:=([.B146]+[.D146])/([.B146]+(2*[.C146])+[.D146]+(2*[.E146])+(2*[.F146]))" office:value-type="float" office:value="0.0259961824392223" calcext:value-type="float">
            <text:p>0.0259961824</text:p>
          </table:table-cell>
          <table:table-cell table:number-columns-repeated="3"/>
          <table:table-cell table:formula="of:=[.D146]/([.B146]+[.D146])" office:value-type="float" office:value="0.433457517214643" calcext:value-type="float">
            <text:p>0.4334575172</text:p>
          </table:table-cell>
          <table:table-cell table:formula="of:=([.E146]+(2*[.F146]))/(2*([.C146]+[.E146]+[.F146]))" office:value-type="float" office:value="0.884405451435089" calcext:value-type="float">
            <text:p>0.8844054514</text:p>
          </table:table-cell>
          <table:table-cell/>
          <table:table-cell table:formula="of:=([.M146]*[.Q146])+((1-[.M146])*[.R146])" office:value-type="float" office:value="0.872682526666504" calcext:value-type="float">
            <text:p>0.8726825267</text:p>
          </table:table-cell>
          <table:table-cell table:formula="of:=[.T146]=([.H146]/[.I146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.90875201347386" calcext:value-type="float">
            <text:p>2.9087520135</text:p>
          </table:table-cell>
          <table:table-cell office:value-type="float" office:value="0.00101052890275319" calcext:value-type="float">
            <text:p>0.0010105289</text:p>
          </table:table-cell>
          <table:table-cell office:value-type="float" office:value="0.00030635059898987" calcext:value-type="float">
            <text:p>0.0003063506</text:p>
          </table:table-cell>
          <table:table-cell office:value-type="float" office:value="0.00117575119222275" calcext:value-type="float">
            <text:p>0.0011757512</text:p>
          </table:table-cell>
          <table:table-cell office:value-type="float" office:value="0.00712878337312567" calcext:value-type="float">
            <text:p>0.0071287834</text:p>
          </table:table-cell>
          <table:table-cell office:value-type="float" office:value="0.0414717259803965" calcext:value-type="float">
            <text:p>0.041471726</text:p>
          </table:table-cell>
          <table:table-cell/>
          <table:table-cell table:formula="of:=[.D147]+[.E147]+(2*[.F147])" office:value-type="float" office:value="0.0912479865261414" calcext:value-type="float">
            <text:p>0.0912479865</text:p>
          </table:table-cell>
          <table:table-cell table:formula="of:=[.B147]+(2*[.C147])+[.D147]+(2*[.E147])+(2*[.F147])" office:value-type="float" office:value="0.1" calcext:value-type="float">
            <text:p>0.1</text:p>
          </table:table-cell>
          <table:table-cell table:formula="of:=[.A147]+[.D147]+[.E147]+(2*[.F147])" office:value-type="float" office:value="3" calcext:value-type="float">
            <text:p>3</text:p>
          </table:table-cell>
          <table:table-cell table:formula="of:=([.B147]+[.D147])/((2*[.C147])+(2*[.E147])+(2*[.F147]))" office:value-type="float" office:value="0.022351466615305" calcext:value-type="float">
            <text:p>0.0223514666</text:p>
          </table:table-cell>
          <table:table-cell table:formula="of:=([.B147]+[.D147])/([.C147]+[.E147]+[.F147])" office:value-type="float" office:value="0.04470293323061" calcext:value-type="float">
            <text:p>0.0447029332</text:p>
          </table:table-cell>
          <table:table-cell table:formula="of:=([.B147]+[.D147])/([.B147]+(2*[.C147])+[.D147]+(2*[.E147])+(2*[.F147]))" office:value-type="float" office:value="0.0218628009497594" calcext:value-type="float">
            <text:p>0.0218628009</text:p>
          </table:table-cell>
          <table:table-cell table:number-columns-repeated="3"/>
          <table:table-cell table:formula="of:=[.D147]/([.B147]+[.D147])" office:value-type="float" office:value="0.537786166980443" calcext:value-type="float">
            <text:p>0.537786167</text:p>
          </table:table-cell>
          <table:table-cell table:formula="of:=([.E147]+(2*[.F147]))/(2*([.C147]+[.E147]+[.F147]))" office:value-type="float" office:value="0.920854818949506" calcext:value-type="float">
            <text:p>0.9208548189</text:p>
          </table:table-cell>
          <table:table-cell/>
          <table:table-cell table:formula="of:=([.M147]*[.Q147])+((1-[.M147])*[.R147])" office:value-type="float" office:value="0.912479865261414" calcext:value-type="float">
            <text:p>0.9124798653</text:p>
          </table:table-cell>
          <table:table-cell table:formula="of:=[.T147]=([.H147]/[.I147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4.90538046994597" calcext:value-type="float">
            <text:p>4.9053804699</text:p>
          </table:table-cell>
          <table:table-cell office:value-type="float" office:value="0.000620264420848888" calcext:value-type="float">
            <text:p>0.0006202644</text:p>
          </table:table-cell>
          <table:table-cell office:value-type="float" office:value="0.000115418385531302" calcext:value-type="float">
            <text:p>0.0001154184</text:p>
          </table:table-cell>
          <table:table-cell office:value-type="float" office:value="0.0012170531904938" calcext:value-type="float">
            <text:p>0.0012170532</text:p>
          </table:table-cell>
          <table:table-cell office:value-type="float" office:value="0.00452936875406356" calcext:value-type="float">
            <text:p>0.0045293688</text:p>
          </table:table-cell>
          <table:table-cell office:value-type="float" office:value="0.0444365540547338" calcext:value-type="float">
            <text:p>0.0444365541</text:p>
          </table:table-cell>
          <table:table-cell/>
          <table:table-cell table:formula="of:=[.D148]+[.E148]+(2*[.F148])" office:value-type="float" office:value="0.094619530054025" calcext:value-type="float">
            <text:p>0.0946195301</text:p>
          </table:table-cell>
          <table:table-cell table:formula="of:=[.B148]+(2*[.C148])+[.D148]+(2*[.E148])+(2*[.F148])" office:value-type="float" office:value="0.1" calcext:value-type="float">
            <text:p>0.1</text:p>
          </table:table-cell>
          <table:table-cell table:formula="of:=[.A148]+[.D148]+[.E148]+(2*[.F148])" office:value-type="float" office:value="5" calcext:value-type="float">
            <text:p>5</text:p>
          </table:table-cell>
          <table:table-cell table:formula="of:=([.B148]+[.D148])/((2*[.C148])+(2*[.E148])+(2*[.F148]))" office:value-type="float" office:value="0.0187170681019918" calcext:value-type="float">
            <text:p>0.0187170681</text:p>
          </table:table-cell>
          <table:table-cell table:formula="of:=([.B148]+[.D148])/([.C148]+[.E148]+[.F148])" office:value-type="float" office:value="0.0374341362039836" calcext:value-type="float">
            <text:p>0.0374341362</text:p>
          </table:table-cell>
          <table:table-cell table:formula="of:=([.B148]+[.D148])/([.B148]+(2*[.C148])+[.D148]+(2*[.E148])+(2*[.F148]))" office:value-type="float" office:value="0.0183731761134269" calcext:value-type="float">
            <text:p>0.0183731761</text:p>
          </table:table-cell>
          <table:table-cell table:number-columns-repeated="3"/>
          <table:table-cell table:formula="of:=[.D148]/([.B148]+[.D148])" office:value-type="float" office:value="0.662407622384022" calcext:value-type="float">
            <text:p>0.6624076224</text:p>
          </table:table-cell>
          <table:table-cell table:formula="of:=([.E148]+(2*[.F148]))/(2*([.C148]+[.E148]+[.F148]))" office:value-type="float" office:value="0.951506973838806" calcext:value-type="float">
            <text:p>0.9515069738</text:p>
          </table:table-cell>
          <table:table-cell/>
          <table:table-cell table:formula="of:=([.M148]*[.Q148])+((1-[.M148])*[.R148])" office:value-type="float" office:value="0.946195300540249" calcext:value-type="float">
            <text:p>0.9461953005</text:p>
          </table:table-cell>
          <table:table-cell table:formula="of:=[.T148]=([.H148]/[.I148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7.90340870649724" calcext:value-type="float">
            <text:p>7.9034087065</text:p>
          </table:table-cell>
          <table:table-cell office:value-type="float" office:value="0.000392598144276854" calcext:value-type="float">
            <text:p>0.0003925981</text:p>
          </table:table-cell>
          <table:table-cell office:value-type="float" office:value="0.0000462399908665975" calcext:value-type="float">
            <text:p>0.00004624</text:p>
          </table:table-cell>
          <table:table-cell office:value-type="float" office:value="0.00124114543665294" calcext:value-type="float">
            <text:p>0.0012411454</text:p>
          </table:table-cell>
          <table:table-cell office:value-type="float" office:value="0.00292362837122735" calcext:value-type="float">
            <text:p>0.0029236284</text:p>
          </table:table-cell>
          <table:table-cell office:value-type="float" office:value="0.0462132598474412" calcext:value-type="float">
            <text:p>0.0462132598</text:p>
          </table:table-cell>
          <table:table-cell/>
          <table:table-cell table:formula="of:=[.D149]+[.E149]+(2*[.F149])" office:value-type="float" office:value="0.0965912935027627" calcext:value-type="float">
            <text:p>0.0965912935</text:p>
          </table:table-cell>
          <table:table-cell table:formula="of:=[.B149]+(2*[.C149])+[.D149]+(2*[.E149])+(2*[.F149])" office:value-type="float" office:value="0.1" calcext:value-type="float">
            <text:p>0.1</text:p>
          </table:table-cell>
          <table:table-cell table:formula="of:=[.A149]+[.D149]+[.E149]+(2*[.F149])" office:value-type="float" office:value="8" calcext:value-type="float">
            <text:p>8</text:p>
          </table:table-cell>
          <table:table-cell table:formula="of:=([.B149]+[.D149])/((2*[.C149])+(2*[.E149])+(2*[.F149]))" office:value-type="float" office:value="0.0166087806978193" calcext:value-type="float">
            <text:p>0.0166087807</text:p>
          </table:table-cell>
          <table:table-cell table:formula="of:=([.B149]+[.D149])/([.C149]+[.E149]+[.F149])" office:value-type="float" office:value="0.0332175613956385" calcext:value-type="float">
            <text:p>0.0332175614</text:p>
          </table:table-cell>
          <table:table-cell table:formula="of:=([.B149]+[.D149])/([.B149]+(2*[.C149])+[.D149]+(2*[.E149])+(2*[.F149]))" office:value-type="float" office:value="0.0163374358092979" calcext:value-type="float">
            <text:p>0.0163374358</text:p>
          </table:table-cell>
          <table:table-cell table:number-columns-repeated="3"/>
          <table:table-cell table:formula="of:=[.D149]/([.B149]+[.D149])" office:value-type="float" office:value="0.759694147319361" calcext:value-type="float">
            <text:p>0.7596941473</text:p>
          </table:table-cell>
          <table:table-cell table:formula="of:=([.E149]+(2*[.F149]))/(2*([.C149]+[.E149]+[.F149]))" office:value-type="float" office:value="0.969337977648443" calcext:value-type="float">
            <text:p>0.9693379776</text:p>
          </table:table-cell>
          <table:table-cell/>
          <table:table-cell table:formula="of:=([.M149]*[.Q149])+((1-[.M149])*[.R149])" office:value-type="float" office:value="0.965912935027626" calcext:value-type="float">
            <text:p>0.965912935</text:p>
          </table:table-cell>
          <table:table-cell table:formula="of:=[.T149]=([.H149]/[.I149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9.90273925663512" calcext:value-type="float">
            <text:p>9.9027392566</text:p>
          </table:table-cell>
          <table:table-cell office:value-type="float" office:value="0.000315396275777209" calcext:value-type="float">
            <text:p>0.0003153963</text:p>
          </table:table-cell>
          <table:table-cell office:value-type="float" office:value="0.0000298424432322392" calcext:value-type="float">
            <text:p>2.98424432322392E-05</text:p>
          </table:table-cell>
          <table:table-cell office:value-type="float" office:value="0.00124931483261419" calcext:value-type="float">
            <text:p>0.0012493148</text:p>
          </table:table-cell>
          <table:table-cell office:value-type="float" office:value="0.0023641754728784" calcext:value-type="float">
            <text:p>0.0023641755</text:p>
          </table:table-cell>
          <table:table-cell office:value-type="float" office:value="0.0468236265296937" calcext:value-type="float">
            <text:p>0.0468236265</text:p>
          </table:table-cell>
          <table:table-cell/>
          <table:table-cell table:formula="of:=[.D150]+[.E150]+(2*[.F150])" office:value-type="float" office:value="0.09726074336488" calcext:value-type="float">
            <text:p>0.0972607434</text:p>
          </table:table-cell>
          <table:table-cell table:formula="of:=[.B150]+(2*[.C150])+[.D150]+(2*[.E150])+(2*[.F150])" office:value-type="float" office:value="0.1" calcext:value-type="float">
            <text:p>0.1</text:p>
          </table:table-cell>
          <table:table-cell table:formula="of:=[.A150]+[.D150]+[.E150]+(2*[.F150])" office:value-type="float" office:value="10" calcext:value-type="float">
            <text:p>10</text:p>
          </table:table-cell>
          <table:table-cell table:formula="of:=([.B150]+[.D150])/((2*[.C150])+(2*[.E150])+(2*[.F150]))" office:value-type="float" office:value="0.0158958349796115" calcext:value-type="float">
            <text:p>0.015895835</text:p>
          </table:table-cell>
          <table:table-cell table:formula="of:=([.B150]+[.D150])/([.C150]+[.E150]+[.F150])" office:value-type="float" office:value="0.031791669959223" calcext:value-type="float">
            <text:p>0.03179167</text:p>
          </table:table-cell>
          <table:table-cell table:formula="of:=([.B150]+[.D150])/([.B150]+(2*[.C150])+[.D150]+(2*[.E150])+(2*[.F150]))" office:value-type="float" office:value="0.015647111083914" calcext:value-type="float">
            <text:p>0.0156471111</text:p>
          </table:table-cell>
          <table:table-cell table:number-columns-repeated="3"/>
          <table:table-cell table:formula="of:=[.D150]/([.B150]+[.D150])" office:value-type="float" office:value="0.798431624799129" calcext:value-type="float">
            <text:p>0.7984316248</text:p>
          </table:table-cell>
          <table:table-cell table:formula="of:=([.E150]+(2*[.F150]))/(2*([.C150]+[.E150]+[.F150]))" office:value-type="float" office:value="0.975376103563714" calcext:value-type="float">
            <text:p>0.9753761036</text:p>
          </table:table-cell>
          <table:table-cell/>
          <table:table-cell table:formula="of:=([.M150]*[.Q150])+((1-[.M150])*[.R150])" office:value-type="float" office:value="0.972607433648799" calcext:value-type="float">
            <text:p>0.9726074336</text:p>
          </table:table-cell>
          <table:table-cell table:formula="of:=[.T150]=([.H150]/[.I15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151]+[.E151]+(2*[.F151])" office:value-type="float" office:value="0" calcext:value-type="float">
            <text:p>0</text:p>
          </table:table-cell>
          <table:table-cell table:formula="of:=[.B151]+(2*[.C151])+[.D151]+(2*[.E151])+(2*[.F151])" office:value-type="float" office:value="0" calcext:value-type="float">
            <text:p>0</text:p>
          </table:table-cell>
          <table:table-cell table:formula="of:=[.A151]+[.D151]+[.E151]+(2*[.F151])" office:value-type="float" office:value="0" calcext:value-type="float">
            <text:p>0</text:p>
          </table:table-cell>
          <table:table-cell table:formula="of:=([.B151]+[.D151])/((2*[.C151])+(2*[.E151])+(2*[.F151]))" office:value-type="string" office:string-value="" calcext:value-type="error">
            <text:p>#DIV/0!</text:p>
          </table:table-cell>
          <table:table-cell table:formula="of:=([.B151]+[.D151])/([.C151]+[.E151]+[.F151])" office:value-type="string" office:string-value="" calcext:value-type="error">
            <text:p>#DIV/0!</text:p>
          </table:table-cell>
          <table:table-cell table:formula="of:=([.B151]+[.D151])/([.B151]+(2*[.C151])+[.D151]+(2*[.E151])+(2*[.F151]))" office:value-type="string" office:string-value="" calcext:value-type="error">
            <text:p>#DIV/0!</text:p>
          </table:table-cell>
          <table:table-cell table:number-columns-repeated="3"/>
          <table:table-cell table:formula="of:=[.D151]/([.B151]+[.D151])" office:value-type="string" office:string-value="" calcext:value-type="error">
            <text:p>#DIV/0!</text:p>
          </table:table-cell>
          <table:table-cell table:formula="of:=([.E151]+(2*[.F151]))/(2*([.C151]+[.E151]+[.F151]))" office:value-type="string" office:string-value="" calcext:value-type="error">
            <text:p>#DIV/0!</text:p>
          </table:table-cell>
          <table:table-cell/>
          <table:table-cell table:formula="of:=([.M151]*[.Q151])+((1-[.M151])*[.R151])" office:value-type="string" office:string-value="" calcext:value-type="error">
            <text:p>#DIV/0!</text:p>
          </table:table-cell>
          <table:table-cell table:formula="of:=[.T151]=([.H151]/[.I151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D152]+[.E152]+(2*[.F152])" office:value-type="float" office:value="0" calcext:value-type="float">
            <text:p>0</text:p>
          </table:table-cell>
          <table:table-cell table:formula="of:=[.B152]+(2*[.C152])+[.D152]+(2*[.E152])+(2*[.F152])" office:value-type="float" office:value="0" calcext:value-type="float">
            <text:p>0</text:p>
          </table:table-cell>
          <table:table-cell table:formula="of:=[.A152]+[.D152]+[.E152]+(2*[.F152])" office:value-type="float" office:value="0" calcext:value-type="float">
            <text:p>0</text:p>
          </table:table-cell>
          <table:table-cell table:formula="of:=([.B152]+[.D152])/((2*[.C152])+(2*[.E152])+(2*[.F152]))" office:value-type="string" office:string-value="" calcext:value-type="error">
            <text:p>#DIV/0!</text:p>
          </table:table-cell>
          <table:table-cell table:formula="of:=([.B152]+[.D152])/([.C152]+[.E152]+[.F152])" office:value-type="string" office:string-value="" calcext:value-type="error">
            <text:p>#DIV/0!</text:p>
          </table:table-cell>
          <table:table-cell table:formula="of:=([.B152]+[.D152])/([.B152]+(2*[.C152])+[.D152]+(2*[.E152])+(2*[.F152]))" office:value-type="string" office:string-value="" calcext:value-type="error">
            <text:p>#DIV/0!</text:p>
          </table:table-cell>
          <table:table-cell table:number-columns-repeated="3"/>
          <table:table-cell table:formula="of:=[.D152]/([.B152]+[.D152])" office:value-type="string" office:string-value="" calcext:value-type="error">
            <text:p>#DIV/0!</text:p>
          </table:table-cell>
          <table:table-cell table:formula="of:=([.E152]+(2*[.F152]))/(2*([.C152]+[.E152]+[.F152]))" office:value-type="string" office:string-value="" calcext:value-type="error">
            <text:p>#DIV/0!</text:p>
          </table:table-cell>
          <table:table-cell/>
          <table:table-cell table:formula="of:=([.M152]*[.Q152])+((1-[.M152])*[.R152])" office:value-type="string" office:string-value="" calcext:value-type="error">
            <text:p>#DIV/0!</text:p>
          </table:table-cell>
          <table:table-cell table:formula="of:=[.T152]=([.H152]/[.I15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0.00207234486738125" calcext:value-type="float">
            <text:p>0.0020723449</text:p>
          </table:table-cell>
          <table:table-cell office:value-type="float" office:value="0.039677141669542" calcext:value-type="float">
            <text:p>0.0396771417</text:p>
          </table:table-cell>
          <table:table-cell office:value-type="float" office:value="0.472282671319472" calcext:value-type="float">
            <text:p>0.4722826713</text:p>
          </table:table-cell>
          <table:table-cell office:value-type="float" office:value="0.0000328898883564936" calcext:value-type="float">
            <text:p>3.28898883564936E-05</text:p>
          </table:table-cell>
          <table:table-cell office:value-type="float" office:value="0.0078298605588961" calcext:value-type="float">
            <text:p>0.0078298606</text:p>
          </table:table-cell>
          <table:table-cell office:value-type="float" office:value="0.0000324523426830784" calcext:value-type="float">
            <text:p>3.24523426830784E-05</text:p>
          </table:table-cell>
          <table:table-cell/>
          <table:table-cell table:formula="of:=[.D153]+[.E153]+(2*[.F153])" office:value-type="float" office:value="0.00792765513261875" calcext:value-type="float">
            <text:p>0.0079276551</text:p>
          </table:table-cell>
          <table:table-cell table:formula="of:=[.B153]+(2*[.C153])+[.D153]+(2*[.E153])+(2*[.F153])" office:value-type="float" office:value="1" calcext:value-type="float">
            <text:p>1</text:p>
          </table:table-cell>
          <table:table-cell table:formula="of:=[.A153]+[.D153]+[.E153]+(2*[.F153])" office:value-type="float" office:value="0.01" calcext:value-type="float">
            <text:p>0.01</text:p>
          </table:table-cell>
          <table:table-cell table:formula="of:=([.B153]+[.D153])/((2*[.C153])+(2*[.E153])+(2*[.F153]))" office:value-type="float" office:value="0.0413521257775096" calcext:value-type="float">
            <text:p>0.0413521258</text:p>
          </table:table-cell>
          <table:table-cell table:formula="of:=([.B153]+[.D153])/([.C153]+[.E153]+[.F153])" office:value-type="float" office:value="0.0827042515550191" calcext:value-type="float">
            <text:p>0.0827042516</text:p>
          </table:table-cell>
          <table:table-cell table:formula="of:=([.B153]+[.D153])/([.B153]+(2*[.C153])+[.D153]+(2*[.E153])+(2*[.F153]))" office:value-type="float" office:value="0.0397100315578985" calcext:value-type="float">
            <text:p>0.0397100316</text:p>
          </table:table-cell>
          <table:table-cell table:number-columns-repeated="3"/>
          <table:table-cell table:formula="of:=[.D153]/([.B153]+[.D153])" office:value-type="float" office:value="0.000828251377955696" calcext:value-type="float">
            <text:p>0.0008282514</text:p>
          </table:table-cell>
          <table:table-cell table:formula="of:=([.E153]+(2*[.F153]))/(2*([.C153]+[.E153]+[.F153]))" office:value-type="float" office:value="0.00822123056962689" calcext:value-type="float">
            <text:p>0.0082212306</text:p>
          </table:table-cell>
          <table:table-cell/>
          <table:table-cell table:formula="of:=([.M153]*[.Q153])+((1-[.M153])*[.R153])" office:value-type="float" office:value="0.00792765513261874" calcext:value-type="float">
            <text:p>0.0079276551</text:p>
          </table:table-cell>
          <table:table-cell table:formula="of:=[.T153]=([.H153]/[.I153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0207234486738125" calcext:value-type="float">
            <text:p>0.0020723449</text:p>
          </table:table-cell>
          <table:table-cell table:formula="of:=(0.4*[.X153])/(1 + (0.4*[.X153]))" office:value-type="float" office:value="0.000828251377955697" calcext:value-type="float">
            <text:p>0.0008282514</text:p>
          </table:table-cell>
          <table:table-cell table:number-columns-repeated="2"/>
        </table:table-row>
        <table:table-row table:style-name="ro1">
          <table:table-cell office:value-type="float" office:value="0.00417100763624917" calcext:value-type="float">
            <text:p>0.0041710076</text:p>
          </table:table-cell>
          <table:table-cell office:value-type="float" office:value="0.0393554508145942" calcext:value-type="float">
            <text:p>0.0393554508</text:p>
          </table:table-cell>
          <table:table-cell office:value-type="float" office:value="0.464655452645983" calcext:value-type="float">
            <text:p>0.4646554526</text:p>
          </table:table-cell>
          <table:table-cell office:value-type="float" office:value="0.0000656607543502804" calcext:value-type="float">
            <text:p>6.56607543502804E-05</text:p>
          </table:table-cell>
          <table:table-cell office:value-type="float" office:value="0.0155046515296897" calcext:value-type="float">
            <text:p>0.0155046515</text:p>
          </table:table-cell>
          <table:table-cell office:value-type="float" office:value="0.000129340039855436" calcext:value-type="float">
            <text:p>0.00012934</text:p>
          </table:table-cell>
          <table:table-cell/>
          <table:table-cell table:formula="of:=[.D154]+[.E154]+(2*[.F154])" office:value-type="float" office:value="0.0158289923637509" calcext:value-type="float">
            <text:p>0.0158289924</text:p>
          </table:table-cell>
          <table:table-cell table:formula="of:=[.B154]+(2*[.C154])+[.D154]+(2*[.E154])+(2*[.F154])" office:value-type="float" office:value="1" calcext:value-type="float">
            <text:p>1</text:p>
          </table:table-cell>
          <table:table-cell table:formula="of:=[.A154]+[.D154]+[.E154]+(2*[.F154])" office:value-type="float" office:value="0.02" calcext:value-type="float">
            <text:p>0.02</text:p>
          </table:table-cell>
          <table:table-cell table:formula="of:=([.B154]+[.D154])/((2*[.C154])+(2*[.E154])+(2*[.F154]))" office:value-type="float" office:value="0.0410389110605296" calcext:value-type="float">
            <text:p>0.0410389111</text:p>
          </table:table-cell>
          <table:table-cell table:formula="of:=([.B154]+[.D154])/([.C154]+[.E154]+[.F154])" office:value-type="float" office:value="0.0820778221210592" calcext:value-type="float">
            <text:p>0.0820778221</text:p>
          </table:table-cell>
          <table:table-cell table:formula="of:=([.B154]+[.D154])/([.B154]+(2*[.C154])+[.D154]+(2*[.E154])+(2*[.F154]))" office:value-type="float" office:value="0.0394211115689444" calcext:value-type="float">
            <text:p>0.0394211116</text:p>
          </table:table-cell>
          <table:table-cell table:number-columns-repeated="3"/>
          <table:table-cell table:formula="of:=[.D154]/([.B154]+[.D154])" office:value-type="float" office:value="0.00166562412212666" calcext:value-type="float">
            <text:p>0.0016656241</text:p>
          </table:table-cell>
          <table:table-cell table:formula="of:=([.E154]+(2*[.F154]))/(2*([.C154]+[.E154]+[.F154]))" office:value-type="float" office:value="0.0164102415733364" calcext:value-type="float">
            <text:p>0.0164102416</text:p>
          </table:table-cell>
          <table:table-cell/>
          <table:table-cell table:formula="of:=([.M154]*[.Q154])+((1-[.M154])*[.R154])" office:value-type="float" office:value="0.0158289923637508" calcext:value-type="float">
            <text:p>0.0158289924</text:p>
          </table:table-cell>
          <table:table-cell table:formula="of:=[.T154]=([.H154]/[.I154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0417100763624917" calcext:value-type="float">
            <text:p>0.0041710076</text:p>
          </table:table-cell>
          <table:table-cell table:formula="of:=(0.4*[.X154])/(1 + (0.4*[.X154]))" office:value-type="float" office:value="0.00166562412212666" calcext:value-type="float">
            <text:p>0.0016656241</text:p>
          </table:table-cell>
          <table:table-cell table:number-columns-repeated="2"/>
        </table:table-row>
        <table:table-row table:style-name="ro1">
          <table:table-cell office:value-type="float" office:value="0.0062963574028332" calcext:value-type="float">
            <text:p>0.0062963574</text:p>
          </table:table-cell>
          <table:table-cell office:value-type="float" office:value="0.0390349413952296" calcext:value-type="float">
            <text:p>0.0390349414</text:p>
          </table:table-cell>
          <table:table-cell office:value-type="float" office:value="0.457117994918703" calcext:value-type="float">
            <text:p>0.4571179949</text:p>
          </table:table-cell>
          <table:table-cell office:value-type="float" office:value="0.0000983111768892056" calcext:value-type="float">
            <text:p>9.83111768892056E-05</text:p>
          </table:table-cell>
          <table:table-cell office:value-type="float" office:value="0.0230254261701972" calcext:value-type="float">
            <text:p>0.0230254262</text:p>
          </table:table-cell>
          <table:table-cell office:value-type="float" office:value="0.00028995262504022" calcext:value-type="float">
            <text:p>0.0002899526</text:p>
          </table:table-cell>
          <table:table-cell/>
          <table:table-cell table:formula="of:=[.D155]+[.E155]+(2*[.F155])" office:value-type="float" office:value="0.0237036425971668" calcext:value-type="float">
            <text:p>0.0237036426</text:p>
          </table:table-cell>
          <table:table-cell table:formula="of:=[.B155]+(2*[.C155])+[.D155]+(2*[.E155])+(2*[.F155])" office:value-type="float" office:value="1" calcext:value-type="float">
            <text:p>1</text:p>
          </table:table-cell>
          <table:table-cell table:formula="of:=[.A155]+[.D155]+[.E155]+(2*[.F155])" office:value-type="float" office:value="0.03" calcext:value-type="float">
            <text:p>0.03</text:p>
          </table:table-cell>
          <table:table-cell table:formula="of:=([.B155]+[.D155])/((2*[.C155])+(2*[.E155])+(2*[.F155]))" office:value-type="float" office:value="0.0407270338752731" calcext:value-type="float">
            <text:p>0.0407270339</text:p>
          </table:table-cell>
          <table:table-cell table:formula="of:=([.B155]+[.D155])/([.C155]+[.E155]+[.F155])" office:value-type="float" office:value="0.0814540677505462" calcext:value-type="float">
            <text:p>0.0814540678</text:p>
          </table:table-cell>
          <table:table-cell table:formula="of:=([.B155]+[.D155])/([.B155]+(2*[.C155])+[.D155]+(2*[.E155])+(2*[.F155]))" office:value-type="float" office:value="0.0391332525721188" calcext:value-type="float">
            <text:p>0.0391332526</text:p>
          </table:table-cell>
          <table:table-cell table:number-columns-repeated="3"/>
          <table:table-cell table:formula="of:=[.D155]/([.B155]+[.D155])" office:value-type="float" office:value="0.0025122158376186" calcext:value-type="float">
            <text:p>0.0025122158</text:p>
          </table:table-cell>
          <table:table-cell table:formula="of:=([.E155]+(2*[.F155]))/(2*([.C155]+[.E155]+[.F155]))" office:value-type="float" office:value="0.0245667065526683" calcext:value-type="float">
            <text:p>0.0245667066</text:p>
          </table:table-cell>
          <table:table-cell/>
          <table:table-cell table:formula="of:=([.M155]*[.Q155])+((1-[.M155])*[.R155])" office:value-type="float" office:value="0.0237036425971668" calcext:value-type="float">
            <text:p>0.0237036426</text:p>
          </table:table-cell>
          <table:table-cell table:formula="of:=[.T155]=([.H155]/[.I155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062963574028332" calcext:value-type="float">
            <text:p>0.0062963574</text:p>
          </table:table-cell>
          <table:table-cell table:formula="of:=(0.4*[.X155])/(1 + (0.4*[.X155]))" office:value-type="float" office:value="0.0025122158376186" calcext:value-type="float">
            <text:p>0.0025122158</text:p>
          </table:table-cell>
          <table:table-cell table:number-columns-repeated="2"/>
        </table:table-row>
        <table:table-row table:style-name="ro1">
          <table:table-cell office:value-type="float" office:value="0.0106286114493624" calcext:value-type="float">
            <text:p>0.0106286114</text:p>
          </table:table-cell>
          <table:table-cell office:value-type="float" office:value="0.0383975233397533" calcext:value-type="float">
            <text:p>0.0383975233</text:p>
          </table:table-cell>
          <table:table-cell office:value-type="float" office:value="0.442310939588069" calcext:value-type="float">
            <text:p>0.4423109396</text:p>
          </table:table-cell>
          <table:table-cell office:value-type="float" office:value="0.000163244942478425" calcext:value-type="float">
            <text:p>0.0001632449</text:p>
          </table:table-cell>
          <table:table-cell office:value-type="float" office:value="0.0376092089334721" calcext:value-type="float">
            <text:p>0.0376092089</text:p>
          </table:table-cell>
          <table:table-cell office:value-type="float" office:value="0.000799467337343531" calcext:value-type="float">
            <text:p>0.0007994673</text:p>
          </table:table-cell>
          <table:table-cell/>
          <table:table-cell table:formula="of:=[.D156]+[.E156]+(2*[.F156])" office:value-type="float" office:value="0.0393713885506376" calcext:value-type="float">
            <text:p>0.0393713886</text:p>
          </table:table-cell>
          <table:table-cell table:formula="of:=[.B156]+(2*[.C156])+[.D156]+(2*[.E156])+(2*[.F156])" office:value-type="float" office:value="1" calcext:value-type="float">
            <text:p>1</text:p>
          </table:table-cell>
          <table:table-cell table:formula="of:=[.A156]+[.D156]+[.E156]+(2*[.F156])" office:value-type="float" office:value="0.05" calcext:value-type="float">
            <text:p>0.05</text:p>
          </table:table-cell>
          <table:table-cell table:formula="of:=([.B156]+[.D156])/((2*[.C156])+(2*[.E156])+(2*[.F156]))" office:value-type="float" office:value="0.0401073380512428" calcext:value-type="float">
            <text:p>0.0401073381</text:p>
          </table:table-cell>
          <table:table-cell table:formula="of:=([.B156]+[.D156])/([.C156]+[.E156]+[.F156])" office:value-type="float" office:value="0.0802146761024856" calcext:value-type="float">
            <text:p>0.0802146761</text:p>
          </table:table-cell>
          <table:table-cell table:formula="of:=([.B156]+[.D156])/([.B156]+(2*[.C156])+[.D156]+(2*[.E156])+(2*[.F156]))" office:value-type="float" office:value="0.0385607682822317" calcext:value-type="float">
            <text:p>0.0385607683</text:p>
          </table:table-cell>
          <table:table-cell table:number-columns-repeated="3"/>
          <table:table-cell table:formula="of:=[.D156]/([.B156]+[.D156])" office:value-type="float" office:value="0.00423344631734545" calcext:value-type="float">
            <text:p>0.0042334463</text:p>
          </table:table-cell>
          <table:table-cell table:formula="of:=([.E156]+(2*[.F156]))/(2*([.C156]+[.E156]+[.F156]))" office:value-type="float" office:value="0.0407806778782132" calcext:value-type="float">
            <text:p>0.0407806779</text:p>
          </table:table-cell>
          <table:table-cell/>
          <table:table-cell table:formula="of:=([.M156]*[.Q156])+((1-[.M156])*[.R156])" office:value-type="float" office:value="0.0393713885506375" calcext:value-type="float">
            <text:p>0.0393713886</text:p>
          </table:table-cell>
          <table:table-cell table:formula="of:=[.T156]=([.H156]/[.I156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106286114493624" calcext:value-type="float">
            <text:p>0.0106286114</text:p>
          </table:table-cell>
          <table:table-cell table:formula="of:=(0.4*[.X156])/(1 + (0.4*[.X156]))" office:value-type="float" office:value="0.00423344631734544" calcext:value-type="float">
            <text:p>0.0042334463</text:p>
          </table:table-cell>
          <table:table-cell table:number-columns-repeated="2"/>
        </table:table-row>
        <table:table-row table:style-name="ro1">
          <table:table-cell office:value-type="float" office:value="0.0173365658154873" calcext:value-type="float">
            <text:p>0.0173365658</text:p>
          </table:table-cell>
          <table:table-cell office:value-type="float" office:value="0.0374506131923051" calcext:value-type="float">
            <text:p>0.0374506132</text:p>
          </table:table-cell>
          <table:table-cell office:value-type="float" office:value="0.420764528543896" calcext:value-type="float">
            <text:p>0.4207645285</text:p>
          </table:table-cell>
          <table:table-cell office:value-type="float" office:value="0.000259706008175502" calcext:value-type="float">
            <text:p>0.000259706</text:p>
          </table:table-cell>
          <table:table-cell office:value-type="float" office:value="0.05835689553539" calcext:value-type="float">
            <text:p>0.0583568955</text:p>
          </table:table-cell>
          <table:table-cell office:value-type="float" office:value="0.00202341632047361" calcext:value-type="float">
            <text:p>0.0020234163</text:p>
          </table:table-cell>
          <table:table-cell/>
          <table:table-cell table:formula="of:=[.D157]+[.E157]+(2*[.F157])" office:value-type="float" office:value="0.0626634341845127" calcext:value-type="float">
            <text:p>0.0626634342</text:p>
          </table:table-cell>
          <table:table-cell table:formula="of:=[.B157]+(2*[.C157])+[.D157]+(2*[.E157])+(2*[.F157])" office:value-type="float" office:value="1" calcext:value-type="float">
            <text:p>1</text:p>
          </table:table-cell>
          <table:table-cell table:formula="of:=[.A157]+[.D157]+[.E157]+(2*[.F157])" office:value-type="float" office:value="0.08" calcext:value-type="float">
            <text:p>0.08</text:p>
          </table:table-cell>
          <table:table-cell table:formula="of:=([.B157]+[.D157])/((2*[.C157])+(2*[.E157])+(2*[.F157]))" office:value-type="float" office:value="0.0391881155466085" calcext:value-type="float">
            <text:p>0.0391881155</text:p>
          </table:table-cell>
          <table:table-cell table:formula="of:=([.B157]+[.D157])/([.C157]+[.E157]+[.F157])" office:value-type="float" office:value="0.0783762310932171" calcext:value-type="float">
            <text:p>0.0783762311</text:p>
          </table:table-cell>
          <table:table-cell table:formula="of:=([.B157]+[.D157])/([.B157]+(2*[.C157])+[.D157]+(2*[.E157])+(2*[.F157]))" office:value-type="float" office:value="0.0377103192004806" calcext:value-type="float">
            <text:p>0.0377103192</text:p>
          </table:table-cell>
          <table:table-cell table:number-columns-repeated="3"/>
          <table:table-cell table:formula="of:=[.D157]/([.B157]+[.D157])" office:value-type="float" office:value="0.00688686846681988" calcext:value-type="float">
            <text:p>0.0068868685</text:p>
          </table:table-cell>
          <table:table-cell table:formula="of:=([.E157]+(2*[.F157]))/(2*([.C157]+[.E157]+[.F157]))" office:value-type="float" office:value="0.0648492126866507" calcext:value-type="float">
            <text:p>0.0648492127</text:p>
          </table:table-cell>
          <table:table-cell/>
          <table:table-cell table:formula="of:=([.M157]*[.Q157])+((1-[.M157])*[.R157])" office:value-type="float" office:value="0.0626634341845127" calcext:value-type="float">
            <text:p>0.0626634342</text:p>
          </table:table-cell>
          <table:table-cell table:formula="of:=[.T157]=([.H157]/[.I157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173365658154873" calcext:value-type="float">
            <text:p>0.0173365658</text:p>
          </table:table-cell>
          <table:table-cell table:formula="of:=(0.4*[.X157])/(1 + (0.4*[.X157]))" office:value-type="float" office:value="0.00688686846681987" calcext:value-type="float">
            <text:p>0.0068868685</text:p>
          </table:table-cell>
          <table:table-cell table:number-columns-repeated="2"/>
        </table:table-row>
        <table:table-row table:style-name="ro1">
          <table:table-cell office:value-type="float" office:value="0.0219527467355728" calcext:value-type="float">
            <text:p>0.0219527467</text:p>
          </table:table-cell>
          <table:table-cell office:value-type="float" office:value="0.0368256542568372" calcext:value-type="float">
            <text:p>0.0368256543</text:p>
          </table:table-cell>
          <table:table-cell office:value-type="float" office:value="0.406838643433233" calcext:value-type="float">
            <text:p>0.4068386434</text:p>
          </table:table-cell>
          <table:table-cell office:value-type="float" office:value="0.000323369704508846" calcext:value-type="float">
            <text:p>0.0003233697</text:p>
          </table:table-cell>
          <table:table-cell office:value-type="float" office:value="0.0714498056122701" calcext:value-type="float">
            <text:p>0.0714498056</text:p>
          </table:table-cell>
          <table:table-cell office:value-type="float" office:value="0.00313703897382414" calcext:value-type="float">
            <text:p>0.003137039</text:p>
          </table:table-cell>
          <table:table-cell/>
          <table:table-cell table:formula="of:=[.D158]+[.E158]+(2*[.F158])" office:value-type="float" office:value="0.0780472532644272" calcext:value-type="float">
            <text:p>0.0780472533</text:p>
          </table:table-cell>
          <table:table-cell table:formula="of:=[.B158]+(2*[.C158])+[.D158]+(2*[.E158])+(2*[.F158])" office:value-type="float" office:value="1" calcext:value-type="float">
            <text:p>1</text:p>
          </table:table-cell>
          <table:table-cell table:formula="of:=[.A158]+[.D158]+[.E158]+(2*[.F158])" office:value-type="float" office:value="0.1" calcext:value-type="float">
            <text:p>0.1</text:p>
          </table:table-cell>
          <table:table-cell table:formula="of:=([.B158]+[.D158])/((2*[.C158])+(2*[.E158])+(2*[.F158]))" office:value-type="float" office:value="0.0385823194718916" calcext:value-type="float">
            <text:p>0.0385823195</text:p>
          </table:table-cell>
          <table:table-cell table:formula="of:=([.B158]+[.D158])/([.C158]+[.E158]+[.F158])" office:value-type="float" office:value="0.0771646389437833" calcext:value-type="float">
            <text:p>0.0771646389</text:p>
          </table:table-cell>
          <table:table-cell table:formula="of:=([.B158]+[.D158])/([.B158]+(2*[.C158])+[.D158]+(2*[.E158])+(2*[.F158]))" office:value-type="float" office:value="0.037149023961346" calcext:value-type="float">
            <text:p>0.037149024</text:p>
          </table:table-cell>
          <table:table-cell table:number-columns-repeated="3"/>
          <table:table-cell table:formula="of:=[.D158]/([.B158]+[.D158])" office:value-type="float" office:value="0.00870466219638275" calcext:value-type="float">
            <text:p>0.0087046622</text:p>
          </table:table-cell>
          <table:table-cell table:formula="of:=([.E158]+(2*[.F158]))/(2*([.C158]+[.E158]+[.F158]))" office:value-type="float" office:value="0.0807226512660232" calcext:value-type="float">
            <text:p>0.0807226513</text:p>
          </table:table-cell>
          <table:table-cell/>
          <table:table-cell table:formula="of:=([.M158]*[.Q158])+((1-[.M158])*[.R158])" office:value-type="float" office:value="0.0780472532644272" calcext:value-type="float">
            <text:p>0.0780472533</text:p>
          </table:table-cell>
          <table:table-cell table:formula="of:=[.T158]=([.H158]/[.I158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219527467355728" calcext:value-type="float">
            <text:p>0.0219527467</text:p>
          </table:table-cell>
          <table:table-cell table:formula="of:=(0.4*[.X158])/(1 + (0.4*[.X158]))" office:value-type="float" office:value="0.00870466219638276" calcext:value-type="float">
            <text:p>0.0087046622</text:p>
          </table:table-cell>
          <table:table-cell table:number-columns-repeated="2"/>
        </table:table-row>
        <table:table-row table:style-name="ro1">
          <table:table-cell office:value-type="float" office:value="0.046883196460541" calcext:value-type="float">
            <text:p>0.0468831965</text:p>
          </table:table-cell>
          <table:table-cell office:value-type="float" office:value="0.0337811246657393" calcext:value-type="float">
            <text:p>0.0337811247</text:p>
          </table:table-cell>
          <table:table-cell office:value-type="float" office:value="0.342349315104666" calcext:value-type="float">
            <text:p>0.3423493151</text:p>
          </table:table-cell>
          <table:table-cell office:value-type="float" office:value="0.000633506841744753" calcext:value-type="float">
            <text:p>0.0006335068</text:p>
          </table:table-cell>
          <table:table-cell office:value-type="float" office:value="0.12840344158547" calcext:value-type="float">
            <text:p>0.1284034416</text:p>
          </table:table-cell>
          <table:table-cell office:value-type="float" office:value="0.0120399275561223" calcext:value-type="float">
            <text:p>0.0120399276</text:p>
          </table:table-cell>
          <table:table-cell/>
          <table:table-cell table:formula="of:=[.D159]+[.E159]+(2*[.F159])" office:value-type="float" office:value="0.153116803539459" calcext:value-type="float">
            <text:p>0.1531168035</text:p>
          </table:table-cell>
          <table:table-cell table:formula="of:=[.B159]+(2*[.C159])+[.D159]+(2*[.E159])+(2*[.F159])" office:value-type="float" office:value="1" calcext:value-type="float">
            <text:p>1</text:p>
          </table:table-cell>
          <table:table-cell table:formula="of:=[.A159]+[.D159]+[.E159]+(2*[.F159])" office:value-type="float" office:value="0.2" calcext:value-type="float">
            <text:p>0.2</text:p>
          </table:table-cell>
          <table:table-cell table:formula="of:=([.B159]+[.D159])/((2*[.C159])+(2*[.E159])+(2*[.F159]))" office:value-type="float" office:value="0.035641210638074" calcext:value-type="float">
            <text:p>0.0356412106</text:p>
          </table:table-cell>
          <table:table-cell table:formula="of:=([.B159]+[.D159])/([.C159]+[.E159]+[.F159])" office:value-type="float" office:value="0.0712824212761479" calcext:value-type="float">
            <text:p>0.0712824213</text:p>
          </table:table-cell>
          <table:table-cell table:formula="of:=([.B159]+[.D159])/([.B159]+(2*[.C159])+[.D159]+(2*[.E159])+(2*[.F159]))" office:value-type="float" office:value="0.034414631507484" calcext:value-type="float">
            <text:p>0.0344146315</text:p>
          </table:table-cell>
          <table:table-cell table:number-columns-repeated="3"/>
          <table:table-cell table:formula="of:=[.D159]/([.B159]+[.D159])" office:value-type="float" office:value="0.0184080669760182" calcext:value-type="float">
            <text:p>0.018408067</text:p>
          </table:table-cell>
          <table:table-cell table:formula="of:=([.E159]+(2*[.F159]))/(2*([.C159]+[.E159]+[.F159]))" office:value-type="float" office:value="0.157917985994106" calcext:value-type="float">
            <text:p>0.157917986</text:p>
          </table:table-cell>
          <table:table-cell/>
          <table:table-cell table:formula="of:=([.M159]*[.Q159])+((1-[.M159])*[.R159])" office:value-type="float" office:value="0.153116803539459" calcext:value-type="float">
            <text:p>0.1531168035</text:p>
          </table:table-cell>
          <table:table-cell table:formula="of:=[.T159]=([.H159]/[.I159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46883196460541" calcext:value-type="float">
            <text:p>0.0468831965</text:p>
          </table:table-cell>
          <table:table-cell table:formula="of:=(0.4*[.X159])/(1 + (0.4*[.X159]))" office:value-type="float" office:value="0.0184080669760182" calcext:value-type="float">
            <text:p>0.018408067</text:p>
          </table:table-cell>
          <table:table-cell table:number-columns-repeated="2"/>
        </table:table-row>
        <table:table-row table:style-name="ro1">
          <table:table-cell office:value-type="float" office:value="0.0751953652430133" calcext:value-type="float">
            <text:p>0.0751953652</text:p>
          </table:table-cell>
          <table:table-cell office:value-type="float" office:value="0.0308816304795844" calcext:value-type="float">
            <text:p>0.0308816305</text:p>
          </table:table-cell>
          <table:table-cell office:value-type="float" office:value="0.286102530323279" calcext:value-type="float">
            <text:p>0.2861025303</text:p>
          </table:table-cell>
          <table:table-cell office:value-type="float" office:value="0.000928862193284841" calcext:value-type="float">
            <text:p>0.0009288622</text:p>
          </table:table-cell>
          <table:table-cell office:value-type="float" office:value="0.172108674116871" calcext:value-type="float">
            <text:p>0.1721086741</text:p>
          </table:table-cell>
          <table:table-cell office:value-type="float" office:value="0.0258835492234155" calcext:value-type="float">
            <text:p>0.0258835492</text:p>
          </table:table-cell>
          <table:table-cell/>
          <table:table-cell table:formula="of:=[.D160]+[.E160]+(2*[.F160])" office:value-type="float" office:value="0.224804634756987" calcext:value-type="float">
            <text:p>0.2248046348</text:p>
          </table:table-cell>
          <table:table-cell table:formula="of:=[.B160]+(2*[.C160])+[.D160]+(2*[.E160])+(2*[.F160])" office:value-type="float" office:value="1" calcext:value-type="float">
            <text:p>1</text:p>
          </table:table-cell>
          <table:table-cell table:formula="of:=[.A160]+[.D160]+[.E160]+(2*[.F160])" office:value-type="float" office:value="0.3" calcext:value-type="float">
            <text:p>0.3</text:p>
          </table:table-cell>
          <table:table-cell table:formula="of:=([.B160]+[.D160])/((2*[.C160])+(2*[.E160])+(2*[.F160]))" office:value-type="float" office:value="0.0328556469907302" calcext:value-type="float">
            <text:p>0.032855647</text:p>
          </table:table-cell>
          <table:table-cell table:formula="of:=([.B160]+[.D160])/([.C160]+[.E160]+[.F160])" office:value-type="float" office:value="0.0657112939814605" calcext:value-type="float">
            <text:p>0.065711294</text:p>
          </table:table-cell>
          <table:table-cell table:formula="of:=([.B160]+[.D160])/([.B160]+(2*[.C160])+[.D160]+(2*[.E160])+(2*[.F160]))" office:value-type="float" office:value="0.0318104926728692" calcext:value-type="float">
            <text:p>0.0318104927</text:p>
          </table:table-cell>
          <table:table-cell table:number-columns-repeated="3"/>
          <table:table-cell table:formula="of:=[.D160]/([.B160]+[.D160])" office:value-type="float" office:value="0.0291998681955987" calcext:value-type="float">
            <text:p>0.0291998682</text:p>
          </table:table-cell>
          <table:table-cell table:formula="of:=([.E160]+(2*[.F160]))/(2*([.C160]+[.E160]+[.F160]))" office:value-type="float" office:value="0.231231355916832" calcext:value-type="float">
            <text:p>0.2312313559</text:p>
          </table:table-cell>
          <table:table-cell/>
          <table:table-cell table:formula="of:=([.M160]*[.Q160])+((1-[.M160])*[.R160])" office:value-type="float" office:value="0.224804634756987" calcext:value-type="float">
            <text:p>0.2248046348</text:p>
          </table:table-cell>
          <table:table-cell table:formula="of:=[.T160]=([.H160]/[.I160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751953652430133" calcext:value-type="float">
            <text:p>0.0751953652</text:p>
          </table:table-cell>
          <table:table-cell table:formula="of:=(0.4*[.X160])/(1 + (0.4*[.X160]))" office:value-type="float" office:value="0.029199868195599" calcext:value-type="float">
            <text:p>0.0291998682</text:p>
          </table:table-cell>
          <table:table-cell table:number-columns-repeated="2"/>
        </table:table-row>
        <table:table-row table:style-name="ro1">
          <table:table-cell office:value-type="float" office:value="0.143584992265869" calcext:value-type="float">
            <text:p>0.1435849923</text:p>
          </table:table-cell>
          <table:table-cell office:value-type="float" office:value="0.0255783015204668" calcext:value-type="float">
            <text:p>0.0255783015</text:p>
          </table:table-cell>
          <table:table-cell office:value-type="float" office:value="0.196274852601575" calcext:value-type="float">
            <text:p>0.1962748526</text:p>
          </table:table-cell>
          <table:table-cell office:value-type="float" office:value="0.00146906409039612" calcext:value-type="float">
            <text:p>0.0014690641</text:p>
          </table:table-cell>
          <table:table-cell office:value-type="float" office:value="0.225456985542253" calcext:value-type="float">
            <text:p>0.2254569855</text:p>
          </table:table-cell>
          <table:table-cell office:value-type="float" office:value="0.0647444790507407" calcext:value-type="float">
            <text:p>0.0647444791</text:p>
          </table:table-cell>
          <table:table-cell/>
          <table:table-cell table:formula="of:=[.D161]+[.E161]+(2*[.F161])" office:value-type="float" office:value="0.35641500773413" calcext:value-type="float">
            <text:p>0.3564150077</text:p>
          </table:table-cell>
          <table:table-cell table:formula="of:=[.B161]+(2*[.C161])+[.D161]+(2*[.E161])+(2*[.F161])" office:value-type="float" office:value="1" calcext:value-type="float">
            <text:p>1</text:p>
          </table:table-cell>
          <table:table-cell table:formula="of:=[.A161]+[.D161]+[.E161]+(2*[.F161])" office:value-type="float" office:value="0.5" calcext:value-type="float">
            <text:p>0.5</text:p>
          </table:table-cell>
          <table:table-cell table:formula="of:=([.B161]+[.D161])/((2*[.C161])+(2*[.E161])+(2*[.F161]))" office:value-type="float" office:value="0.0277992624253949" calcext:value-type="float">
            <text:p>0.0277992624</text:p>
          </table:table-cell>
          <table:table-cell table:formula="of:=([.B161]+[.D161])/([.C161]+[.E161]+[.F161])" office:value-type="float" office:value="0.0555985248507898" calcext:value-type="float">
            <text:p>0.0555985249</text:p>
          </table:table-cell>
          <table:table-cell table:formula="of:=([.B161]+[.D161])/([.B161]+(2*[.C161])+[.D161]+(2*[.E161])+(2*[.F161]))" office:value-type="float" office:value="0.0270473656108629" calcext:value-type="float">
            <text:p>0.0270473656</text:p>
          </table:table-cell>
          <table:table-cell table:number-columns-repeated="3"/>
          <table:table-cell table:formula="of:=[.D161]/([.B161]+[.D161])" office:value-type="float" office:value="0.0543144981855869" calcext:value-type="float">
            <text:p>0.0543144982</text:p>
          </table:table-cell>
          <table:table-cell table:formula="of:=([.E161]+(2*[.F161]))/(2*([.C161]+[.E161]+[.F161]))" office:value-type="float" office:value="0.364813179077916" calcext:value-type="float">
            <text:p>0.3648131791</text:p>
          </table:table-cell>
          <table:table-cell/>
          <table:table-cell table:formula="of:=([.M161]*[.Q161])+((1-[.M161])*[.R161])" office:value-type="float" office:value="0.35641500773413" calcext:value-type="float">
            <text:p>0.3564150077</text:p>
          </table:table-cell>
          <table:table-cell table:formula="of:=[.T161]=([.H161]/[.I161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143584992265869" calcext:value-type="float">
            <text:p>0.1435849923</text:p>
          </table:table-cell>
          <table:table-cell table:formula="of:=(0.4*[.X161])/(1 + (0.4*[.X161]))" office:value-type="float" office:value="0.0543144981855868" calcext:value-type="float">
            <text:p>0.0543144982</text:p>
          </table:table-cell>
          <table:table-cell table:number-columns-repeated="2"/>
        </table:table-row>
        <table:table-row table:style-name="ro1">
          <table:table-cell office:value-type="float" office:value="0.280400186545051" calcext:value-type="float">
            <text:p>0.2804001865</text:p>
          </table:table-cell>
          <table:table-cell office:value-type="float" office:value="0.0190376658881279" calcext:value-type="float">
            <text:p>0.0190376659</text:p>
          </table:table-cell>
          <table:table-cell office:value-type="float" office:value="0.108729816740396" calcext:value-type="float">
            <text:p>0.1087298167</text:p>
          </table:table-cell>
          <table:table-cell office:value-type="float" office:value="0.00213526602656536" calcext:value-type="float">
            <text:p>0.002135266</text:p>
          </table:table-cell>
          <table:table-cell office:value-type="float" office:value="0.24390288717613" calcext:value-type="float">
            <text:p>0.2439028872</text:p>
          </table:table-cell>
          <table:table-cell office:value-type="float" office:value="0.136780830126127" calcext:value-type="float">
            <text:p>0.1367808301</text:p>
          </table:table-cell>
          <table:table-cell/>
          <table:table-cell table:formula="of:=[.D162]+[.E162]+(2*[.F162])" office:value-type="float" office:value="0.519599813454949" calcext:value-type="float">
            <text:p>0.5195998135</text:p>
          </table:table-cell>
          <table:table-cell table:formula="of:=[.B162]+(2*[.C162])+[.D162]+(2*[.E162])+(2*[.F162])" office:value-type="float" office:value="1" calcext:value-type="float">
            <text:p>1</text:p>
          </table:table-cell>
          <table:table-cell table:formula="of:=[.A162]+[.D162]+[.E162]+(2*[.F162])" office:value-type="float" office:value="0.8" calcext:value-type="float">
            <text:p>0.8</text:p>
          </table:table-cell>
          <table:table-cell table:formula="of:=([.B162]+[.D162])/((2*[.C162])+(2*[.E162])+(2*[.F162]))" office:value-type="float" office:value="0.0216309219524444" calcext:value-type="float">
            <text:p>0.021630922</text:p>
          </table:table-cell>
          <table:table-cell table:formula="of:=([.B162]+[.D162])/([.C162]+[.E162]+[.F162])" office:value-type="float" office:value="0.0432618439048889" calcext:value-type="float">
            <text:p>0.0432618439</text:p>
          </table:table-cell>
          <table:table-cell table:formula="of:=([.B162]+[.D162])/([.B162]+(2*[.C162])+[.D162]+(2*[.E162])+(2*[.F162]))" office:value-type="float" office:value="0.0211729319146933" calcext:value-type="float">
            <text:p>0.0211729319</text:p>
          </table:table-cell>
          <table:table-cell table:number-columns-repeated="3"/>
          <table:table-cell table:formula="of:=[.D162]/([.B162]+[.D162])" office:value-type="float" office:value="0.100848859060637" calcext:value-type="float">
            <text:p>0.1008488591</text:p>
          </table:table-cell>
          <table:table-cell table:formula="of:=([.E162]+(2*[.F162]))/(2*([.C162]+[.E162]+[.F162]))" office:value-type="float" office:value="0.528657782666965" calcext:value-type="float">
            <text:p>0.5286577827</text:p>
          </table:table-cell>
          <table:table-cell/>
          <table:table-cell table:formula="of:=([.M162]*[.Q162])+((1-[.M162])*[.R162])" office:value-type="float" office:value="0.51959981345495" calcext:value-type="float">
            <text:p>0.5195998135</text:p>
          </table:table-cell>
          <table:table-cell table:formula="of:=[.T162]=([.H162]/[.I162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280400186545051" calcext:value-type="float">
            <text:p>0.2804001865</text:p>
          </table:table-cell>
          <table:table-cell table:formula="of:=(0.4*[.X162])/(1 + (0.4*[.X162]))" office:value-type="float" office:value="0.100848859060637" calcext:value-type="float">
            <text:p>0.1008488591</text:p>
          </table:table-cell>
          <table:table-cell/>
          <table:table-cell table:style-name="ce1" office:value-type="string" calcext:value-type="string">
            <text:p>CHECK SUPERPOSITION OF ISOTHERMS – IN THE CASE OF NEGATIVE COOPERATIVITY, IS THE INFLECTION POINT EVEN COVERED BY THE LIGAND RANGE?</text:p>
          </table:table-cell>
        </table:table-row>
        <table:table-row table:style-name="ro1">
          <table:table-cell office:value-type="float" office:value="0.395771776727495" calcext:value-type="float">
            <text:p>0.3957717767</text:p>
          </table:table-cell>
          <table:table-cell office:value-type="float" office:value="0.0156606626004876" calcext:value-type="float">
            <text:p>0.0156606626</text:p>
          </table:table-cell>
          <table:table-cell office:value-type="float" office:value="0.0735769059258934" calcext:value-type="float">
            <text:p>0.0735769059</text:p>
          </table:table-cell>
          <table:table-cell office:value-type="float" office:value="0.00247921930484993" calcext:value-type="float">
            <text:p>0.0024792193</text:p>
          </table:table-cell>
          <table:table-cell office:value-type="float" office:value="0.232957302275221" calcext:value-type="float">
            <text:p>0.2329573023</text:p>
          </table:table-cell>
          <table:table-cell office:value-type="float" office:value="0.184395850846217" calcext:value-type="float">
            <text:p>0.1843958508</text:p>
          </table:table-cell>
          <table:table-cell/>
          <table:table-cell table:formula="of:=[.D163]+[.E163]+(2*[.F163])" office:value-type="float" office:value="0.604228223272505" calcext:value-type="float">
            <text:p>0.6042282233</text:p>
          </table:table-cell>
          <table:table-cell table:formula="of:=[.B163]+(2*[.C163])+[.D163]+(2*[.E163])+(2*[.F163])" office:value-type="float" office:value="1" calcext:value-type="float">
            <text:p>1</text:p>
          </table:table-cell>
          <table:table-cell table:formula="of:=[.A163]+[.D163]+[.E163]+(2*[.F163])" office:value-type="float" office:value="1" calcext:value-type="float">
            <text:p>1</text:p>
          </table:table-cell>
          <table:table-cell table:formula="of:=([.B163]+[.D163])/((2*[.C163])+(2*[.E163])+(2*[.F163]))" office:value-type="float" office:value="0.0184750165232688" calcext:value-type="float">
            <text:p>0.0184750165</text:p>
          </table:table-cell>
          <table:table-cell table:formula="of:=([.B163]+[.D163])/([.C163]+[.E163]+[.F163])" office:value-type="float" office:value="0.0369500330465376" calcext:value-type="float">
            <text:p>0.036950033</text:p>
          </table:table-cell>
          <table:table-cell table:formula="of:=([.B163]+[.D163])/([.B163]+(2*[.C163])+[.D163]+(2*[.E163])+(2*[.F163]))" office:value-type="float" office:value="0.0181398819053375" calcext:value-type="float">
            <text:p>0.0181398819</text:p>
          </table:table-cell>
          <table:table-cell table:number-columns-repeated="3"/>
          <table:table-cell table:formula="of:=[.D163]/([.B163]+[.D163])" office:value-type="float" office:value="0.136672295761773" calcext:value-type="float">
            <text:p>0.1366722958</text:p>
          </table:table-cell>
          <table:table-cell table:formula="of:=([.E163]+(2*[.F163]))/(2*([.C163]+[.E163]+[.F163]))" office:value-type="float" office:value="0.612866326758818" calcext:value-type="float">
            <text:p>0.6128663268</text:p>
          </table:table-cell>
          <table:table-cell/>
          <table:table-cell table:formula="of:=([.M163]*[.Q163])+((1-[.M163])*[.R163])" office:value-type="float" office:value="0.604228223272505" calcext:value-type="float">
            <text:p>0.6042282233</text:p>
          </table:table-cell>
          <table:table-cell table:formula="of:=[.T163]=([.H163]/[.I163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395771776727495" calcext:value-type="float">
            <text:p>0.3957717767</text:p>
          </table:table-cell>
          <table:table-cell table:formula="of:=(0.4*[.X163])/(1 + (0.4*[.X163]))" office:value-type="float" office:value="0.136672295761773" calcext:value-type="float">
            <text:p>0.1366722958</text:p>
          </table:table-cell>
          <table:table-cell table:number-columns-repeated="2"/>
        </table:table-row>
        <table:table-row table:style-name="ro1">
          <table:table-cell office:value-type="float" office:value="1.1800870151009" calcext:value-type="float">
            <text:p>1.1800870151</text:p>
          </table:table-cell>
          <table:table-cell office:value-type="float" office:value="0.00709938409210545" calcext:value-type="float">
            <text:p>0.0070993841</text:p>
          </table:table-cell>
          <table:table-cell office:value-type="float" office:value="0.015120376346172" calcext:value-type="float">
            <text:p>0.0151203763</text:p>
          </table:table-cell>
          <table:table-cell office:value-type="float" office:value="0.00335115639292301" calcext:value-type="float">
            <text:p>0.0033511564</text:p>
          </table:table-cell>
          <table:table-cell office:value-type="float" office:value="0.142746878316451" calcext:value-type="float">
            <text:p>0.1427468783</text:p>
          </table:table-cell>
          <table:table-cell office:value-type="float" office:value="0.336907475094863" calcext:value-type="float">
            <text:p>0.3369074751</text:p>
          </table:table-cell>
          <table:table-cell/>
          <table:table-cell table:formula="of:=[.D164]+[.E164]+(2*[.F164])" office:value-type="float" office:value="0.8199129848991" calcext:value-type="float">
            <text:p>0.8199129849</text:p>
          </table:table-cell>
          <table:table-cell table:formula="of:=[.B164]+(2*[.C164])+[.D164]+(2*[.E164])+(2*[.F164])" office:value-type="float" office:value="1" calcext:value-type="float">
            <text:p>1</text:p>
          </table:table-cell>
          <table:table-cell table:formula="of:=[.A164]+[.D164]+[.E164]+(2*[.F164])" office:value-type="float" office:value="2" calcext:value-type="float">
            <text:p>2</text:p>
          </table:table-cell>
          <table:table-cell table:formula="of:=([.B164]+[.D164])/((2*[.C164])+(2*[.E164])+(2*[.F164]))" office:value-type="float" office:value="0.010560907678279" calcext:value-type="float">
            <text:p>0.0105609077</text:p>
          </table:table-cell>
          <table:table-cell table:formula="of:=([.B164]+[.D164])/([.C164]+[.E164]+[.F164])" office:value-type="float" office:value="0.0211218153565579" calcext:value-type="float">
            <text:p>0.0211218154</text:p>
          </table:table-cell>
          <table:table-cell table:formula="of:=([.B164]+[.D164])/([.B164]+(2*[.C164])+[.D164]+(2*[.E164])+(2*[.F164]))" office:value-type="float" office:value="0.0104505404850285" calcext:value-type="float">
            <text:p>0.0104505405</text:p>
          </table:table-cell>
          <table:table-cell table:number-columns-repeated="3"/>
          <table:table-cell table:formula="of:=[.D164]/([.B164]+[.D164])" office:value-type="float" office:value="0.320668236989647" calcext:value-type="float">
            <text:p>0.320668237</text:p>
          </table:table-cell>
          <table:table-cell table:formula="of:=([.E164]+(2*[.F164]))/(2*([.C164]+[.E164]+[.F164]))" office:value-type="float" office:value="0.825185462590637" calcext:value-type="float">
            <text:p>0.8251854626</text:p>
          </table:table-cell>
          <table:table-cell/>
          <table:table-cell table:formula="of:=([.M164]*[.Q164])+((1-[.M164])*[.R164])" office:value-type="float" office:value="0.8199129848991" calcext:value-type="float">
            <text:p>0.8199129849</text:p>
          </table:table-cell>
          <table:table-cell table:formula="of:=[.T164]=([.H164]/[.I164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.1800870151009" calcext:value-type="float">
            <text:p>1.1800870151</text:p>
          </table:table-cell>
          <table:table-cell table:formula="of:=(0.4*[.X164])/(1 + (0.4*[.X164]))" office:value-type="float" office:value="0.320668236989647" calcext:value-type="float">
            <text:p>0.320668237</text:p>
          </table:table-cell>
          <table:table-cell table:number-columns-repeated="2"/>
        </table:table-row>
        <table:table-row table:style-name="ro1">
          <table:table-cell office:value-type="float" office:value="2.10942481183312" calcext:value-type="float">
            <text:p>2.1094248118</text:p>
          </table:table-cell>
          <table:table-cell office:value-type="float" office:value="0.00430850260609425" calcext:value-type="float">
            <text:p>0.0043085026</text:p>
          </table:table-cell>
          <table:table-cell office:value-type="float" office:value="0.00556895841201628" calcext:value-type="float">
            <text:p>0.0055689584</text:p>
          </table:table-cell>
          <table:table-cell office:value-type="float" office:value="0.00363538491965714" calcext:value-type="float">
            <text:p>0.0036353849</text:p>
          </table:table-cell>
          <table:table-cell office:value-type="float" office:value="0.0939783924029911" calcext:value-type="float">
            <text:p>0.0939783924</text:p>
          </table:table-cell>
          <table:table-cell office:value-type="float" office:value="0.396480705422117" calcext:value-type="float">
            <text:p>0.3964807054</text:p>
          </table:table-cell>
          <table:table-cell/>
          <table:table-cell table:formula="of:=[.D165]+[.E165]+(2*[.F165])" office:value-type="float" office:value="0.890575188166882" calcext:value-type="float">
            <text:p>0.8905751882</text:p>
          </table:table-cell>
          <table:table-cell table:formula="of:=[.B165]+(2*[.C165])+[.D165]+(2*[.E165])+(2*[.F165])" office:value-type="float" office:value="1" calcext:value-type="float">
            <text:p>1</text:p>
          </table:table-cell>
          <table:table-cell table:formula="of:=[.A165]+[.D165]+[.E165]+(2*[.F165])" office:value-type="float" office:value="3" calcext:value-type="float">
            <text:p>3</text:p>
          </table:table-cell>
          <table:table-cell table:formula="of:=([.B165]+[.D165])/((2*[.C165])+(2*[.E165])+(2*[.F165]))" office:value-type="float" office:value="0.0080074981907413" calcext:value-type="float">
            <text:p>0.0080074982</text:p>
          </table:table-cell>
          <table:table-cell table:formula="of:=([.B165]+[.D165])/([.C165]+[.E165]+[.F165])" office:value-type="float" office:value="0.0160149963814826" calcext:value-type="float">
            <text:p>0.0160149964</text:p>
          </table:table-cell>
          <table:table-cell table:formula="of:=([.B165]+[.D165])/([.B165]+(2*[.C165])+[.D165]+(2*[.E165])+(2*[.F165]))" office:value-type="float" office:value="0.00794388752575139" calcext:value-type="float">
            <text:p>0.0079438875</text:p>
          </table:table-cell>
          <table:table-cell table:number-columns-repeated="3"/>
          <table:table-cell table:formula="of:=[.D165]/([.B165]+[.D165])" office:value-type="float" office:value="0.457632979806481" calcext:value-type="float">
            <text:p>0.4576329798</text:p>
          </table:table-cell>
          <table:table-cell table:formula="of:=([.E165]+(2*[.F165]))/(2*([.C165]+[.E165]+[.F165]))" office:value-type="float" office:value="0.894041972117024" calcext:value-type="float">
            <text:p>0.8940419721</text:p>
          </table:table-cell>
          <table:table-cell/>
          <table:table-cell table:formula="of:=([.M165]*[.Q165])+((1-[.M165])*[.R165])" office:value-type="float" office:value="0.890575188166882" calcext:value-type="float">
            <text:p>0.8905751882</text:p>
          </table:table-cell>
          <table:table-cell table:formula="of:=[.T165]=([.H165]/[.I165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.10942481183312" calcext:value-type="float">
            <text:p>2.1094248118</text:p>
          </table:table-cell>
          <table:table-cell table:formula="of:=(0.4*[.X165])/(1 + (0.4*[.X165]))" office:value-type="float" office:value="0.457632979806481" calcext:value-type="float">
            <text:p>0.4576329798</text:p>
          </table:table-cell>
          <table:table-cell table:number-columns-repeated="2"/>
        </table:table-row>
        <table:table-row table:style-name="ro1">
          <table:table-cell office:value-type="float" office:value="4.0600059357966" calcext:value-type="float">
            <text:p>4.0600059358</text:p>
          </table:table-cell>
          <table:table-cell office:value-type="float" office:value="0.00236068058432297" calcext:value-type="float">
            <text:p>0.0023606806</text:p>
          </table:table-cell>
          <table:table-cell office:value-type="float" office:value="0.00167184384635959" calcext:value-type="float">
            <text:p>0.0016718438</text:p>
          </table:table-cell>
          <table:table-cell office:value-type="float" office:value="0.00383375087394841" calcext:value-type="float">
            <text:p>0.0038337509</text:p>
          </table:table-cell>
          <table:table-cell office:value-type="float" office:value="0.0543015675195598" calcext:value-type="float">
            <text:p>0.0543015675</text:p>
          </table:table-cell>
          <table:table-cell office:value-type="float" office:value="0.440929372904945" calcext:value-type="float">
            <text:p>0.4409293729</text:p>
          </table:table-cell>
          <table:table-cell/>
          <table:table-cell table:formula="of:=[.D166]+[.E166]+(2*[.F166])" office:value-type="float" office:value="0.939994064203398" calcext:value-type="float">
            <text:p>0.9399940642</text:p>
          </table:table-cell>
          <table:table-cell table:formula="of:=[.B166]+(2*[.C166])+[.D166]+(2*[.E166])+(2*[.F166])" office:value-type="float" office:value="1" calcext:value-type="float">
            <text:p>1</text:p>
          </table:table-cell>
          <table:table-cell table:formula="of:=[.A166]+[.D166]+[.E166]+(2*[.F166])" office:value-type="float" office:value="5" calcext:value-type="float">
            <text:p>5</text:p>
          </table:table-cell>
          <table:table-cell table:formula="of:=([.B166]+[.D166])/((2*[.C166])+(2*[.E166])+(2*[.F166]))" office:value-type="float" office:value="0.00623304160728426" calcext:value-type="float">
            <text:p>0.0062330416</text:p>
          </table:table-cell>
          <table:table-cell table:formula="of:=([.B166]+[.D166])/([.C166]+[.E166]+[.F166])" office:value-type="float" office:value="0.0124660832145685" calcext:value-type="float">
            <text:p>0.0124660832</text:p>
          </table:table-cell>
          <table:table-cell table:formula="of:=([.B166]+[.D166])/([.B166]+(2*[.C166])+[.D166]+(2*[.E166])+(2*[.F166]))" office:value-type="float" office:value="0.00619443145827138" calcext:value-type="float">
            <text:p>0.0061944315</text:p>
          </table:table-cell>
          <table:table-cell table:number-columns-repeated="3"/>
          <table:table-cell table:formula="of:=[.D166]/([.B166]+[.D166])" office:value-type="float" office:value="0.618902783859079" calcext:value-type="float">
            <text:p>0.6189027839</text:p>
          </table:table-cell>
          <table:table-cell table:formula="of:=([.E166]+(2*[.F166]))/(2*([.C166]+[.E166]+[.F166]))" office:value-type="float" office:value="0.94199543951352" calcext:value-type="float">
            <text:p>0.9419954395</text:p>
          </table:table-cell>
          <table:table-cell/>
          <table:table-cell table:formula="of:=([.M166]*[.Q166])+((1-[.M166])*[.R166])" office:value-type="float" office:value="0.939994064203398" calcext:value-type="float">
            <text:p>0.9399940642</text:p>
          </table:table-cell>
          <table:table-cell table:formula="of:=[.T166]=([.H166]/[.I166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.0600059357966" calcext:value-type="float">
            <text:p>4.0600059358</text:p>
          </table:table-cell>
          <table:table-cell table:formula="of:=(0.4*[.X166])/(1 + (0.4*[.X166]))" office:value-type="float" office:value="0.618902783859079" calcext:value-type="float">
            <text:p>0.6189027839</text:p>
          </table:table-cell>
          <table:table-cell table:number-columns-repeated="2"/>
        </table:table-row>
        <table:table-row table:style-name="ro1">
          <table:table-cell office:value-type="float" office:value="7.03552888528262" calcext:value-type="float">
            <text:p>7.0355288853</text:p>
          </table:table-cell>
          <table:table-cell office:value-type="float" office:value="0.00139714995650474" calcext:value-type="float">
            <text:p>0.00139715</text:p>
          </table:table-cell>
          <table:table-cell office:value-type="float" office:value="0.000585608400288359" calcext:value-type="float">
            <text:p>0.0005856084</text:p>
          </table:table-cell>
          <table:table-cell office:value-type="float" office:value="0.00393187555042418" calcext:value-type="float">
            <text:p>0.0039318756</text:p>
          </table:table-cell>
          <table:table-cell office:value-type="float" office:value="0.0329605185255432" calcext:value-type="float">
            <text:p>0.0329605185</text:p>
          </table:table-cell>
          <table:table-cell office:value-type="float" office:value="0.463789360320704" calcext:value-type="float">
            <text:p>0.4637893603</text:p>
          </table:table-cell>
          <table:table-cell/>
          <table:table-cell table:formula="of:=[.D167]+[.E167]+(2*[.F167])" office:value-type="float" office:value="0.964471114717375" calcext:value-type="float">
            <text:p>0.9644711147</text:p>
          </table:table-cell>
          <table:table-cell table:formula="of:=[.B167]+(2*[.C167])+[.D167]+(2*[.E167])+(2*[.F167])" office:value-type="float" office:value="1" calcext:value-type="float">
            <text:p>1</text:p>
          </table:table-cell>
          <table:table-cell table:formula="of:=[.A167]+[.D167]+[.E167]+(2*[.F167])" office:value-type="float" office:value="8" calcext:value-type="float">
            <text:p>8</text:p>
          </table:table-cell>
          <table:table-cell table:formula="of:=([.B167]+[.D167])/((2*[.C167])+(2*[.E167])+(2*[.F167]))" office:value-type="float" office:value="0.00535757616697806" calcext:value-type="float">
            <text:p>0.0053575762</text:p>
          </table:table-cell>
          <table:table-cell table:formula="of:=([.B167]+[.D167])/([.C167]+[.E167]+[.F167])" office:value-type="float" office:value="0.0107151523339561" calcext:value-type="float">
            <text:p>0.0107151523</text:p>
          </table:table-cell>
          <table:table-cell table:formula="of:=([.B167]+[.D167])/([.B167]+(2*[.C167])+[.D167]+(2*[.E167])+(2*[.F167]))" office:value-type="float" office:value="0.00532902550692892" calcext:value-type="float">
            <text:p>0.0053290255</text:p>
          </table:table-cell>
          <table:table-cell table:number-columns-repeated="3"/>
          <table:table-cell table:formula="of:=[.D167]/([.B167]+[.D167])" office:value-type="float" office:value="0.737822617908634" calcext:value-type="float">
            <text:p>0.7378226179</text:p>
          </table:table-cell>
          <table:table-cell table:formula="of:=([.E167]+(2*[.F167]))/(2*([.C167]+[.E167]+[.F167]))" office:value-type="float" office:value="0.965685401302159" calcext:value-type="float">
            <text:p>0.9656854013</text:p>
          </table:table-cell>
          <table:table-cell/>
          <table:table-cell table:formula="of:=([.M167]*[.Q167])+((1-[.M167])*[.R167])" office:value-type="float" office:value="0.964471114717375" calcext:value-type="float">
            <text:p>0.9644711147</text:p>
          </table:table-cell>
          <table:table-cell table:formula="of:=[.T167]=([.H167]/[.I167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.03552888528262" calcext:value-type="float">
            <text:p>7.0355288853</text:p>
          </table:table-cell>
          <table:table-cell table:formula="of:=(0.4*[.X167])/(1 + (0.4*[.X167]))" office:value-type="float" office:value="0.737822617908634" calcext:value-type="float">
            <text:p>0.7378226179</text:p>
          </table:table-cell>
          <table:table-cell table:number-columns-repeated="2"/>
        </table:table-row>
        <table:table-row table:style-name="ro1">
          <table:table-cell office:value-type="float" office:value="9.02790666504084" calcext:value-type="float">
            <text:p>9.027906665</text:p>
          </table:table-cell>
          <table:table-cell office:value-type="float" office:value="0.00109726846768221" calcext:value-type="float">
            <text:p>0.0010972685</text:p>
          </table:table-cell>
          <table:table-cell office:value-type="float" office:value="0.000361199427050902" calcext:value-type="float">
            <text:p>0.0003611994</text:p>
          </table:table-cell>
          <table:table-cell office:value-type="float" office:value="0.00396241492509096" calcext:value-type="float">
            <text:p>0.0039624149</text:p>
          </table:table-cell>
          <table:table-cell office:value-type="float" office:value="0.0260869977190542" calcext:value-type="float">
            <text:p>0.0260869977</text:p>
          </table:table-cell>
          <table:table-cell office:value-type="float" office:value="0.471021961157508" calcext:value-type="float">
            <text:p>0.4710219612</text:p>
          </table:table-cell>
          <table:table-cell/>
          <table:table-cell table:formula="of:=[.D168]+[.E168]+(2*[.F168])" office:value-type="float" office:value="0.972093334959161" calcext:value-type="float">
            <text:p>0.972093335</text:p>
          </table:table-cell>
          <table:table-cell table:formula="of:=[.B168]+(2*[.C168])+[.D168]+(2*[.E168])+(2*[.F168])" office:value-type="float" office:value="1" calcext:value-type="float">
            <text:p>1</text:p>
          </table:table-cell>
          <table:table-cell table:formula="of:=[.A168]+[.D168]+[.E168]+(2*[.F168])" office:value-type="float" office:value="10" calcext:value-type="float">
            <text:p>10</text:p>
          </table:table-cell>
          <table:table-cell table:formula="of:=([.B168]+[.D168])/((2*[.C168])+(2*[.E168])+(2*[.F168]))" office:value-type="float" office:value="0.0050854139774201" calcext:value-type="float">
            <text:p>0.005085414</text:p>
          </table:table-cell>
          <table:table-cell table:formula="of:=([.B168]+[.D168])/([.C168]+[.E168]+[.F168])" office:value-type="float" office:value="0.0101708279548402" calcext:value-type="float">
            <text:p>0.010170828</text:p>
          </table:table-cell>
          <table:table-cell table:formula="of:=([.B168]+[.D168])/([.B168]+(2*[.C168])+[.D168]+(2*[.E168])+(2*[.F168]))" office:value-type="float" office:value="0.00505968339277317" calcext:value-type="float">
            <text:p>0.0050596834</text:p>
          </table:table-cell>
          <table:table-cell table:number-columns-repeated="3"/>
          <table:table-cell table:formula="of:=[.D168]/([.B168]+[.D168])" office:value-type="float" office:value="0.783134954797872" calcext:value-type="float">
            <text:p>0.7831349548</text:p>
          </table:table-cell>
          <table:table-cell table:formula="of:=([.E168]+(2*[.F168]))/(2*([.C168]+[.E168]+[.F168]))" office:value-type="float" office:value="0.973054266546785" calcext:value-type="float">
            <text:p>0.9730542665</text:p>
          </table:table-cell>
          <table:table-cell/>
          <table:table-cell table:formula="of:=([.M168]*[.Q168])+((1-[.M168])*[.R168])" office:value-type="float" office:value="0.972093334959162" calcext:value-type="float">
            <text:p>0.972093335</text:p>
          </table:table-cell>
          <table:table-cell table:formula="of:=[.T168]=([.H168]/[.I168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.02790666504084" calcext:value-type="float">
            <text:p>9.027906665</text:p>
          </table:table-cell>
          <table:table-cell table:formula="of:=(0.4*[.X168])/(1 + (0.4*[.X168]))" office:value-type="float" office:value="0.783134954797872" calcext:value-type="float">
            <text:p>0.7831349548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.0096291201783626" calcext:value-type="float">
            <text:p>0.0096291202</text:p>
          </table:table-cell>
          <table:table-cell table:formula="of:=([.B4]*4)/(1 + ([.B4]*4))" office:value-type="float" office:value="0.0370879821637399" calcext:value-type="float">
            <text:p>0.0370879822</text:p>
          </table:table-cell>
        </table:table-row>
        <table:table-row table:style-name="ro1">
          <table:table-cell/>
          <table:table-cell office:value-type="float" office:value="0.0192838827718412" calcext:value-type="float">
            <text:p>0.0192838828</text:p>
          </table:table-cell>
          <table:table-cell table:formula="of:=([.B5]*4)/(1 + ([.B5]*4))" office:value-type="float" office:value="0.0716117228158807" calcext:value-type="float">
            <text:p>0.0716117228</text:p>
          </table:table-cell>
        </table:table-row>
        <table:table-row table:style-name="ro1">
          <table:table-cell/>
          <table:table-cell office:value-type="float" office:value="0.0289618004888797" calcext:value-type="float">
            <text:p>0.0289618005</text:p>
          </table:table-cell>
          <table:table-cell table:formula="of:=([.B6]*4)/(1 + ([.B6]*4))" office:value-type="float" office:value="0.103819951112031" calcext:value-type="float">
            <text:p>0.1038199511</text:p>
          </table:table-cell>
        </table:table-row>
        <table:table-row table:style-name="ro1">
          <table:table-cell/>
          <table:table-cell office:value-type="float" office:value="0.0483786165017797" calcext:value-type="float">
            <text:p>0.0483786165</text:p>
          </table:table-cell>
          <table:table-cell table:formula="of:=([.B7]*4)/(1 + ([.B7]*4))" office:value-type="float" office:value="0.162138349822033" calcext:value-type="float">
            <text:p>0.1621383498</text:p>
          </table:table-cell>
        </table:table-row>
        <table:table-row table:style-name="ro1">
          <table:table-cell/>
          <table:table-cell office:value-type="float" office:value="0.0776305461424021" calcext:value-type="float">
            <text:p>0.0776305461</text:p>
          </table:table-cell>
          <table:table-cell table:formula="of:=([.B8]*4)/(1 + ([.B8]*4))" office:value-type="float" office:value="0.23694538575979" calcext:value-type="float">
            <text:p>0.2369453858</text:p>
          </table:table-cell>
        </table:table-row>
        <table:table-row table:style-name="ro1">
          <table:table-cell/>
          <table:table-cell office:value-type="float" office:value="0.0972004514666935" calcext:value-type="float">
            <text:p>0.0972004515</text:p>
          </table:table-cell>
          <table:table-cell table:formula="of:=([.B9]*4)/(1 + ([.B9]*4))" office:value-type="float" office:value="0.27995485333065" calcext:value-type="float">
            <text:p>0.2799548533</text:p>
          </table:table-cell>
        </table:table-row>
        <table:table-row table:style-name="ro1">
          <table:table-cell/>
          <table:table-cell office:value-type="float" office:value="0.19561028345357" calcext:value-type="float">
            <text:p>0.1956102835</text:p>
          </table:table-cell>
          <table:table-cell table:formula="of:=([.B10]*4)/(1 + ([.B10]*4))" office:value-type="float" office:value="0.438971654643045" calcext:value-type="float">
            <text:p>0.4389716546</text:p>
          </table:table-cell>
        </table:table-row>
        <table:table-row table:style-name="ro1">
          <table:table-cell/>
          <table:table-cell office:value-type="float" office:value="0.29459060435492" calcext:value-type="float">
            <text:p>0.2945906044</text:p>
          </table:table-cell>
          <table:table-cell table:formula="of:=([.B11]*4)/(1 + ([.B11]*4))" office:value-type="float" office:value="0.540939564508039" calcext:value-type="float">
            <text:p>0.5409395645</text:p>
          </table:table-cell>
        </table:table-row>
        <table:table-row table:style-name="ro1">
          <table:table-cell/>
          <table:table-cell office:value-type="float" office:value="0.493363094051889" calcext:value-type="float">
            <text:p>0.4933630941</text:p>
          </table:table-cell>
          <table:table-cell table:formula="of:=([.B12]*4)/(1 + ([.B12]*4))" office:value-type="float" office:value="0.663690594811061" calcext:value-type="float">
            <text:p>0.6636905948</text:p>
          </table:table-cell>
        </table:table-row>
        <table:table-row table:style-name="ro1">
          <table:table-cell/>
          <table:table-cell office:value-type="float" office:value="0.792398315464359" calcext:value-type="float">
            <text:p>0.7923983155</text:p>
          </table:table-cell>
          <table:table-cell table:formula="of:=([.B13]*4)/(1 + ([.B13]*4))" office:value-type="float" office:value="0.760168453564095" calcext:value-type="float">
            <text:p>0.7601684536</text:p>
          </table:table-cell>
        </table:table-row>
        <table:table-row table:style-name="ro1">
          <table:table-cell/>
          <table:table-cell office:value-type="float" office:value="0.992012861603359" calcext:value-type="float">
            <text:p>0.9920128616</text:p>
          </table:table-cell>
          <table:table-cell table:formula="of:=([.B14]*4)/(1 + ([.B14]*4))" office:value-type="float" office:value="0.798713839664055" calcext:value-type="float">
            <text:p>0.7987138397</text:p>
          </table:table-cell>
        </table:table-row>
        <table:table-row table:style-name="ro1">
          <table:table-cell/>
          <table:table-cell office:value-type="float" office:value="1.99111551590369" calcext:value-type="float">
            <text:p>1.9911155159</text:p>
          </table:table-cell>
          <table:table-cell table:formula="of:=([.B15]*4)/(1 + ([.B15]*4))" office:value-type="float" office:value="0.888448409630865" calcext:value-type="float">
            <text:p>0.8884484096</text:p>
          </table:table-cell>
        </table:table-row>
        <table:table-row table:style-name="ro1">
          <table:table-cell/>
          <table:table-cell office:value-type="float" office:value="2.99077142126828" calcext:value-type="float">
            <text:p>2.9907714213</text:p>
          </table:table-cell>
          <table:table-cell table:formula="of:=([.B16]*4)/(1 + ([.B16]*4))" office:value-type="float" office:value="0.922857873172011" calcext:value-type="float">
            <text:p>0.9228578732</text:p>
          </table:table-cell>
        </table:table-row>
        <table:table-row table:style-name="ro1">
          <table:table-cell/>
          <table:table-cell office:value-type="float" office:value="4.99047705580492" calcext:value-type="float">
            <text:p>4.9904770558</text:p>
          </table:table-cell>
          <table:table-cell table:formula="of:=([.B17]*4)/(1 + ([.B17]*4))" office:value-type="float" office:value="0.952294419508416" calcext:value-type="float">
            <text:p>0.9522944195</text:p>
          </table:table-cell>
        </table:table-row>
        <table:table-row table:style-name="ro1">
          <table:table-cell/>
          <table:table-cell office:value-type="float" office:value="7.99030338688791" calcext:value-type="float">
            <text:p>7.9903033869</text:p>
          </table:table-cell>
          <table:table-cell table:formula="of:=([.B18]*4)/(1 + ([.B18]*4))" office:value-type="float" office:value="0.969661311208784" calcext:value-type="float">
            <text:p>0.9696613112</text:p>
          </table:table-cell>
        </table:table-row>
        <table:table-row table:style-name="ro1">
          <table:table-cell/>
          <table:table-cell office:value-type="float" office:value="9.99024413480451" calcext:value-type="float">
            <text:p>9.9902441348</text:p>
          </table:table-cell>
          <table:table-cell table:formula="of:=([.B19]*4)/(1 + ([.B19]*4))" office:value-type="float" office:value="0.975586519548855" calcext:value-type="float">
            <text:p>0.9755865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4:56:36.6925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8:28:25.265924000</meta:creation-date>
    <dc:date>2016-02-22T17:09:35.997148000</dc:date>
    <meta:editing-duration>P1DT2H27M17S</meta:editing-duration>
    <meta:editing-cycles>5</meta:editing-cycles>
    <meta:generator>LibreOffice/5.1.0.3$MacOSX_X86_64 LibreOffice_project/5e3e00a007d9b3b6efb6797a8b8e57b51ab1f737</meta:generator>
    <meta:document-statistic meta:table-count="2" meta:cell-count="2596" meta:object-count="0"/>
  </office:meta>
</office:document-meta>
</file>